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39.56pt"/>
    </style:style>
    <style:style style:name="co2" style:family="table-column">
      <style:table-column-properties fo:break-before="auto" style:column-width="254.95pt"/>
    </style:style>
    <style:style style:name="co3" style:family="table-column">
      <style:table-column-properties fo:break-before="auto" style:column-width="65.85pt"/>
    </style:style>
    <style:style style:name="co4" style:family="table-column">
      <style:table-column-properties fo:break-before="auto" style:column-width="1131.08pt"/>
    </style:style>
    <style:style style:name="co5" style:family="table-column">
      <style:table-column-properties fo:break-before="auto" style:column-width="162.34pt"/>
    </style:style>
    <style:style style:name="co6" style:family="table-column">
      <style:table-column-properties fo:break-before="auto" style:column-width="62.76pt"/>
    </style:style>
    <style:style style:name="co7" style:family="table-column">
      <style:table-column-properties fo:break-before="auto" style:column-width="60.46pt"/>
    </style:style>
    <style:style style:name="co8" style:family="table-column">
      <style:table-column-properties fo:break-before="auto" style:column-width="92.86pt"/>
    </style:style>
    <style:style style:name="co9" style:family="table-column">
      <style:table-column-properties fo:break-before="auto" style:column-width="30.36pt"/>
    </style:style>
    <style:style style:name="co10" style:family="table-column">
      <style:table-column-properties fo:break-before="auto" style:column-width="68.94pt"/>
    </style:style>
    <style:style style:name="co11" style:family="table-column">
      <style:table-column-properties fo:break-before="auto" style:column-width="115.99pt"/>
    </style:style>
    <style:style style:name="co12" style:family="table-column">
      <style:table-column-properties fo:break-before="auto" style:column-width="36.51pt"/>
    </style:style>
    <style:style style:name="co13" style:family="table-column">
      <style:table-column-properties fo:break-before="auto" style:column-width="66.61pt"/>
    </style:style>
    <style:style style:name="co14" style:family="table-column">
      <style:table-column-properties fo:break-before="auto" style:column-width="70.44pt"/>
    </style:style>
    <style:style style:name="co15" style:family="table-column">
      <style:table-column-properties fo:break-before="auto" style:column-width="55.05pt"/>
    </style:style>
    <style:style style:name="co16" style:family="table-column">
      <style:table-column-properties fo:break-before="auto" style:column-width="102.9pt"/>
    </style:style>
    <style:style style:name="co17" style:family="table-column">
      <style:table-column-properties fo:break-before="auto" style:column-width="24.89pt"/>
    </style:style>
    <style:style style:name="co18" style:family="table-column">
      <style:table-column-properties fo:break-before="auto" style:column-width="79.74pt"/>
    </style:style>
    <style:style style:name="co19" style:family="table-column">
      <style:table-column-properties fo:break-before="auto" style:column-width="90.31pt"/>
    </style:style>
    <style:style style:name="co20" style:family="table-column">
      <style:table-column-properties fo:break-before="auto" style:column-width="88.24pt"/>
    </style:style>
    <style:style style:name="co21" style:family="table-column">
      <style:table-column-properties fo:break-before="auto" style:column-width="76.65pt"/>
    </style:style>
    <style:style style:name="co22" style:family="table-column">
      <style:table-column-properties fo:break-before="auto" style:column-width="1448.96pt"/>
    </style:style>
    <style:style style:name="co23" style:family="table-column">
      <style:table-column-properties fo:break-before="auto" style:column-width="1530.31pt"/>
    </style:style>
    <style:style style:name="co24" style:family="table-column">
      <style:table-column-properties fo:break-before="auto" style:column-width="349.94pt"/>
    </style:style>
    <style:style style:name="co2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chuli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0" table:default-cell-style-name="Default"/>
        <table:table-column table:style-name="co15" table:default-cell-style-name="Default"/>
        <table:table-column table:style-name="co16" table:number-columns-repeated="2" table:default-cell-style-name="ce1"/>
        <table:table-column table:style-name="co17" table:default-cell-style-name="Default"/>
        <table:table-column table:style-name="co18" table:default-cell-style-name="Default"/>
        <table:table-column table:style-name="co19" table:number-columns-repeated="2" table:default-cell-style-name="Default"/>
        <table:table-column table:style-name="co20" table:number-columns-repeated="2" table:default-cell-style-name="Default"/>
        <table:table-column table:style-name="co6"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row table:style-name="ro1">
          <table:table-cell office:value-type="string" calcext:value-type="string">
            <text:p>url</text:p>
          </table:table-cell>
          <table:table-cell office:value-type="string" calcext:value-type="string">
            <text:p>title</text:p>
          </table:table-cell>
          <table:table-cell office:value-type="string" calcext:value-type="string">
            <text:p>category</text:p>
          </table:table-cell>
          <table:table-cell office:value-type="string" calcext:value-type="string">
            <text:p>description</text:p>
          </table:table-cell>
          <table:table-cell office:value-type="string" calcext:value-type="string">
            <text:p>location</text:p>
          </table:table-cell>
          <table:table-cell office:value-type="string" calcext:value-type="string">
            <text:p>postal_code</text:p>
          </table:table-cell>
          <table:table-cell office:value-type="string" calcext:value-type="string">
            <text:p>latitude</text:p>
          </table:table-cell>
          <table:table-cell office:value-type="string" calcext:value-type="string">
            <text:p>longitude</text:p>
          </table:table-cell>
          <table:table-cell office:value-type="string" calcext:value-type="string">
            <text:p>price</text:p>
          </table:table-cell>
          <table:table-cell office:value-type="string" calcext:value-type="string">
            <text:p>starting_price</text:p>
          </table:table-cell>
          <table:table-cell office:value-type="string" calcext:value-type="string">
            <text:p>price_per_square_meter</text:p>
          </table:table-cell>
          <table:table-cell office:value-type="string" calcext:value-type="string">
            <text:p>rooms</text:p>
          </table:table-cell>
          <table:table-cell office:value-type="string" calcext:value-type="string">
            <text:p>indoor_area</text:p>
          </table:table-cell>
          <table:table-cell office:value-type="string" calcext:value-type="string">
            <text:p>outdoor_area</text:p>
          </table:table-cell>
          <table:table-cell office:value-type="string" calcext:value-type="string">
            <text:p>fees_included</text:p>
          </table:table-cell>
          <table:table-cell office:value-type="string" calcext:value-type="string">
            <text:p>energy_grade</text:p>
          </table:table-cell>
          <table:table-cell office:value-type="string" calcext:value-type="string">
            <text:p>ghg_grade</text:p>
          </table:table-cell>
          <table:table-cell table:style-name="Default" office:value-type="string" calcext:value-type="string">
            <text:p>first_posted</text:p>
          </table:table-cell>
          <table:table-cell table:style-name="Default" office:value-type="string" calcext:value-type="string">
            <text:p>last_updated</text:p>
          </table:table-cell>
          <table:table-cell office:value-type="string" calcext:value-type="string">
            <text:p>age</text:p>
          </table:table-cell>
          <table:table-cell office:value-type="string" calcext:value-type="string">
            <text:p>reposting_count</text:p>
          </table:table-cell>
          <table:table-cell office:value-type="string" calcext:value-type="string">
            <text:p>distance_to_nancy</text:p>
          </table:table-cell>
          <table:table-cell office:value-type="string" calcext:value-type="string">
            <text:p>duration_to_nancy</text:p>
          </table:table-cell>
          <table:table-cell office:value-type="string" calcext:value-type="string">
            <text:p>distance_to_metz</text:p>
          </table:table-cell>
          <table:table-cell office:value-type="string" calcext:value-type="string">
            <text:p>duration_to_metz</text:p>
          </table:table-cell>
          <table:table-cell office:value-type="string" calcext:value-type="string">
            <text:p>value_rating</text:p>
          </table:table-cell>
          <table:table-cell office:value-type="string" calcext:value-type="string">
            <text:p>leverage_rating</text:p>
          </table:table-cell>
          <table:table-cell office:value-type="string" calcext:value-type="string">
            <text:p>images</text:p>
          </table:table-cell>
          <table:table-cell office:value-type="string" calcext:value-type="string">
            <text:p>summary</text:p>
          </table:table-cell>
          <table:table-cell office:value-type="string" calcext:value-type="string">
            <text:p>vendor</text:p>
          </table:table-cell>
        </table:table-row>
        <table:table-row table:style-name="ro1">
          <table:table-cell office:value-type="string" calcext:value-type="string">
            <text:p>https://www.leboncoin.fr/locations/1809867544.htm/</text:p>
          </table:table-cell>
          <table:table-cell office:value-type="string" calcext:value-type="string">
            <text:p>duplex en centre ville</text:p>
          </table:table-cell>
          <table:table-cell office:value-type="string" calcext:value-type="string">
            <text:p>Appartement</text:p>
          </table:table-cell>
          <table:table-cell office:value-type="string" calcext:value-type="string">
            <text:p>a louer duplex de 90m2 disposant de : au rez-de-chaussee : -cuisine equipee -salon/sejour -1 chambre -1 salle de bains avec baignoire a l’etage : -1 grande mezzanine (chambre ou bureau) -1 grande chambre l’appartement dispose en plus d’une cave et d’un emplacement de parking privatif. un jardin commun est a disposition a l’arriere de l’immeuble. chauffage gaz double vitrage pvc avec volets roulants loyer : 500€/mois charges : 33€/mois (ordures, electricite des communs et entretien chaudiere compris)</text:p>
          </table:table-cell>
          <table:table-cell office:value-type="string" calcext:value-type="string">
            <text:p>auboue</text:p>
          </table:table-cell>
          <table:table-cell office:value-type="float" office:value="54580" calcext:value-type="float">
            <text:p>54580</text:p>
          </table:table-cell>
          <table:table-cell office:value-type="float" office:value="49.2128736" calcext:value-type="float">
            <text:p>49.2128736</text:p>
          </table:table-cell>
          <table:table-cell office:value-type="float" office:value="5.9750234" calcext:value-type="float">
            <text:p>5.9750234</text:p>
          </table:table-cell>
          <table:table-cell table:number-columns-repeated="2" office:value-type="float" office:value="533" calcext:value-type="float">
            <text:p>533</text:p>
          </table:table-cell>
          <table:table-cell office:value-type="float" office:value="5.92222222222222" calcext:value-type="float">
            <text:p>5.92222222222222</text:p>
          </table:table-cell>
          <table:table-cell office:value-type="float" office:value="4" calcext:value-type="float">
            <text:p>4</text:p>
          </table:table-cell>
          <table:table-cell office:value-type="float" office:value="90" calcext:value-type="float">
            <text:p>90</text:p>
          </table:table-cell>
          <table:table-cell table:number-columns-repeated="2"/>
          <table:table-cell office:value-type="string" calcext:value-type="string">
            <text:p>c</text:p>
          </table:table-cell>
          <table:table-cell office:value-type="string" calcext:value-type="string">
            <text:p>d</text:p>
          </table:table-cell>
          <table:table-cell table:number-columns-repeated="2" office:value-type="string" calcext:value-type="string">
            <text:p>2020-07-04T19:54:00</text:p>
          </table:table-cell>
          <table:table-cell office:value-type="float" office:value="14" calcext:value-type="float">
            <text:p>14</text:p>
          </table:table-cell>
          <table:table-cell office:value-type="float" office:value="0" calcext:value-type="float">
            <text:p>0</text:p>
          </table:table-cell>
          <table:table-cell office:value-type="float" office:value="80.3" calcext:value-type="float">
            <text:p>80.3</text:p>
          </table:table-cell>
          <table:table-cell office:value-type="float" office:value="52" calcext:value-type="float">
            <text:p>52</text:p>
          </table:table-cell>
          <table:table-cell office:value-type="float" office:value="31.7" calcext:value-type="float">
            <text:p>31.7</text:p>
          </table:table-cell>
          <table:table-cell office:value-type="float" office:value="26" calcext:value-type="float">
            <text:p>26</text:p>
          </table:table-cell>
          <table:table-cell table:number-columns-repeated="2" office:value-type="float" office:value="5" calcext:value-type="float">
            <text:p>5</text:p>
          </table:table-cell>
          <table:table-cell office:value-type="string" calcext:value-type="string">
            <text:p>https://img2.leboncoin.fr/ad-large/e572395df2cef69ca9d041d134b355ba5858dd0c.jpg, https://img0.leboncoin.fr/ad-large/b1df26a1a56ca318c156f8603a6ba8d3ce6b638b.jpg, https://img6.leboncoin.fr/ad-large/b36772fd1407d1a4553487cf03a297bfde6542f3.jpg, https://img2.leboncoin.fr/ad-large/e572395df2cef69ca9d041d134b355ba5858dd0c.jpg, https://img0.leboncoin.fr/ad-large/b1df26a1a56ca318c156f8603a6ba8d3ce6b638b.jpg, https://img6.leboncoin.fr/ad-large/b36772fd1407d1a4553487cf03a297bfde6542f3.jpg, https://img2.leboncoin.fr/ad-large/e572395df2cef69ca9d041d134b355ba5858dd0c.jpg</text:p>
          </table:table-cell>
          <table:table-cell office:value-type="string" calcext:value-type="string">
            <text:p>price: &lt;i &gt;533&lt;/i&gt; €&lt;br /&gt;indoor area: &lt;i &gt;90&lt;/i&gt; m²&lt;br /&gt;outdoor area: &lt;i &gt;90&lt;/i&gt; m²&lt;br /&gt;rooms: &lt;i &gt;4&lt;/i&gt; &lt;br /&gt;floors: &lt;i &gt;&lt;/i&gt; &lt;br /&gt;energy grade: &lt;i &gt;c&lt;/i&gt; &lt;br /&gt;value: &lt;i &gt;5&lt;/i&gt; / 10&lt;br /&gt;leverage: &lt;i &gt;5&lt;/i&gt; / 10&lt;br /&gt;age: &lt;i &gt;5&lt;/i&gt; days&lt;br /&gt;url: &lt;a href="https://www.leboncoin.fr/locations/1809867544.htm/"&gt;leboncoin.fr&lt;/a&gt; &lt;br /&gt;</text:p>
          </table:table-cell>
          <table:table-cell office:value-type="string" calcext:value-type="string">
            <text:p>https://www.leboncoin.fr/profil/347703de-7a41-4c82-a52f-b3f5ca4b40f6/offres</text:p>
          </table:table-cell>
        </table:table-row>
        <table:table-row table:style-name="ro1">
          <table:table-cell office:value-type="string" calcext:value-type="string">
            <text:p>https://www.leboncoin.fr/locations/1814469215.htm/</text:p>
          </table:table-cell>
          <table:table-cell office:value-type="string" calcext:value-type="string">
            <text:p>appartement f2</text:p>
          </table:table-cell>
          <table:table-cell office:value-type="string" calcext:value-type="string">
            <text:p>Appartement</text:p>
          </table:table-cell>
          <table:table-cell office:value-type="string" calcext:value-type="string">
            <text:p>bel appartement en rez de chausse, entree individuelle, situe a luneville dans immeuble calme a proximite de tous commerces. cuisine moderne equipee hotte et plaque de cuisson, ouverte sur un grand sejour. une grande chambre. salle de bain / douche, wc independant. double vitrage. volets roulants. interphone. chauffage gaz individuel. compteur d' eau individuel. cour commune, garage individuel + une place de parking. possibilite de d'installer un petit salon de jardin. classe energie et ge...</text:p>
          </table:table-cell>
          <table:table-cell office:value-type="string" calcext:value-type="string">
            <text:p>luneville</text:p>
          </table:table-cell>
          <table:table-cell office:value-type="float" office:value="54300" calcext:value-type="float">
            <text:p>54300</text:p>
          </table:table-cell>
          <table:table-cell office:value-type="float" office:value="48.5916164" calcext:value-type="float">
            <text:p>48.5916164</text:p>
          </table:table-cell>
          <table:table-cell office:value-type="float" office:value="6.4919563" calcext:value-type="float">
            <text:p>6.4919563</text:p>
          </table:table-cell>
          <table:table-cell table:number-columns-repeated="2" office:value-type="float" office:value="508" calcext:value-type="float">
            <text:p>508</text:p>
          </table:table-cell>
          <table:table-cell office:value-type="float" office:value="8.46666666666667" calcext:value-type="float">
            <text:p>8.46666666666667</text:p>
          </table:table-cell>
          <table:table-cell office:value-type="float" office:value="3" calcext:value-type="float">
            <text:p>3</text:p>
          </table:table-cell>
          <table:table-cell office:value-type="float" office:value="60" calcext:value-type="float">
            <text:p>60</text:p>
          </table:table-cell>
          <table:table-cell table:number-columns-repeated="2"/>
          <table:table-cell table:number-columns-repeated="2" office:value-type="string" calcext:value-type="string">
            <text:p>d</text:p>
          </table:table-cell>
          <table:table-cell table:number-columns-repeated="2" office:value-type="string" calcext:value-type="string">
            <text:p>2020-07-13T21:52:00</text:p>
          </table:table-cell>
          <table:table-cell office:value-type="float" office:value="5" calcext:value-type="float">
            <text:p>5</text:p>
          </table:table-cell>
          <table:table-cell office:value-type="float" office:value="0" calcext:value-type="float">
            <text:p>0</text:p>
          </table:table-cell>
          <table:table-cell office:value-type="float" office:value="42" calcext:value-type="float">
            <text:p>42</text:p>
          </table:table-cell>
          <table:table-cell office:value-type="float" office:value="37" calcext:value-type="float">
            <text:p>37</text:p>
          </table:table-cell>
          <table:table-cell office:value-type="float" office:value="91.3" calcext:value-type="float">
            <text:p>91.3</text:p>
          </table:table-cell>
          <table:table-cell office:value-type="float" office:value="65" calcext:value-type="float">
            <text:p>65</text:p>
          </table:table-cell>
          <table:table-cell table:number-columns-repeated="2" office:value-type="float" office:value="5" calcext:value-type="float">
            <text:p>5</text:p>
          </table:table-cell>
          <table:table-cell office:value-type="string" calcext:value-type="string">
            <text:p>https://img0.leboncoin.fr/ad-large/bdd911209df12ba97a83f19d9795da0f1a009cdb.jpg, https://img7.leboncoin.fr/ad-large/4d3cde5e811e291b6ae5fd1dec9db4f77bea855f.jpg, https://img5.leboncoin.fr/ad-large/31a989aa489ce2b978e3bd51d95b9a832d0f36b6.jpg, https://img0.leboncoin.fr/ad-large/bdd911209df12ba97a83f19d9795da0f1a009cdb.jpg, https://img7.leboncoin.fr/ad-large/4d3cde5e811e291b6ae5fd1dec9db4f77bea855f.jpg, https://img5.leboncoin.fr/ad-large/31a989aa489ce2b978e3bd51d95b9a832d0f36b6.jpg, https://img0.leboncoin.fr/ad-large/bdd911209df12ba97a83f19d9795da0f1a009cdb.jpg</text:p>
          </table:table-cell>
          <table:table-cell office:value-type="string" calcext:value-type="string">
            <text:p>price: &lt;i &gt;508&lt;/i&gt; €&lt;br /&gt;indoor area: &lt;i &gt;60&lt;/i&gt; m²&lt;br /&gt;outdoor area: &lt;i &gt;60&lt;/i&gt; m²&lt;br /&gt;rooms: &lt;i &gt;3&lt;/i&gt; &lt;br /&gt;floors: &lt;i &gt;&lt;/i&gt; &lt;br /&gt;energy grade: &lt;i &gt;d&lt;/i&gt; &lt;br /&gt;value: &lt;i &gt;5&lt;/i&gt; / 10&lt;br /&gt;leverage: &lt;i &gt;5&lt;/i&gt; / 10&lt;br /&gt;age: &lt;i &gt;5&lt;/i&gt; days&lt;br /&gt;url: &lt;a href="https://www.leboncoin.fr/locations/1814469215.htm/"&gt;leboncoin.fr&lt;/a&gt; &lt;br /&gt;</text:p>
          </table:table-cell>
          <table:table-cell office:value-type="string" calcext:value-type="string">
            <text:p>https://www.leboncoin.fr/profil/3e2f174d-1caf-42f0-8a65-8e1e06268e39/offres</text:p>
          </table:table-cell>
        </table:table-row>
        <table:table-row table:style-name="ro1">
          <table:table-cell office:value-type="string" calcext:value-type="string">
            <text:p>https://www.leboncoin.fr/locations/1817017011.htm/</text:p>
          </table:table-cell>
          <table:table-cell office:value-type="string" calcext:value-type="string">
            <text:p>f3 au 2eme etage d’une copropriete au centre de bayon</text:p>
          </table:table-cell>
          <table:table-cell office:value-type="string" calcext:value-type="string">
            <text:p>Appartement</text:p>
          </table:table-cell>
          <table:table-cell office:value-type="string" calcext:value-type="string">
            <text:p>f3 au 2eme etage sur 3 d’une copropriete au centre de bayon libre a partir de mi aout 2020 comprenant : - 1 entree - 1 salon sejour (19m2) - cuisine - 2 chambres (10 et 18m2) - coin bureau - dressing - salle de bain avec douche et baignoire - wc separe - chauffage electrique a inertie seche - fenetre pvc oscillo-battante avec volet roulant electrique solaire - desole il y a ni jardin ni garage, ni balcon proche toutes commodites - boulangerie - supermarche - banque - collegue - .... loyers 550€ + 40€ de charges (eau, electricite des communs, ordures menageres) impots locaux + redevance tv : environ 400€ pour un couple avec 1 enfant modalite de recuperation des charges locatives : provision avec regularisation annuelle depot de garantie : 550€ merci aux agences, aux publicites et a tous organismes ne souhaitant pas directement louer cet appartement de s'abstenir de nous contacter que ce soit par telephone, par mail ou meme par pigeon voyageur.</text:p>
          </table:table-cell>
          <table:table-cell office:value-type="string" calcext:value-type="string">
            <text:p>bayon</text:p>
          </table:table-cell>
          <table:table-cell office:value-type="float" office:value="54290" calcext:value-type="float">
            <text:p>54290</text:p>
          </table:table-cell>
          <table:table-cell office:value-type="float" office:value="48.4773983" calcext:value-type="float">
            <text:p>48.4773983</text:p>
          </table:table-cell>
          <table:table-cell office:value-type="float" office:value="6.3147222" calcext:value-type="float">
            <text:p>6.3147222</text:p>
          </table:table-cell>
          <table:table-cell table:number-columns-repeated="2" office:value-type="float" office:value="590" calcext:value-type="float">
            <text:p>590</text:p>
          </table:table-cell>
          <table:table-cell office:value-type="float" office:value="6.08247422680412" calcext:value-type="float">
            <text:p>6.08247422680412</text:p>
          </table:table-cell>
          <table:table-cell office:value-type="float" office:value="3" calcext:value-type="float">
            <text:p>3</text:p>
          </table:table-cell>
          <table:table-cell office:value-type="float" office:value="97" calcext:value-type="float">
            <text:p>97</text:p>
          </table:table-cell>
          <table:table-cell table:number-columns-repeated="2"/>
          <table:table-cell office:value-type="string" calcext:value-type="string">
            <text:p>d</text:p>
          </table:table-cell>
          <table:table-cell office:value-type="string" calcext:value-type="string">
            <text:p>b</text:p>
          </table:table-cell>
          <table:table-cell table:number-columns-repeated="2" office:value-type="string" calcext:value-type="string">
            <text:p>2020-07-18T22:14:00</text:p>
          </table:table-cell>
          <table:table-cell table:number-columns-repeated="2" office:value-type="float" office:value="0" calcext:value-type="float">
            <text:p>0</text:p>
          </table:table-cell>
          <table:table-cell office:value-type="float" office:value="39.7" calcext:value-type="float">
            <text:p>39.7</text:p>
          </table:table-cell>
          <table:table-cell office:value-type="float" office:value="33" calcext:value-type="float">
            <text:p>33</text:p>
          </table:table-cell>
          <table:table-cell office:value-type="float" office:value="89" calcext:value-type="float">
            <text:p>89</text:p>
          </table:table-cell>
          <table:table-cell office:value-type="float" office:value="62" calcext:value-type="float">
            <text:p>62</text:p>
          </table:table-cell>
          <table:table-cell table:number-columns-repeated="2" office:value-type="float" office:value="5" calcext:value-type="float">
            <text:p>5</text:p>
          </table:table-cell>
          <table:table-cell office:value-type="string" calcext:value-type="string">
            <text:p>https://img2.leboncoin.fr/ad-large/d7d6d6859dfd811976741fdb85332d465af0dc3a.jpg, https://img2.leboncoin.fr/ad-large/60388ab8edb165676b7240f68702be0fc9549829.jpg, https://img5.leboncoin.fr/ad-large/2b6ddc004fa54a943d88e961fad971de866fd764.jpg, https://img2.leboncoin.fr/ad-large/d7d6d6859dfd811976741fdb85332d465af0dc3a.jpg, https://img2.leboncoin.fr/ad-large/60388ab8edb165676b7240f68702be0fc9549829.jpg, https://img5.leboncoin.fr/ad-large/2b6ddc004fa54a943d88e961fad971de866fd764.jpg, https://img2.leboncoin.fr/ad-large/d7d6d6859dfd811976741fdb85332d465af0dc3a.jpg</text:p>
          </table:table-cell>
          <table:table-cell office:value-type="string" calcext:value-type="string">
            <text:p>price: &lt;i &gt;590&lt;/i&gt; €&lt;br /&gt;indoor area: &lt;i &gt;97&lt;/i&gt; m²&lt;br /&gt;outdoor area: &lt;i &gt;97&lt;/i&gt; m²&lt;br /&gt;rooms: &lt;i &gt;3&lt;/i&gt; &lt;br /&gt;floors: &lt;i &gt;&lt;/i&gt; &lt;br /&gt;energy grade: &lt;i &gt;d&lt;/i&gt; &lt;br /&gt;value: &lt;i &gt;5&lt;/i&gt; / 10&lt;br /&gt;leverage: &lt;i &gt;5&lt;/i&gt; / 10&lt;br /&gt;age: &lt;i &gt;5&lt;/i&gt; days&lt;br /&gt;url: &lt;a href="https://www.leboncoin.fr/locations/1817017011.htm/"&gt;leboncoin.fr&lt;/a&gt; &lt;br /&gt;</text:p>
          </table:table-cell>
          <table:table-cell office:value-type="string" calcext:value-type="string">
            <text:p>https://www.leboncoin.fr/profil/d2e7dc2f-19c2-400e-9260-c38e9e324eb5/offres</text:p>
          </table:table-cell>
        </table:table-row>
        <table:table-row table:style-name="ro1">
          <table:table-cell office:value-type="string" calcext:value-type="string">
            <text:p>https://www.leboncoin.fr/locations/1817046358.htm/</text:p>
          </table:table-cell>
          <table:table-cell office:value-type="string" calcext:value-type="string">
            <text:p>petite maison 3 pieces 62 m2</text:p>
          </table:table-cell>
          <table:table-cell office:value-type="string" calcext:value-type="string">
            <text:p>Maison</text:p>
          </table:table-cell>
          <table:table-cell office:value-type="string" calcext:value-type="string">
            <text:p>baisse de prix !!! baccarat : situee 29 rue des cristalleries, superbe petite maison de 3 pieces d'environ 62m2 possedant 1 jardin et 1 terrasse, comprenant entree, cuisine equipee, sejour, 2 chambres, 1 bureau, salle de bain, wc, chauffage au gaz. le loyer est de 510 € plus 30 € de charges comprenant l'eau froide et la revision des chaudieres. au calme et proche de tout commerce. visite possible immediatement avec les mesures de protection.</text:p>
          </table:table-cell>
          <table:table-cell office:value-type="string" calcext:value-type="string">
            <text:p>baccarat</text:p>
          </table:table-cell>
          <table:table-cell office:value-type="float" office:value="54120" calcext:value-type="float">
            <text:p>54120</text:p>
          </table:table-cell>
          <table:table-cell office:value-type="float" office:value="48.4487414" calcext:value-type="float">
            <text:p>48.4487414</text:p>
          </table:table-cell>
          <table:table-cell office:value-type="float" office:value="6.7381417" calcext:value-type="float">
            <text:p>6.7381417</text:p>
          </table:table-cell>
          <table:table-cell table:number-columns-repeated="2" office:value-type="float" office:value="510" calcext:value-type="float">
            <text:p>510</text:p>
          </table:table-cell>
          <table:table-cell office:value-type="float" office:value="8.2258064516129" calcext:value-type="float">
            <text:p>8.2258064516129</text:p>
          </table:table-cell>
          <table:table-cell office:value-type="float" office:value="3" calcext:value-type="float">
            <text:p>3</text:p>
          </table:table-cell>
          <table:table-cell office:value-type="float" office:value="62" calcext:value-type="float">
            <text:p>62</text:p>
          </table:table-cell>
          <table:table-cell table:number-columns-repeated="4"/>
          <table:table-cell table:number-columns-repeated="2" office:value-type="string" calcext:value-type="string">
            <text:p>2020-07-19T00:40:00</text:p>
          </table:table-cell>
          <table:table-cell table:number-columns-repeated="2" office:value-type="float" office:value="0" calcext:value-type="float">
            <text:p>0</text:p>
          </table:table-cell>
          <table:table-cell office:value-type="float" office:value="65.6" calcext:value-type="float">
            <text:p>65.6</text:p>
          </table:table-cell>
          <table:table-cell office:value-type="float" office:value="48" calcext:value-type="float">
            <text:p>48</text:p>
          </table:table-cell>
          <table:table-cell office:value-type="float" office:value="114.9" calcext:value-type="float">
            <text:p>114.9</text:p>
          </table:table-cell>
          <table:table-cell office:value-type="float" office:value="76" calcext:value-type="float">
            <text:p>76</text:p>
          </table:table-cell>
          <table:table-cell table:number-columns-repeated="2" office:value-type="float" office:value="5" calcext:value-type="float">
            <text:p>5</text:p>
          </table:table-cell>
          <table:table-cell office:value-type="string" calcext:value-type="string">
            <text:p>https://img0.leboncoin.fr/ad-large/05d549dccc01dbe730cdf98bf5fac0181760adf8.jpg, https://img3.leboncoin.fr/ad-large/3188a1bdc173b511e2251d0726d5f8fe10dc3010.jpg, https://img6.leboncoin.fr/ad-large/0164f1bc6c3e6d4460b055676937dc5a4491b91a.jpg, https://img0.leboncoin.fr/ad-large/05d549dccc01dbe730cdf98bf5fac0181760adf8.jpg, https://img3.leboncoin.fr/ad-large/3188a1bdc173b511e2251d0726d5f8fe10dc3010.jpg, https://img6.leboncoin.fr/ad-large/0164f1bc6c3e6d4460b055676937dc5a4491b91a.jpg, https://img0.leboncoin.fr/ad-large/05d549dccc01dbe730cdf98bf5fac0181760adf8.jpg</text:p>
          </table:table-cell>
          <table:table-cell office:value-type="string" calcext:value-type="string">
            <text:p>price: &lt;i &gt;510&lt;/i&gt; €&lt;br /&gt;indoor area: &lt;i &gt;62&lt;/i&gt; m²&lt;br /&gt;outdoor area: &lt;i &gt;62&lt;/i&gt; m²&lt;br /&gt;rooms: &lt;i &gt;3&lt;/i&gt; &lt;br /&gt;floors: &lt;i &gt;&lt;/i&gt; &lt;br /&gt;energy grade: &lt;i &gt;&lt;/i&gt; &lt;br /&gt;value: &lt;i &gt;5&lt;/i&gt; / 10&lt;br /&gt;leverage: &lt;i &gt;5&lt;/i&gt; / 10&lt;br /&gt;age: &lt;i &gt;5&lt;/i&gt; days&lt;br /&gt;url: &lt;a href="https://www.leboncoin.fr/locations/1817046358.htm/"&gt;leboncoin.fr&lt;/a&gt; &lt;br /&gt;</text:p>
          </table:table-cell>
          <table:table-cell office:value-type="string" calcext:value-type="string">
            <text:p>https://www.leboncoin.fr/profil/4190a163-afa0-4bac-8271-043ab9f03ed5/offres</text:p>
          </table:table-cell>
        </table:table-row>
        <table:table-row table:style-name="ro1">
          <table:table-cell office:value-type="string" calcext:value-type="string">
            <text:p>https://www.leboncoin.fr/locations/1815219238.htm/</text:p>
          </table:table-cell>
          <table:table-cell office:value-type="string" calcext:value-type="string">
            <text:p>t3 centre nancy poincare</text:p>
          </table:table-cell>
          <table:table-cell office:value-type="string" calcext:value-type="string">
            <text:p>Appartement</text:p>
          </table:table-cell>
          <table:table-cell office:value-type="string" calcext:value-type="string">
            <text:p>loue t3 refait a neuf rue poincare dans residence avec gardien au deuxieme etage, comprenant salon sejour, 2 chambres, cuisine integree, salle de bains avec douche, kjb et placards de rangement, balcon donnant sur jardin, cave et parking en sous sol. loyer 670 euros + charges 120 euros comprenant eau, entretien communs et ascenseur, ordures menageres. tel 06.17.01.71.06</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670" calcext:value-type="float">
            <text:p>670</text:p>
          </table:table-cell>
          <table:table-cell office:value-type="float" office:value="8.17073170731707" calcext:value-type="float">
            <text:p>8.17073170731707</text:p>
          </table:table-cell>
          <table:table-cell office:value-type="float" office:value="4" calcext:value-type="float">
            <text:p>4</text:p>
          </table:table-cell>
          <table:table-cell office:value-type="float" office:value="82" calcext:value-type="float">
            <text:p>82</text:p>
          </table:table-cell>
          <table:table-cell table:number-columns-repeated="2"/>
          <table:table-cell office:value-type="string" calcext:value-type="string">
            <text:p>c</text:p>
          </table:table-cell>
          <table:table-cell office:value-type="string" calcext:value-type="string">
            <text:p>d</text:p>
          </table:table-cell>
          <table:table-cell table:number-columns-repeated="2" office:value-type="string" calcext:value-type="string">
            <text:p>2020-07-19T11:38:00</text:p>
          </table:table-cell>
          <table:table-cell table:number-columns-repeated="2"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7.leboncoin.fr/ad-large/52634c4deaae89fc1db757e203516114f8a2b54f.jpg, https://img7.leboncoin.fr/ad-large/0d8b9edbe6cd826b7125948d7cce8fa6dc24ab67.jpg, https://img0.leboncoin.fr/ad-large/5f5edfb263b5b62e72f605a21088b265a4c455da.jpg, https://img4.leboncoin.fr/ad-large/5241b59bd80dd2ad24fc82a1983189fcbbe6b40a.jpg, https://img1.leboncoin.fr/ad-large/c10bbb64002e793747b9e3b6fac88046970e13ec.jpg, https://img7.leboncoin.fr/ad-large/52634c4deaae89fc1db757e203516114f8a2b54f.jpg, https://img7.leboncoin.fr/ad-large/0d8b9edbe6cd826b7125948d7cce8fa6dc24ab67.jpg, https://img0.leboncoin.fr/ad-large/5f5edfb263b5b62e72f605a21088b265a4c455da.jpg, https://img4.leboncoin.fr/ad-large/5241b59bd80dd2ad24fc82a1983189fcbbe6b40a.jpg, https://img1.leboncoin.fr/ad-large/c10bbb64002e793747b9e3b6fac88046970e13ec.jpg, https://img7.leboncoin.fr/ad-large/52634c4deaae89fc1db757e203516114f8a2b54f.jpg</text:p>
          </table:table-cell>
          <table:table-cell office:value-type="string" calcext:value-type="string">
            <text:p>price: &lt;i &gt;670&lt;/i&gt; €&lt;br /&gt;indoor area: &lt;i &gt;82&lt;/i&gt; m²&lt;br /&gt;outdoor area: &lt;i &gt;82&lt;/i&gt; m²&lt;br /&gt;rooms: &lt;i &gt;4&lt;/i&gt; &lt;br /&gt;floors: &lt;i &gt;&lt;/i&gt; &lt;br /&gt;energy grade: &lt;i &gt;c&lt;/i&gt; &lt;br /&gt;value: &lt;i &gt;5&lt;/i&gt; / 10&lt;br /&gt;leverage: &lt;i &gt;5&lt;/i&gt; / 10&lt;br /&gt;age: &lt;i &gt;5&lt;/i&gt; days&lt;br /&gt;url: &lt;a href="https://www.leboncoin.fr/locations/1815219238.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7234687.htm/</text:p>
          </table:table-cell>
          <table:table-cell office:value-type="string" calcext:value-type="string">
            <text:p>f3 proche place leopold</text:p>
          </table:table-cell>
          <table:table-cell office:value-type="string" calcext:value-type="string">
            <text:p>Appartement</text:p>
          </table:table-cell>
          <table:table-cell office:value-type="string" calcext:value-type="string">
            <text:p>loue f3 proche place leopold 70m2 libre fin aout /debut septembre 2020 visite debut aout ou apres-demain 15 aout appartement tres fonctionnel cuisine integree avec (10m2) hotte plaque de cuisson, four 2 chambres avec dressing (10 et 13m2) salon sejour 20m2 wc separe avec lave main et placard sdb avec placard, vasque sur meuble et grande douche entree avec placard logement entierement carrele fenetres et volets pvc neufs chauffe eau electrique radiateurs electriques a inertie cours et jardinet cave de 20m2 copropriete calme de 3 logements occupes leurs proprietaires un appartement par niveau appartement au 2eme et dernier etage refuse tout demarchage commercial loyer 480€ charges (eau, evier electricite des communs, entretien jardin): entre 40 et 50€ justificatifs de revenu exiges</text:p>
          </table:table-cell>
          <table:table-cell office:value-type="string" calcext:value-type="string">
            <text:p>luneville</text:p>
          </table:table-cell>
          <table:table-cell office:value-type="float" office:value="54300" calcext:value-type="float">
            <text:p>54300</text:p>
          </table:table-cell>
          <table:table-cell office:value-type="float" office:value="48.5916164" calcext:value-type="float">
            <text:p>48.5916164</text:p>
          </table:table-cell>
          <table:table-cell office:value-type="float" office:value="6.4919563" calcext:value-type="float">
            <text:p>6.4919563</text:p>
          </table:table-cell>
          <table:table-cell table:number-columns-repeated="2" office:value-type="float" office:value="480" calcext:value-type="float">
            <text:p>480</text:p>
          </table:table-cell>
          <table:table-cell office:value-type="float" office:value="6.85714285714286" calcext:value-type="float">
            <text:p>6.85714285714286</text:p>
          </table:table-cell>
          <table:table-cell office:value-type="float" office:value="3" calcext:value-type="float">
            <text:p>3</text:p>
          </table:table-cell>
          <table:table-cell office:value-type="float" office:value="70" calcext:value-type="float">
            <text:p>70</text:p>
          </table:table-cell>
          <table:table-cell table:number-columns-repeated="4"/>
          <table:table-cell table:number-columns-repeated="2" office:value-type="string" calcext:value-type="string">
            <text:p>2020-07-19T13:29:00</text:p>
          </table:table-cell>
          <table:table-cell table:number-columns-repeated="2" office:value-type="float" office:value="0" calcext:value-type="float">
            <text:p>0</text:p>
          </table:table-cell>
          <table:table-cell office:value-type="float" office:value="42" calcext:value-type="float">
            <text:p>42</text:p>
          </table:table-cell>
          <table:table-cell office:value-type="float" office:value="37" calcext:value-type="float">
            <text:p>37</text:p>
          </table:table-cell>
          <table:table-cell office:value-type="float" office:value="91.3" calcext:value-type="float">
            <text:p>91.3</text:p>
          </table:table-cell>
          <table:table-cell office:value-type="float" office:value="65" calcext:value-type="float">
            <text:p>65</text:p>
          </table:table-cell>
          <table:table-cell table:number-columns-repeated="2" office:value-type="float" office:value="5" calcext:value-type="float">
            <text:p>5</text:p>
          </table:table-cell>
          <table:table-cell office:value-type="string" calcext:value-type="string">
            <text:p>https://img0.leboncoin.fr/ad-large/873b65dd4fe6ed0cd34175c16c71070db1fe6914.jpg, https://img7.leboncoin.fr/ad-large/8462e22e54528af47b70fc1a4b1d670caa71efd9.jpg, https://img4.leboncoin.fr/ad-large/355015dae848c7ac5c1c5097a02ae35425b14c4b.jpg, https://img0.leboncoin.fr/ad-large/873b65dd4fe6ed0cd34175c16c71070db1fe6914.jpg, https://img7.leboncoin.fr/ad-large/8462e22e54528af47b70fc1a4b1d670caa71efd9.jpg, https://img4.leboncoin.fr/ad-large/355015dae848c7ac5c1c5097a02ae35425b14c4b.jpg, https://img0.leboncoin.fr/ad-large/873b65dd4fe6ed0cd34175c16c71070db1fe6914.jpg</text:p>
          </table:table-cell>
          <table:table-cell office:value-type="string" calcext:value-type="string">
            <text:p>price: &lt;i &gt;480&lt;/i&gt; €&lt;br /&gt;indoor area: &lt;i &gt;70&lt;/i&gt; m²&lt;br /&gt;outdoor area: &lt;i &gt;70&lt;/i&gt; m²&lt;br /&gt;rooms: &lt;i &gt;3&lt;/i&gt; &lt;br /&gt;floors: &lt;i &gt;&lt;/i&gt; &lt;br /&gt;energy grade: &lt;i &gt;&lt;/i&gt; &lt;br /&gt;value: &lt;i &gt;5&lt;/i&gt; / 10&lt;br /&gt;leverage: &lt;i &gt;5&lt;/i&gt; / 10&lt;br /&gt;age: &lt;i &gt;5&lt;/i&gt; days&lt;br /&gt;url: &lt;a href="https://www.leboncoin.fr/locations/1817234687.htm/"&gt;leboncoin.fr&lt;/a&gt; &lt;br /&gt;</text:p>
          </table:table-cell>
          <table:table-cell office:value-type="string" calcext:value-type="string">
            <text:p>https://www.leboncoin.fr/profil/438077c7-cc15-4ad2-959e-e0d7f447aebb/offres</text:p>
          </table:table-cell>
        </table:table-row>
        <table:table-row table:style-name="ro1">
          <table:table-cell office:value-type="string" calcext:value-type="string">
            <text:p>https://www.leboncoin.fr/locations/1804708649.htm/</text:p>
          </table:table-cell>
          <table:table-cell office:value-type="string" calcext:value-type="string">
            <text:p>appartement 3 pieces 62 m2</text:p>
          </table:table-cell>
          <table:table-cell office:value-type="string" calcext:value-type="string">
            <text:p>Appartement</text:p>
          </table:table-cell>
          <table:table-cell office:value-type="string" calcext:value-type="string">
            <text:p>appartement t3 a vandoeuvre-les-nancy, dans la residence arbor et sens, nous vous proposons un appartement de type t3 n°303 de 62m2. situe au 1er etage du batiment c, il comprend un sejour de 20,40m2 avec partie cuisine amenagee ouverte sur balcon de 8,40m2, deux chambres, une salle de bains, wc independants. cellier de 2,4m2. en rez-de-jardin, un parking n°604. chauffage, eau froide et chaude, entretien parties communes et espaces verts compris dans les provisions sur charges mensuelles et donnant lieu a une regularisation annuelle. les honoraires de location ttc (a la charge du locataire) incluent le montant des honoraires de redaction des etats des lieux factures pour 186,00 euros ttc, apres realisation lors de l'entree dans les lieux. disponibilite au 23/09/2020 pour plus de details sur ce logement, vous pouvez consulter la fiche descriptive de ce bien, sur notre site internet afedim-locations. reference annonce : 0030545_gl honoraires a la charge du locataire : 682 € ttc depot de garantie : 585 € montant des charges : 75 € / mois</text:p>
          </table:table-cell>
          <table:table-cell office:value-type="string" calcext:value-type="string">
            <text:p>vandoeuvre-les-nancy</text:p>
          </table:table-cell>
          <table:table-cell office:value-type="float" office:value="54500" calcext:value-type="float">
            <text:p>54500</text:p>
          </table:table-cell>
          <table:table-cell office:value-type="float" office:value="48.6599676" calcext:value-type="float">
            <text:p>48.6599676</text:p>
          </table:table-cell>
          <table:table-cell office:value-type="float" office:value="6.1724618" calcext:value-type="float">
            <text:p>6.1724618</text:p>
          </table:table-cell>
          <table:table-cell table:number-columns-repeated="2" office:value-type="float" office:value="660" calcext:value-type="float">
            <text:p>660</text:p>
          </table:table-cell>
          <table:table-cell office:value-type="float" office:value="10.6451612903226" calcext:value-type="float">
            <text:p>10.6451612903226</text:p>
          </table:table-cell>
          <table:table-cell office:value-type="float" office:value="3" calcext:value-type="float">
            <text:p>3</text:p>
          </table:table-cell>
          <table:table-cell office:value-type="float" office:value="62" calcext:value-type="float">
            <text:p>62</text:p>
          </table:table-cell>
          <table:table-cell table:number-columns-repeated="2"/>
          <table:table-cell office:value-type="string" calcext:value-type="string">
            <text:p>b</text:p>
          </table:table-cell>
          <table:table-cell office:value-type="string" calcext:value-type="string">
            <text:p>a</text:p>
          </table:table-cell>
          <table:table-cell table:number-columns-repeated="2" office:value-type="string" calcext:value-type="string">
            <text:p>2020-06-24T10:51:00</text:p>
          </table:table-cell>
          <table:table-cell office:value-type="float" office:value="25" calcext:value-type="float">
            <text:p>25</text:p>
          </table:table-cell>
          <table:table-cell office:value-type="float" office:value="0" calcext:value-type="float">
            <text:p>0</text:p>
          </table:table-cell>
          <table:table-cell office:value-type="float" office:value="6" calcext:value-type="float">
            <text:p>6</text:p>
          </table:table-cell>
          <table:table-cell office:value-type="float" office:value="17" calcext:value-type="float">
            <text:p>17</text:p>
          </table:table-cell>
          <table:table-cell office:value-type="float" office:value="58.9" calcext:value-type="float">
            <text:p>58.9</text:p>
          </table:table-cell>
          <table:table-cell office:value-type="float" office:value="47" calcext:value-type="float">
            <text:p>47</text:p>
          </table:table-cell>
          <table:table-cell table:number-columns-repeated="2" office:value-type="float" office:value="5" calcext:value-type="float">
            <text:p>5</text:p>
          </table:table-cell>
          <table:table-cell office:value-type="string" calcext:value-type="string">
            <text:p>https://img3.leboncoin.fr/ad-large/2f24e5ea502cfd70a4617ec78878cf896c047ca4.jpg, https://img3.leboncoin.fr/ad-large/99f8ab7effb9c21039cdfd453e70a0e7c50762f2.jpg, https://img7.leboncoin.fr/ad-large/e730df0e2c6e06da9b8d6676faecc3cbe38a36e9.jpg, https://img3.leboncoin.fr/ad-large/2f24e5ea502cfd70a4617ec78878cf896c047ca4.jpg, https://img3.leboncoin.fr/ad-large/99f8ab7effb9c21039cdfd453e70a0e7c50762f2.jpg, https://img7.leboncoin.fr/ad-large/e730df0e2c6e06da9b8d6676faecc3cbe38a36e9.jpg, https://img3.leboncoin.fr/ad-large/2f24e5ea502cfd70a4617ec78878cf896c047ca4.jpg</text:p>
          </table:table-cell>
          <table:table-cell office:value-type="string" calcext:value-type="string">
            <text:p>price: &lt;i &gt;660&lt;/i&gt; €&lt;br /&gt;indoor area: &lt;i &gt;62&lt;/i&gt; m²&lt;br /&gt;outdoor area: &lt;i &gt;62&lt;/i&gt; m²&lt;br /&gt;rooms: &lt;i &gt;3&lt;/i&gt; &lt;br /&gt;floors: &lt;i &gt;&lt;/i&gt; &lt;br /&gt;energy grade: &lt;i &gt;b&lt;/i&gt; &lt;br /&gt;value: &lt;i &gt;5&lt;/i&gt; / 10&lt;br /&gt;leverage: &lt;i &gt;5&lt;/i&gt; / 10&lt;br /&gt;age: &lt;i &gt;5&lt;/i&gt; days&lt;br /&gt;url: &lt;a href="https://www.leboncoin.fr/locations/1804708649.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04364676.htm/</text:p>
          </table:table-cell>
          <table:table-cell office:value-type="string" calcext:value-type="string">
            <text:p>appartement t2 pepiniere ,ville vieille</text:p>
          </table:table-cell>
          <table:table-cell office:value-type="string" calcext:value-type="string">
            <text:p>Appartement</text:p>
          </table:table-cell>
          <table:table-cell office:value-type="string" calcext:value-type="string">
            <text:p>appartement meuble lumineux, rez de chaussee sureleve dans petit immeuble calme et de caractere avec vue sur jardin. salon, cuisine equipee, salle de bain,chambre, wc independant. chauffage electrique individuel, double vitrage, isolation. charges(eau, ordures menageres, divers....) contact uniquement par telephone.</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525" calcext:value-type="float">
            <text:p>525</text:p>
          </table:table-cell>
          <table:table-cell office:value-type="float" office:value="13.125" calcext:value-type="float">
            <text:p>13.125</text:p>
          </table:table-cell>
          <table:table-cell office:value-type="float" office:value="2" calcext:value-type="float">
            <text:p>2</text:p>
          </table:table-cell>
          <table:table-cell office:value-type="float" office:value="40" calcext:value-type="float">
            <text:p>40</text:p>
          </table:table-cell>
          <table:table-cell table:number-columns-repeated="4"/>
          <table:table-cell table:number-columns-repeated="2" office:value-type="string" calcext:value-type="string">
            <text:p>2020-06-24T12:40:00</text:p>
          </table:table-cell>
          <table:table-cell office:value-type="float" office:value="25" calcext:value-type="float">
            <text:p>25</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5.leboncoin.fr/ad-large/850a6575f2631df384591b11096700fcf43a2bcc.jpg, https://img6.leboncoin.fr/ad-large/f2ca64caacfdad27fa9b50de5a2459dfbdd43751.jpg, https://img4.leboncoin.fr/ad-large/3fece2e26bd761af9b2db55a6a28a2023f6e66e1.jpg, https://img5.leboncoin.fr/ad-large/850a6575f2631df384591b11096700fcf43a2bcc.jpg, https://img6.leboncoin.fr/ad-large/f2ca64caacfdad27fa9b50de5a2459dfbdd43751.jpg, https://img4.leboncoin.fr/ad-large/3fece2e26bd761af9b2db55a6a28a2023f6e66e1.jpg, https://img5.leboncoin.fr/ad-large/850a6575f2631df384591b11096700fcf43a2bcc.jpg</text:p>
          </table:table-cell>
          <table:table-cell office:value-type="string" calcext:value-type="string">
            <text:p>price: &lt;i &gt;525&lt;/i&gt; €&lt;br /&gt;indoor area: &lt;i &gt;40&lt;/i&gt; m²&lt;br /&gt;outdoor area: &lt;i &gt;40&lt;/i&gt; m²&lt;br /&gt;rooms: &lt;i &gt;2&lt;/i&gt; &lt;br /&gt;floors: &lt;i &gt;&lt;/i&gt; &lt;br /&gt;energy grade: &lt;i &gt;&lt;/i&gt; &lt;br /&gt;value: &lt;i &gt;5&lt;/i&gt; / 10&lt;br /&gt;leverage: &lt;i &gt;5&lt;/i&gt; / 10&lt;br /&gt;age: &lt;i &gt;5&lt;/i&gt; days&lt;br /&gt;url: &lt;a href="https://www.leboncoin.fr/locations/1804364676.htm/"&gt;leboncoin.fr&lt;/a&gt; &lt;br /&gt;</text:p>
          </table:table-cell>
          <table:table-cell office:value-type="string" calcext:value-type="string">
            <text:p>https://www.leboncoin.fr/profil/950365f8-28fc-411c-b102-60015ff91ed1/offres</text:p>
          </table:table-cell>
        </table:table-row>
        <table:table-row table:style-name="ro1">
          <table:table-cell office:value-type="string" calcext:value-type="string">
            <text:p>https://www.leboncoin.fr/locations/1804711761.htm/</text:p>
          </table:table-cell>
          <table:table-cell office:value-type="string" calcext:value-type="string">
            <text:p>meuble 2 pieces 48 m2</text:p>
          </table:table-cell>
          <table:table-cell office:value-type="string" calcext:value-type="string">
            <text:p>Appartement</text:p>
          </table:table-cell>
          <table:table-cell office:value-type="string" calcext:value-type="string">
            <text:p>f2 meuble neuf - terrasse - villa majorelle - proche centre dans petit ensemble residentiel, immeuble sur jardin (4 lots), bel f2 meuble neuf disposant d'une terrasse de 30m2 : entree cuisine equipee salon-sejour lumineux avec grandes baies vitrees chambre salle d'eau - douche avec paroi vitree meuble vasque-wc - grande terrasse + vue sur verdure stationnement gratuit dans le quartier. libre reference annonce : 018r honoraires a la charge du locataire : 528 € ttc depot de garantie : 580 € montant des charges : 50 € / mois</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670" calcext:value-type="float">
            <text:p>670</text:p>
          </table:table-cell>
          <table:table-cell office:value-type="float" office:value="13.9583333333333" calcext:value-type="float">
            <text:p>13.9583333333333</text:p>
          </table:table-cell>
          <table:table-cell office:value-type="float" office:value="2" calcext:value-type="float">
            <text:p>2</text:p>
          </table:table-cell>
          <table:table-cell office:value-type="float" office:value="48" calcext:value-type="float">
            <text:p>48</text:p>
          </table:table-cell>
          <table:table-cell table:number-columns-repeated="2"/>
          <table:table-cell office:value-type="string" calcext:value-type="string">
            <text:p>a</text:p>
          </table:table-cell>
          <table:table-cell office:value-type="string" calcext:value-type="string">
            <text:p>b</text:p>
          </table:table-cell>
          <table:table-cell table:number-columns-repeated="2" office:value-type="string" calcext:value-type="string">
            <text:p>2020-06-24T13:08:00</text:p>
          </table:table-cell>
          <table:table-cell office:value-type="float" office:value="25" calcext:value-type="float">
            <text:p>25</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3.leboncoin.fr/ad-large/7b5049186f700c501957b0de23e91b421424d34f.jpg, https://img6.leboncoin.fr/ad-large/49bfd4a6013e41b9f1c2f6ed8602598d55f354df.jpg, https://img0.leboncoin.fr/ad-large/d5e04ec404ed6a634d04ac7526701209e253183e.jpg, https://img0.leboncoin.fr/ad-large/f5de7d91c9270b57009ba61b0c38eaeeb9d484c7.jpg, https://img3.leboncoin.fr/ad-large/5c20a463ec1fd5d1bb45c50a4c67ec4766c0db12.jpg, https://img3.leboncoin.fr/ad-large/7c3594840200959e08453e80b42f8e73b9a5954d.jpg, https://img3.leboncoin.fr/ad-large/b708750f085bb6e37aab91ca032103041df4885f.jpg, https://img1.leboncoin.fr/ad-large/93a862907f144fd53285df5b4f1c6d7a4bddf7a3.jpg, https://img3.leboncoin.fr/ad-large/7b5049186f700c501957b0de23e91b421424d34f.jpg, https://img6.leboncoin.fr/ad-large/49bfd4a6013e41b9f1c2f6ed8602598d55f354df.jpg, https://img0.leboncoin.fr/ad-large/d5e04ec404ed6a634d04ac7526701209e253183e.jpg, https://img0.leboncoin.fr/ad-large/f5de7d91c9270b57009ba61b0c38eaeeb9d484c7.jpg, https://img3.leboncoin.fr/ad-large/5c20a463ec1fd5d1bb45c50a4c67ec4766c0db12.jpg, https://img3.leboncoin.fr/ad-large/7c3594840200959e08453e80b42f8e73b9a5954d.jpg, https://img3.leboncoin.fr/ad-large/b708750f085bb6e37aab91ca032103041df4885f.jpg, https://img1.leboncoin.fr/ad-large/93a862907f144fd53285df5b4f1c6d7a4bddf7a3.jpg, https://img3.leboncoin.fr/ad-large/7b5049186f700c501957b0de23e91b421424d34f.jpg</text:p>
          </table:table-cell>
          <table:table-cell office:value-type="string" calcext:value-type="string">
            <text:p>price: &lt;i &gt;670&lt;/i&gt; €&lt;br /&gt;indoor area: &lt;i &gt;48&lt;/i&gt; m²&lt;br /&gt;outdoor area: &lt;i &gt;48&lt;/i&gt; m²&lt;br /&gt;rooms: &lt;i &gt;2&lt;/i&gt; &lt;br /&gt;floors: &lt;i &gt;&lt;/i&gt; &lt;br /&gt;energy grade: &lt;i &gt;a&lt;/i&gt; &lt;br /&gt;value: &lt;i &gt;5&lt;/i&gt; / 10&lt;br /&gt;leverage: &lt;i &gt;5&lt;/i&gt; / 10&lt;br /&gt;age: &lt;i &gt;5&lt;/i&gt; days&lt;br /&gt;url: &lt;a href="https://www.leboncoin.fr/locations/1804711761.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659586149.htm/</text:p>
          </table:table-cell>
          <table:table-cell office:value-type="string" calcext:value-type="string">
            <text:p>appartement 2 pieces 48 m2</text:p>
          </table:table-cell>
          <table:table-cell office:value-type="string" calcext:value-type="string">
            <text:p>Appartement</text:p>
          </table:table-cell>
          <table:table-cell office:value-type="string" calcext:value-type="string">
            <text:p>nancy 2 pieces 48.0 m2 proche du parc sainte marie, dans un immeuble calme, appartement avec jardin. comprenant entree, cuisine, sejour, chambre, salle de bains, wc. a visiter absolument ! assurance multirisques privilege *: 10.85 € / mois *services facultatifs, voir conditions en agences reference annonce : 1565076 honoraires a la charge du locataire : 528 € ttc dont 144 € pour l'etat des lieux depot de garantie : 510 € montant des charges : 30 € / mois modalite de recuperation des charges locatives : provision avec regularisation annuelle</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540" calcext:value-type="float">
            <text:p>540</text:p>
          </table:table-cell>
          <table:table-cell office:value-type="float" office:value="11.25" calcext:value-type="float">
            <text:p>11.25</text:p>
          </table:table-cell>
          <table:table-cell office:value-type="float" office:value="2" calcext:value-type="float">
            <text:p>2</text:p>
          </table:table-cell>
          <table:table-cell office:value-type="float" office:value="48" calcext:value-type="float">
            <text:p>48</text:p>
          </table:table-cell>
          <table:table-cell table:number-columns-repeated="4"/>
          <table:table-cell table:number-columns-repeated="2" office:value-type="string" calcext:value-type="string">
            <text:p>2020-06-25T08:11:00</text:p>
          </table:table-cell>
          <table:table-cell office:value-type="float" office:value="24" calcext:value-type="float">
            <text:p>24</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3.leboncoin.fr/ad-large/4b2cadefbcd0b3198929d9a5cdc6eecfbae8332d.jpg, https://img7.leboncoin.fr/ad-large/c27644a45230369eddc93a2f2c1ca856e6e58af4.jpg, https://img5.leboncoin.fr/ad-large/760dfa39cc28fc7c28bc7e35a3b90adf8452e4bd.jpg, https://img0.leboncoin.fr/ad-large/4bdde822d67e61107895e9ffb0215d450565e517.jpg, https://img3.leboncoin.fr/ad-large/4b2cadefbcd0b3198929d9a5cdc6eecfbae8332d.jpg, https://img7.leboncoin.fr/ad-large/c27644a45230369eddc93a2f2c1ca856e6e58af4.jpg, https://img5.leboncoin.fr/ad-large/760dfa39cc28fc7c28bc7e35a3b90adf8452e4bd.jpg, https://img0.leboncoin.fr/ad-large/4bdde822d67e61107895e9ffb0215d450565e517.jpg, https://img3.leboncoin.fr/ad-large/4b2cadefbcd0b3198929d9a5cdc6eecfbae8332d.jpg</text:p>
          </table:table-cell>
          <table:table-cell office:value-type="string" calcext:value-type="string">
            <text:p>price: &lt;i &gt;540&lt;/i&gt; €&lt;br /&gt;indoor area: &lt;i &gt;48&lt;/i&gt; m²&lt;br /&gt;outdoor area: &lt;i &gt;48&lt;/i&gt; m²&lt;br /&gt;rooms: &lt;i &gt;2&lt;/i&gt; &lt;br /&gt;floors: &lt;i &gt;&lt;/i&gt; &lt;br /&gt;energy grade: &lt;i &gt;&lt;/i&gt; &lt;br /&gt;value: &lt;i &gt;5&lt;/i&gt; / 10&lt;br /&gt;leverage: &lt;i &gt;5&lt;/i&gt; / 10&lt;br /&gt;age: &lt;i &gt;5&lt;/i&gt; days&lt;br /&gt;url: &lt;a href="https://www.leboncoin.fr/locations/1659586149.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04989504.htm/</text:p>
          </table:table-cell>
          <table:table-cell office:value-type="string" calcext:value-type="string">
            <text:p>appartement en duplex a essey-la-cote</text:p>
          </table:table-cell>
          <table:table-cell office:value-type="string" calcext:value-type="string">
            <text:p>Appartement</text:p>
          </table:table-cell>
          <table:table-cell office:value-type="string" calcext:value-type="string">
            <text:p>appartement en duplex, au calme, avec jardin, garage et terrasse, proche de gerbeviller, chauffage central. aire de jeux a proximite. libre de suite</text:p>
          </table:table-cell>
          <table:table-cell office:value-type="string" calcext:value-type="string">
            <text:p>essey-la-cote</text:p>
          </table:table-cell>
          <table:table-cell office:value-type="float" office:value="54830" calcext:value-type="float">
            <text:p>54830</text:p>
          </table:table-cell>
          <table:table-cell office:value-type="float" office:value="48.4245" calcext:value-type="float">
            <text:p>48.4245</text:p>
          </table:table-cell>
          <table:table-cell office:value-type="float" office:value="6.4682" calcext:value-type="float">
            <text:p>6.4682</text:p>
          </table:table-cell>
          <table:table-cell table:number-columns-repeated="2" office:value-type="float" office:value="550" calcext:value-type="float">
            <text:p>550</text:p>
          </table:table-cell>
          <table:table-cell office:value-type="float" office:value="4.23076923076923" calcext:value-type="float">
            <text:p>4.23076923076923</text:p>
          </table:table-cell>
          <table:table-cell office:value-type="float" office:value="5" calcext:value-type="float">
            <text:p>5</text:p>
          </table:table-cell>
          <table:table-cell office:value-type="float" office:value="130" calcext:value-type="float">
            <text:p>130</text:p>
          </table:table-cell>
          <table:table-cell table:number-columns-repeated="4"/>
          <table:table-cell table:number-columns-repeated="2" office:value-type="string" calcext:value-type="string">
            <text:p>2020-06-25T16:53:00</text:p>
          </table:table-cell>
          <table:table-cell office:value-type="float" office:value="23" calcext:value-type="float">
            <text:p>23</text:p>
          </table:table-cell>
          <table:table-cell office:value-type="float" office:value="0" calcext:value-type="float">
            <text:p>0</text:p>
          </table:table-cell>
          <table:table-cell office:value-type="float" office:value="55.3" calcext:value-type="float">
            <text:p>55.3</text:p>
          </table:table-cell>
          <table:table-cell office:value-type="float" office:value="49" calcext:value-type="float">
            <text:p>49</text:p>
          </table:table-cell>
          <table:table-cell office:value-type="float" office:value="104.6" calcext:value-type="float">
            <text:p>104.6</text:p>
          </table:table-cell>
          <table:table-cell office:value-type="float" office:value="77" calcext:value-type="float">
            <text:p>77</text:p>
          </table:table-cell>
          <table:table-cell table:number-columns-repeated="2" office:value-type="float" office:value="5" calcext:value-type="float">
            <text:p>5</text:p>
          </table:table-cell>
          <table:table-cell office:value-type="string" calcext:value-type="string">
            <text:p>https://img3.leboncoin.fr/ad-large/cda10ec52def4d5e10ac65ffdd996f0bb073dfb7.jpg, https://img0.leboncoin.fr/ad-large/5a95513e254056820449fd7d1b068b182a540b3e.jpg, https://img7.leboncoin.fr/ad-large/764f1f8a8e3df43a669c992f28c8c6f10d2a2ee0.jpg, https://img3.leboncoin.fr/ad-large/cda10ec52def4d5e10ac65ffdd996f0bb073dfb7.jpg, https://img0.leboncoin.fr/ad-large/5a95513e254056820449fd7d1b068b182a540b3e.jpg, https://img7.leboncoin.fr/ad-large/764f1f8a8e3df43a669c992f28c8c6f10d2a2ee0.jpg, https://img3.leboncoin.fr/ad-large/cda10ec52def4d5e10ac65ffdd996f0bb073dfb7.jpg</text:p>
          </table:table-cell>
          <table:table-cell office:value-type="string" calcext:value-type="string">
            <text:p>price: &lt;i &gt;550&lt;/i&gt; €&lt;br /&gt;indoor area: &lt;i &gt;130&lt;/i&gt; m²&lt;br /&gt;outdoor area: &lt;i &gt;130&lt;/i&gt; m²&lt;br /&gt;rooms: &lt;i &gt;5&lt;/i&gt; &lt;br /&gt;floors: &lt;i &gt;&lt;/i&gt; &lt;br /&gt;energy grade: &lt;i &gt;&lt;/i&gt; &lt;br /&gt;value: &lt;i &gt;5&lt;/i&gt; / 10&lt;br /&gt;leverage: &lt;i &gt;5&lt;/i&gt; / 10&lt;br /&gt;age: &lt;i &gt;5&lt;/i&gt; days&lt;br /&gt;url: &lt;a href="https://www.leboncoin.fr/locations/1804989504.htm/"&gt;leboncoin.fr&lt;/a&gt; &lt;br /&gt;</text:p>
          </table:table-cell>
          <table:table-cell office:value-type="string" calcext:value-type="string">
            <text:p>https://www.leboncoin.fr/profil/5575481f-266a-490a-94cd-d525a087ece9/offres</text:p>
          </table:table-cell>
        </table:table-row>
        <table:table-row table:style-name="ro1">
          <table:table-cell office:value-type="string" calcext:value-type="string">
            <text:p>https://www.leboncoin.fr/locations/1805031538.htm/</text:p>
          </table:table-cell>
          <table:table-cell office:value-type="string" calcext:value-type="string">
            <text:p>herimenil f4</text:p>
          </table:table-cell>
          <table:table-cell office:value-type="string" calcext:value-type="string">
            <text:p>Appartement</text:p>
          </table:table-cell>
          <table:table-cell office:value-type="string" calcext:value-type="string">
            <text:p>herimenil 3 kms de luneville tbeg loue f4 duplex de 85 m2 cellier et jardin (100m2) privatifs chauffage gaz individuel cuisine avec elements et placards calme, ensoleille loyer 520 € + charges 50 € tel 07 63 09 23 63</text:p>
          </table:table-cell>
          <table:table-cell office:value-type="string" calcext:value-type="string">
            <text:p>herimenil</text:p>
          </table:table-cell>
          <table:table-cell office:value-type="float" office:value="54300" calcext:value-type="float">
            <text:p>54300</text:p>
          </table:table-cell>
          <table:table-cell office:value-type="float" office:value="48.5667028" calcext:value-type="float">
            <text:p>48.5667028</text:p>
          </table:table-cell>
          <table:table-cell office:value-type="float" office:value="6.4991575" calcext:value-type="float">
            <text:p>6.4991575</text:p>
          </table:table-cell>
          <table:table-cell table:number-columns-repeated="2" office:value-type="float" office:value="570" calcext:value-type="float">
            <text:p>570</text:p>
          </table:table-cell>
          <table:table-cell office:value-type="float" office:value="6.70588235294118" calcext:value-type="float">
            <text:p>6.70588235294118</text:p>
          </table:table-cell>
          <table:table-cell office:value-type="float" office:value="4" calcext:value-type="float">
            <text:p>4</text:p>
          </table:table-cell>
          <table:table-cell office:value-type="float" office:value="85" calcext:value-type="float">
            <text:p>85</text:p>
          </table:table-cell>
          <table:table-cell table:number-columns-repeated="2"/>
          <table:table-cell table:number-columns-repeated="2" office:value-type="string" calcext:value-type="string">
            <text:p>c</text:p>
          </table:table-cell>
          <table:table-cell table:number-columns-repeated="2" office:value-type="string" calcext:value-type="string">
            <text:p>2020-06-25T18:13:00</text:p>
          </table:table-cell>
          <table:table-cell office:value-type="float" office:value="23" calcext:value-type="float">
            <text:p>23</text:p>
          </table:table-cell>
          <table:table-cell office:value-type="float" office:value="0" calcext:value-type="float">
            <text:p>0</text:p>
          </table:table-cell>
          <table:table-cell office:value-type="float" office:value="41.3" calcext:value-type="float">
            <text:p>41.3</text:p>
          </table:table-cell>
          <table:table-cell office:value-type="float" office:value="34" calcext:value-type="float">
            <text:p>34</text:p>
          </table:table-cell>
          <table:table-cell office:value-type="float" office:value="90.6" calcext:value-type="float">
            <text:p>90.6</text:p>
          </table:table-cell>
          <table:table-cell office:value-type="float" office:value="62" calcext:value-type="float">
            <text:p>62</text:p>
          </table:table-cell>
          <table:table-cell table:number-columns-repeated="2" office:value-type="float" office:value="5" calcext:value-type="float">
            <text:p>5</text:p>
          </table:table-cell>
          <table:table-cell office:value-type="string" calcext:value-type="string">
            <text:p>https://img7.leboncoin.fr/ad-large/e4b7e51fa04691eb51e76136f4653c876677e224.jpg, https://img0.leboncoin.fr/ad-large/dc12268fafe322c38d78ecf865c5357bf7f1f2f8.jpg, https://img6.leboncoin.fr/ad-large/09092bc8aff50f1f6644ac7a28fc8fb5f2863465.jpg, https://img7.leboncoin.fr/ad-large/e4b7e51fa04691eb51e76136f4653c876677e224.jpg, https://img0.leboncoin.fr/ad-large/dc12268fafe322c38d78ecf865c5357bf7f1f2f8.jpg, https://img6.leboncoin.fr/ad-large/09092bc8aff50f1f6644ac7a28fc8fb5f2863465.jpg, https://img7.leboncoin.fr/ad-large/e4b7e51fa04691eb51e76136f4653c876677e224.jpg</text:p>
          </table:table-cell>
          <table:table-cell office:value-type="string" calcext:value-type="string">
            <text:p>price: &lt;i &gt;570&lt;/i&gt; €&lt;br /&gt;indoor area: &lt;i &gt;85&lt;/i&gt; m²&lt;br /&gt;outdoor area: &lt;i &gt;85&lt;/i&gt; m²&lt;br /&gt;rooms: &lt;i &gt;4&lt;/i&gt; &lt;br /&gt;floors: &lt;i &gt;&lt;/i&gt; &lt;br /&gt;energy grade: &lt;i &gt;c&lt;/i&gt; &lt;br /&gt;value: &lt;i &gt;5&lt;/i&gt; / 10&lt;br /&gt;leverage: &lt;i &gt;5&lt;/i&gt; / 10&lt;br /&gt;age: &lt;i &gt;5&lt;/i&gt; days&lt;br /&gt;url: &lt;a href="https://www.leboncoin.fr/locations/1805031538.htm/"&gt;leboncoin.fr&lt;/a&gt; &lt;br /&gt;</text:p>
          </table:table-cell>
          <table:table-cell office:value-type="string" calcext:value-type="string">
            <text:p>https://www.leboncoin.fr/profil/d085838f-581c-4981-a771-470d760f97a5/offres</text:p>
          </table:table-cell>
        </table:table-row>
        <table:table-row table:style-name="ro1">
          <table:table-cell office:value-type="string" calcext:value-type="string">
            <text:p>https://www.leboncoin.fr/locations/1760554860.htm/</text:p>
          </table:table-cell>
          <table:table-cell office:value-type="string" calcext:value-type="string">
            <text:p>appartement 2 pieces 50 m2</text:p>
          </table:table-cell>
          <table:table-cell office:value-type="string" calcext:value-type="string">
            <text:p>Appartement</text:p>
          </table:table-cell>
          <table:table-cell office:value-type="string" calcext:value-type="string">
            <text:p>briey a louer f2 libre de suite avec jardin ref l 746 proche plan d'eau a voir joli f2 de 50m2+/-. appartement avec jardin, piece a vivre avec coin cuis equipee meublee en partie et equipee, chambre, salle d'eau. loyer 525 eur 610 eur avec charges 85eur de charges pour : nettoyage de la residence interieur-exterieur, eau froide,electricite commun, frais entretien ascenseur, cable television, entretien chaudiere gaz 24/ sur 24. honoraires agence 400eur dpe d ges e reference annonce : l_746_ honoraires a la charge du locataire : 400 € ttc dont 150 € pour l'etat des lieux depot de garantie : 525 € montant des charges : 85 € / mois</text:p>
          </table:table-cell>
          <table:table-cell office:value-type="string" calcext:value-type="string">
            <text:p>briey</text:p>
          </table:table-cell>
          <table:table-cell office:value-type="float" office:value="54150" calcext:value-type="float">
            <text:p>54150</text:p>
          </table:table-cell>
          <table:table-cell office:value-type="float" office:value="49.2583938" calcext:value-type="float">
            <text:p>49.2583938</text:p>
          </table:table-cell>
          <table:table-cell office:value-type="float" office:value="5.96607933875943" calcext:value-type="float">
            <text:p>5.96607933875943</text:p>
          </table:table-cell>
          <table:table-cell table:number-columns-repeated="2" office:value-type="float" office:value="610" calcext:value-type="float">
            <text:p>610</text:p>
          </table:table-cell>
          <table:table-cell office:value-type="float" office:value="12.2" calcext:value-type="float">
            <text:p>12.2</text:p>
          </table:table-cell>
          <table:table-cell office:value-type="float" office:value="2" calcext:value-type="float">
            <text:p>2</text:p>
          </table:table-cell>
          <table:table-cell office:value-type="float" office:value="50" calcext:value-type="float">
            <text:p>50</text:p>
          </table:table-cell>
          <table:table-cell table:number-columns-repeated="2"/>
          <table:table-cell office:value-type="string" calcext:value-type="string">
            <text:p>d</text:p>
          </table:table-cell>
          <table:table-cell office:value-type="string" calcext:value-type="string">
            <text:p>e</text:p>
          </table:table-cell>
          <table:table-cell table:number-columns-repeated="2" office:value-type="string" calcext:value-type="string">
            <text:p>2020-06-25T19:39:00</text:p>
          </table:table-cell>
          <table:table-cell office:value-type="float" office:value="23" calcext:value-type="float">
            <text:p>23</text:p>
          </table:table-cell>
          <table:table-cell office:value-type="float" office:value="0" calcext:value-type="float">
            <text:p>0</text:p>
          </table:table-cell>
          <table:table-cell office:value-type="float" office:value="88.1" calcext:value-type="float">
            <text:p>88.1</text:p>
          </table:table-cell>
          <table:table-cell office:value-type="float" office:value="62" calcext:value-type="float">
            <text:p>62</text:p>
          </table:table-cell>
          <table:table-cell office:value-type="float" office:value="39.5" calcext:value-type="float">
            <text:p>39.5</text:p>
          </table:table-cell>
          <table:table-cell office:value-type="float" office:value="36" calcext:value-type="float">
            <text:p>36</text:p>
          </table:table-cell>
          <table:table-cell table:number-columns-repeated="2" office:value-type="float" office:value="5" calcext:value-type="float">
            <text:p>5</text:p>
          </table:table-cell>
          <table:table-cell office:value-type="string" calcext:value-type="string">
            <text:p>https://img2.leboncoin.fr/ad-large/d9e845781e38fb852f595a4ec9a1fb1346026520.jpg, https://img2.leboncoin.fr/ad-large/c6ad4f7110acbaca8102e8ea2c20263d91cad242.jpg, https://img4.leboncoin.fr/ad-large/973ebba087ae5d1148cacffea867dd5435fdcea4.jpg, https://img3.leboncoin.fr/ad-large/6c9309bda63600f447063701db15d421aece3ab8.jpg, https://img7.leboncoin.fr/ad-large/f7d159870a0ce4c89551f2a88ffbb8ff024f93a7.jpg, https://img1.leboncoin.fr/ad-large/52167e2d71467bade37cf0b4e8ed02cba7bb21d4.jpg, https://img6.leboncoin.fr/ad-large/461b83668a4a89101271d6cde39b35e4de9df623.jpg, https://img2.leboncoin.fr/ad-large/d9e845781e38fb852f595a4ec9a1fb1346026520.jpg, https://img2.leboncoin.fr/ad-large/c6ad4f7110acbaca8102e8ea2c20263d91cad242.jpg, https://img4.leboncoin.fr/ad-large/973ebba087ae5d1148cacffea867dd5435fdcea4.jpg, https://img3.leboncoin.fr/ad-large/6c9309bda63600f447063701db15d421aece3ab8.jpg, https://img7.leboncoin.fr/ad-large/f7d159870a0ce4c89551f2a88ffbb8ff024f93a7.jpg, https://img1.leboncoin.fr/ad-large/52167e2d71467bade37cf0b4e8ed02cba7bb21d4.jpg, https://img6.leboncoin.fr/ad-large/461b83668a4a89101271d6cde39b35e4de9df623.jpg, https://img2.leboncoin.fr/ad-large/d9e845781e38fb852f595a4ec9a1fb1346026520.jpg</text:p>
          </table:table-cell>
          <table:table-cell office:value-type="string" calcext:value-type="string">
            <text:p>price: &lt;i &gt;610&lt;/i&gt; €&lt;br /&gt;indoor area: &lt;i &gt;50&lt;/i&gt; m²&lt;br /&gt;outdoor area: &lt;i &gt;50&lt;/i&gt; m²&lt;br /&gt;rooms: &lt;i &gt;2&lt;/i&gt; &lt;br /&gt;floors: &lt;i &gt;&lt;/i&gt; &lt;br /&gt;energy grade: &lt;i &gt;d&lt;/i&gt; &lt;br /&gt;value: &lt;i &gt;5&lt;/i&gt; / 10&lt;br /&gt;leverage: &lt;i &gt;5&lt;/i&gt; / 10&lt;br /&gt;age: &lt;i &gt;5&lt;/i&gt; days&lt;br /&gt;url: &lt;a href="https://www.leboncoin.fr/locations/1760554860.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05215073.htm/</text:p>
          </table:table-cell>
          <table:table-cell office:value-type="string" calcext:value-type="string">
            <text:p>appartement 3 pieces 70 m2</text:p>
          </table:table-cell>
          <table:table-cell office:value-type="string" calcext:value-type="string">
            <text:p>Appartement</text:p>
          </table:table-cell>
          <table:table-cell office:value-type="string" calcext:value-type="string">
            <text:p>jarville malgrange bel appartement 3 pieces 70 m2 en residence avec garage proximite nancy - jarville - ligne 2 du tram. dans residence recente et securisee moderne avec ascenseur , appartement 3 pieces en tres bon etat renove comprenant une entree avec grand placard de rangement, une vaste cuisine independante neuve toute equipee (hotte, four, plaques,mobilier) , un cellier spacieux, deux chambres avec parquet au calme donnant sur jardin, un salon lumineux avec parquet , une salle de bains entierement carrelee avec baignoire, wc separes, un dressing.. un garage prive ferme . . disponible le 25 juillet 2020 reference annonce : e1mlvj honoraires a la charge du locataire : 637 € ttc dont 77 € pour l'etat des lieux depot de garantie : 567 € montant des charges : 70 € / mois</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637" calcext:value-type="float">
            <text:p>637</text:p>
          </table:table-cell>
          <table:table-cell office:value-type="float" office:value="9.1" calcext:value-type="float">
            <text:p>9.1</text:p>
          </table:table-cell>
          <table:table-cell office:value-type="float" office:value="3" calcext:value-type="float">
            <text:p>3</text:p>
          </table:table-cell>
          <table:table-cell office:value-type="float" office:value="70" calcext:value-type="float">
            <text:p>70</text:p>
          </table:table-cell>
          <table:table-cell table:number-columns-repeated="2"/>
          <table:table-cell office:value-type="string" calcext:value-type="string">
            <text:p>c</text:p>
          </table:table-cell>
          <table:table-cell office:value-type="string" calcext:value-type="string">
            <text:p>d</text:p>
          </table:table-cell>
          <table:table-cell table:number-columns-repeated="2" office:value-type="string" calcext:value-type="string">
            <text:p>2020-06-26T07:18:00</text:p>
          </table:table-cell>
          <table:table-cell office:value-type="float" office:value="23" calcext:value-type="float">
            <text:p>23</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3.leboncoin.fr/ad-large/ff1215f731207d36357744997ea29296b39da88d.jpg, https://img3.leboncoin.fr/ad-large/2b4b3d171f92f81cc54e011ca153c7494cce487a.jpg, https://img1.leboncoin.fr/ad-large/7f3846cf5837f33d3ed7f21a5ec9149eae5315f1.jpg, https://img6.leboncoin.fr/ad-large/e2424e800db4bb511dd395040a583631ad1d9cac.jpg, https://img5.leboncoin.fr/ad-large/b227d527e15e3b297d4706202534baffa96ff6a4.jpg, https://img4.leboncoin.fr/ad-large/04cda1d913d8fc4b03c0369c8d0c5d706d8553e9.jpg, https://img3.leboncoin.fr/ad-large/ff1215f731207d36357744997ea29296b39da88d.jpg, https://img3.leboncoin.fr/ad-large/2b4b3d171f92f81cc54e011ca153c7494cce487a.jpg, https://img1.leboncoin.fr/ad-large/7f3846cf5837f33d3ed7f21a5ec9149eae5315f1.jpg, https://img6.leboncoin.fr/ad-large/e2424e800db4bb511dd395040a583631ad1d9cac.jpg, https://img5.leboncoin.fr/ad-large/b227d527e15e3b297d4706202534baffa96ff6a4.jpg, https://img4.leboncoin.fr/ad-large/04cda1d913d8fc4b03c0369c8d0c5d706d8553e9.jpg, https://img3.leboncoin.fr/ad-large/ff1215f731207d36357744997ea29296b39da88d.jpg</text:p>
          </table:table-cell>
          <table:table-cell office:value-type="string" calcext:value-type="string">
            <text:p>price: &lt;i &gt;637&lt;/i&gt; €&lt;br /&gt;indoor area: &lt;i &gt;70&lt;/i&gt; m²&lt;br /&gt;outdoor area: &lt;i &gt;70&lt;/i&gt; m²&lt;br /&gt;rooms: &lt;i &gt;3&lt;/i&gt; &lt;br /&gt;floors: &lt;i &gt;&lt;/i&gt; &lt;br /&gt;energy grade: &lt;i &gt;c&lt;/i&gt; &lt;br /&gt;value: &lt;i &gt;5&lt;/i&gt; / 10&lt;br /&gt;leverage: &lt;i &gt;5&lt;/i&gt; / 10&lt;br /&gt;age: &lt;i &gt;5&lt;/i&gt; days&lt;br /&gt;url: &lt;a href="https://www.leboncoin.fr/locations/1805215073.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766390359.htm/</text:p>
          </table:table-cell>
          <table:table-cell office:value-type="string" calcext:value-type="string">
            <text:p>appartement 3 pieces 52 m2</text:p>
          </table:table-cell>
          <table:table-cell office:value-type="string" calcext:value-type="string">
            <text:p>Appartement</text:p>
          </table:table-cell>
          <table:table-cell office:value-type="string" calcext:value-type="string">
            <text:p>villers les nancy 3 pieces 52,56 m2 proche des facultes dans une petite copropriete bien entretenue appartement renove avec balcon, cave et jardin entree, cuisine, sejour, deux chambres, salle de bains, wc. assurance multirisques privilege *: 15.22 € / mois *services facultatifs, voir conditions en agences reference annonce : 1621456 honoraires a la charge du locataire : 578 € ttc dont 157 € pour l'etat des lieux depot de garantie : 510 € montant des charges : 30 € / mois modalite de recuperation des charges locatives : provision avec regularisation annuelle</text:p>
          </table:table-cell>
          <table:table-cell office:value-type="string" calcext:value-type="string">
            <text:p>villers-les-nancy</text:p>
          </table:table-cell>
          <table:table-cell office:value-type="float" office:value="54600" calcext:value-type="float">
            <text:p>54600</text:p>
          </table:table-cell>
          <table:table-cell office:value-type="float" office:value="48.6731344" calcext:value-type="float">
            <text:p>48.6731344</text:p>
          </table:table-cell>
          <table:table-cell office:value-type="float" office:value="6.1536378" calcext:value-type="float">
            <text:p>6.1536378</text:p>
          </table:table-cell>
          <table:table-cell table:number-columns-repeated="2" office:value-type="float" office:value="540" calcext:value-type="float">
            <text:p>540</text:p>
          </table:table-cell>
          <table:table-cell office:value-type="float" office:value="10.3846153846154" calcext:value-type="float">
            <text:p>10.3846153846154</text:p>
          </table:table-cell>
          <table:table-cell office:value-type="float" office:value="3" calcext:value-type="float">
            <text:p>3</text:p>
          </table:table-cell>
          <table:table-cell office:value-type="float" office:value="52" calcext:value-type="float">
            <text:p>52</text:p>
          </table:table-cell>
          <table:table-cell table:number-columns-repeated="2"/>
          <table:table-cell office:value-type="string" calcext:value-type="string">
            <text:p>f</text:p>
          </table:table-cell>
          <table:table-cell office:value-type="string" calcext:value-type="string">
            <text:p>g</text:p>
          </table:table-cell>
          <table:table-cell table:number-columns-repeated="2" office:value-type="string" calcext:value-type="string">
            <text:p>2020-07-06T11:26:00</text:p>
          </table:table-cell>
          <table:table-cell office:value-type="float" office:value="13" calcext:value-type="float">
            <text:p>13</text:p>
          </table:table-cell>
          <table:table-cell office:value-type="float" office:value="0" calcext:value-type="float">
            <text:p>0</text:p>
          </table:table-cell>
          <table:table-cell office:value-type="float" office:value="6.8" calcext:value-type="float">
            <text:p>6.8</text:p>
          </table:table-cell>
          <table:table-cell office:value-type="float" office:value="12" calcext:value-type="float">
            <text:p>12</text:p>
          </table:table-cell>
          <table:table-cell office:value-type="float" office:value="56.6" calcext:value-type="float">
            <text:p>56.6</text:p>
          </table:table-cell>
          <table:table-cell office:value-type="float" office:value="41" calcext:value-type="float">
            <text:p>41</text:p>
          </table:table-cell>
          <table:table-cell table:number-columns-repeated="2" office:value-type="float" office:value="5" calcext:value-type="float">
            <text:p>5</text:p>
          </table:table-cell>
          <table:table-cell office:value-type="string" calcext:value-type="string">
            <text:p>https://img2.leboncoin.fr/ad-large/a28649726f487ea7b7b00a5b212586beba71af1d.jpg, https://img7.leboncoin.fr/ad-large/963f5ea7af9e5fcef8cbce16cdb84d9a5bc1988e.jpg, https://img2.leboncoin.fr/ad-large/71a50e0d0d4c78bbb5e42c867ab5b85826db07de.jpg, https://img7.leboncoin.fr/ad-large/57bb200cb65fadf02d02b3401c55492fc702f90c.jpg, https://img7.leboncoin.fr/ad-large/efefde8e6ef829fd3e956de6647140ecac0f0d6a.jpg, https://img3.leboncoin.fr/ad-large/f37c5d8078d4570ba947b3918cedbfcd2cd059a6.jpg, https://img7.leboncoin.fr/ad-large/0dbb3a058782e814825211bfec7922f24e8b4001.jpg, https://img2.leboncoin.fr/ad-large/a28649726f487ea7b7b00a5b212586beba71af1d.jpg, https://img7.leboncoin.fr/ad-large/963f5ea7af9e5fcef8cbce16cdb84d9a5bc1988e.jpg, https://img2.leboncoin.fr/ad-large/71a50e0d0d4c78bbb5e42c867ab5b85826db07de.jpg, https://img7.leboncoin.fr/ad-large/57bb200cb65fadf02d02b3401c55492fc702f90c.jpg, https://img7.leboncoin.fr/ad-large/efefde8e6ef829fd3e956de6647140ecac0f0d6a.jpg, https://img3.leboncoin.fr/ad-large/f37c5d8078d4570ba947b3918cedbfcd2cd059a6.jpg, https://img7.leboncoin.fr/ad-large/0dbb3a058782e814825211bfec7922f24e8b4001.jpg, https://img2.leboncoin.fr/ad-large/a28649726f487ea7b7b00a5b212586beba71af1d.jpg</text:p>
          </table:table-cell>
          <table:table-cell office:value-type="string" calcext:value-type="string">
            <text:p>price: &lt;i &gt;540&lt;/i&gt; €&lt;br /&gt;indoor area: &lt;i &gt;52&lt;/i&gt; m²&lt;br /&gt;outdoor area: &lt;i &gt;52&lt;/i&gt; m²&lt;br /&gt;rooms: &lt;i &gt;3&lt;/i&gt; &lt;br /&gt;floors: &lt;i &gt;&lt;/i&gt; &lt;br /&gt;energy grade: &lt;i &gt;f&lt;/i&gt; &lt;br /&gt;value: &lt;i &gt;5&lt;/i&gt; / 10&lt;br /&gt;leverage: &lt;i &gt;5&lt;/i&gt; / 10&lt;br /&gt;age: &lt;i &gt;5&lt;/i&gt; days&lt;br /&gt;url: &lt;a href="https://www.leboncoin.fr/locations/1766390359.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1625964.htm/</text:p>
          </table:table-cell>
          <table:table-cell office:value-type="string" calcext:value-type="string">
            <text:p>appartement 3 pieces 52 m2</text:p>
          </table:table-cell>
          <table:table-cell office:value-type="string" calcext:value-type="string">
            <text:p>Appartement</text:p>
          </table:table-cell>
          <table:table-cell office:value-type="string" calcext:value-type="string">
            <text:p>appartement t2 bis - t3 nancy faubourg des iii maisons dans petit immeuble calme, profitez d'un spacieux t2 bis - t3 compose d'une entree distribuant un double salon sejour avec parquet, cheminee, alcove, moulures, cheminee decorative, une chambre au calme cote jardin, un cuisine agencee, une salle de bains avec douche et wc. proche de toutes les commodites, cet appartement au charme incontestable saura vous ravir. enfin, vous pourrez beneficier d'une cave privee. chauffage individuel au gaz. disponible de suite reference annonce : 1113 honoraires a la charge du locataire : 520 € ttc dont 141 € pour l'etat des lieux depot de garantie : 520 € montant des charges : 30 € / mois</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550" calcext:value-type="float">
            <text:p>550</text:p>
          </table:table-cell>
          <table:table-cell office:value-type="float" office:value="10.5769230769231" calcext:value-type="float">
            <text:p>10.5769230769231</text:p>
          </table:table-cell>
          <table:table-cell office:value-type="float" office:value="3" calcext:value-type="float">
            <text:p>3</text:p>
          </table:table-cell>
          <table:table-cell office:value-type="float" office:value="52" calcext:value-type="float">
            <text:p>52</text:p>
          </table:table-cell>
          <table:table-cell table:number-columns-repeated="4"/>
          <table:table-cell table:number-columns-repeated="2" office:value-type="string" calcext:value-type="string">
            <text:p>2020-07-07T14:49:00</text:p>
          </table:table-cell>
          <table:table-cell office:value-type="float" office:value="12" calcext:value-type="float">
            <text:p>12</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0.leboncoin.fr/ad-large/ca2aad9b1c5c6ae98f10ab727a37f20d203938b0.jpg, https://img2.leboncoin.fr/ad-large/db799ad1398ab02fdea3e3c2679a07b485b196cc.jpg, https://img5.leboncoin.fr/ad-large/539ff2cf6d698b1f5cea871468e7f27c6fd21efc.jpg, https://img7.leboncoin.fr/ad-large/8aa92f25abb2ecb221c8b68567f5056e8069a8dc.jpg, https://img1.leboncoin.fr/ad-large/86f2647aa1314fac972a40a73b0d4dfb384e158a.jpg, https://img3.leboncoin.fr/ad-large/2a45fe9ec94725c5bd727eb922a3c2f4cfe52de5.jpg, https://img5.leboncoin.fr/ad-large/d43647e1914b13ce1cae50d6db6d08d106562a1a.jpg, https://img0.leboncoin.fr/ad-large/d6a9b8b3eecd4faae0f4eb2f1c3039288e5d17f3.jpg, https://img0.leboncoin.fr/ad-large/ca2aad9b1c5c6ae98f10ab727a37f20d203938b0.jpg, https://img2.leboncoin.fr/ad-large/db799ad1398ab02fdea3e3c2679a07b485b196cc.jpg, https://img5.leboncoin.fr/ad-large/539ff2cf6d698b1f5cea871468e7f27c6fd21efc.jpg, https://img7.leboncoin.fr/ad-large/8aa92f25abb2ecb221c8b68567f5056e8069a8dc.jpg, https://img1.leboncoin.fr/ad-large/86f2647aa1314fac972a40a73b0d4dfb384e158a.jpg, https://img3.leboncoin.fr/ad-large/2a45fe9ec94725c5bd727eb922a3c2f4cfe52de5.jpg, https://img5.leboncoin.fr/ad-large/d43647e1914b13ce1cae50d6db6d08d106562a1a.jpg, https://img0.leboncoin.fr/ad-large/d6a9b8b3eecd4faae0f4eb2f1c3039288e5d17f3.jpg, https://img0.leboncoin.fr/ad-large/ca2aad9b1c5c6ae98f10ab727a37f20d203938b0.jpg</text:p>
          </table:table-cell>
          <table:table-cell office:value-type="string" calcext:value-type="string">
            <text:p>price: &lt;i &gt;550&lt;/i&gt; €&lt;br /&gt;indoor area: &lt;i &gt;52&lt;/i&gt; m²&lt;br /&gt;outdoor area: &lt;i &gt;52&lt;/i&gt; m²&lt;br /&gt;rooms: &lt;i &gt;3&lt;/i&gt; &lt;br /&gt;floors: &lt;i &gt;&lt;/i&gt; &lt;br /&gt;energy grade: &lt;i &gt;&lt;/i&gt; &lt;br /&gt;value: &lt;i &gt;5&lt;/i&gt; / 10&lt;br /&gt;leverage: &lt;i &gt;5&lt;/i&gt; / 10&lt;br /&gt;age: &lt;i &gt;5&lt;/i&gt; days&lt;br /&gt;url: &lt;a href="https://www.leboncoin.fr/locations/1811625964.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1483173.htm/</text:p>
          </table:table-cell>
          <table:table-cell office:value-type="string" calcext:value-type="string">
            <text:p>loue maisons seniors</text:p>
          </table:table-cell>
          <table:table-cell office:value-type="string" calcext:value-type="string">
            <text:p>Maison</text:p>
          </table:table-cell>
          <table:table-cell office:value-type="string" calcext:value-type="string">
            <text:p>loue prochainement: maisons dans village seniors, de 56 m2, se composant comme suit: - une entree de 4,98 m2 - une chambre de 18,78 m2 - une sdb de 5,14 m2 - un degagement de 4,80 m2 - un salon-sejour-cuisine de 27,08 m2 - une terrasse de 10 m2 donnant sur un jardin privatif ces logements sont reserves a des seniors a partir de 60 ans. ils repondront tous aux normes bbc et pmr. dans un cadre verdoyant et securise par un portail electrique. pour plus d’informations, contactez le: 0632192696</text:p>
          </table:table-cell>
          <table:table-cell office:value-type="string" calcext:value-type="string">
            <text:p>moutiers</text:p>
          </table:table-cell>
          <table:table-cell office:value-type="float" office:value="54660" calcext:value-type="float">
            <text:p>54660</text:p>
          </table:table-cell>
          <table:table-cell office:value-type="float" office:value="49.2332157" calcext:value-type="float">
            <text:p>49.2332157</text:p>
          </table:table-cell>
          <table:table-cell office:value-type="float" office:value="5.9669258" calcext:value-type="float">
            <text:p>5.9669258</text:p>
          </table:table-cell>
          <table:table-cell table:number-columns-repeated="2" office:value-type="float" office:value="650" calcext:value-type="float">
            <text:p>650</text:p>
          </table:table-cell>
          <table:table-cell office:value-type="float" office:value="11.6071428571429" calcext:value-type="float">
            <text:p>11.6071428571429</text:p>
          </table:table-cell>
          <table:table-cell office:value-type="float" office:value="2" calcext:value-type="float">
            <text:p>2</text:p>
          </table:table-cell>
          <table:table-cell office:value-type="float" office:value="56" calcext:value-type="float">
            <text:p>56</text:p>
          </table:table-cell>
          <table:table-cell table:number-columns-repeated="2"/>
          <table:table-cell table:number-columns-repeated="2" office:value-type="string" calcext:value-type="string">
            <text:p>a</text:p>
          </table:table-cell>
          <table:table-cell table:number-columns-repeated="2" office:value-type="string" calcext:value-type="string">
            <text:p>2020-07-07T21:43:00</text:p>
          </table:table-cell>
          <table:table-cell office:value-type="float" office:value="11" calcext:value-type="float">
            <text:p>11</text:p>
          </table:table-cell>
          <table:table-cell office:value-type="float" office:value="0" calcext:value-type="float">
            <text:p>0</text:p>
          </table:table-cell>
          <table:table-cell office:value-type="float" office:value="83.5" calcext:value-type="float">
            <text:p>83.5</text:p>
          </table:table-cell>
          <table:table-cell office:value-type="float" office:value="57" calcext:value-type="float">
            <text:p>57</text:p>
          </table:table-cell>
          <table:table-cell office:value-type="float" office:value="34.9" calcext:value-type="float">
            <text:p>34.9</text:p>
          </table:table-cell>
          <table:table-cell office:value-type="float" office:value="31" calcext:value-type="float">
            <text:p>31</text:p>
          </table:table-cell>
          <table:table-cell table:number-columns-repeated="2" office:value-type="float" office:value="5" calcext:value-type="float">
            <text:p>5</text:p>
          </table:table-cell>
          <table:table-cell office:value-type="string" calcext:value-type="string">
            <text:p>https://img6.leboncoin.fr/ad-large/5ede558d7a53b9e638cf0069cfd55710d738eea6.jpg, https://img5.leboncoin.fr/ad-large/42c5365461a30aefb8e618f01a465cb83d2c7b5c.jpg, https://img2.leboncoin.fr/ad-large/7b414cdef0015765e7bf33532cfb3e27eabd41b4.jpg, https://img6.leboncoin.fr/ad-large/5ede558d7a53b9e638cf0069cfd55710d738eea6.jpg, https://img5.leboncoin.fr/ad-large/42c5365461a30aefb8e618f01a465cb83d2c7b5c.jpg, https://img2.leboncoin.fr/ad-large/7b414cdef0015765e7bf33532cfb3e27eabd41b4.jpg, https://img6.leboncoin.fr/ad-large/5ede558d7a53b9e638cf0069cfd55710d738eea6.jpg</text:p>
          </table:table-cell>
          <table:table-cell office:value-type="string" calcext:value-type="string">
            <text:p>price: &lt;i &gt;650&lt;/i&gt; €&lt;br /&gt;indoor area: &lt;i &gt;56&lt;/i&gt; m²&lt;br /&gt;outdoor area: &lt;i &gt;56&lt;/i&gt; m²&lt;br /&gt;rooms: &lt;i &gt;2&lt;/i&gt; &lt;br /&gt;floors: &lt;i &gt;&lt;/i&gt; &lt;br /&gt;energy grade: &lt;i &gt;a&lt;/i&gt; &lt;br /&gt;value: &lt;i &gt;5&lt;/i&gt; / 10&lt;br /&gt;leverage: &lt;i &gt;5&lt;/i&gt; / 10&lt;br /&gt;age: &lt;i &gt;5&lt;/i&gt; days&lt;br /&gt;url: &lt;a href="https://www.leboncoin.fr/locations/1811483173.htm/"&gt;leboncoin.fr&lt;/a&gt; &lt;br /&gt;</text:p>
          </table:table-cell>
          <table:table-cell office:value-type="string" calcext:value-type="string">
            <text:p>https://www.leboncoin.fr/profil/bfd6266b-6e0d-4ede-9c67-582b72365988/offres</text:p>
          </table:table-cell>
        </table:table-row>
        <table:table-row table:style-name="ro1">
          <table:table-cell office:value-type="string" calcext:value-type="string">
            <text:p>https://www.leboncoin.fr/locations/1812119624.htm/</text:p>
          </table:table-cell>
          <table:table-cell office:value-type="string" calcext:value-type="string">
            <text:p>appartement 3 pieces 70 m2</text:p>
          </table:table-cell>
          <table:table-cell office:value-type="string" calcext:value-type="string">
            <text:p>Appartement</text:p>
          </table:table-cell>
          <table:table-cell office:value-type="string" calcext:value-type="string">
            <text:p>jarville malgrange bel appartement 3 pieces 70 m2 en residence avec garage proximite nancy - jarville - ligne 2 du tram. dans residence recente et securisee moderne avec ascenseur , appartement 3 pieces en tres bon etat renove comprenant une entree avec grand placard de rangement, une vaste cuisine independante neuve toute equipee (hotte, four, plaques,mobilier) , un cellier spacieux, deux chambres avec parquet au calme donnant sur jardin, un salon lumineux avec parquet , une salle de bains entierement carrelee avec baignoire, wc separes, un dressing.. un garage prive ferme . . disponible le 25 juillet 2020 reference annonce : e1n6x5 honoraires a la charge du locataire : 637 € ttc dont 77 € pour l'etat des lieux depot de garantie : 567 € montant des charges : 70 € / mois</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637" calcext:value-type="float">
            <text:p>637</text:p>
          </table:table-cell>
          <table:table-cell office:value-type="float" office:value="9.1" calcext:value-type="float">
            <text:p>9.1</text:p>
          </table:table-cell>
          <table:table-cell office:value-type="float" office:value="3" calcext:value-type="float">
            <text:p>3</text:p>
          </table:table-cell>
          <table:table-cell office:value-type="float" office:value="70" calcext:value-type="float">
            <text:p>70</text:p>
          </table:table-cell>
          <table:table-cell table:number-columns-repeated="2"/>
          <table:table-cell office:value-type="string" calcext:value-type="string">
            <text:p>c</text:p>
          </table:table-cell>
          <table:table-cell office:value-type="string" calcext:value-type="string">
            <text:p>d</text:p>
          </table:table-cell>
          <table:table-cell table:number-columns-repeated="2" office:value-type="string" calcext:value-type="string">
            <text:p>2020-07-08T07:15:00</text:p>
          </table:table-cell>
          <table:table-cell office:value-type="float" office:value="11" calcext:value-type="float">
            <text:p>11</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3.leboncoin.fr/ad-large/ff1215f731207d36357744997ea29296b39da88d.jpg, https://img7.leboncoin.fr/ad-large/52c2a6938b0771d2fd9dc67c6f855f98bc64dfb3.jpg, https://img3.leboncoin.fr/ad-large/2b4b3d171f92f81cc54e011ca153c7494cce487a.jpg, https://img1.leboncoin.fr/ad-large/7f3846cf5837f33d3ed7f21a5ec9149eae5315f1.jpg, https://img6.leboncoin.fr/ad-large/e2424e800db4bb511dd395040a583631ad1d9cac.jpg, https://img5.leboncoin.fr/ad-large/b227d527e15e3b297d4706202534baffa96ff6a4.jpg, https://img4.leboncoin.fr/ad-large/04cda1d913d8fc4b03c0369c8d0c5d706d8553e9.jpg, https://img3.leboncoin.fr/ad-large/ff1215f731207d36357744997ea29296b39da88d.jpg, https://img7.leboncoin.fr/ad-large/52c2a6938b0771d2fd9dc67c6f855f98bc64dfb3.jpg, https://img3.leboncoin.fr/ad-large/2b4b3d171f92f81cc54e011ca153c7494cce487a.jpg, https://img1.leboncoin.fr/ad-large/7f3846cf5837f33d3ed7f21a5ec9149eae5315f1.jpg, https://img6.leboncoin.fr/ad-large/e2424e800db4bb511dd395040a583631ad1d9cac.jpg, https://img5.leboncoin.fr/ad-large/b227d527e15e3b297d4706202534baffa96ff6a4.jpg, https://img4.leboncoin.fr/ad-large/04cda1d913d8fc4b03c0369c8d0c5d706d8553e9.jpg, https://img3.leboncoin.fr/ad-large/ff1215f731207d36357744997ea29296b39da88d.jpg</text:p>
          </table:table-cell>
          <table:table-cell office:value-type="string" calcext:value-type="string">
            <text:p>price: &lt;i &gt;637&lt;/i&gt; €&lt;br /&gt;indoor area: &lt;i &gt;70&lt;/i&gt; m²&lt;br /&gt;outdoor area: &lt;i &gt;70&lt;/i&gt; m²&lt;br /&gt;rooms: &lt;i &gt;3&lt;/i&gt; &lt;br /&gt;floors: &lt;i &gt;&lt;/i&gt; &lt;br /&gt;energy grade: &lt;i &gt;c&lt;/i&gt; &lt;br /&gt;value: &lt;i &gt;5&lt;/i&gt; / 10&lt;br /&gt;leverage: &lt;i &gt;5&lt;/i&gt; / 10&lt;br /&gt;age: &lt;i &gt;5&lt;/i&gt; days&lt;br /&gt;url: &lt;a href="https://www.leboncoin.fr/locations/1812119624.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1661236.htm/</text:p>
          </table:table-cell>
          <table:table-cell office:value-type="string" calcext:value-type="string">
            <text:p>f3 a louer secteur baccarat/deneuvre</text:p>
          </table:table-cell>
          <table:table-cell office:value-type="string" calcext:value-type="string">
            <text:p>Appartement</text:p>
          </table:table-cell>
          <table:table-cell office:value-type="string" calcext:value-type="string">
            <text:p>f3 a louer secteur baccarat/deneuvre 80m2. cuisine-sejour salon avec placards salle de bain - w-c 2 chambres grenier, garage commun, cave, cour et jardin collectif avec petite terrasse chauffage individuel au gaz de ville 400 de loyer + 25 euros de charges par personne par mois tel: 06/87/25/27/61</text:p>
          </table:table-cell>
          <table:table-cell office:value-type="string" calcext:value-type="string">
            <text:p>deneuvre</text:p>
          </table:table-cell>
          <table:table-cell office:value-type="float" office:value="54120" calcext:value-type="float">
            <text:p>54120</text:p>
          </table:table-cell>
          <table:table-cell office:value-type="float" office:value="48.4443122" calcext:value-type="float">
            <text:p>48.4443122</text:p>
          </table:table-cell>
          <table:table-cell office:value-type="float" office:value="6.7356749" calcext:value-type="float">
            <text:p>6.7356749</text:p>
          </table:table-cell>
          <table:table-cell table:number-columns-repeated="2" office:value-type="float" office:value="425" calcext:value-type="float">
            <text:p>425</text:p>
          </table:table-cell>
          <table:table-cell office:value-type="float" office:value="5.3125" calcext:value-type="float">
            <text:p>5.3125</text:p>
          </table:table-cell>
          <table:table-cell office:value-type="float" office:value="3" calcext:value-type="float">
            <text:p>3</text:p>
          </table:table-cell>
          <table:table-cell office:value-type="float" office:value="80" calcext:value-type="float">
            <text:p>80</text:p>
          </table:table-cell>
          <table:table-cell table:number-columns-repeated="2"/>
          <table:table-cell table:number-columns-repeated="2" office:value-type="string" calcext:value-type="string">
            <text:p>e</text:p>
          </table:table-cell>
          <table:table-cell table:number-columns-repeated="2" office:value-type="string" calcext:value-type="string">
            <text:p>2020-07-08T09:02:00</text:p>
          </table:table-cell>
          <table:table-cell office:value-type="float" office:value="11" calcext:value-type="float">
            <text:p>11</text:p>
          </table:table-cell>
          <table:table-cell office:value-type="float" office:value="0" calcext:value-type="float">
            <text:p>0</text:p>
          </table:table-cell>
          <table:table-cell office:value-type="float" office:value="66.3" calcext:value-type="float">
            <text:p>66.3</text:p>
          </table:table-cell>
          <table:table-cell office:value-type="float" office:value="50" calcext:value-type="float">
            <text:p>50</text:p>
          </table:table-cell>
          <table:table-cell office:value-type="float" office:value="115.7" calcext:value-type="float">
            <text:p>115.7</text:p>
          </table:table-cell>
          <table:table-cell office:value-type="float" office:value="78" calcext:value-type="float">
            <text:p>78</text:p>
          </table:table-cell>
          <table:table-cell table:number-columns-repeated="2" office:value-type="float" office:value="5" calcext:value-type="float">
            <text:p>5</text:p>
          </table:table-cell>
          <table:table-cell office:value-type="string" calcext:value-type="string">
            <text:p>https://img5.leboncoin.fr/ad-large/e1645c91efade29179e68e1ee257e54ffedbc80b.jpg, https://img1.leboncoin.fr/ad-large/9867d2c4f6d7d6037fda33b9e954b7a193c820b8.jpg, https://img5.leboncoin.fr/ad-large/a7aaaebb98675d34f0883cccf249aafc212bb403.jpg, https://img5.leboncoin.fr/ad-large/e1645c91efade29179e68e1ee257e54ffedbc80b.jpg, https://img1.leboncoin.fr/ad-large/9867d2c4f6d7d6037fda33b9e954b7a193c820b8.jpg, https://img5.leboncoin.fr/ad-large/a7aaaebb98675d34f0883cccf249aafc212bb403.jpg, https://img5.leboncoin.fr/ad-large/e1645c91efade29179e68e1ee257e54ffedbc80b.jpg</text:p>
          </table:table-cell>
          <table:table-cell office:value-type="string" calcext:value-type="string">
            <text:p>price: &lt;i &gt;425&lt;/i&gt; €&lt;br /&gt;indoor area: &lt;i &gt;80&lt;/i&gt; m²&lt;br /&gt;outdoor area: &lt;i &gt;80&lt;/i&gt; m²&lt;br /&gt;rooms: &lt;i &gt;3&lt;/i&gt; &lt;br /&gt;floors: &lt;i &gt;&lt;/i&gt; &lt;br /&gt;energy grade: &lt;i &gt;e&lt;/i&gt; &lt;br /&gt;value: &lt;i &gt;5&lt;/i&gt; / 10&lt;br /&gt;leverage: &lt;i &gt;5&lt;/i&gt; / 10&lt;br /&gt;age: &lt;i &gt;5&lt;/i&gt; days&lt;br /&gt;url: &lt;a href="https://www.leboncoin.fr/locations/1811661236.htm/"&gt;leboncoin.fr&lt;/a&gt; &lt;br /&gt;</text:p>
          </table:table-cell>
          <table:table-cell office:value-type="string" calcext:value-type="string">
            <text:p>https://www.leboncoin.fr/profil/878c991c-9a7d-415f-a2d1-a052681546f7/offres</text:p>
          </table:table-cell>
        </table:table-row>
        <table:table-row table:style-name="ro1">
          <table:table-cell office:value-type="string" calcext:value-type="string">
            <text:p>https://www.leboncoin.fr/locations/1785842965.htm/</text:p>
          </table:table-cell>
          <table:table-cell office:value-type="string" calcext:value-type="string">
            <text:p>appartement 2 pieces 41 m2</text:p>
          </table:table-cell>
          <table:table-cell office:value-type="string" calcext:value-type="string">
            <text:p>Appartement</text:p>
          </table:table-cell>
          <table:table-cell office:value-type="string" calcext:value-type="string">
            <text:p>bouxieres-aux-chenes - f2 agreable f2 de 41 m2 environ au 3eme etage, cuisine ouverte sur sejour et acces sur la terrasse avec vue degagee, une chambre. chauffage electrique, double vitrage. local annexe, emplacement de stationnement et jardin collectif. dpe : classe energie d. libre de suite charges : 30,00 eur (eau, electricite des communs, entretien des communs) contact : 03 83 33 55 00 - contact@synergie-habitat.org reference annonce : 239022 honoraires a la charge du locataire : 220 € ttc depot de garantie : 440 € montant des charges : 30 € / mois modalite de recuperation des charges locatives : provision avec regularisation annuelle</text:p>
          </table:table-cell>
          <table:table-cell office:value-type="string" calcext:value-type="string">
            <text:p>bouxieres-aux-chenes</text:p>
          </table:table-cell>
          <table:table-cell office:value-type="float" office:value="54770" calcext:value-type="float">
            <text:p>54770</text:p>
          </table:table-cell>
          <table:table-cell office:value-type="float" office:value="48.7717193" calcext:value-type="float">
            <text:p>48.7717193</text:p>
          </table:table-cell>
          <table:table-cell office:value-type="float" office:value="6.2632187" calcext:value-type="float">
            <text:p>6.2632187</text:p>
          </table:table-cell>
          <table:table-cell table:number-columns-repeated="2" office:value-type="float" office:value="470" calcext:value-type="float">
            <text:p>470</text:p>
          </table:table-cell>
          <table:table-cell office:value-type="float" office:value="11.4634146341463" calcext:value-type="float">
            <text:p>11.4634146341463</text:p>
          </table:table-cell>
          <table:table-cell office:value-type="float" office:value="2" calcext:value-type="float">
            <text:p>2</text:p>
          </table:table-cell>
          <table:table-cell office:value-type="float" office:value="41" calcext:value-type="float">
            <text:p>41</text:p>
          </table:table-cell>
          <table:table-cell table:number-columns-repeated="2"/>
          <table:table-cell office:value-type="string" calcext:value-type="string">
            <text:p>d</text:p>
          </table:table-cell>
          <table:table-cell office:value-type="string" calcext:value-type="string">
            <text:p>b</text:p>
          </table:table-cell>
          <table:table-cell table:number-columns-repeated="2" office:value-type="string" calcext:value-type="string">
            <text:p>2020-05-23T11:16:00</text:p>
          </table:table-cell>
          <table:table-cell office:value-type="float" office:value="57" calcext:value-type="float">
            <text:p>57</text:p>
          </table:table-cell>
          <table:table-cell office:value-type="float" office:value="0" calcext:value-type="float">
            <text:p>0</text:p>
          </table:table-cell>
          <table:table-cell office:value-type="float" office:value="17.6" calcext:value-type="float">
            <text:p>17.6</text:p>
          </table:table-cell>
          <table:table-cell office:value-type="float" office:value="17" calcext:value-type="float">
            <text:p>17</text:p>
          </table:table-cell>
          <table:table-cell office:value-type="float" office:value="55.7" calcext:value-type="float">
            <text:p>55.7</text:p>
          </table:table-cell>
          <table:table-cell office:value-type="float" office:value="42" calcext:value-type="float">
            <text:p>42</text:p>
          </table:table-cell>
          <table:table-cell table:number-columns-repeated="2" office:value-type="float" office:value="5" calcext:value-type="float">
            <text:p>5</text:p>
          </table:table-cell>
          <table:table-cell office:value-type="string" calcext:value-type="string">
            <text:p>https://img2.leboncoin.fr/ad-large/944903a814fdf9a460f684c08a850188bc1761ee.jpg, https://img5.leboncoin.fr/ad-large/e1e984450762118209d4d8965516edbe800948cb.jpg, https://img1.leboncoin.fr/ad-large/7244afa427cebb022dae808c7f2354b99a0185c8.jpg, https://img2.leboncoin.fr/ad-large/9e163b645caa9e613dc5e3f3ef2bc92883c7574a.jpg, https://img2.leboncoin.fr/ad-large/0670cafe9244e7f002e53716f3808dc2da31c2c7.jpg, https://img2.leboncoin.fr/ad-large/944903a814fdf9a460f684c08a850188bc1761ee.jpg, https://img5.leboncoin.fr/ad-large/e1e984450762118209d4d8965516edbe800948cb.jpg, https://img1.leboncoin.fr/ad-large/7244afa427cebb022dae808c7f2354b99a0185c8.jpg, https://img2.leboncoin.fr/ad-large/9e163b645caa9e613dc5e3f3ef2bc92883c7574a.jpg, https://img2.leboncoin.fr/ad-large/0670cafe9244e7f002e53716f3808dc2da31c2c7.jpg, https://img2.leboncoin.fr/ad-large/944903a814fdf9a460f684c08a850188bc1761ee.jpg</text:p>
          </table:table-cell>
          <table:table-cell office:value-type="string" calcext:value-type="string">
            <text:p>price: &lt;i &gt;470&lt;/i&gt; €&lt;br /&gt;indoor area: &lt;i &gt;41&lt;/i&gt; m²&lt;br /&gt;outdoor area: &lt;i &gt;41&lt;/i&gt; m²&lt;br /&gt;rooms: &lt;i &gt;2&lt;/i&gt; &lt;br /&gt;floors: &lt;i &gt;&lt;/i&gt; &lt;br /&gt;energy grade: &lt;i &gt;d&lt;/i&gt; &lt;br /&gt;value: &lt;i &gt;5&lt;/i&gt; / 10&lt;br /&gt;leverage: &lt;i &gt;5&lt;/i&gt; / 10&lt;br /&gt;age: &lt;i &gt;5&lt;/i&gt; days&lt;br /&gt;url: &lt;a href="https://www.leboncoin.fr/locations/1785842965.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786068720.htm/</text:p>
          </table:table-cell>
          <table:table-cell office:value-type="string" calcext:value-type="string">
            <text:p>appartement 2 pieces artem /parc sainte marie</text:p>
          </table:table-cell>
          <table:table-cell office:value-type="string" calcext:value-type="string">
            <text:p>Appartement</text:p>
          </table:table-cell>
          <table:table-cell office:value-type="string" calcext:value-type="string">
            <text:p>bel appartement 2 pieces en parfait etat ,a proximite du parc ste marie et de artem,coin cuisine equipee ,chambre et sejour spacieux ,parquet de chene ,cheminee decorative ,acces jardin possible . loyer : 475 + 40 euros tel 07 71 03 80 27</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515" calcext:value-type="float">
            <text:p>515</text:p>
          </table:table-cell>
          <table:table-cell office:value-type="float" office:value="12.2619047619048" calcext:value-type="float">
            <text:p>12.2619047619048</text:p>
          </table:table-cell>
          <table:table-cell office:value-type="float" office:value="2" calcext:value-type="float">
            <text:p>2</text:p>
          </table:table-cell>
          <table:table-cell office:value-type="float" office:value="42" calcext:value-type="float">
            <text:p>42</text:p>
          </table:table-cell>
          <table:table-cell table:number-columns-repeated="2"/>
          <table:table-cell office:value-type="string" calcext:value-type="string">
            <text:p>c</text:p>
          </table:table-cell>
          <table:table-cell office:value-type="string" calcext:value-type="string">
            <text:p>d</text:p>
          </table:table-cell>
          <table:table-cell table:number-columns-repeated="2" office:value-type="string" calcext:value-type="string">
            <text:p>2020-05-23T17:25:00</text:p>
          </table:table-cell>
          <table:table-cell office:value-type="float" office:value="56" calcext:value-type="float">
            <text:p>56</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1.leboncoin.fr/ad-large/84ab64c54d043a0174509b69936c1e1dbe3adba5.jpg, https://img6.leboncoin.fr/ad-large/dd62da204bae470e34736ca47195933398ec7097.jpg, https://img1.leboncoin.fr/ad-large/84ab64c54d043a0174509b69936c1e1dbe3adba5.jpg, https://img6.leboncoin.fr/ad-large/dd62da204bae470e34736ca47195933398ec7097.jpg, https://img1.leboncoin.fr/ad-large/84ab64c54d043a0174509b69936c1e1dbe3adba5.jpg</text:p>
          </table:table-cell>
          <table:table-cell office:value-type="string" calcext:value-type="string">
            <text:p>price: &lt;i &gt;515&lt;/i&gt; €&lt;br /&gt;indoor area: &lt;i &gt;42&lt;/i&gt; m²&lt;br /&gt;outdoor area: &lt;i &gt;42&lt;/i&gt; m²&lt;br /&gt;rooms: &lt;i &gt;2&lt;/i&gt; &lt;br /&gt;floors: &lt;i &gt;&lt;/i&gt; &lt;br /&gt;energy grade: &lt;i &gt;c&lt;/i&gt; &lt;br /&gt;value: &lt;i &gt;5&lt;/i&gt; / 10&lt;br /&gt;leverage: &lt;i &gt;5&lt;/i&gt; / 10&lt;br /&gt;age: &lt;i &gt;5&lt;/i&gt; days&lt;br /&gt;url: &lt;a href="https://www.leboncoin.fr/locations/1786068720.htm/"&gt;leboncoin.fr&lt;/a&gt; &lt;br /&gt;</text:p>
          </table:table-cell>
          <table:table-cell office:value-type="string" calcext:value-type="string">
            <text:p>https://www.leboncoin.fr/profil/25ada0fd-4095-43fc-93d7-a51a4f422aaf/offres</text:p>
          </table:table-cell>
        </table:table-row>
        <table:table-row table:style-name="ro1">
          <table:table-cell office:value-type="string" calcext:value-type="string">
            <text:p>https://www.leboncoin.fr/locations/1786933719.htm/</text:p>
          </table:table-cell>
          <table:table-cell office:value-type="string" calcext:value-type="string">
            <text:p>appartement 2 pieces parc ste marie /artem</text:p>
          </table:table-cell>
          <table:table-cell office:value-type="string" calcext:value-type="string">
            <text:p>Appartement</text:p>
          </table:table-cell>
          <table:table-cell office:value-type="string" calcext:value-type="string">
            <text:p>tres bel appartement 2 pieces en parfait etat situe a proximite du parc ste marie et de artem. coin cuisine equipee ,chambre et sejour spacieux,parquet de chene,acces possible jardin. loyer 475 + 40 tel 0771038027</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515" calcext:value-type="float">
            <text:p>515</text:p>
          </table:table-cell>
          <table:table-cell office:value-type="float" office:value="12.2619047619048" calcext:value-type="float">
            <text:p>12.2619047619048</text:p>
          </table:table-cell>
          <table:table-cell office:value-type="float" office:value="2" calcext:value-type="float">
            <text:p>2</text:p>
          </table:table-cell>
          <table:table-cell office:value-type="float" office:value="42" calcext:value-type="float">
            <text:p>42</text:p>
          </table:table-cell>
          <table:table-cell table:number-columns-repeated="2"/>
          <table:table-cell office:value-type="string" calcext:value-type="string">
            <text:p>c</text:p>
          </table:table-cell>
          <table:table-cell office:value-type="string" calcext:value-type="string">
            <text:p>d</text:p>
          </table:table-cell>
          <table:table-cell table:number-columns-repeated="2" office:value-type="string" calcext:value-type="string">
            <text:p>2020-05-25T07:17:00</text:p>
          </table:table-cell>
          <table:table-cell office:value-type="float" office:value="55" calcext:value-type="float">
            <text:p>55</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7.leboncoin.fr/ad-large/16af46f3c07526d21a365559b2c091a08daa610b.jpg, https://img6.leboncoin.fr/ad-large/95048bebb30197450c8d11349eaad50274d0c82b.jpg, https://img2.leboncoin.fr/ad-large/8a2352106b942c1360cb0d415c434b42e8640fc9.jpg, https://img7.leboncoin.fr/ad-large/16af46f3c07526d21a365559b2c091a08daa610b.jpg, https://img6.leboncoin.fr/ad-large/95048bebb30197450c8d11349eaad50274d0c82b.jpg, https://img2.leboncoin.fr/ad-large/8a2352106b942c1360cb0d415c434b42e8640fc9.jpg, https://img7.leboncoin.fr/ad-large/16af46f3c07526d21a365559b2c091a08daa610b.jpg</text:p>
          </table:table-cell>
          <table:table-cell office:value-type="string" calcext:value-type="string">
            <text:p>price: &lt;i &gt;515&lt;/i&gt; €&lt;br /&gt;indoor area: &lt;i &gt;42&lt;/i&gt; m²&lt;br /&gt;outdoor area: &lt;i &gt;42&lt;/i&gt; m²&lt;br /&gt;rooms: &lt;i &gt;2&lt;/i&gt; &lt;br /&gt;floors: &lt;i &gt;&lt;/i&gt; &lt;br /&gt;energy grade: &lt;i &gt;c&lt;/i&gt; &lt;br /&gt;value: &lt;i &gt;5&lt;/i&gt; / 10&lt;br /&gt;leverage: &lt;i &gt;5&lt;/i&gt; / 10&lt;br /&gt;age: &lt;i &gt;5&lt;/i&gt; days&lt;br /&gt;url: &lt;a href="https://www.leboncoin.fr/locations/1786933719.htm/"&gt;leboncoin.fr&lt;/a&gt; &lt;br /&gt;</text:p>
          </table:table-cell>
          <table:table-cell office:value-type="string" calcext:value-type="string">
            <text:p>https://www.leboncoin.fr/profil/25ada0fd-4095-43fc-93d7-a51a4f422aaf/offres</text:p>
          </table:table-cell>
        </table:table-row>
        <table:table-row table:style-name="ro1">
          <table:table-cell office:value-type="string" calcext:value-type="string">
            <text:p>https://www.leboncoin.fr/locations/1805023237.htm/</text:p>
          </table:table-cell>
          <table:table-cell office:value-type="string" calcext:value-type="string">
            <text:p>a 15mn de luneville petite maison f3 jardin terrasse</text:p>
          </table:table-cell>
          <table:table-cell office:value-type="string" calcext:value-type="string">
            <text:p>Maison</text:p>
          </table:table-cell>
          <table:table-cell office:value-type="string" calcext:value-type="string">
            <text:p>a 15 mn de luneville en hyper centre ville de baccarat petite maison en arriere cour au calme de 62m2 avec terrasse jardin orientee est sud ouest soleil toute la journee la petite maison comprends 1 piece de vie acces terrasse avec cuisine equipee et coin table bar 1 salle d eau avec douche wc lavabo etg mezzanine salon ou bureau 2 chambres lumineuses 1 cellier 1 cave fenetres double vitrage volets roulants cc gaz de ville a 5mn a pied de la gare a 5 mn en voiture de la 2x2 voie nancy saint die dans le triangle epinal nancy saint die la campagne tout en etant en ville loyer 590€ + 30€ de charges (eau + assainissement + entretien chaudiere )</text:p>
          </table:table-cell>
          <table:table-cell office:value-type="string" calcext:value-type="string">
            <text:p>luneville</text:p>
          </table:table-cell>
          <table:table-cell office:value-type="float" office:value="54300" calcext:value-type="float">
            <text:p>54300</text:p>
          </table:table-cell>
          <table:table-cell office:value-type="float" office:value="48.5916164" calcext:value-type="float">
            <text:p>48.5916164</text:p>
          </table:table-cell>
          <table:table-cell office:value-type="float" office:value="6.4919563" calcext:value-type="float">
            <text:p>6.4919563</text:p>
          </table:table-cell>
          <table:table-cell table:number-columns-repeated="2" office:value-type="float" office:value="590" calcext:value-type="float">
            <text:p>590</text:p>
          </table:table-cell>
          <table:table-cell office:value-type="float" office:value="9.51612903225806" calcext:value-type="float">
            <text:p>9.51612903225806</text:p>
          </table:table-cell>
          <table:table-cell office:value-type="float" office:value="3" calcext:value-type="float">
            <text:p>3</text:p>
          </table:table-cell>
          <table:table-cell office:value-type="float" office:value="62" calcext:value-type="float">
            <text:p>62</text:p>
          </table:table-cell>
          <table:table-cell table:number-columns-repeated="2"/>
          <table:table-cell table:number-columns-repeated="2" office:value-type="string" calcext:value-type="string">
            <text:p>d</text:p>
          </table:table-cell>
          <table:table-cell table:number-columns-repeated="2" office:value-type="string" calcext:value-type="string">
            <text:p>2020-06-26T08:22:00</text:p>
          </table:table-cell>
          <table:table-cell office:value-type="float" office:value="23" calcext:value-type="float">
            <text:p>23</text:p>
          </table:table-cell>
          <table:table-cell office:value-type="float" office:value="0" calcext:value-type="float">
            <text:p>0</text:p>
          </table:table-cell>
          <table:table-cell office:value-type="float" office:value="42" calcext:value-type="float">
            <text:p>42</text:p>
          </table:table-cell>
          <table:table-cell office:value-type="float" office:value="37" calcext:value-type="float">
            <text:p>37</text:p>
          </table:table-cell>
          <table:table-cell office:value-type="float" office:value="91.3" calcext:value-type="float">
            <text:p>91.3</text:p>
          </table:table-cell>
          <table:table-cell office:value-type="float" office:value="65" calcext:value-type="float">
            <text:p>65</text:p>
          </table:table-cell>
          <table:table-cell table:number-columns-repeated="2" office:value-type="float" office:value="5" calcext:value-type="float">
            <text:p>5</text:p>
          </table:table-cell>
          <table:table-cell office:value-type="string" calcext:value-type="string">
            <text:p>https://img5.leboncoin.fr/ad-large/99572e996b0bf9c099b31a0a8b8d243ae47af035.jpg, https://img0.leboncoin.fr/ad-large/89da76c7d9b76e9e55c172b4877a082e733ced55.jpg, https://img2.leboncoin.fr/ad-large/d4838b3548e33300b8c4ab896e2ec1b1edc401d5.jpg, https://img5.leboncoin.fr/ad-large/99572e996b0bf9c099b31a0a8b8d243ae47af035.jpg, https://img0.leboncoin.fr/ad-large/89da76c7d9b76e9e55c172b4877a082e733ced55.jpg, https://img2.leboncoin.fr/ad-large/d4838b3548e33300b8c4ab896e2ec1b1edc401d5.jpg, https://img5.leboncoin.fr/ad-large/99572e996b0bf9c099b31a0a8b8d243ae47af035.jpg</text:p>
          </table:table-cell>
          <table:table-cell office:value-type="string" calcext:value-type="string">
            <text:p>price: &lt;i &gt;590&lt;/i&gt; €&lt;br /&gt;indoor area: &lt;i &gt;62&lt;/i&gt; m²&lt;br /&gt;outdoor area: &lt;i &gt;62&lt;/i&gt; m²&lt;br /&gt;rooms: &lt;i &gt;3&lt;/i&gt; &lt;br /&gt;floors: &lt;i &gt;&lt;/i&gt; &lt;br /&gt;energy grade: &lt;i &gt;d&lt;/i&gt; &lt;br /&gt;value: &lt;i &gt;5&lt;/i&gt; / 10&lt;br /&gt;leverage: &lt;i &gt;5&lt;/i&gt; / 10&lt;br /&gt;age: &lt;i &gt;5&lt;/i&gt; days&lt;br /&gt;url: &lt;a href="https://www.leboncoin.fr/locations/1805023237.htm/"&gt;leboncoin.fr&lt;/a&gt; &lt;br /&gt;</text:p>
          </table:table-cell>
          <table:table-cell office:value-type="string" calcext:value-type="string">
            <text:p>https://www.leboncoin.fr/profil/80e0723b-14bd-4401-8bd0-3974cf5a2d4e/offres</text:p>
          </table:table-cell>
        </table:table-row>
        <table:table-row table:style-name="ro1">
          <table:table-cell office:value-type="string" calcext:value-type="string">
            <text:p>https://www.leboncoin.fr/locations/1805640929.htm/</text:p>
          </table:table-cell>
          <table:table-cell office:value-type="string" calcext:value-type="string">
            <text:p>appartement 3 pieces 62 m2</text:p>
          </table:table-cell>
          <table:table-cell office:value-type="string" calcext:value-type="string">
            <text:p>Appartement</text:p>
          </table:table-cell>
          <table:table-cell office:value-type="string" calcext:value-type="string">
            <text:p>bouxieres-aux chenes f3 a 10 min de la porte verte, dans une copropriete paisible, venez visiter cet agreable appartement f3 de 62m2 disposant d'une cuisine ouverte sur salon sejour avec cheminee ancienne, 2 chambres dont une accedant a une cour privative, cellier, place de parking, jardin commun. charges 30 euros (eau, electricite des communs, entretien du jardin communs dpe : classe energie e. libre debut septembre contact : 03 83 33 55 00 - contact@synergie-habitat.org reference annonce : 009363 honoraires a la charge du locataire : 235 € ttc depot de garantie : 470 € montant des charges : 30 € / mois modalite de recuperation des charges locatives : provision avec regularisation annuelle</text:p>
          </table:table-cell>
          <table:table-cell office:value-type="string" calcext:value-type="string">
            <text:p>bouxieres-aux-chenes</text:p>
          </table:table-cell>
          <table:table-cell office:value-type="float" office:value="54770" calcext:value-type="float">
            <text:p>54770</text:p>
          </table:table-cell>
          <table:table-cell office:value-type="float" office:value="48.7717193" calcext:value-type="float">
            <text:p>48.7717193</text:p>
          </table:table-cell>
          <table:table-cell office:value-type="float" office:value="6.2632187" calcext:value-type="float">
            <text:p>6.2632187</text:p>
          </table:table-cell>
          <table:table-cell table:number-columns-repeated="2" office:value-type="float" office:value="500" calcext:value-type="float">
            <text:p>500</text:p>
          </table:table-cell>
          <table:table-cell office:value-type="float" office:value="8.06451612903226" calcext:value-type="float">
            <text:p>8.06451612903226</text:p>
          </table:table-cell>
          <table:table-cell office:value-type="float" office:value="3" calcext:value-type="float">
            <text:p>3</text:p>
          </table:table-cell>
          <table:table-cell office:value-type="float" office:value="62" calcext:value-type="float">
            <text:p>62</text:p>
          </table:table-cell>
          <table:table-cell table:number-columns-repeated="2"/>
          <table:table-cell office:value-type="string" calcext:value-type="string">
            <text:p>e</text:p>
          </table:table-cell>
          <table:table-cell office:value-type="string" calcext:value-type="string">
            <text:p>c</text:p>
          </table:table-cell>
          <table:table-cell table:number-columns-repeated="2" office:value-type="string" calcext:value-type="string">
            <text:p>2020-06-26T09:12:00</text:p>
          </table:table-cell>
          <table:table-cell office:value-type="float" office:value="23" calcext:value-type="float">
            <text:p>23</text:p>
          </table:table-cell>
          <table:table-cell office:value-type="float" office:value="0" calcext:value-type="float">
            <text:p>0</text:p>
          </table:table-cell>
          <table:table-cell office:value-type="float" office:value="17.6" calcext:value-type="float">
            <text:p>17.6</text:p>
          </table:table-cell>
          <table:table-cell office:value-type="float" office:value="17" calcext:value-type="float">
            <text:p>17</text:p>
          </table:table-cell>
          <table:table-cell office:value-type="float" office:value="55.7" calcext:value-type="float">
            <text:p>55.7</text:p>
          </table:table-cell>
          <table:table-cell office:value-type="float" office:value="42" calcext:value-type="float">
            <text:p>42</text:p>
          </table:table-cell>
          <table:table-cell table:number-columns-repeated="2" office:value-type="float" office:value="5" calcext:value-type="float">
            <text:p>5</text:p>
          </table:table-cell>
          <table:table-cell office:value-type="string" calcext:value-type="string">
            <text:p>https://img1.leboncoin.fr/ad-large/3f4a118db118b5ee9dca4ab9bf9a8281e44dabb8.jpg, https://img5.leboncoin.fr/ad-large/103c1ef1db8561516a8f2aa68d8aef0206f9392d.jpg, https://img4.leboncoin.fr/ad-large/32a1d0d2e19bd1c72a7e3a817677cd86899e78d1.jpg, https://img2.leboncoin.fr/ad-large/be43f84ba6e5355053c3421f9a55411a5957d1fd.jpg, https://img1.leboncoin.fr/ad-large/407cbc71e268f8ee5ecd5fae3bf99cc4bd19956d.jpg, https://img1.leboncoin.fr/ad-large/3f4a118db118b5ee9dca4ab9bf9a8281e44dabb8.jpg, https://img5.leboncoin.fr/ad-large/103c1ef1db8561516a8f2aa68d8aef0206f9392d.jpg, https://img4.leboncoin.fr/ad-large/32a1d0d2e19bd1c72a7e3a817677cd86899e78d1.jpg, https://img2.leboncoin.fr/ad-large/be43f84ba6e5355053c3421f9a55411a5957d1fd.jpg, https://img1.leboncoin.fr/ad-large/407cbc71e268f8ee5ecd5fae3bf99cc4bd19956d.jpg, https://img1.leboncoin.fr/ad-large/3f4a118db118b5ee9dca4ab9bf9a8281e44dabb8.jpg</text:p>
          </table:table-cell>
          <table:table-cell office:value-type="string" calcext:value-type="string">
            <text:p>price: &lt;i &gt;500&lt;/i&gt; €&lt;br /&gt;indoor area: &lt;i &gt;62&lt;/i&gt; m²&lt;br /&gt;outdoor area: &lt;i &gt;62&lt;/i&gt; m²&lt;br /&gt;rooms: &lt;i &gt;3&lt;/i&gt; &lt;br /&gt;floors: &lt;i &gt;&lt;/i&gt; &lt;br /&gt;energy grade: &lt;i &gt;e&lt;/i&gt; &lt;br /&gt;value: &lt;i &gt;5&lt;/i&gt; / 10&lt;br /&gt;leverage: &lt;i &gt;5&lt;/i&gt; / 10&lt;br /&gt;age: &lt;i &gt;5&lt;/i&gt; days&lt;br /&gt;url: &lt;a href="https://www.leboncoin.fr/locations/1805640929.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05694318.htm/</text:p>
          </table:table-cell>
          <table:table-cell office:value-type="string" calcext:value-type="string">
            <text:p>appartement 3 pieces 76 m2</text:p>
          </table:table-cell>
          <table:table-cell office:value-type="string" calcext:value-type="string">
            <text:p>Appartement</text:p>
          </table:table-cell>
          <table:table-cell office:value-type="string" calcext:value-type="string">
            <text:p>bel appartement au 2e etage d'une belle maison de maitre. il est compose de 2 chambres, d'un salon, d'une cuisine, salle de bains et toilettes separes. vous pouvez egalement profiter d'un jardin commun avec partie privative de presque 800m2. proche de toutes les commodites : gare, commerces, ecoles. libre debut aout 2020. visite virtuelle sur demande. reference annonce : 675 honoraires a la charge du locataire : 375 € ttc dont 175 € pour l'etat des lieux depot de garantie : 570 € montant des charges : 40 € / mois modalite de recuperation des charges locatives : forfait</text:p>
          </table:table-cell>
          <table:table-cell office:value-type="string" calcext:value-type="string">
            <text:p>pagny-sur-moselle</text:p>
          </table:table-cell>
          <table:table-cell office:value-type="float" office:value="54530" calcext:value-type="float">
            <text:p>54530</text:p>
          </table:table-cell>
          <table:table-cell office:value-type="float" office:value="48.9837551" calcext:value-type="float">
            <text:p>48.9837551</text:p>
          </table:table-cell>
          <table:table-cell office:value-type="float" office:value="6.0197497" calcext:value-type="float">
            <text:p>6.0197497</text:p>
          </table:table-cell>
          <table:table-cell table:number-columns-repeated="2" office:value-type="float" office:value="610" calcext:value-type="float">
            <text:p>610</text:p>
          </table:table-cell>
          <table:table-cell office:value-type="float" office:value="8.02631578947369" calcext:value-type="float">
            <text:p>8.02631578947369</text:p>
          </table:table-cell>
          <table:table-cell office:value-type="float" office:value="3" calcext:value-type="float">
            <text:p>3</text:p>
          </table:table-cell>
          <table:table-cell office:value-type="float" office:value="76" calcext:value-type="float">
            <text:p>76</text:p>
          </table:table-cell>
          <table:table-cell table:number-columns-repeated="4"/>
          <table:table-cell table:number-columns-repeated="2" office:value-type="string" calcext:value-type="string">
            <text:p>2020-06-26T11:34:00</text:p>
          </table:table-cell>
          <table:table-cell office:value-type="float" office:value="23" calcext:value-type="float">
            <text:p>23</text:p>
          </table:table-cell>
          <table:table-cell office:value-type="float" office:value="0" calcext:value-type="float">
            <text:p>0</text:p>
          </table:table-cell>
          <table:table-cell office:value-type="float" office:value="38.1" calcext:value-type="float">
            <text:p>38.1</text:p>
          </table:table-cell>
          <table:table-cell office:value-type="float" office:value="33" calcext:value-type="float">
            <text:p>33</text:p>
          </table:table-cell>
          <table:table-cell office:value-type="float" office:value="20" calcext:value-type="float">
            <text:p>20</text:p>
          </table:table-cell>
          <table:table-cell office:value-type="float" office:value="25" calcext:value-type="float">
            <text:p>25</text:p>
          </table:table-cell>
          <table:table-cell table:number-columns-repeated="2" office:value-type="float" office:value="5" calcext:value-type="float">
            <text:p>5</text:p>
          </table:table-cell>
          <table:table-cell office:value-type="string" calcext:value-type="string">
            <text:p>https://img0.leboncoin.fr/ad-large/cde8b63c4a2e8b474bf48eb177c404a2eaec5d6b.jpg, https://img0.leboncoin.fr/ad-large/ff2b6e9d1ad8384758232f566270f53f91a78c05.jpg, https://img3.leboncoin.fr/ad-large/ee102bb42bbaee3e217ede05e54c450df3c9d919.jpg, https://img5.leboncoin.fr/ad-large/50626bd0e9920282708af7ce09ac2d99ceaf7b14.jpg, https://img3.leboncoin.fr/ad-large/cd656cc4eeca16d4fd0c195889dd56bda0bc0150.jpg, https://img6.leboncoin.fr/ad-large/24eacbc261f2e9534187705b50876a01b48aeb27.jpg, https://img0.leboncoin.fr/ad-large/cde8b63c4a2e8b474bf48eb177c404a2eaec5d6b.jpg, https://img0.leboncoin.fr/ad-large/ff2b6e9d1ad8384758232f566270f53f91a78c05.jpg, https://img3.leboncoin.fr/ad-large/ee102bb42bbaee3e217ede05e54c450df3c9d919.jpg, https://img5.leboncoin.fr/ad-large/50626bd0e9920282708af7ce09ac2d99ceaf7b14.jpg, https://img3.leboncoin.fr/ad-large/cd656cc4eeca16d4fd0c195889dd56bda0bc0150.jpg, https://img6.leboncoin.fr/ad-large/24eacbc261f2e9534187705b50876a01b48aeb27.jpg, https://img0.leboncoin.fr/ad-large/cde8b63c4a2e8b474bf48eb177c404a2eaec5d6b.jpg</text:p>
          </table:table-cell>
          <table:table-cell office:value-type="string" calcext:value-type="string">
            <text:p>price: &lt;i &gt;610&lt;/i&gt; €&lt;br /&gt;indoor area: &lt;i &gt;76&lt;/i&gt; m²&lt;br /&gt;outdoor area: &lt;i &gt;76&lt;/i&gt; m²&lt;br /&gt;rooms: &lt;i &gt;3&lt;/i&gt; &lt;br /&gt;floors: &lt;i &gt;&lt;/i&gt; &lt;br /&gt;energy grade: &lt;i &gt;&lt;/i&gt; &lt;br /&gt;value: &lt;i &gt;5&lt;/i&gt; / 10&lt;br /&gt;leverage: &lt;i &gt;5&lt;/i&gt; / 10&lt;br /&gt;age: &lt;i &gt;5&lt;/i&gt; days&lt;br /&gt;url: &lt;a href="https://www.leboncoin.fr/locations/1805694318.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778445785.htm/</text:p>
          </table:table-cell>
          <table:table-cell office:value-type="string" calcext:value-type="string">
            <text:p>appartement 2 pieces 42 m2</text:p>
          </table:table-cell>
          <table:table-cell office:value-type="string" calcext:value-type="string">
            <text:p>Appartement</text:p>
          </table:table-cell>
          <table:table-cell office:value-type="string" calcext:value-type="string">
            <text:p>nancy artem/leclerc , charmant f2 renove avec jardin privatif proche artem , arret de tram tres proche de l'immeuble. profiter de charmant appartement de type f2 spacieux renove tout recemment . cet appartement vous seduira par sa grande luminosite et la proximite des transports en communs . il se compose d'une entree, d'un vaste sejour lumineux avec parquet neuf au sol , d'une chambre au calme donnant sur grand jardin privatif , une cuisine independante equipee avec frigo , une salle de bains wc. grand jardin privatif expose plein sud .. . disponible fin mai 2020 reference annonce : e1l5xm honoraires a la charge du locataire : 462 € ttc dont 126 € pour l'etat des lieux depot de garantie : 530 € montant des charges : 20 € / mois</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550" calcext:value-type="float">
            <text:p>550</text:p>
          </table:table-cell>
          <table:table-cell office:value-type="float" office:value="13.0952380952381" calcext:value-type="float">
            <text:p>13.0952380952381</text:p>
          </table:table-cell>
          <table:table-cell office:value-type="float" office:value="2" calcext:value-type="float">
            <text:p>2</text:p>
          </table:table-cell>
          <table:table-cell office:value-type="float" office:value="42" calcext:value-type="float">
            <text:p>42</text:p>
          </table:table-cell>
          <table:table-cell table:number-columns-repeated="2"/>
          <table:table-cell office:value-type="string" calcext:value-type="string">
            <text:p>e</text:p>
          </table:table-cell>
          <table:table-cell office:value-type="string" calcext:value-type="string">
            <text:p>d</text:p>
          </table:table-cell>
          <table:table-cell table:number-columns-repeated="2" office:value-type="string" calcext:value-type="string">
            <text:p>2020-06-26T17:43:00</text:p>
          </table:table-cell>
          <table:table-cell office:value-type="float" office:value="22" calcext:value-type="float">
            <text:p>22</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5.leboncoin.fr/ad-large/87c950a05b00b8993c9e42b76e18f74dd1020d40.jpg, https://img5.leboncoin.fr/ad-large/395e72762de3382c96b185356c08c76d7803e3e2.jpg, https://img0.leboncoin.fr/ad-large/4cf6675bac4bb47f4a31200a5c161717ec136790.jpg, https://img7.leboncoin.fr/ad-large/7188e80211b21e7598e124049eab1d7c266f56ee.jpg, https://img2.leboncoin.fr/ad-large/d2d8e54fd5a942cadb831bdac8deba8a8f2a0ad8.jpg, https://img2.leboncoin.fr/ad-large/289394b457107d61e80b08a0ecb84cf5c1dbdfef.jpg, https://img7.leboncoin.fr/ad-large/aded5d12a87e2341dcc43f47a94243f634b1612d.jpg, https://img5.leboncoin.fr/ad-large/5c8444b910e1863ffe937ae63669545e786a349a.jpg, https://img5.leboncoin.fr/ad-large/87c950a05b00b8993c9e42b76e18f74dd1020d40.jpg, https://img5.leboncoin.fr/ad-large/395e72762de3382c96b185356c08c76d7803e3e2.jpg, https://img0.leboncoin.fr/ad-large/4cf6675bac4bb47f4a31200a5c161717ec136790.jpg, https://img7.leboncoin.fr/ad-large/7188e80211b21e7598e124049eab1d7c266f56ee.jpg, https://img2.leboncoin.fr/ad-large/d2d8e54fd5a942cadb831bdac8deba8a8f2a0ad8.jpg, https://img2.leboncoin.fr/ad-large/289394b457107d61e80b08a0ecb84cf5c1dbdfef.jpg, https://img7.leboncoin.fr/ad-large/aded5d12a87e2341dcc43f47a94243f634b1612d.jpg, https://img5.leboncoin.fr/ad-large/5c8444b910e1863ffe937ae63669545e786a349a.jpg, https://img5.leboncoin.fr/ad-large/87c950a05b00b8993c9e42b76e18f74dd1020d40.jpg</text:p>
          </table:table-cell>
          <table:table-cell office:value-type="string" calcext:value-type="string">
            <text:p>price: &lt;i &gt;550&lt;/i&gt; €&lt;br /&gt;indoor area: &lt;i &gt;42&lt;/i&gt; m²&lt;br /&gt;outdoor area: &lt;i &gt;42&lt;/i&gt; m²&lt;br /&gt;rooms: &lt;i &gt;2&lt;/i&gt; &lt;br /&gt;floors: &lt;i &gt;&lt;/i&gt; &lt;br /&gt;energy grade: &lt;i &gt;e&lt;/i&gt; &lt;br /&gt;value: &lt;i &gt;5&lt;/i&gt; / 10&lt;br /&gt;leverage: &lt;i &gt;5&lt;/i&gt; / 10&lt;br /&gt;age: &lt;i &gt;5&lt;/i&gt; days&lt;br /&gt;url: &lt;a href="https://www.leboncoin.fr/locations/1778445785.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05750186.htm/</text:p>
          </table:table-cell>
          <table:table-cell office:value-type="string" calcext:value-type="string">
            <text:p>t3 a louer centre ville</text:p>
          </table:table-cell>
          <table:table-cell office:value-type="string" calcext:value-type="string">
            <text:p>Appartement</text:p>
          </table:table-cell>
          <table:table-cell office:value-type="string" calcext:value-type="string">
            <text:p>location d'un appartement bien renover compose de salon cuisine equiper de lave-vaisselle le four le frigo salle de bain wc 2 chambres jardin me contacter uniquement par telephone</text:p>
          </table:table-cell>
          <table:table-cell office:value-type="string" calcext:value-type="string">
            <text:p>pompey</text:p>
          </table:table-cell>
          <table:table-cell office:value-type="float" office:value="54340" calcext:value-type="float">
            <text:p>54340</text:p>
          </table:table-cell>
          <table:table-cell office:value-type="float" office:value="48.7658301" calcext:value-type="float">
            <text:p>48.7658301</text:p>
          </table:table-cell>
          <table:table-cell office:value-type="float" office:value="6.1229922" calcext:value-type="float">
            <text:p>6.1229922</text:p>
          </table:table-cell>
          <table:table-cell table:number-columns-repeated="2" office:value-type="float" office:value="620" calcext:value-type="float">
            <text:p>620</text:p>
          </table:table-cell>
          <table:table-cell office:value-type="float" office:value="9.53846153846154" calcext:value-type="float">
            <text:p>9.53846153846154</text:p>
          </table:table-cell>
          <table:table-cell office:value-type="float" office:value="3" calcext:value-type="float">
            <text:p>3</text:p>
          </table:table-cell>
          <table:table-cell office:value-type="float" office:value="65" calcext:value-type="float">
            <text:p>65</text:p>
          </table:table-cell>
          <table:table-cell table:number-columns-repeated="4"/>
          <table:table-cell table:number-columns-repeated="2" office:value-type="string" calcext:value-type="string">
            <text:p>2020-06-27T09:51:00</text:p>
          </table:table-cell>
          <table:table-cell office:value-type="float" office:value="22" calcext:value-type="float">
            <text:p>22</text:p>
          </table:table-cell>
          <table:table-cell office:value-type="float" office:value="0" calcext:value-type="float">
            <text:p>0</text:p>
          </table:table-cell>
          <table:table-cell office:value-type="float" office:value="8.8" calcext:value-type="float">
            <text:p>8.8</text:p>
          </table:table-cell>
          <table:table-cell office:value-type="float" office:value="12" calcext:value-type="float">
            <text:p>12</text:p>
          </table:table-cell>
          <table:table-cell office:value-type="float" office:value="44.5" calcext:value-type="float">
            <text:p>44.5</text:p>
          </table:table-cell>
          <table:table-cell office:value-type="float" office:value="35" calcext:value-type="float">
            <text:p>35</text:p>
          </table:table-cell>
          <table:table-cell table:number-columns-repeated="2" office:value-type="float" office:value="5" calcext:value-type="float">
            <text:p>5</text:p>
          </table:table-cell>
          <table:table-cell office:value-type="string" calcext:value-type="string">
            <text:p>https://img2.leboncoin.fr/ad-large/dc8b348b362680fb294b2853913669145162a962.jpg, https://img7.leboncoin.fr/ad-large/b41b87e2531abe1b908caca66f650583c449a0ea.jpg, https://img0.leboncoin.fr/ad-large/953087ad8d3acf98400b791afad99dcf09c79524.jpg, https://img2.leboncoin.fr/ad-large/dc8b348b362680fb294b2853913669145162a962.jpg, https://img7.leboncoin.fr/ad-large/b41b87e2531abe1b908caca66f650583c449a0ea.jpg, https://img0.leboncoin.fr/ad-large/953087ad8d3acf98400b791afad99dcf09c79524.jpg, https://img2.leboncoin.fr/ad-large/dc8b348b362680fb294b2853913669145162a962.jpg</text:p>
          </table:table-cell>
          <table:table-cell office:value-type="string" calcext:value-type="string">
            <text:p>price: &lt;i &gt;620&lt;/i&gt; €&lt;br /&gt;indoor area: &lt;i &gt;65&lt;/i&gt; m²&lt;br /&gt;outdoor area: &lt;i &gt;65&lt;/i&gt; m²&lt;br /&gt;rooms: &lt;i &gt;3&lt;/i&gt; &lt;br /&gt;floors: &lt;i &gt;&lt;/i&gt; &lt;br /&gt;energy grade: &lt;i &gt;&lt;/i&gt; &lt;br /&gt;value: &lt;i &gt;5&lt;/i&gt; / 10&lt;br /&gt;leverage: &lt;i &gt;5&lt;/i&gt; / 10&lt;br /&gt;age: &lt;i &gt;5&lt;/i&gt; days&lt;br /&gt;url: &lt;a href="https://www.leboncoin.fr/locations/1805750186.htm/"&gt;leboncoin.fr&lt;/a&gt; &lt;br /&gt;</text:p>
          </table:table-cell>
          <table:table-cell office:value-type="string" calcext:value-type="string">
            <text:p>https://www.leboncoin.fr/profil/5337aa37-dd55-451a-b600-6fb2d439b127/offres</text:p>
          </table:table-cell>
        </table:table-row>
        <table:table-row table:style-name="ro1">
          <table:table-cell office:value-type="string" calcext:value-type="string">
            <text:p>https://www.leboncoin.fr/locations/1806088468.htm/</text:p>
          </table:table-cell>
          <table:table-cell office:value-type="string" calcext:value-type="string">
            <text:p>maison avec terrasse et jardin</text:p>
          </table:table-cell>
          <table:table-cell office:value-type="string" calcext:value-type="string">
            <text:p>Maison</text:p>
          </table:table-cell>
          <table:table-cell office:value-type="string" calcext:value-type="string">
            <text:p>loue maison duplex comprenant : cuisine equipee cheminee a bois avec insert salon, sejour wc avec salle de bain equipee, douche, lavabo, machine a laver c cave voutee, terrasse cloturee, jardin etc</text:p>
          </table:table-cell>
          <table:table-cell office:value-type="string" calcext:value-type="string">
            <text:p>laxou</text:p>
          </table:table-cell>
          <table:table-cell office:value-type="float" office:value="54520" calcext:value-type="float">
            <text:p>54520</text:p>
          </table:table-cell>
          <table:table-cell office:value-type="float" office:value="48.6848709" calcext:value-type="float">
            <text:p>48.6848709</text:p>
          </table:table-cell>
          <table:table-cell office:value-type="float" office:value="6.1522232" calcext:value-type="float">
            <text:p>6.1522232</text:p>
          </table:table-cell>
          <table:table-cell table:number-columns-repeated="2" office:value-type="float" office:value="600" calcext:value-type="float">
            <text:p>600</text:p>
          </table:table-cell>
          <table:table-cell office:value-type="float" office:value="8.57142857142857" calcext:value-type="float">
            <text:p>8.57142857142857</text:p>
          </table:table-cell>
          <table:table-cell office:value-type="float" office:value="5" calcext:value-type="float">
            <text:p>5</text:p>
          </table:table-cell>
          <table:table-cell office:value-type="float" office:value="70" calcext:value-type="float">
            <text:p>70</text:p>
          </table:table-cell>
          <table:table-cell table:number-columns-repeated="2"/>
          <table:table-cell table:number-columns-repeated="2" office:value-type="string" calcext:value-type="string">
            <text:p>d</text:p>
          </table:table-cell>
          <table:table-cell table:number-columns-repeated="2" office:value-type="string" calcext:value-type="string">
            <text:p>2020-06-27T18:44:00</text:p>
          </table:table-cell>
          <table:table-cell office:value-type="float" office:value="21" calcext:value-type="float">
            <text:p>21</text:p>
          </table:table-cell>
          <table:table-cell office:value-type="float" office:value="0" calcext:value-type="float">
            <text:p>0</text:p>
          </table:table-cell>
          <table:table-cell office:value-type="float" office:value="3.7" calcext:value-type="float">
            <text:p>3.7</text:p>
          </table:table-cell>
          <table:table-cell office:value-type="float" office:value="10" calcext:value-type="float">
            <text:p>10</text:p>
          </table:table-cell>
          <table:table-cell office:value-type="float" office:value="56.5" calcext:value-type="float">
            <text:p>56.5</text:p>
          </table:table-cell>
          <table:table-cell office:value-type="float" office:value="43" calcext:value-type="float">
            <text:p>43</text:p>
          </table:table-cell>
          <table:table-cell table:number-columns-repeated="2" office:value-type="float" office:value="5" calcext:value-type="float">
            <text:p>5</text:p>
          </table:table-cell>
          <table:table-cell office:value-type="string" calcext:value-type="string">
            <text:p>https://img0.leboncoin.fr/ad-large/b22ee065c2a23d9ef3e3a6a5f47436a1017990ce.jpg, https://img0.leboncoin.fr/ad-large/45340d0ec0e70df26f01d285c41329f2d88767df.jpg, https://img4.leboncoin.fr/ad-large/2e9435aca4f54366e1065218d11ffc12b3c50635.jpg, https://img0.leboncoin.fr/ad-large/b22ee065c2a23d9ef3e3a6a5f47436a1017990ce.jpg, https://img0.leboncoin.fr/ad-large/45340d0ec0e70df26f01d285c41329f2d88767df.jpg, https://img4.leboncoin.fr/ad-large/2e9435aca4f54366e1065218d11ffc12b3c50635.jpg, https://img0.leboncoin.fr/ad-large/b22ee065c2a23d9ef3e3a6a5f47436a1017990ce.jpg</text:p>
          </table:table-cell>
          <table:table-cell office:value-type="string" calcext:value-type="string">
            <text:p>price: &lt;i &gt;600&lt;/i&gt; €&lt;br /&gt;indoor area: &lt;i &gt;70&lt;/i&gt; m²&lt;br /&gt;outdoor area: &lt;i &gt;70&lt;/i&gt; m²&lt;br /&gt;rooms: &lt;i &gt;5&lt;/i&gt; &lt;br /&gt;floors: &lt;i &gt;&lt;/i&gt; &lt;br /&gt;energy grade: &lt;i &gt;d&lt;/i&gt; &lt;br /&gt;value: &lt;i &gt;5&lt;/i&gt; / 10&lt;br /&gt;leverage: &lt;i &gt;5&lt;/i&gt; / 10&lt;br /&gt;age: &lt;i &gt;5&lt;/i&gt; days&lt;br /&gt;url: &lt;a href="https://www.leboncoin.fr/locations/1806088468.htm/"&gt;leboncoin.fr&lt;/a&gt; &lt;br /&gt;</text:p>
          </table:table-cell>
          <table:table-cell office:value-type="string" calcext:value-type="string">
            <text:p>https://www.leboncoin.fr/profil/782d58b8-ec89-48df-b14d-8b50b2494f14/offres</text:p>
          </table:table-cell>
        </table:table-row>
        <table:table-row table:style-name="ro1">
          <table:table-cell office:value-type="string" calcext:value-type="string">
            <text:p>https://www.leboncoin.fr/locations/1807406581.htm/</text:p>
          </table:table-cell>
          <table:table-cell office:value-type="string" calcext:value-type="string">
            <text:p>appartement 4 pieces 79 m2</text:p>
          </table:table-cell>
          <table:table-cell office:value-type="string" calcext:value-type="string">
            <text:p>Appartement</text:p>
          </table:table-cell>
          <table:table-cell office:value-type="string" calcext:value-type="string">
            <text:p>f4 rez de chaussee avec jardin - jarny - 4 piece(s) - 79.05 m2 a jarny, 5 rue emile zola : f4 de de 79.05m2 situe en rez de chaussee, compose d'une cuisine amenagee ouverte sur sejour, grand couloir de degagement, 3 chambres lumineuses et une salle de douche. acces direct au jardin. chauffage individuel au gaz, cave et grenier. classe energie c. disponible des le 4 aout 2020 reference annonce : 2369nma honoraires a la charge du locataire : 553 € ttc dont 237 € pour l'etat des lieux depot de garantie : 565 €</text:p>
          </table:table-cell>
          <table:table-cell office:value-type="string" calcext:value-type="string">
            <text:p>jarny</text:p>
          </table:table-cell>
          <table:table-cell office:value-type="float" office:value="54800" calcext:value-type="float">
            <text:p>54800</text:p>
          </table:table-cell>
          <table:table-cell office:value-type="float" office:value="49.1569586" calcext:value-type="float">
            <text:p>49.1569586</text:p>
          </table:table-cell>
          <table:table-cell office:value-type="float" office:value="5.8821708" calcext:value-type="float">
            <text:p>5.8821708</text:p>
          </table:table-cell>
          <table:table-cell table:number-columns-repeated="2" office:value-type="float" office:value="565" calcext:value-type="float">
            <text:p>565</text:p>
          </table:table-cell>
          <table:table-cell office:value-type="float" office:value="7.15189873417722" calcext:value-type="float">
            <text:p>7.15189873417722</text:p>
          </table:table-cell>
          <table:table-cell office:value-type="float" office:value="4" calcext:value-type="float">
            <text:p>4</text:p>
          </table:table-cell>
          <table:table-cell office:value-type="float" office:value="79" calcext:value-type="float">
            <text:p>79</text:p>
          </table:table-cell>
          <table:table-cell table:number-columns-repeated="2"/>
          <table:table-cell office:value-type="string" calcext:value-type="string">
            <text:p>c</text:p>
          </table:table-cell>
          <table:table-cell office:value-type="string" calcext:value-type="string">
            <text:p>d</text:p>
          </table:table-cell>
          <table:table-cell table:number-columns-repeated="2" office:value-type="string" calcext:value-type="string">
            <text:p>2020-06-29T21:02:00</text:p>
          </table:table-cell>
          <table:table-cell office:value-type="float" office:value="19" calcext:value-type="float">
            <text:p>19</text:p>
          </table:table-cell>
          <table:table-cell office:value-type="float" office:value="0" calcext:value-type="float">
            <text:p>0</text:p>
          </table:table-cell>
          <table:table-cell office:value-type="float" office:value="69.1" calcext:value-type="float">
            <text:p>69.1</text:p>
          </table:table-cell>
          <table:table-cell office:value-type="float" office:value="51" calcext:value-type="float">
            <text:p>51</text:p>
          </table:table-cell>
          <table:table-cell office:value-type="float" office:value="24.9" calcext:value-type="float">
            <text:p>24.9</text:p>
          </table:table-cell>
          <table:table-cell office:value-type="float" office:value="28" calcext:value-type="float">
            <text:p>28</text:p>
          </table:table-cell>
          <table:table-cell table:number-columns-repeated="2" office:value-type="float" office:value="5" calcext:value-type="float">
            <text:p>5</text:p>
          </table:table-cell>
          <table:table-cell office:value-type="string" calcext:value-type="string">
            <text:p>https://img1.leboncoin.fr/ad-large/2d4646a078c5695c1a4e7a870d2d5ecda4c48064.jpg, https://img2.leboncoin.fr/ad-large/a3cbd8d708ab688cd2aab575e801a2ecd492b03c.jpg, https://img6.leboncoin.fr/ad-large/18617bbed88675ef7e0d053abd8fdc976f27088c.jpg, https://img6.leboncoin.fr/ad-large/1c541a63739a8dbe3b26973a702b83b37a891168.jpg, https://img6.leboncoin.fr/ad-large/a4ae5f0b6dbcebd84e571a2f333d859f00beb073.jpg, https://img4.leboncoin.fr/ad-large/28dacc10bad6d6efad4f029b320ca3bb3140e1d7.jpg, https://img7.leboncoin.fr/ad-large/ee55967c6cf310fcbe254d0856e447b1bb4864d6.jpg, https://img5.leboncoin.fr/ad-large/5ccfae50f86e74e6e3db159a7625bbf3df97b830.jpg, https://img1.leboncoin.fr/ad-large/2d4646a078c5695c1a4e7a870d2d5ecda4c48064.jpg, https://img2.leboncoin.fr/ad-large/a3cbd8d708ab688cd2aab575e801a2ecd492b03c.jpg, https://img6.leboncoin.fr/ad-large/18617bbed88675ef7e0d053abd8fdc976f27088c.jpg, https://img6.leboncoin.fr/ad-large/1c541a63739a8dbe3b26973a702b83b37a891168.jpg, https://img6.leboncoin.fr/ad-large/a4ae5f0b6dbcebd84e571a2f333d859f00beb073.jpg, https://img4.leboncoin.fr/ad-large/28dacc10bad6d6efad4f029b320ca3bb3140e1d7.jpg, https://img7.leboncoin.fr/ad-large/ee55967c6cf310fcbe254d0856e447b1bb4864d6.jpg, https://img5.leboncoin.fr/ad-large/5ccfae50f86e74e6e3db159a7625bbf3df97b830.jpg, https://img1.leboncoin.fr/ad-large/2d4646a078c5695c1a4e7a870d2d5ecda4c48064.jpg</text:p>
          </table:table-cell>
          <table:table-cell office:value-type="string" calcext:value-type="string">
            <text:p>price: &lt;i &gt;565&lt;/i&gt; €&lt;br /&gt;indoor area: &lt;i &gt;79&lt;/i&gt; m²&lt;br /&gt;outdoor area: &lt;i &gt;79&lt;/i&gt; m²&lt;br /&gt;rooms: &lt;i &gt;4&lt;/i&gt; &lt;br /&gt;floors: &lt;i &gt;&lt;/i&gt; &lt;br /&gt;energy grade: &lt;i &gt;c&lt;/i&gt; &lt;br /&gt;value: &lt;i &gt;5&lt;/i&gt; / 10&lt;br /&gt;leverage: &lt;i &gt;5&lt;/i&gt; / 10&lt;br /&gt;age: &lt;i &gt;5&lt;/i&gt; days&lt;br /&gt;url: &lt;a href="https://www.leboncoin.fr/locations/1807406581.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741492497.htm/</text:p>
          </table:table-cell>
          <table:table-cell office:value-type="string" calcext:value-type="string">
            <text:p>maison de village mereville</text:p>
          </table:table-cell>
          <table:table-cell office:value-type="string" calcext:value-type="string">
            <text:p>Maison</text:p>
          </table:table-cell>
          <table:table-cell office:value-type="string" calcext:value-type="string">
            <text:p>mereville, 10 mn nancy maison de village en tres bon etat general, compose de : rdc : entree, cuisine 16 m2, sejour 25 m2, salle bains avec douche et wc 1er etage : 2 chambres, degagement, dressing cave, chauffage central au gaz, bonne isolation, pas de jardin ni de garage, parking prix 620 euros + 30 euros de charges</text:p>
          </table:table-cell>
          <table:table-cell office:value-type="string" calcext:value-type="string">
            <text:p>mereville</text:p>
          </table:table-cell>
          <table:table-cell office:value-type="float" office:value="54850" calcext:value-type="float">
            <text:p>54850</text:p>
          </table:table-cell>
          <table:table-cell office:value-type="float" office:value="48.5922" calcext:value-type="float">
            <text:p>48.5922</text:p>
          </table:table-cell>
          <table:table-cell office:value-type="float" office:value="6.1526" calcext:value-type="float">
            <text:p>6.1526</text:p>
          </table:table-cell>
          <table:table-cell table:number-columns-repeated="2" office:value-type="float" office:value="650" calcext:value-type="float">
            <text:p>650</text:p>
          </table:table-cell>
          <table:table-cell office:value-type="float" office:value="7.22222222222222" calcext:value-type="float">
            <text:p>7.22222222222222</text:p>
          </table:table-cell>
          <table:table-cell office:value-type="float" office:value="3" calcext:value-type="float">
            <text:p>3</text:p>
          </table:table-cell>
          <table:table-cell office:value-type="float" office:value="90" calcext:value-type="float">
            <text:p>90</text:p>
          </table:table-cell>
          <table:table-cell table:number-columns-repeated="2"/>
          <table:table-cell office:value-type="string" calcext:value-type="string">
            <text:p>d</text:p>
          </table:table-cell>
          <table:table-cell office:value-type="string" calcext:value-type="string">
            <text:p>c</text:p>
          </table:table-cell>
          <table:table-cell table:number-columns-repeated="2" office:value-type="string" calcext:value-type="string">
            <text:p>2020-06-30T09:02:00</text:p>
          </table:table-cell>
          <table:table-cell office:value-type="float" office:value="19" calcext:value-type="float">
            <text:p>19</text:p>
          </table:table-cell>
          <table:table-cell office:value-type="float" office:value="0" calcext:value-type="float">
            <text:p>0</text:p>
          </table:table-cell>
          <table:table-cell office:value-type="float" office:value="20.2" calcext:value-type="float">
            <text:p>20.2</text:p>
          </table:table-cell>
          <table:table-cell office:value-type="float" office:value="22" calcext:value-type="float">
            <text:p>22</text:p>
          </table:table-cell>
          <table:table-cell office:value-type="float" office:value="69.5" calcext:value-type="float">
            <text:p>69.5</text:p>
          </table:table-cell>
          <table:table-cell office:value-type="float" office:value="51" calcext:value-type="float">
            <text:p>51</text:p>
          </table:table-cell>
          <table:table-cell table:number-columns-repeated="2" office:value-type="float" office:value="5" calcext:value-type="float">
            <text:p>5</text:p>
          </table:table-cell>
          <table:table-cell office:value-type="string" calcext:value-type="string">
            <text:p>https://img4.leboncoin.fr/ad-large/bb80bd9a64d8380015159a459a3e72a1c529a5d6.jpg, https://img6.leboncoin.fr/ad-large/ddaa7ec10824fe4f39b6407ec98b4a30a6bdccfe.jpg, https://img2.leboncoin.fr/ad-large/c509631f06fdeeca44e39debb2e9e3a7d2e6ecbb.jpg, https://img4.leboncoin.fr/ad-large/bb80bd9a64d8380015159a459a3e72a1c529a5d6.jpg, https://img6.leboncoin.fr/ad-large/ddaa7ec10824fe4f39b6407ec98b4a30a6bdccfe.jpg, https://img2.leboncoin.fr/ad-large/c509631f06fdeeca44e39debb2e9e3a7d2e6ecbb.jpg, https://img4.leboncoin.fr/ad-large/bb80bd9a64d8380015159a459a3e72a1c529a5d6.jpg</text:p>
          </table:table-cell>
          <table:table-cell office:value-type="string" calcext:value-type="string">
            <text:p>price: &lt;i &gt;650&lt;/i&gt; €&lt;br /&gt;indoor area: &lt;i &gt;90&lt;/i&gt; m²&lt;br /&gt;outdoor area: &lt;i &gt;90&lt;/i&gt; m²&lt;br /&gt;rooms: &lt;i &gt;3&lt;/i&gt; &lt;br /&gt;floors: &lt;i &gt;&lt;/i&gt; &lt;br /&gt;energy grade: &lt;i &gt;d&lt;/i&gt; &lt;br /&gt;value: &lt;i &gt;5&lt;/i&gt; / 10&lt;br /&gt;leverage: &lt;i &gt;5&lt;/i&gt; / 10&lt;br /&gt;age: &lt;i &gt;5&lt;/i&gt; days&lt;br /&gt;url: &lt;a href="https://www.leboncoin.fr/locations/1741492497.htm/"&gt;leboncoin.fr&lt;/a&gt; &lt;br /&gt;</text:p>
          </table:table-cell>
          <table:table-cell office:value-type="string" calcext:value-type="string">
            <text:p>https://www.leboncoin.fr/profil/389c2b28-deae-4105-9e4b-a269ffecfaf1/offres</text:p>
          </table:table-cell>
        </table:table-row>
        <table:table-row table:style-name="ro1">
          <table:table-cell office:value-type="string" calcext:value-type="string">
            <text:p>https://www.leboncoin.fr/locations/1812601563.htm/</text:p>
          </table:table-cell>
          <table:table-cell office:value-type="string" calcext:value-type="string">
            <text:p>appartement 2 pieces 74 m2</text:p>
          </table:table-cell>
          <table:table-cell office:value-type="string" calcext:value-type="string">
            <text:p>Appartement</text:p>
          </table:table-cell>
          <table:table-cell office:value-type="string" calcext:value-type="string">
            <text:p>appartement joeuf 2 piece(s) 74 m2 appartement en rdc avec jardin, comprenant cuisine ouverte sur sejour, 1 chambre, bureau avec mezzanine, salle de bains et wc. libre de suite. loyer: 510euros + 10euros de charges reference annonce : g00162024 honoraires a la charge du locataire : 510 € ttc dont 150 € pour l'etat des lieux depot de garantie : 510 € montant des charges : 10 € / mois</text:p>
          </table:table-cell>
          <table:table-cell office:value-type="string" calcext:value-type="string">
            <text:p>joeuf</text:p>
          </table:table-cell>
          <table:table-cell office:value-type="float" office:value="54240" calcext:value-type="float">
            <text:p>54240</text:p>
          </table:table-cell>
          <table:table-cell office:value-type="float" office:value="49.2302031" calcext:value-type="float">
            <text:p>49.2302031</text:p>
          </table:table-cell>
          <table:table-cell office:value-type="float" office:value="6.0092074" calcext:value-type="float">
            <text:p>6.0092074</text:p>
          </table:table-cell>
          <table:table-cell table:number-columns-repeated="2" office:value-type="float" office:value="520" calcext:value-type="float">
            <text:p>520</text:p>
          </table:table-cell>
          <table:table-cell office:value-type="float" office:value="7.02702702702703" calcext:value-type="float">
            <text:p>7.02702702702703</text:p>
          </table:table-cell>
          <table:table-cell office:value-type="float" office:value="2" calcext:value-type="float">
            <text:p>2</text:p>
          </table:table-cell>
          <table:table-cell office:value-type="float" office:value="74" calcext:value-type="float">
            <text:p>74</text:p>
          </table:table-cell>
          <table:table-cell table:number-columns-repeated="4"/>
          <table:table-cell table:number-columns-repeated="2" office:value-type="string" calcext:value-type="string">
            <text:p>2020-07-09T11:03:00</text:p>
          </table:table-cell>
          <table:table-cell office:value-type="float" office:value="10" calcext:value-type="float">
            <text:p>10</text:p>
          </table:table-cell>
          <table:table-cell office:value-type="float" office:value="0" calcext:value-type="float">
            <text:p>0</text:p>
          </table:table-cell>
          <table:table-cell office:value-type="float" office:value="82.6" calcext:value-type="float">
            <text:p>82.6</text:p>
          </table:table-cell>
          <table:table-cell office:value-type="float" office:value="55" calcext:value-type="float">
            <text:p>55</text:p>
          </table:table-cell>
          <table:table-cell office:value-type="float" office:value="33.9" calcext:value-type="float">
            <text:p>33.9</text:p>
          </table:table-cell>
          <table:table-cell office:value-type="float" office:value="29" calcext:value-type="float">
            <text:p>29</text:p>
          </table:table-cell>
          <table:table-cell table:number-columns-repeated="2" office:value-type="float" office:value="5" calcext:value-type="float">
            <text:p>5</text:p>
          </table:table-cell>
          <table:table-cell office:value-type="string" calcext:value-type="string">
            <text:p>https://img7.leboncoin.fr/ad-large/3d2abfe40b68f723ea83b4f17499f0bd14a2fe50.jpg, https://img5.leboncoin.fr/ad-large/6500cb16b073487af4b98525262eb41dd6debf3e.jpg, https://img3.leboncoin.fr/ad-large/73039da0ad53358609c73371f9a186f6d1f74e52.jpg, https://img5.leboncoin.fr/ad-large/caa2797adac0e47e430a6407a3643515b53e2415.jpg, https://img7.leboncoin.fr/ad-large/3d2abfe40b68f723ea83b4f17499f0bd14a2fe50.jpg, https://img5.leboncoin.fr/ad-large/6500cb16b073487af4b98525262eb41dd6debf3e.jpg, https://img3.leboncoin.fr/ad-large/73039da0ad53358609c73371f9a186f6d1f74e52.jpg, https://img5.leboncoin.fr/ad-large/caa2797adac0e47e430a6407a3643515b53e2415.jpg, https://img7.leboncoin.fr/ad-large/3d2abfe40b68f723ea83b4f17499f0bd14a2fe50.jpg</text:p>
          </table:table-cell>
          <table:table-cell office:value-type="string" calcext:value-type="string">
            <text:p>price: &lt;i &gt;520&lt;/i&gt; €&lt;br /&gt;indoor area: &lt;i &gt;74&lt;/i&gt; m²&lt;br /&gt;outdoor area: &lt;i &gt;74&lt;/i&gt; m²&lt;br /&gt;rooms: &lt;i &gt;2&lt;/i&gt; &lt;br /&gt;floors: &lt;i &gt;&lt;/i&gt; &lt;br /&gt;energy grade: &lt;i &gt;&lt;/i&gt; &lt;br /&gt;value: &lt;i &gt;5&lt;/i&gt; / 10&lt;br /&gt;leverage: &lt;i &gt;5&lt;/i&gt; / 10&lt;br /&gt;age: &lt;i &gt;5&lt;/i&gt; days&lt;br /&gt;url: &lt;a href="https://www.leboncoin.fr/locations/1812601563.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2601398.htm/</text:p>
          </table:table-cell>
          <table:table-cell office:value-type="string" calcext:value-type="string">
            <text:p>appartement 5 pieces 113 m2</text:p>
          </table:table-cell>
          <table:table-cell office:value-type="string" calcext:value-type="string">
            <text:p>Appartement</text:p>
          </table:table-cell>
          <table:table-cell office:value-type="string" calcext:value-type="string">
            <text:p>appartement piennes 5 piece(s) 113 m2 spacieux et lumineux appartement, comprenant: entree, cuisine separee equipee et amenagee, salle a manger, salon, 3 chambres, salle de bains, wc separes, jardin avec cabanon. loyer: 600euros libre de suite reference annonce : g00161638 honoraires a la charge du locataire : 425 € ttc dont 150 € pour l'etat des lieux depot de garantie : 600 €</text:p>
          </table:table-cell>
          <table:table-cell office:value-type="string" calcext:value-type="string">
            <text:p>piennes</text:p>
          </table:table-cell>
          <table:table-cell office:value-type="float" office:value="54490" calcext:value-type="float">
            <text:p>54490</text:p>
          </table:table-cell>
          <table:table-cell office:value-type="float" office:value="49.3085543" calcext:value-type="float">
            <text:p>49.3085543</text:p>
          </table:table-cell>
          <table:table-cell office:value-type="float" office:value="5.7846233" calcext:value-type="float">
            <text:p>5.7846233</text:p>
          </table:table-cell>
          <table:table-cell table:number-columns-repeated="2" office:value-type="float" office:value="600" calcext:value-type="float">
            <text:p>600</text:p>
          </table:table-cell>
          <table:table-cell office:value-type="float" office:value="5.30973451327434" calcext:value-type="float">
            <text:p>5.30973451327434</text:p>
          </table:table-cell>
          <table:table-cell office:value-type="float" office:value="5" calcext:value-type="float">
            <text:p>5</text:p>
          </table:table-cell>
          <table:table-cell office:value-type="float" office:value="113" calcext:value-type="float">
            <text:p>113</text:p>
          </table:table-cell>
          <table:table-cell table:number-columns-repeated="2"/>
          <table:table-cell table:number-columns-repeated="2" office:value-type="string" calcext:value-type="string">
            <text:p>g</text:p>
          </table:table-cell>
          <table:table-cell table:number-columns-repeated="2" office:value-type="string" calcext:value-type="string">
            <text:p>2020-07-09T11:18:00</text:p>
          </table:table-cell>
          <table:table-cell office:value-type="float" office:value="10" calcext:value-type="float">
            <text:p>10</text:p>
          </table:table-cell>
          <table:table-cell office:value-type="float" office:value="0" calcext:value-type="float">
            <text:p>0</text:p>
          </table:table-cell>
          <table:table-cell office:value-type="float" office:value="107.6" calcext:value-type="float">
            <text:p>107.6</text:p>
          </table:table-cell>
          <table:table-cell office:value-type="float" office:value="75" calcext:value-type="float">
            <text:p>75</text:p>
          </table:table-cell>
          <table:table-cell office:value-type="float" office:value="59" calcext:value-type="float">
            <text:p>59</text:p>
          </table:table-cell>
          <table:table-cell office:value-type="float" office:value="48" calcext:value-type="float">
            <text:p>48</text:p>
          </table:table-cell>
          <table:table-cell table:number-columns-repeated="2" office:value-type="float" office:value="5" calcext:value-type="float">
            <text:p>5</text:p>
          </table:table-cell>
          <table:table-cell office:value-type="string" calcext:value-type="string">
            <text:p>https://img7.leboncoin.fr/ad-large/84cd21c4359c27587564bb5b126c5b805cee4170.jpg, https://img0.leboncoin.fr/ad-large/32672270c33bfff54fed624bfea35932ea9f027f.jpg, https://img6.leboncoin.fr/ad-large/d540ce9ee4c64c92ff62033ef8f4842506c10b4b.jpg, https://img6.leboncoin.fr/ad-large/dede82d506855e034ab83a366282f2d5c537807d.jpg, https://img0.leboncoin.fr/ad-large/eac301a34be5259d0993e3cc4d2919512c51c868.jpg, https://img2.leboncoin.fr/ad-large/d8ee55451c527d76abfef88f991d5baef70d6773.jpg, https://img1.leboncoin.fr/ad-large/28d39d20ef8382f8c63a6a712ccea93666c2dd04.jpg, https://img1.leboncoin.fr/ad-large/e04e4a3fe839025537e9939c1c8dee2faac5467d.jpg, https://img7.leboncoin.fr/ad-large/84cd21c4359c27587564bb5b126c5b805cee4170.jpg, https://img0.leboncoin.fr/ad-large/32672270c33bfff54fed624bfea35932ea9f027f.jpg, https://img6.leboncoin.fr/ad-large/d540ce9ee4c64c92ff62033ef8f4842506c10b4b.jpg, https://img6.leboncoin.fr/ad-large/dede82d506855e034ab83a366282f2d5c537807d.jpg, https://img0.leboncoin.fr/ad-large/eac301a34be5259d0993e3cc4d2919512c51c868.jpg, https://img2.leboncoin.fr/ad-large/d8ee55451c527d76abfef88f991d5baef70d6773.jpg, https://img1.leboncoin.fr/ad-large/28d39d20ef8382f8c63a6a712ccea93666c2dd04.jpg, https://img1.leboncoin.fr/ad-large/e04e4a3fe839025537e9939c1c8dee2faac5467d.jpg, https://img7.leboncoin.fr/ad-large/84cd21c4359c27587564bb5b126c5b805cee4170.jpg</text:p>
          </table:table-cell>
          <table:table-cell office:value-type="string" calcext:value-type="string">
            <text:p>price: &lt;i &gt;600&lt;/i&gt; €&lt;br /&gt;indoor area: &lt;i &gt;113&lt;/i&gt; m²&lt;br /&gt;outdoor area: &lt;i &gt;113&lt;/i&gt; m²&lt;br /&gt;rooms: &lt;i &gt;5&lt;/i&gt; &lt;br /&gt;floors: &lt;i &gt;&lt;/i&gt; &lt;br /&gt;energy grade: &lt;i &gt;g&lt;/i&gt; &lt;br /&gt;value: &lt;i &gt;5&lt;/i&gt; / 10&lt;br /&gt;leverage: &lt;i &gt;5&lt;/i&gt; / 10&lt;br /&gt;age: &lt;i &gt;5&lt;/i&gt; days&lt;br /&gt;url: &lt;a href="https://www.leboncoin.fr/locations/1812601398.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2395975.htm/</text:p>
          </table:table-cell>
          <table:table-cell office:value-type="string" calcext:value-type="string">
            <text:p>maison avec jardin</text:p>
          </table:table-cell>
          <table:table-cell office:value-type="string" calcext:value-type="string">
            <text:p>Maison</text:p>
          </table:table-cell>
          <table:table-cell office:value-type="string" calcext:value-type="string">
            <text:p>une maison situee au centre ville, a usage d’habitation comprenant une belle entree, une cuisine, un sejour, 2 chambres avec placards, une salle de bains, un wc, une cave et un jardin avec dependance. chauffage individuel au gaz. proximite tous commerces, arret de bus, pharmacie, medecins.... libre de suite. provisions sur charges : 30.00€ comprenant entretien de chaudiere et ordures menageres. frais d'agence : 600.00€ dont 240.00€ de frais d'etat des lieux.</text:p>
          </table:table-cell>
          <table:table-cell office:value-type="string" calcext:value-type="string">
            <text:p>dombasle-sur-meurthe</text:p>
          </table:table-cell>
          <table:table-cell office:value-type="float" office:value="54110" calcext:value-type="float">
            <text:p>54110</text:p>
          </table:table-cell>
          <table:table-cell office:value-type="float" office:value="48.6231282" calcext:value-type="float">
            <text:p>48.6231282</text:p>
          </table:table-cell>
          <table:table-cell office:value-type="float" office:value="6.3493799" calcext:value-type="float">
            <text:p>6.3493799</text:p>
          </table:table-cell>
          <table:table-cell table:number-columns-repeated="2" office:value-type="float" office:value="650" calcext:value-type="float">
            <text:p>650</text:p>
          </table:table-cell>
          <table:table-cell office:value-type="float" office:value="7.92682926829268" calcext:value-type="float">
            <text:p>7.92682926829268</text:p>
          </table:table-cell>
          <table:table-cell office:value-type="float" office:value="3" calcext:value-type="float">
            <text:p>3</text:p>
          </table:table-cell>
          <table:table-cell office:value-type="float" office:value="82" calcext:value-type="float">
            <text:p>82</text:p>
          </table:table-cell>
          <table:table-cell table:number-columns-repeated="2"/>
          <table:table-cell office:value-type="string" calcext:value-type="string">
            <text:p>f</text:p>
          </table:table-cell>
          <table:table-cell office:value-type="string" calcext:value-type="string">
            <text:p>g</text:p>
          </table:table-cell>
          <table:table-cell table:number-columns-repeated="2" office:value-type="string" calcext:value-type="string">
            <text:p>2020-07-09T16:49:00</text:p>
          </table:table-cell>
          <table:table-cell office:value-type="float" office:value="10" calcext:value-type="float">
            <text:p>10</text:p>
          </table:table-cell>
          <table:table-cell office:value-type="float" office:value="0" calcext:value-type="float">
            <text:p>0</text:p>
          </table:table-cell>
          <table:table-cell office:value-type="float" office:value="30.7" calcext:value-type="float">
            <text:p>30.7</text:p>
          </table:table-cell>
          <table:table-cell office:value-type="float" office:value="28" calcext:value-type="float">
            <text:p>28</text:p>
          </table:table-cell>
          <table:table-cell office:value-type="float" office:value="80.1" calcext:value-type="float">
            <text:p>80.1</text:p>
          </table:table-cell>
          <table:table-cell office:value-type="float" office:value="56" calcext:value-type="float">
            <text:p>56</text:p>
          </table:table-cell>
          <table:table-cell table:number-columns-repeated="2" office:value-type="float" office:value="5" calcext:value-type="float">
            <text:p>5</text:p>
          </table:table-cell>
          <table:table-cell office:value-type="string" calcext:value-type="string">
            <text:p>https://img5.leboncoin.fr/ad-large/1038a4faa3e3dcd577d49aacabbc0c56531a46d2.jpg, https://img5.leboncoin.fr/ad-large/0a9e74daf37aed87af5e0590d6682413ccf124d8.jpg, https://img2.leboncoin.fr/ad-large/738e8a159ee48da5647a5af0691112a3bc765631.jpg, https://img6.leboncoin.fr/ad-large/47e354c172ee922d43dbb5153f15894682be14c0.jpg, https://img6.leboncoin.fr/ad-large/ab29e96fc92c5bf6db9c659d1785c992c35dab28.jpg, https://img5.leboncoin.fr/ad-large/1038a4faa3e3dcd577d49aacabbc0c56531a46d2.jpg, https://img5.leboncoin.fr/ad-large/0a9e74daf37aed87af5e0590d6682413ccf124d8.jpg, https://img2.leboncoin.fr/ad-large/738e8a159ee48da5647a5af0691112a3bc765631.jpg, https://img6.leboncoin.fr/ad-large/47e354c172ee922d43dbb5153f15894682be14c0.jpg, https://img6.leboncoin.fr/ad-large/ab29e96fc92c5bf6db9c659d1785c992c35dab28.jpg, https://img5.leboncoin.fr/ad-large/1038a4faa3e3dcd577d49aacabbc0c56531a46d2.jpg</text:p>
          </table:table-cell>
          <table:table-cell office:value-type="string" calcext:value-type="string">
            <text:p>price: &lt;i &gt;650&lt;/i&gt; €&lt;br /&gt;indoor area: &lt;i &gt;82&lt;/i&gt; m²&lt;br /&gt;outdoor area: &lt;i &gt;82&lt;/i&gt; m²&lt;br /&gt;rooms: &lt;i &gt;3&lt;/i&gt; &lt;br /&gt;floors: &lt;i &gt;&lt;/i&gt; &lt;br /&gt;energy grade: &lt;i &gt;f&lt;/i&gt; &lt;br /&gt;value: &lt;i &gt;5&lt;/i&gt; / 10&lt;br /&gt;leverage: &lt;i &gt;5&lt;/i&gt; / 10&lt;br /&gt;age: &lt;i &gt;5&lt;/i&gt; days&lt;br /&gt;url: &lt;a href="https://www.leboncoin.fr/locations/1812395975.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2411533.htm/</text:p>
          </table:table-cell>
          <table:table-cell office:value-type="string" calcext:value-type="string">
            <text:p>f3 refait a neuf 57 m2 avec garage</text:p>
          </table:table-cell>
          <table:table-cell office:value-type="string" calcext:value-type="string">
            <text:p>Appartement</text:p>
          </table:table-cell>
          <table:table-cell office:value-type="string" calcext:value-type="string">
            <text:p>disponible. a louer f3 57m2 refait a neuf boulevard clemenceau a nancy a proximite d'artem et de toutes commodites ( tram a 300 m, arret de bus au pied de l'immeuble) petit immeuble de 5 appartements, cet appartement tres lumineux se situe au 1er etage . il est compose d'un salon sejour de 13 m2, de 2 chambres de 13 m2, d'une cuisine equipee de 8,5m2 , d'une salle d'eau entierement carrelee avec douche italienne et wc, d'une entree, d'une cave, d'un garage avec porte sectionnelle motorisee et d'un jardin collectif de 200 m2. le chauffage est au gaz de ville, les fenetres sont equipees de double vitrage, plafonds acoustiques. le loyer est de 650 € + 40 € de charges ( eau, ordures menageres, minuterie communs, entretien chaudiere et jardin). garants exiges. contact par telephone souhaite.</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690" calcext:value-type="float">
            <text:p>690</text:p>
          </table:table-cell>
          <table:table-cell office:value-type="float" office:value="12.1052631578947" calcext:value-type="float">
            <text:p>12.1052631578947</text:p>
          </table:table-cell>
          <table:table-cell office:value-type="float" office:value="3" calcext:value-type="float">
            <text:p>3</text:p>
          </table:table-cell>
          <table:table-cell office:value-type="float" office:value="57" calcext:value-type="float">
            <text:p>57</text:p>
          </table:table-cell>
          <table:table-cell table:number-columns-repeated="2"/>
          <table:table-cell office:value-type="string" calcext:value-type="string">
            <text:p>c</text:p>
          </table:table-cell>
          <table:table-cell office:value-type="string" calcext:value-type="string">
            <text:p>d</text:p>
          </table:table-cell>
          <table:table-cell table:number-columns-repeated="2" office:value-type="string" calcext:value-type="string">
            <text:p>2020-07-09T17:19:00</text:p>
          </table:table-cell>
          <table:table-cell office:value-type="float" office:value="9" calcext:value-type="float">
            <text:p>9</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6.leboncoin.fr/ad-large/698dce18c68bee4c5cf38ef702503aee4f443d47.jpg, https://img5.leboncoin.fr/ad-large/e6442beacb4cb47bac8da3d7749b4458fa0597ab.jpg, https://img0.leboncoin.fr/ad-large/fc0790ff53456f1161699eb2a1a42f81f9059360.jpg, https://img6.leboncoin.fr/ad-large/698dce18c68bee4c5cf38ef702503aee4f443d47.jpg, https://img5.leboncoin.fr/ad-large/e6442beacb4cb47bac8da3d7749b4458fa0597ab.jpg, https://img0.leboncoin.fr/ad-large/fc0790ff53456f1161699eb2a1a42f81f9059360.jpg, https://img6.leboncoin.fr/ad-large/698dce18c68bee4c5cf38ef702503aee4f443d47.jpg</text:p>
          </table:table-cell>
          <table:table-cell office:value-type="string" calcext:value-type="string">
            <text:p>price: &lt;i &gt;690&lt;/i&gt; €&lt;br /&gt;indoor area: &lt;i &gt;57&lt;/i&gt; m²&lt;br /&gt;outdoor area: &lt;i &gt;57&lt;/i&gt; m²&lt;br /&gt;rooms: &lt;i &gt;3&lt;/i&gt; &lt;br /&gt;floors: &lt;i &gt;&lt;/i&gt; &lt;br /&gt;energy grade: &lt;i &gt;c&lt;/i&gt; &lt;br /&gt;value: &lt;i &gt;5&lt;/i&gt; / 10&lt;br /&gt;leverage: &lt;i &gt;5&lt;/i&gt; / 10&lt;br /&gt;age: &lt;i &gt;5&lt;/i&gt; days&lt;br /&gt;url: &lt;a href="https://www.leboncoin.fr/locations/1812411533.htm/"&gt;leboncoin.fr&lt;/a&gt; &lt;br /&gt;</text:p>
          </table:table-cell>
          <table:table-cell office:value-type="string" calcext:value-type="string">
            <text:p>https://www.leboncoin.fr/profil/9a3faafb-9fac-4ac7-86f0-4a0307b2312c/offres</text:p>
          </table:table-cell>
        </table:table-row>
        <table:table-row table:style-name="ro1">
          <table:table-cell office:value-type="string" calcext:value-type="string">
            <text:p>https://www.leboncoin.fr/locations/1812555760.htm/</text:p>
          </table:table-cell>
          <table:table-cell office:value-type="string" calcext:value-type="string">
            <text:p>appartement 2 pieces 55 m2</text:p>
          </table:table-cell>
          <table:table-cell office:value-type="string" calcext:value-type="string">
            <text:p>Appartement</text:p>
          </table:table-cell>
          <table:table-cell office:value-type="string" calcext:value-type="string">
            <text:p>t2 equipe - av general leclerc - nancy avenue general leclerc - proche artem, secteur blandan ++ axe tram, au rdc, renove, piece principale avec coin cuisine (meuble haut et bas), chambre avec acces balcon, salle d'eau, wc separe. -jardin commun -cave- chauffage individuel electrique- reference annonce : 3214 honoraires a la charge du locataire : 278 € ttc dont 165 € pour l'etat des lieux depot de garantie : 413 € montant des charges : 45 € / mois modalite de recuperation des charges locatives : provision avec regularisation annuelle</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462" calcext:value-type="float">
            <text:p>462</text:p>
          </table:table-cell>
          <table:table-cell office:value-type="float" office:value="8.4" calcext:value-type="float">
            <text:p>8.4</text:p>
          </table:table-cell>
          <table:table-cell office:value-type="float" office:value="2" calcext:value-type="float">
            <text:p>2</text:p>
          </table:table-cell>
          <table:table-cell office:value-type="float" office:value="55" calcext:value-type="float">
            <text:p>55</text:p>
          </table:table-cell>
          <table:table-cell table:number-columns-repeated="4"/>
          <table:table-cell table:number-columns-repeated="2" office:value-type="string" calcext:value-type="string">
            <text:p>2020-07-09T18:30:00</text:p>
          </table:table-cell>
          <table:table-cell office:value-type="float" office:value="9" calcext:value-type="float">
            <text:p>9</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2.leboncoin.fr/ad-large/354d8e348edc8dd18b01746519a89326cb68f27e.jpg, https://img5.leboncoin.fr/ad-large/a7de9c0ad5668b1d1316adeb9f2165be0df74aca.jpg, https://img2.leboncoin.fr/ad-large/1a739e31e580d6eac906d85e94d200c87fc30848.jpg, https://img6.leboncoin.fr/ad-large/967f07ce9ecd30019dce9c041c6c8d1c05230b94.jpg, https://img4.leboncoin.fr/ad-large/1917e8d796a95b6f83768b6e02bae9cb748d32df.jpg, https://img7.leboncoin.fr/ad-large/67eb4fd8eb9d72802b61051869defdc61695c2ac.jpg, https://img7.leboncoin.fr/ad-large/be7ca2e4e4cab6dd54e564e23fb802f5b7125c3f.jpg, https://img4.leboncoin.fr/ad-large/4b39d16999cf772feaa8373aeacd82a543fc417c.jpg, https://img2.leboncoin.fr/ad-large/354d8e348edc8dd18b01746519a89326cb68f27e.jpg, https://img5.leboncoin.fr/ad-large/a7de9c0ad5668b1d1316adeb9f2165be0df74aca.jpg, https://img2.leboncoin.fr/ad-large/1a739e31e580d6eac906d85e94d200c87fc30848.jpg, https://img6.leboncoin.fr/ad-large/967f07ce9ecd30019dce9c041c6c8d1c05230b94.jpg, https://img4.leboncoin.fr/ad-large/1917e8d796a95b6f83768b6e02bae9cb748d32df.jpg, https://img7.leboncoin.fr/ad-large/67eb4fd8eb9d72802b61051869defdc61695c2ac.jpg, https://img7.leboncoin.fr/ad-large/be7ca2e4e4cab6dd54e564e23fb802f5b7125c3f.jpg, https://img4.leboncoin.fr/ad-large/4b39d16999cf772feaa8373aeacd82a543fc417c.jpg, https://img2.leboncoin.fr/ad-large/354d8e348edc8dd18b01746519a89326cb68f27e.jpg</text:p>
          </table:table-cell>
          <table:table-cell office:value-type="string" calcext:value-type="string">
            <text:p>price: &lt;i &gt;462&lt;/i&gt; €&lt;br /&gt;indoor area: &lt;i &gt;55&lt;/i&gt; m²&lt;br /&gt;outdoor area: &lt;i &gt;55&lt;/i&gt; m²&lt;br /&gt;rooms: &lt;i &gt;2&lt;/i&gt; &lt;br /&gt;floors: &lt;i &gt;&lt;/i&gt; &lt;br /&gt;energy grade: &lt;i &gt;&lt;/i&gt; &lt;br /&gt;value: &lt;i &gt;5&lt;/i&gt; / 10&lt;br /&gt;leverage: &lt;i &gt;5&lt;/i&gt; / 10&lt;br /&gt;age: &lt;i &gt;5&lt;/i&gt; days&lt;br /&gt;url: &lt;a href="https://www.leboncoin.fr/locations/1812555760.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714502846.htm/</text:p>
          </table:table-cell>
          <table:table-cell office:value-type="string" calcext:value-type="string">
            <text:p>appartement 3 pieces 70 m2</text:p>
          </table:table-cell>
          <table:table-cell office:value-type="string" calcext:value-type="string">
            <text:p>Appartement</text:p>
          </table:table-cell>
          <table:table-cell office:value-type="string" calcext:value-type="string">
            <text:p>laneuveville 3 pieces 70.0 m2 dans un immeuble calme et entretenu, possedant un garage privatif, une cave et dispose d'un jardin collectif. entree cuisine, vaste sejour, 2 chambres, salle de bains, wc. chauffage individuel gaz. libre de suite. assurance multirisques privilege *: 15.22 € / mois *services facultatifs, voir conditions en agences reference annonce : 1590978 honoraires a la charge du locataire : 200 € ttc dont 100 € pour l'etat des lieux depot de garantie : 630 € montant des charges : 70 € / mois modalite de recuperation des charges locatives : provision avec regularisation annuelle</text:p>
          </table:table-cell>
          <table:table-cell office:value-type="string" calcext:value-type="string">
            <text:p>laneuveville-devant-nancy</text:p>
          </table:table-cell>
          <table:table-cell office:value-type="float" office:value="54410" calcext:value-type="float">
            <text:p>54410</text:p>
          </table:table-cell>
          <table:table-cell office:value-type="float" office:value="48.656251" calcext:value-type="float">
            <text:p>48.656251</text:p>
          </table:table-cell>
          <table:table-cell office:value-type="float" office:value="6.2314017" calcext:value-type="float">
            <text:p>6.2314017</text:p>
          </table:table-cell>
          <table:table-cell table:number-columns-repeated="2" office:value-type="float" office:value="700" calcext:value-type="float">
            <text:p>700</text:p>
          </table:table-cell>
          <table:table-cell office:value-type="float" office:value="10" calcext:value-type="float">
            <text:p>10</text:p>
          </table:table-cell>
          <table:table-cell office:value-type="float" office:value="3" calcext:value-type="float">
            <text:p>3</text:p>
          </table:table-cell>
          <table:table-cell office:value-type="float" office:value="70" calcext:value-type="float">
            <text:p>70</text:p>
          </table:table-cell>
          <table:table-cell table:number-columns-repeated="2"/>
          <table:table-cell table:number-columns-repeated="2" office:value-type="string" calcext:value-type="string">
            <text:p>e</text:p>
          </table:table-cell>
          <table:table-cell table:number-columns-repeated="2" office:value-type="string" calcext:value-type="string">
            <text:p>2020-07-09T20:09:00</text:p>
          </table:table-cell>
          <table:table-cell office:value-type="float" office:value="9" calcext:value-type="float">
            <text:p>9</text:p>
          </table:table-cell>
          <table:table-cell office:value-type="float" office:value="0" calcext:value-type="float">
            <text:p>0</text:p>
          </table:table-cell>
          <table:table-cell office:value-type="float" office:value="8.9" calcext:value-type="float">
            <text:p>8.9</text:p>
          </table:table-cell>
          <table:table-cell office:value-type="float" office:value="18" calcext:value-type="float">
            <text:p>18</text:p>
          </table:table-cell>
          <table:table-cell office:value-type="float" office:value="62.4" calcext:value-type="float">
            <text:p>62.4</text:p>
          </table:table-cell>
          <table:table-cell office:value-type="float" office:value="51" calcext:value-type="float">
            <text:p>51</text:p>
          </table:table-cell>
          <table:table-cell table:number-columns-repeated="2" office:value-type="float" office:value="5" calcext:value-type="float">
            <text:p>5</text:p>
          </table:table-cell>
          <table:table-cell office:value-type="string" calcext:value-type="string">
            <text:p>https://img7.leboncoin.fr/ad-large/7c45361cccc79668030d5e729526355d4fdec7b5.jpg, https://img3.leboncoin.fr/ad-large/44163211db3eae19bfc6f5cc0ba993e018fc41b3.jpg, https://img3.leboncoin.fr/ad-large/120cdaf09fc5aa50ae914f84973b508abc70d3a3.jpg, https://img3.leboncoin.fr/ad-large/0e2e31734b23b860dccd9b6c5408b2b3ff59980b.jpg, https://img0.leboncoin.fr/ad-large/6fa4a1d5c6de3744550d4338ed1a8d514cb68bb6.jpg, https://img1.leboncoin.fr/ad-large/3b5073d1192541bf1a42eab692598c9794e6c5b5.jpg, https://img7.leboncoin.fr/ad-large/7c45361cccc79668030d5e729526355d4fdec7b5.jpg, https://img3.leboncoin.fr/ad-large/44163211db3eae19bfc6f5cc0ba993e018fc41b3.jpg, https://img3.leboncoin.fr/ad-large/120cdaf09fc5aa50ae914f84973b508abc70d3a3.jpg, https://img3.leboncoin.fr/ad-large/0e2e31734b23b860dccd9b6c5408b2b3ff59980b.jpg, https://img0.leboncoin.fr/ad-large/6fa4a1d5c6de3744550d4338ed1a8d514cb68bb6.jpg, https://img1.leboncoin.fr/ad-large/3b5073d1192541bf1a42eab692598c9794e6c5b5.jpg, https://img7.leboncoin.fr/ad-large/7c45361cccc79668030d5e729526355d4fdec7b5.jpg</text:p>
          </table:table-cell>
          <table:table-cell office:value-type="string" calcext:value-type="string">
            <text:p>price: &lt;i &gt;700&lt;/i&gt; €&lt;br /&gt;indoor area: &lt;i &gt;70&lt;/i&gt; m²&lt;br /&gt;outdoor area: &lt;i &gt;70&lt;/i&gt; m²&lt;br /&gt;rooms: &lt;i &gt;3&lt;/i&gt; &lt;br /&gt;floors: &lt;i &gt;&lt;/i&gt; &lt;br /&gt;energy grade: &lt;i &gt;e&lt;/i&gt; &lt;br /&gt;value: &lt;i &gt;5&lt;/i&gt; / 10&lt;br /&gt;leverage: &lt;i &gt;5&lt;/i&gt; / 10&lt;br /&gt;age: &lt;i &gt;5&lt;/i&gt; days&lt;br /&gt;url: &lt;a href="https://www.leboncoin.fr/locations/1714502846.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2582819.htm/</text:p>
          </table:table-cell>
          <table:table-cell office:value-type="string" calcext:value-type="string">
            <text:p>appartement 2 pieces 50 m2</text:p>
          </table:table-cell>
          <table:table-cell office:value-type="string" calcext:value-type="string">
            <text:p>Appartement</text:p>
          </table:table-cell>
          <table:table-cell office:value-type="string" calcext:value-type="string">
            <text:p>f2 traversant placieux proche- artem-tram au 1er dans petit immeuble (3lots) sur cour, bel f2 entierement lumineux, proche tram entree-placards beau sejour cuisine equipee ,cuisson,hotte(on mange dedans) belle chambre sur jardin sde douche-meuble-vasque wc separe double vitrage-stationnement facile petit cellier . photos a venir libre reference annonce : 019r honoraires a la charge du locataire : 550 € ttc depot de garantie : 590 € montant des charges : 60 € / mois</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650" calcext:value-type="float">
            <text:p>650</text:p>
          </table:table-cell>
          <table:table-cell office:value-type="float" office:value="13" calcext:value-type="float">
            <text:p>13</text:p>
          </table:table-cell>
          <table:table-cell office:value-type="float" office:value="2" calcext:value-type="float">
            <text:p>2</text:p>
          </table:table-cell>
          <table:table-cell office:value-type="float" office:value="50" calcext:value-type="float">
            <text:p>50</text:p>
          </table:table-cell>
          <table:table-cell table:number-columns-repeated="2"/>
          <table:table-cell office:value-type="string" calcext:value-type="string">
            <text:p>d</text:p>
          </table:table-cell>
          <table:table-cell office:value-type="string" calcext:value-type="string">
            <text:p>c</text:p>
          </table:table-cell>
          <table:table-cell table:number-columns-repeated="2" office:value-type="string" calcext:value-type="string">
            <text:p>2020-07-09T22:38:00</text:p>
          </table:table-cell>
          <table:table-cell office:value-type="float" office:value="9" calcext:value-type="float">
            <text:p>9</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table:table-cell office:value-type="string" calcext:value-type="string">
            <text:p>price: &lt;i &gt;650&lt;/i&gt; €&lt;br /&gt;indoor area: &lt;i &gt;50&lt;/i&gt; m²&lt;br /&gt;outdoor area: &lt;i &gt;50&lt;/i&gt; m²&lt;br /&gt;rooms: &lt;i &gt;2&lt;/i&gt; &lt;br /&gt;floors: &lt;i &gt;&lt;/i&gt; &lt;br /&gt;energy grade: &lt;i &gt;d&lt;/i&gt; &lt;br /&gt;value: &lt;i &gt;5&lt;/i&gt; / 10&lt;br /&gt;leverage: &lt;i &gt;5&lt;/i&gt; / 10&lt;br /&gt;age: &lt;i &gt;5&lt;/i&gt; days&lt;br /&gt;url: &lt;a href="https://www.leboncoin.fr/locations/1812582819.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2878447.htm/</text:p>
          </table:table-cell>
          <table:table-cell office:value-type="string" calcext:value-type="string">
            <text:p>appartement 2 pieces 61 m2</text:p>
          </table:table-cell>
          <table:table-cell office:value-type="string" calcext:value-type="string">
            <text:p>Appartement</text:p>
          </table:table-cell>
          <table:table-cell office:value-type="string" calcext:value-type="string">
            <text:p>bon' appart vous propose ce charmant appartement de 61m2, entierement renove et situe en plein cœur dans quartier paisible de briey. ce logement en rez-de-chaussee se compose d'une grande cuisine, d'un sejour lumineux, d'une chambre et d'une salle d'eau avec wc separee. ce logement vous offre egalement un jardin en commun. chauffage electrique. reference annonce : 27922020 honoraires a la charge du locataire : 305 € ttc dont 122 € pour l'etat des lieux depot de garantie : 550 € montant des charges : 20 € / mois modalite de recuperation des charges locatives : provision avec regularisation annuelle</text:p>
          </table:table-cell>
          <table:table-cell office:value-type="string" calcext:value-type="string">
            <text:p>briey</text:p>
          </table:table-cell>
          <table:table-cell office:value-type="float" office:value="54150" calcext:value-type="float">
            <text:p>54150</text:p>
          </table:table-cell>
          <table:table-cell office:value-type="float" office:value="49.2583938" calcext:value-type="float">
            <text:p>49.2583938</text:p>
          </table:table-cell>
          <table:table-cell office:value-type="float" office:value="5.96607933875943" calcext:value-type="float">
            <text:p>5.96607933875943</text:p>
          </table:table-cell>
          <table:table-cell table:number-columns-repeated="2" office:value-type="float" office:value="570" calcext:value-type="float">
            <text:p>570</text:p>
          </table:table-cell>
          <table:table-cell office:value-type="float" office:value="9.34426229508197" calcext:value-type="float">
            <text:p>9.34426229508197</text:p>
          </table:table-cell>
          <table:table-cell office:value-type="float" office:value="2" calcext:value-type="float">
            <text:p>2</text:p>
          </table:table-cell>
          <table:table-cell office:value-type="float" office:value="61" calcext:value-type="float">
            <text:p>61</text:p>
          </table:table-cell>
          <table:table-cell table:number-columns-repeated="4"/>
          <table:table-cell table:number-columns-repeated="2" office:value-type="string" calcext:value-type="string">
            <text:p>2020-07-10T09:28:00</text:p>
          </table:table-cell>
          <table:table-cell office:value-type="float" office:value="9" calcext:value-type="float">
            <text:p>9</text:p>
          </table:table-cell>
          <table:table-cell office:value-type="float" office:value="0" calcext:value-type="float">
            <text:p>0</text:p>
          </table:table-cell>
          <table:table-cell office:value-type="float" office:value="88.1" calcext:value-type="float">
            <text:p>88.1</text:p>
          </table:table-cell>
          <table:table-cell office:value-type="float" office:value="62" calcext:value-type="float">
            <text:p>62</text:p>
          </table:table-cell>
          <table:table-cell office:value-type="float" office:value="39.5" calcext:value-type="float">
            <text:p>39.5</text:p>
          </table:table-cell>
          <table:table-cell office:value-type="float" office:value="36" calcext:value-type="float">
            <text:p>36</text:p>
          </table:table-cell>
          <table:table-cell table:number-columns-repeated="2" office:value-type="float" office:value="5" calcext:value-type="float">
            <text:p>5</text:p>
          </table:table-cell>
          <table:table-cell office:value-type="string" calcext:value-type="string">
            <text:p>https://img0.leboncoin.fr/ad-large/fa8aaa031e699b50ea50ee1c6b2dd5842728a147.jpg, https://img1.leboncoin.fr/ad-large/024ea8eb98337670099112102910e16927627708.jpg, https://img6.leboncoin.fr/ad-large/f250a25740c3503940512ca1bbb16ad52f308b49.jpg, https://img6.leboncoin.fr/ad-large/6b0567d15f31c7a08bc551e9858bde7bc6b3f6c6.jpg, https://img3.leboncoin.fr/ad-large/980efb569bb4288a9e109019c609bf6a2b75bc1f.jpg, https://img0.leboncoin.fr/ad-large/fa8aaa031e699b50ea50ee1c6b2dd5842728a147.jpg, https://img1.leboncoin.fr/ad-large/024ea8eb98337670099112102910e16927627708.jpg, https://img6.leboncoin.fr/ad-large/f250a25740c3503940512ca1bbb16ad52f308b49.jpg, https://img6.leboncoin.fr/ad-large/6b0567d15f31c7a08bc551e9858bde7bc6b3f6c6.jpg, https://img3.leboncoin.fr/ad-large/980efb569bb4288a9e109019c609bf6a2b75bc1f.jpg, https://img0.leboncoin.fr/ad-large/fa8aaa031e699b50ea50ee1c6b2dd5842728a147.jpg</text:p>
          </table:table-cell>
          <table:table-cell office:value-type="string" calcext:value-type="string">
            <text:p>price: &lt;i &gt;570&lt;/i&gt; €&lt;br /&gt;indoor area: &lt;i &gt;61&lt;/i&gt; m²&lt;br /&gt;outdoor area: &lt;i &gt;61&lt;/i&gt; m²&lt;br /&gt;rooms: &lt;i &gt;2&lt;/i&gt; &lt;br /&gt;floors: &lt;i &gt;&lt;/i&gt; &lt;br /&gt;energy grade: &lt;i &gt;&lt;/i&gt; &lt;br /&gt;value: &lt;i &gt;5&lt;/i&gt; / 10&lt;br /&gt;leverage: &lt;i &gt;5&lt;/i&gt; / 10&lt;br /&gt;age: &lt;i &gt;5&lt;/i&gt; days&lt;br /&gt;url: &lt;a href="https://www.leboncoin.fr/locations/1812878447.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2976515.htm/</text:p>
          </table:table-cell>
          <table:table-cell office:value-type="string" calcext:value-type="string">
            <text:p>chambre 9 pieces 187 m2</text:p>
          </table:table-cell>
          <table:table-cell office:value-type="string" calcext:value-type="string">
            <text:p>Appartement</text:p>
          </table:table-cell>
          <table:table-cell office:value-type="string" calcext:value-type="string">
            <text:p>chambre dans une colocation de 187m2 3 chambre(s) libre(s) dans une colocation de 3 chambres dans une maison de 187m2 dans une grande maison de 187 m2 avec jardin - colocation etudiant (3) loue chambre meublee - 1 chambre de 19 m2 composee d'un lit 140 cm (literie neuve) bureau, penderie, meubles de rangement, chaises, fauteuils. situees au 1er etage salle de bain et wc loyer 430 € toutes charges comprises ( internet, telephone, eau, gaz, electricite)- caution 400 € chauffage : participation de 400 € pour la periode de octobre a avril. parties communes : 1 salle a manger, 1 salon, 1 cuisine equipee et tout le necessaire pour cuisiner. caves, lingerie. jardin terrasse et son salon de jardin + barbecue toutes les conditions sont requises pour etudiants serieux. espaces de detente, internet haut debit, television, bibliotheque. linges de lit ainsi que serviettes de bain fournis sur demande. logement non fumeur quartier residentiel, calme. commerces a proximite. bus n° 2 et 5 a 50 metres ( facultes de droit et sciences economiques, ensic, architecture...) , n° 3 a 200 m (fac de sciences artem) et a 10 minutes a peine de la gare . faculte de lettres a 5 minutes a pieds les proprietaires disponibles, resident a 15 minutes. bail court possible pour les etudiants stagiaires reference annonce : p-24504 montant des charges : 50 € / mois modalite de recuperation des charges locatives : forfait</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430" calcext:value-type="float">
            <text:p>430</text:p>
          </table:table-cell>
          <table:table-cell office:value-type="float" office:value="2.29946524064171" calcext:value-type="float">
            <text:p>2.29946524064171</text:p>
          </table:table-cell>
          <table:table-cell office:value-type="float" office:value="9" calcext:value-type="float">
            <text:p>9</text:p>
          </table:table-cell>
          <table:table-cell office:value-type="float" office:value="187" calcext:value-type="float">
            <text:p>187</text:p>
          </table:table-cell>
          <table:table-cell table:number-columns-repeated="2"/>
          <table:table-cell office:value-type="string" calcext:value-type="string">
            <text:p>c</text:p>
          </table:table-cell>
          <table:table-cell office:value-type="string" calcext:value-type="string">
            <text:p>b</text:p>
          </table:table-cell>
          <table:table-cell table:number-columns-repeated="2" office:value-type="string" calcext:value-type="string">
            <text:p>2020-07-10T09:36:00</text:p>
          </table:table-cell>
          <table:table-cell office:value-type="float" office:value="9" calcext:value-type="float">
            <text:p>9</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7.leboncoin.fr/ad-large/6fa644970d62da04180fb3c24c9a6bd829783e6a.jpg, https://img4.leboncoin.fr/ad-large/2bf6821ad7b1c134cbaf80a2342df5d6092efa8e.jpg, https://img6.leboncoin.fr/ad-large/81292ec97f55e7f41500586b97a95f4792eedf9a.jpg, https://img1.leboncoin.fr/ad-large/947e359d5a597fc0f1d9607b107a889fb855850a.jpg, https://img0.leboncoin.fr/ad-large/8765a4f42a4aad48fd22637e90c10dff34d83ae4.jpg, https://img3.leboncoin.fr/ad-large/d6981cf6fb0e9993f3fd79aa3eae549bc2071658.jpg, https://img6.leboncoin.fr/ad-large/fab1158512fd22debc42690a1e8b4c9393a6392a.jpg, https://img7.leboncoin.fr/ad-large/54f3377edb5c7c4be67f0336825ffd7648712197.jpg, https://img6.leboncoin.fr/ad-large/22001aa65e63ca56484f84d34a0b42119667b5c4.jpg, https://img4.leboncoin.fr/ad-large/63e97b79c4db3fe4e01cdbcf6584499d432c9f55.jpg, https://img7.leboncoin.fr/ad-large/6fa644970d62da04180fb3c24c9a6bd829783e6a.jpg, https://img4.leboncoin.fr/ad-large/2bf6821ad7b1c134cbaf80a2342df5d6092efa8e.jpg, https://img6.leboncoin.fr/ad-large/81292ec97f55e7f41500586b97a95f4792eedf9a.jpg, https://img1.leboncoin.fr/ad-large/947e359d5a597fc0f1d9607b107a889fb855850a.jpg, https://img0.leboncoin.fr/ad-large/8765a4f42a4aad48fd22637e90c10dff34d83ae4.jpg, https://img3.leboncoin.fr/ad-large/d6981cf6fb0e9993f3fd79aa3eae549bc2071658.jpg, https://img6.leboncoin.fr/ad-large/fab1158512fd22debc42690a1e8b4c9393a6392a.jpg, https://img7.leboncoin.fr/ad-large/54f3377edb5c7c4be67f0336825ffd7648712197.jpg, https://img6.leboncoin.fr/ad-large/22001aa65e63ca56484f84d34a0b42119667b5c4.jpg, https://img4.leboncoin.fr/ad-large/63e97b79c4db3fe4e01cdbcf6584499d432c9f55.jpg, https://img7.leboncoin.fr/ad-large/6fa644970d62da04180fb3c24c9a6bd829783e6a.jpg</text:p>
          </table:table-cell>
          <table:table-cell office:value-type="string" calcext:value-type="string">
            <text:p>price: &lt;i &gt;430&lt;/i&gt; €&lt;br /&gt;indoor area: &lt;i &gt;187&lt;/i&gt; m²&lt;br /&gt;outdoor area: &lt;i &gt;187&lt;/i&gt; m²&lt;br /&gt;rooms: &lt;i &gt;9&lt;/i&gt; &lt;br /&gt;floors: &lt;i &gt;&lt;/i&gt; &lt;br /&gt;energy grade: &lt;i &gt;c&lt;/i&gt; &lt;br /&gt;value: &lt;i &gt;5&lt;/i&gt; / 10&lt;br /&gt;leverage: &lt;i &gt;5&lt;/i&gt; / 10&lt;br /&gt;age: &lt;i &gt;5&lt;/i&gt; days&lt;br /&gt;url: &lt;a href="https://www.leboncoin.fr/locations/1812976515.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4698717.htm/</text:p>
          </table:table-cell>
          <table:table-cell office:value-type="string" calcext:value-type="string">
            <text:p>appartement longlaville 480e</text:p>
          </table:table-cell>
          <table:table-cell office:value-type="string" calcext:value-type="string">
            <text:p>Appartement</text:p>
          </table:table-cell>
          <table:table-cell office:value-type="string" calcext:value-type="string">
            <text:p>cede bail au plus vite, bel appartement de 50m2 situer au 2eme etage, jardin commun . kitchenette ouverte sur sejour . 2 chambres , 1 sdb avec baignoire , wc separer, couloir d’entree. refais a neuf par mes soins . 480e charges comprise . prevoir des frais d’agence . libre de suite contacter l’agence au 06 48 26 07 79 ou +33 6 45 96 00 58 . pour plus de photo veuillez me contacter sur le bon coin .</text:p>
          </table:table-cell>
          <table:table-cell office:value-type="string" calcext:value-type="string">
            <text:p>longlaville</text:p>
          </table:table-cell>
          <table:table-cell office:value-type="float" office:value="54810" calcext:value-type="float">
            <text:p>54810</text:p>
          </table:table-cell>
          <table:table-cell office:value-type="float" office:value="49.5339956" calcext:value-type="float">
            <text:p>49.5339956</text:p>
          </table:table-cell>
          <table:table-cell office:value-type="float" office:value="5.8023036" calcext:value-type="float">
            <text:p>5.8023036</text:p>
          </table:table-cell>
          <table:table-cell table:number-columns-repeated="2" office:value-type="float" office:value="480" calcext:value-type="float">
            <text:p>480</text:p>
          </table:table-cell>
          <table:table-cell office:value-type="float" office:value="9.6" calcext:value-type="float">
            <text:p>9.6</text:p>
          </table:table-cell>
          <table:table-cell office:value-type="float" office:value="3" calcext:value-type="float">
            <text:p>3</text:p>
          </table:table-cell>
          <table:table-cell office:value-type="float" office:value="50" calcext:value-type="float">
            <text:p>50</text:p>
          </table:table-cell>
          <table:table-cell table:number-columns-repeated="4"/>
          <table:table-cell table:number-columns-repeated="2" office:value-type="string" calcext:value-type="string">
            <text:p>2020-07-14T12:45:00</text:p>
          </table:table-cell>
          <table:table-cell office:value-type="float" office:value="5" calcext:value-type="float">
            <text:p>5</text:p>
          </table:table-cell>
          <table:table-cell office:value-type="float" office:value="0" calcext:value-type="float">
            <text:p>0</text:p>
          </table:table-cell>
          <table:table-cell office:value-type="float" office:value="116.6" calcext:value-type="float">
            <text:p>116.6</text:p>
          </table:table-cell>
          <table:table-cell office:value-type="float" office:value="77" calcext:value-type="float">
            <text:p>77</text:p>
          </table:table-cell>
          <table:table-cell office:value-type="float" office:value="67.9" calcext:value-type="float">
            <text:p>67.9</text:p>
          </table:table-cell>
          <table:table-cell office:value-type="float" office:value="51" calcext:value-type="float">
            <text:p>51</text:p>
          </table:table-cell>
          <table:table-cell table:number-columns-repeated="2" office:value-type="float" office:value="5" calcext:value-type="float">
            <text:p>5</text:p>
          </table:table-cell>
          <table:table-cell office:value-type="string" calcext:value-type="string">
            <text:p>https://img5.leboncoin.fr/ad-large/b1514030e967763baf0ced9910d07520209a783f.jpg, https://img1.leboncoin.fr/ad-large/036cecf611bdc74d5cb2b262130062a0be6e78ed.jpg, https://img0.leboncoin.fr/ad-large/5fc9f735297bda7f8180288de17d99d6e58eb487.jpg, https://img5.leboncoin.fr/ad-large/b1514030e967763baf0ced9910d07520209a783f.jpg, https://img1.leboncoin.fr/ad-large/036cecf611bdc74d5cb2b262130062a0be6e78ed.jpg, https://img0.leboncoin.fr/ad-large/5fc9f735297bda7f8180288de17d99d6e58eb487.jpg, https://img5.leboncoin.fr/ad-large/b1514030e967763baf0ced9910d07520209a783f.jpg</text:p>
          </table:table-cell>
          <table:table-cell office:value-type="string" calcext:value-type="string">
            <text:p>price: &lt;i &gt;480&lt;/i&gt; €&lt;br /&gt;indoor area: &lt;i &gt;50&lt;/i&gt; m²&lt;br /&gt;outdoor area: &lt;i &gt;50&lt;/i&gt; m²&lt;br /&gt;rooms: &lt;i &gt;3&lt;/i&gt; &lt;br /&gt;floors: &lt;i &gt;&lt;/i&gt; &lt;br /&gt;energy grade: &lt;i &gt;&lt;/i&gt; &lt;br /&gt;value: &lt;i &gt;5&lt;/i&gt; / 10&lt;br /&gt;leverage: &lt;i &gt;5&lt;/i&gt; / 10&lt;br /&gt;age: &lt;i &gt;5&lt;/i&gt; days&lt;br /&gt;url: &lt;a href="https://www.leboncoin.fr/locations/1814698717.htm/"&gt;leboncoin.fr&lt;/a&gt; &lt;br /&gt;</text:p>
          </table:table-cell>
          <table:table-cell office:value-type="string" calcext:value-type="string">
            <text:p>https://www.leboncoin.fr/profil/0c5dc9cf-93d1-4050-ab73-b3bb2d0b6a69/offres</text:p>
          </table:table-cell>
        </table:table-row>
        <table:table-row table:style-name="ro1">
          <table:table-cell office:value-type="string" calcext:value-type="string">
            <text:p>https://www.leboncoin.fr/locations/1784054630.htm/</text:p>
          </table:table-cell>
          <table:table-cell office:value-type="string" calcext:value-type="string">
            <text:p>appartement 3 pieces 60 m2</text:p>
          </table:table-cell>
          <table:table-cell office:value-type="string" calcext:value-type="string">
            <text:p>Appartement</text:p>
          </table:table-cell>
          <table:table-cell office:value-type="string" calcext:value-type="string">
            <text:p>appartement t3 a saint-max, dans la residence le domaine 1854 ,labellisee bbc, appartement t3 n° 020103 (lot 103) d'environ 60 m2 sur jardin privatif (lot 220) situe au rdc avec ascenseur du batiment b, comprenant une entree avec placard, un sejour avec cuisine amenagee et equipee (meubles hauts et bas, hotte, plaque, four) deux chambres, une salle de bains et un wc. au sous-sol, une place de parking n°135 (lot 135). chauffage gaz et eau collective gaz . eau froide, entretien parties communes, entretien ascenseur et espaces verts communs, compris dans les provisions sur charges mensuelles et donnant lieu a une regularisation annuelle. les honoraires de location ttc (a la charge du locataire) incluent le montant de redaction des etats des lieux facture pour 180,00 euros ttc, apres realisation lors de l'entree dans les lieux. disponibilite immediate. pour plus de details sur ce logement, vous pouvez consulter la fiche descriptive de ce bien, sur notre site internet afedim gestion. reference annonce : 0044407_gl honoraires a la charge du locataire : 660 € ttc depot de garantie : 601 € montant des charges : 82 € / mois</text:p>
          </table:table-cell>
          <table:table-cell office:value-type="string" calcext:value-type="string">
            <text:p>saint-max</text:p>
          </table:table-cell>
          <table:table-cell office:value-type="float" office:value="54130" calcext:value-type="float">
            <text:p>54130</text:p>
          </table:table-cell>
          <table:table-cell office:value-type="float" office:value="48.7005548" calcext:value-type="float">
            <text:p>48.7005548</text:p>
          </table:table-cell>
          <table:table-cell office:value-type="float" office:value="6.2074377" calcext:value-type="float">
            <text:p>6.2074377</text:p>
          </table:table-cell>
          <table:table-cell table:number-columns-repeated="2" office:value-type="float" office:value="683" calcext:value-type="float">
            <text:p>683</text:p>
          </table:table-cell>
          <table:table-cell office:value-type="float" office:value="11.3833333333333" calcext:value-type="float">
            <text:p>11.3833333333333</text:p>
          </table:table-cell>
          <table:table-cell office:value-type="float" office:value="3" calcext:value-type="float">
            <text:p>3</text:p>
          </table:table-cell>
          <table:table-cell office:value-type="float" office:value="60" calcext:value-type="float">
            <text:p>60</text:p>
          </table:table-cell>
          <table:table-cell table:number-columns-repeated="2"/>
          <table:table-cell office:value-type="string" calcext:value-type="string">
            <text:p>b</text:p>
          </table:table-cell>
          <table:table-cell office:value-type="string" calcext:value-type="string">
            <text:p>c</text:p>
          </table:table-cell>
          <table:table-cell table:number-columns-repeated="2" office:value-type="string" calcext:value-type="string">
            <text:p>2020-07-14T17:04:00</text:p>
          </table:table-cell>
          <table:table-cell office:value-type="float" office:value="4" calcext:value-type="float">
            <text:p>4</text:p>
          </table:table-cell>
          <table:table-cell office:value-type="float" office:value="0" calcext:value-type="float">
            <text:p>0</text:p>
          </table:table-cell>
          <table:table-cell office:value-type="float" office:value="4.8" calcext:value-type="float">
            <text:p>4.8</text:p>
          </table:table-cell>
          <table:table-cell office:value-type="float" office:value="11" calcext:value-type="float">
            <text:p>11</text:p>
          </table:table-cell>
          <table:table-cell office:value-type="float" office:value="53.1" calcext:value-type="float">
            <text:p>53.1</text:p>
          </table:table-cell>
          <table:table-cell office:value-type="float" office:value="44" calcext:value-type="float">
            <text:p>44</text:p>
          </table:table-cell>
          <table:table-cell table:number-columns-repeated="2" office:value-type="float" office:value="5" calcext:value-type="float">
            <text:p>5</text:p>
          </table:table-cell>
          <table:table-cell office:value-type="string" calcext:value-type="string">
            <text:p>https://img5.leboncoin.fr/ad-large/062f67b695c1943b4f4d0cf737c5c83594a4a422.jpg, https://img6.leboncoin.fr/ad-large/cfc27ea18e4e5bc6f0eb39537f3698d1be2f6e44.jpg, https://img6.leboncoin.fr/ad-large/8444996923d07962675bbb05b26e85a4114aa985.jpg, https://img4.leboncoin.fr/ad-large/23705a8f2e0bd925fce575704f4b33dfc15aaeb5.jpg, https://img5.leboncoin.fr/ad-large/062f67b695c1943b4f4d0cf737c5c83594a4a422.jpg, https://img6.leboncoin.fr/ad-large/cfc27ea18e4e5bc6f0eb39537f3698d1be2f6e44.jpg, https://img6.leboncoin.fr/ad-large/8444996923d07962675bbb05b26e85a4114aa985.jpg, https://img4.leboncoin.fr/ad-large/23705a8f2e0bd925fce575704f4b33dfc15aaeb5.jpg, https://img5.leboncoin.fr/ad-large/062f67b695c1943b4f4d0cf737c5c83594a4a422.jpg</text:p>
          </table:table-cell>
          <table:table-cell office:value-type="string" calcext:value-type="string">
            <text:p>price: &lt;i &gt;683&lt;/i&gt; €&lt;br /&gt;indoor area: &lt;i &gt;60&lt;/i&gt; m²&lt;br /&gt;outdoor area: &lt;i &gt;60&lt;/i&gt; m²&lt;br /&gt;rooms: &lt;i &gt;3&lt;/i&gt; &lt;br /&gt;floors: &lt;i &gt;&lt;/i&gt; &lt;br /&gt;energy grade: &lt;i &gt;b&lt;/i&gt; &lt;br /&gt;value: &lt;i &gt;5&lt;/i&gt; / 10&lt;br /&gt;leverage: &lt;i &gt;5&lt;/i&gt; / 10&lt;br /&gt;age: &lt;i &gt;5&lt;/i&gt; days&lt;br /&gt;url: &lt;a href="https://www.leboncoin.fr/locations/1784054630.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4897072.htm/</text:p>
          </table:table-cell>
          <table:table-cell office:value-type="string" calcext:value-type="string">
            <text:p>t2 refait a neuf luneville centre</text:p>
          </table:table-cell>
          <table:table-cell office:value-type="string" calcext:value-type="string">
            <text:p>Appartement</text:p>
          </table:table-cell>
          <table:table-cell office:value-type="string" calcext:value-type="string">
            <text:p>loue t2 50 m2 a luneville, a 2 minutes a pied de la gare et de la place leopold, dans residence securisee l'orangerie avec portail, interphone, ascenseur + 1 place de parking sous terrain incluse. l'appartement est entierement refait a neuf. il est compose d'un salon de 20 m2, d'une cuisine equipee (four, micro-ondes et plaque de cuisson), d'une grande chambre avec placard, d'une salle de bain avec baignoire, un wc, un couloir equipe de plusieurs rangements, d'une terrasse et d'un jardin privatif. residence au calme! loyer : 460 euros et 60 euros de charges locatives (eau, electricite communs, ascenseur, place de parking)</text:p>
          </table:table-cell>
          <table:table-cell office:value-type="string" calcext:value-type="string">
            <text:p>luneville</text:p>
          </table:table-cell>
          <table:table-cell office:value-type="float" office:value="54300" calcext:value-type="float">
            <text:p>54300</text:p>
          </table:table-cell>
          <table:table-cell office:value-type="float" office:value="48.5916164" calcext:value-type="float">
            <text:p>48.5916164</text:p>
          </table:table-cell>
          <table:table-cell office:value-type="float" office:value="6.4919563" calcext:value-type="float">
            <text:p>6.4919563</text:p>
          </table:table-cell>
          <table:table-cell table:number-columns-repeated="2" office:value-type="float" office:value="520" calcext:value-type="float">
            <text:p>520</text:p>
          </table:table-cell>
          <table:table-cell office:value-type="float" office:value="10.4" calcext:value-type="float">
            <text:p>10.4</text:p>
          </table:table-cell>
          <table:table-cell office:value-type="float" office:value="2" calcext:value-type="float">
            <text:p>2</text:p>
          </table:table-cell>
          <table:table-cell office:value-type="float" office:value="50" calcext:value-type="float">
            <text:p>50</text:p>
          </table:table-cell>
          <table:table-cell table:number-columns-repeated="2"/>
          <table:table-cell office:value-type="string" calcext:value-type="string">
            <text:p>e</text:p>
          </table:table-cell>
          <table:table-cell office:value-type="string" calcext:value-type="string">
            <text:p>c</text:p>
          </table:table-cell>
          <table:table-cell table:number-columns-repeated="2" office:value-type="string" calcext:value-type="string">
            <text:p>2020-07-14T17:38:00</text:p>
          </table:table-cell>
          <table:table-cell office:value-type="float" office:value="4" calcext:value-type="float">
            <text:p>4</text:p>
          </table:table-cell>
          <table:table-cell office:value-type="float" office:value="0" calcext:value-type="float">
            <text:p>0</text:p>
          </table:table-cell>
          <table:table-cell office:value-type="float" office:value="42" calcext:value-type="float">
            <text:p>42</text:p>
          </table:table-cell>
          <table:table-cell office:value-type="float" office:value="37" calcext:value-type="float">
            <text:p>37</text:p>
          </table:table-cell>
          <table:table-cell office:value-type="float" office:value="91.3" calcext:value-type="float">
            <text:p>91.3</text:p>
          </table:table-cell>
          <table:table-cell office:value-type="float" office:value="65" calcext:value-type="float">
            <text:p>65</text:p>
          </table:table-cell>
          <table:table-cell table:number-columns-repeated="2" office:value-type="float" office:value="5" calcext:value-type="float">
            <text:p>5</text:p>
          </table:table-cell>
          <table:table-cell office:value-type="string" calcext:value-type="string">
            <text:p>https://img5.leboncoin.fr/ad-large/81fa3bdf18c40d985e58b39dd835bcedfdb55f57.jpg, https://img3.leboncoin.fr/ad-large/859cdd1e36d2a4932e8020ed362ce466c7afc4f7.jpg, https://img5.leboncoin.fr/ad-large/8f0954ea8189d72ba643f05995adccc56b0de956.jpg, https://img5.leboncoin.fr/ad-large/a444187abb721c087eafdc6fc422efad4df1f526.jpg, https://img7.leboncoin.fr/ad-large/a639629626606816385bd17ed1e132bed5aa379e.jpg, https://img0.leboncoin.fr/ad-large/dd71f8e0eb73a32a8c85ec52e665b72eb944d4d2.jpg, https://img0.leboncoin.fr/ad-large/f59a9c1bed52171d04f9cb6eca98dc84244b8c46.jpg, https://img2.leboncoin.fr/ad-large/630dfa54e3a5ac817889c396ef23487672d2c0de.jpg, https://img7.leboncoin.fr/ad-large/9b096417232cc132f577229157993f1f5352c7b6.jpg, https://img3.leboncoin.fr/ad-large/3d5d2aaf79581077ff788607979a23dedfb77231.jpg, https://img5.leboncoin.fr/ad-large/81fa3bdf18c40d985e58b39dd835bcedfdb55f57.jpg, https://img3.leboncoin.fr/ad-large/859cdd1e36d2a4932e8020ed362ce466c7afc4f7.jpg, https://img5.leboncoin.fr/ad-large/8f0954ea8189d72ba643f05995adccc56b0de956.jpg, https://img5.leboncoin.fr/ad-large/a444187abb721c087eafdc6fc422efad4df1f526.jpg, https://img7.leboncoin.fr/ad-large/a639629626606816385bd17ed1e132bed5aa379e.jpg, https://img0.leboncoin.fr/ad-large/dd71f8e0eb73a32a8c85ec52e665b72eb944d4d2.jpg, https://img0.leboncoin.fr/ad-large/f59a9c1bed52171d04f9cb6eca98dc84244b8c46.jpg, https://img2.leboncoin.fr/ad-large/630dfa54e3a5ac817889c396ef23487672d2c0de.jpg, https://img7.leboncoin.fr/ad-large/9b096417232cc132f577229157993f1f5352c7b6.jpg, https://img3.leboncoin.fr/ad-large/3d5d2aaf79581077ff788607979a23dedfb77231.jpg, https://img5.leboncoin.fr/ad-large/81fa3bdf18c40d985e58b39dd835bcedfdb55f57.jpg</text:p>
          </table:table-cell>
          <table:table-cell office:value-type="string" calcext:value-type="string">
            <text:p>price: &lt;i &gt;520&lt;/i&gt; €&lt;br /&gt;indoor area: &lt;i &gt;50&lt;/i&gt; m²&lt;br /&gt;outdoor area: &lt;i &gt;50&lt;/i&gt; m²&lt;br /&gt;rooms: &lt;i &gt;2&lt;/i&gt; &lt;br /&gt;floors: &lt;i &gt;&lt;/i&gt; &lt;br /&gt;energy grade: &lt;i &gt;e&lt;/i&gt; &lt;br /&gt;value: &lt;i &gt;5&lt;/i&gt; / 10&lt;br /&gt;leverage: &lt;i &gt;5&lt;/i&gt; / 10&lt;br /&gt;age: &lt;i &gt;5&lt;/i&gt; days&lt;br /&gt;url: &lt;a href="https://www.leboncoin.fr/locations/1814897072.htm/"&gt;leboncoin.fr&lt;/a&gt; &lt;br /&gt;</text:p>
          </table:table-cell>
          <table:table-cell office:value-type="string" calcext:value-type="string">
            <text:p>https://www.leboncoin.fr/profil/f7131336-bf98-47c1-84c1-7dc84847710c/offres</text:p>
          </table:table-cell>
        </table:table-row>
        <table:table-row table:style-name="ro1">
          <table:table-cell office:value-type="string" calcext:value-type="string">
            <text:p>https://www.leboncoin.fr/locations/1815018580.htm/</text:p>
          </table:table-cell>
          <table:table-cell office:value-type="string" calcext:value-type="string">
            <text:p>loue appartement f4 jarny</text:p>
          </table:table-cell>
          <table:table-cell office:value-type="string" calcext:value-type="string">
            <text:p>Appartement</text:p>
          </table:table-cell>
          <table:table-cell office:value-type="string" calcext:value-type="string">
            <text:p>loue appartement f4 renove a jarny 3 chambres salle a manger cuisine salle de bain avec douche a l'italienne wc cave jardin cour privative chauffage individuel loyer 590 euros 620 euros avec charges proche de toutes commodites dpe fait agence merci de s'abstenir merci de me contacter en priorite sur mon telephone portable 06 83 11 93 09</text:p>
          </table:table-cell>
          <table:table-cell office:value-type="string" calcext:value-type="string">
            <text:p>jarny</text:p>
          </table:table-cell>
          <table:table-cell office:value-type="float" office:value="54800" calcext:value-type="float">
            <text:p>54800</text:p>
          </table:table-cell>
          <table:table-cell office:value-type="float" office:value="49.1569586" calcext:value-type="float">
            <text:p>49.1569586</text:p>
          </table:table-cell>
          <table:table-cell office:value-type="float" office:value="5.8821708" calcext:value-type="float">
            <text:p>5.8821708</text:p>
          </table:table-cell>
          <table:table-cell table:number-columns-repeated="2" office:value-type="float" office:value="620" calcext:value-type="float">
            <text:p>620</text:p>
          </table:table-cell>
          <table:table-cell office:value-type="float" office:value="7.75" calcext:value-type="float">
            <text:p>7.75</text:p>
          </table:table-cell>
          <table:table-cell office:value-type="float" office:value="4" calcext:value-type="float">
            <text:p>4</text:p>
          </table:table-cell>
          <table:table-cell office:value-type="float" office:value="80" calcext:value-type="float">
            <text:p>80</text:p>
          </table:table-cell>
          <table:table-cell table:number-columns-repeated="4"/>
          <table:table-cell table:number-columns-repeated="2" office:value-type="string" calcext:value-type="string">
            <text:p>2020-07-14T20:51:00</text:p>
          </table:table-cell>
          <table:table-cell office:value-type="float" office:value="4" calcext:value-type="float">
            <text:p>4</text:p>
          </table:table-cell>
          <table:table-cell office:value-type="float" office:value="0" calcext:value-type="float">
            <text:p>0</text:p>
          </table:table-cell>
          <table:table-cell office:value-type="float" office:value="69.1" calcext:value-type="float">
            <text:p>69.1</text:p>
          </table:table-cell>
          <table:table-cell office:value-type="float" office:value="51" calcext:value-type="float">
            <text:p>51</text:p>
          </table:table-cell>
          <table:table-cell office:value-type="float" office:value="24.9" calcext:value-type="float">
            <text:p>24.9</text:p>
          </table:table-cell>
          <table:table-cell office:value-type="float" office:value="28" calcext:value-type="float">
            <text:p>28</text:p>
          </table:table-cell>
          <table:table-cell table:number-columns-repeated="2" office:value-type="float" office:value="5" calcext:value-type="float">
            <text:p>5</text:p>
          </table:table-cell>
          <table:table-cell office:value-type="string" calcext:value-type="string">
            <text:p>https://img1.leboncoin.fr/ad-large/2383b08ec528f083a9005c313b6905aa276e30b0.jpg, https://img6.leboncoin.fr/ad-large/0a27bd694e34dbebe47972f60b4a6c84f46b2642.jpg, https://img7.leboncoin.fr/ad-large/54c82df7179934da72076df7ad43abebdff948b9.jpg, https://img1.leboncoin.fr/ad-large/2383b08ec528f083a9005c313b6905aa276e30b0.jpg, https://img6.leboncoin.fr/ad-large/0a27bd694e34dbebe47972f60b4a6c84f46b2642.jpg, https://img7.leboncoin.fr/ad-large/54c82df7179934da72076df7ad43abebdff948b9.jpg, https://img1.leboncoin.fr/ad-large/2383b08ec528f083a9005c313b6905aa276e30b0.jpg</text:p>
          </table:table-cell>
          <table:table-cell office:value-type="string" calcext:value-type="string">
            <text:p>price: &lt;i &gt;620&lt;/i&gt; €&lt;br /&gt;indoor area: &lt;i &gt;80&lt;/i&gt; m²&lt;br /&gt;outdoor area: &lt;i &gt;80&lt;/i&gt; m²&lt;br /&gt;rooms: &lt;i &gt;4&lt;/i&gt; &lt;br /&gt;floors: &lt;i &gt;&lt;/i&gt; &lt;br /&gt;energy grade: &lt;i &gt;&lt;/i&gt; &lt;br /&gt;value: &lt;i &gt;5&lt;/i&gt; / 10&lt;br /&gt;leverage: &lt;i &gt;5&lt;/i&gt; / 10&lt;br /&gt;age: &lt;i &gt;5&lt;/i&gt; days&lt;br /&gt;url: &lt;a href="https://www.leboncoin.fr/locations/1815018580.htm/"&gt;leboncoin.fr&lt;/a&gt; &lt;br /&gt;</text:p>
          </table:table-cell>
          <table:table-cell office:value-type="string" calcext:value-type="string">
            <text:p>https://www.leboncoin.fr/profil/ec41798c-973a-4b1e-8d6e-d256cb6e0a27/offres</text:p>
          </table:table-cell>
        </table:table-row>
        <table:table-row table:style-name="ro1">
          <table:table-cell office:value-type="string" calcext:value-type="string">
            <text:p>https://www.leboncoin.fr/locations/1815195175.htm/</text:p>
          </table:table-cell>
          <table:table-cell office:value-type="string" calcext:value-type="string">
            <text:p>nancy en juillet et en aout</text:p>
          </table:table-cell>
          <table:table-cell office:value-type="string" calcext:value-type="string">
            <text:p>Appartement</text:p>
          </table:table-cell>
          <table:table-cell office:value-type="string" calcext:value-type="string">
            <text:p>je loue pour la saison estivale mon appartement situe la limite villers les nancy laxou a des personnes soigneuses. d'un acces rapide depuis l'autoroute, l est proche de toutes commodites et dispose d'une place de parking.vous pourrez decouvrir la ville de nancy mais aussi les sentiers de laxou, la foret de haye ou le jardin botanique. le centre ville de nancy est a 30mn a pied. bien equipe (cuisine integree et salle de bain equipee), 2 chambres avec grand placards, sejour avec vue degagee l'appartement est tres calme (4e et dernier etage) et dispose d'une vue degagee. 320 euros par semaine</text:p>
          </table:table-cell>
          <table:table-cell office:value-type="string" calcext:value-type="string">
            <text:p>villers-les-nancy</text:p>
          </table:table-cell>
          <table:table-cell office:value-type="float" office:value="54600" calcext:value-type="float">
            <text:p>54600</text:p>
          </table:table-cell>
          <table:table-cell office:value-type="float" office:value="48.6731344" calcext:value-type="float">
            <text:p>48.6731344</text:p>
          </table:table-cell>
          <table:table-cell office:value-type="float" office:value="6.1536378" calcext:value-type="float">
            <text:p>6.1536378</text:p>
          </table:table-cell>
          <table:table-cell table:number-columns-repeated="2" office:value-type="float" office:value="650" calcext:value-type="float">
            <text:p>650</text:p>
          </table:table-cell>
          <table:table-cell office:value-type="float" office:value="8.9041095890411" calcext:value-type="float">
            <text:p>8.9041095890411</text:p>
          </table:table-cell>
          <table:table-cell office:value-type="float" office:value="3" calcext:value-type="float">
            <text:p>3</text:p>
          </table:table-cell>
          <table:table-cell office:value-type="float" office:value="73" calcext:value-type="float">
            <text:p>73</text:p>
          </table:table-cell>
          <table:table-cell table:number-columns-repeated="2"/>
          <table:table-cell table:number-columns-repeated="2" office:value-type="string" calcext:value-type="string">
            <text:p>d</text:p>
          </table:table-cell>
          <table:table-cell table:number-columns-repeated="2" office:value-type="string" calcext:value-type="string">
            <text:p>2020-07-15T10:49:00</text:p>
          </table:table-cell>
          <table:table-cell office:value-type="float" office:value="4" calcext:value-type="float">
            <text:p>4</text:p>
          </table:table-cell>
          <table:table-cell office:value-type="float" office:value="0" calcext:value-type="float">
            <text:p>0</text:p>
          </table:table-cell>
          <table:table-cell office:value-type="float" office:value="6.8" calcext:value-type="float">
            <text:p>6.8</text:p>
          </table:table-cell>
          <table:table-cell office:value-type="float" office:value="12" calcext:value-type="float">
            <text:p>12</text:p>
          </table:table-cell>
          <table:table-cell office:value-type="float" office:value="56.6" calcext:value-type="float">
            <text:p>56.6</text:p>
          </table:table-cell>
          <table:table-cell office:value-type="float" office:value="41" calcext:value-type="float">
            <text:p>41</text:p>
          </table:table-cell>
          <table:table-cell table:number-columns-repeated="2" office:value-type="float" office:value="5" calcext:value-type="float">
            <text:p>5</text:p>
          </table:table-cell>
          <table:table-cell office:value-type="string" calcext:value-type="string">
            <text:p>https://img4.leboncoin.fr/ad-large/2021ae9c5ff0fbb2ea49ef7d654f366620f224dd.jpg, https://img6.leboncoin.fr/ad-large/c8d105b69c8b02265d6798211128e341368c3a1f.jpg, https://img6.leboncoin.fr/ad-large/f36a2c870810ce190687f4e0f3578fb292a3b9eb.jpg, https://img4.leboncoin.fr/ad-large/2021ae9c5ff0fbb2ea49ef7d654f366620f224dd.jpg, https://img6.leboncoin.fr/ad-large/c8d105b69c8b02265d6798211128e341368c3a1f.jpg, https://img6.leboncoin.fr/ad-large/f36a2c870810ce190687f4e0f3578fb292a3b9eb.jpg, https://img4.leboncoin.fr/ad-large/2021ae9c5ff0fbb2ea49ef7d654f366620f224dd.jpg</text:p>
          </table:table-cell>
          <table:table-cell office:value-type="string" calcext:value-type="string">
            <text:p>price: &lt;i &gt;650&lt;/i&gt; €&lt;br /&gt;indoor area: &lt;i &gt;73&lt;/i&gt; m²&lt;br /&gt;outdoor area: &lt;i &gt;73&lt;/i&gt; m²&lt;br /&gt;rooms: &lt;i &gt;3&lt;/i&gt; &lt;br /&gt;floors: &lt;i &gt;&lt;/i&gt; &lt;br /&gt;energy grade: &lt;i &gt;d&lt;/i&gt; &lt;br /&gt;value: &lt;i &gt;5&lt;/i&gt; / 10&lt;br /&gt;leverage: &lt;i &gt;5&lt;/i&gt; / 10&lt;br /&gt;age: &lt;i &gt;5&lt;/i&gt; days&lt;br /&gt;url: &lt;a href="https://www.leboncoin.fr/locations/1815195175.htm/"&gt;leboncoin.fr&lt;/a&gt; &lt;br /&gt;</text:p>
          </table:table-cell>
          <table:table-cell office:value-type="string" calcext:value-type="string">
            <text:p>https://www.leboncoin.fr/profil/ca861f3c-6042-4df9-b0a3-b544e0879207/offres</text:p>
          </table:table-cell>
        </table:table-row>
        <table:table-row table:style-name="ro1">
          <table:table-cell office:value-type="string" calcext:value-type="string">
            <text:p>https://www.leboncoin.fr/locations/1787403380.htm/</text:p>
          </table:table-cell>
          <table:table-cell office:value-type="string" calcext:value-type="string">
            <text:p>loue appartement de 75m2 avec chauffage compris</text:p>
          </table:table-cell>
          <table:table-cell office:value-type="string" calcext:value-type="string">
            <text:p>Appartement</text:p>
          </table:table-cell>
          <table:table-cell office:value-type="string" calcext:value-type="string">
            <text:p>loue agreable appartement de type f3 ( 75m2 ) a homecourt au premier etage d'une maison au calme composee de 2 logements. l'appartement possede 2 chambres, 1 salon, 1 cuisine separee, 1 salle de bains avec douche et meuble vasque, 1 wc, 1 grande cave, 1 jardin, plusieurs places de parking, double vitrage, a 10 mn de la sovab et 5 mn de l'autoroute a4, a proximite de sainte marie aux chenes - montois la montagne - joeuf - rombas disponible de suite loyer : 650 euros charges comprises ( chauffage au fioul inclus )</text:p>
          </table:table-cell>
          <table:table-cell office:value-type="string" calcext:value-type="string">
            <text:p>homecourt</text:p>
          </table:table-cell>
          <table:table-cell office:value-type="float" office:value="54310" calcext:value-type="float">
            <text:p>54310</text:p>
          </table:table-cell>
          <table:table-cell office:value-type="float" office:value="49.2249744" calcext:value-type="float">
            <text:p>49.2249744</text:p>
          </table:table-cell>
          <table:table-cell office:value-type="float" office:value="5.9926232" calcext:value-type="float">
            <text:p>5.9926232</text:p>
          </table:table-cell>
          <table:table-cell table:number-columns-repeated="2" office:value-type="float" office:value="650" calcext:value-type="float">
            <text:p>650</text:p>
          </table:table-cell>
          <table:table-cell office:value-type="float" office:value="8.66666666666667" calcext:value-type="float">
            <text:p>8.66666666666667</text:p>
          </table:table-cell>
          <table:table-cell office:value-type="float" office:value="3" calcext:value-type="float">
            <text:p>3</text:p>
          </table:table-cell>
          <table:table-cell office:value-type="float" office:value="75" calcext:value-type="float">
            <text:p>75</text:p>
          </table:table-cell>
          <table:table-cell table:number-columns-repeated="4"/>
          <table:table-cell table:number-columns-repeated="2" office:value-type="string" calcext:value-type="string">
            <text:p>2020-05-25T21:49:00</text:p>
          </table:table-cell>
          <table:table-cell office:value-type="float" office:value="54" calcext:value-type="float">
            <text:p>54</text:p>
          </table:table-cell>
          <table:table-cell office:value-type="float" office:value="0" calcext:value-type="float">
            <text:p>0</text:p>
          </table:table-cell>
          <table:table-cell office:value-type="float" office:value="82.4" calcext:value-type="float">
            <text:p>82.4</text:p>
          </table:table-cell>
          <table:table-cell office:value-type="float" office:value="54" calcext:value-type="float">
            <text:p>54</text:p>
          </table:table-cell>
          <table:table-cell office:value-type="float" office:value="33.8" calcext:value-type="float">
            <text:p>33.8</text:p>
          </table:table-cell>
          <table:table-cell office:value-type="float" office:value="28" calcext:value-type="float">
            <text:p>28</text:p>
          </table:table-cell>
          <table:table-cell table:number-columns-repeated="2" office:value-type="float" office:value="5" calcext:value-type="float">
            <text:p>5</text:p>
          </table:table-cell>
          <table:table-cell office:value-type="string" calcext:value-type="string">
            <text:p>https://img0.leboncoin.fr/ad-large/bebd9a5afedc916b98ebfdfeb4bc1bded5b8264f.jpg, https://img2.leboncoin.fr/ad-large/90929fc37aa6de06177ce2bb17ed374591fa2825.jpg, https://img5.leboncoin.fr/ad-large/96fdc823ba0a0833faf7e0f6a875298fc8a426bd.jpg, https://img0.leboncoin.fr/ad-large/bebd9a5afedc916b98ebfdfeb4bc1bded5b8264f.jpg, https://img2.leboncoin.fr/ad-large/90929fc37aa6de06177ce2bb17ed374591fa2825.jpg, https://img5.leboncoin.fr/ad-large/96fdc823ba0a0833faf7e0f6a875298fc8a426bd.jpg, https://img0.leboncoin.fr/ad-large/bebd9a5afedc916b98ebfdfeb4bc1bded5b8264f.jpg</text:p>
          </table:table-cell>
          <table:table-cell office:value-type="string" calcext:value-type="string">
            <text:p>price: &lt;i &gt;650&lt;/i&gt; €&lt;br /&gt;indoor area: &lt;i &gt;75&lt;/i&gt; m²&lt;br /&gt;outdoor area: &lt;i &gt;75&lt;/i&gt; m²&lt;br /&gt;rooms: &lt;i &gt;3&lt;/i&gt; &lt;br /&gt;floors: &lt;i &gt;&lt;/i&gt; &lt;br /&gt;energy grade: &lt;i &gt;&lt;/i&gt; &lt;br /&gt;value: &lt;i &gt;5&lt;/i&gt; / 10&lt;br /&gt;leverage: &lt;i &gt;5&lt;/i&gt; / 10&lt;br /&gt;age: &lt;i &gt;5&lt;/i&gt; days&lt;br /&gt;url: &lt;a href="https://www.leboncoin.fr/locations/1787403380.htm/"&gt;leboncoin.fr&lt;/a&gt; &lt;br /&gt;</text:p>
          </table:table-cell>
          <table:table-cell office:value-type="string" calcext:value-type="string">
            <text:p>https://www.leboncoin.fr/profil/8a9b21fc-f656-48f9-8db9-e6c805aa65c7/offres</text:p>
          </table:table-cell>
        </table:table-row>
        <table:table-row table:style-name="ro1">
          <table:table-cell office:value-type="string" calcext:value-type="string">
            <text:p>https://www.leboncoin.fr/locations/1767852267.htm/</text:p>
          </table:table-cell>
          <table:table-cell office:value-type="string" calcext:value-type="string">
            <text:p>appartement 4 pieces 78 m2</text:p>
          </table:table-cell>
          <table:table-cell office:value-type="string" calcext:value-type="string">
            <text:p>Appartement</text:p>
          </table:table-cell>
          <table:table-cell office:value-type="string" calcext:value-type="string">
            <text:p>pont a mousson : appartement au calme avec vue degagee comprenant cuisine amenagee et equipee, salon, sejour, 2 chambres, salle de bains, wc separe, garage et cave privative. jardin et local en commun. proche de l'a31. century 21 atout immobilier : achat, vente, location et gestion. reference annonce : 44901 honoraires a la charge du locataire : 631 € ttc dont 210 € pour l'etat des lieux depot de garantie : 600 € montant des charges : 40 € / mois modalite de recuperation des charges locatives : forfait</text:p>
          </table:table-cell>
          <table:table-cell office:value-type="string" calcext:value-type="string">
            <text:p>pont-a-mousson</text:p>
          </table:table-cell>
          <table:table-cell office:value-type="float" office:value="54700" calcext:value-type="float">
            <text:p>54700</text:p>
          </table:table-cell>
          <table:table-cell office:value-type="float" office:value="48.9025946" calcext:value-type="float">
            <text:p>48.9025946</text:p>
          </table:table-cell>
          <table:table-cell office:value-type="float" office:value="6.0547691" calcext:value-type="float">
            <text:p>6.0547691</text:p>
          </table:table-cell>
          <table:table-cell table:number-columns-repeated="2" office:value-type="float" office:value="640" calcext:value-type="float">
            <text:p>640</text:p>
          </table:table-cell>
          <table:table-cell office:value-type="float" office:value="8.2051282051282" calcext:value-type="float">
            <text:p>8.2051282051282</text:p>
          </table:table-cell>
          <table:table-cell office:value-type="float" office:value="4" calcext:value-type="float">
            <text:p>4</text:p>
          </table:table-cell>
          <table:table-cell office:value-type="float" office:value="78" calcext:value-type="float">
            <text:p>78</text:p>
          </table:table-cell>
          <table:table-cell table:number-columns-repeated="2"/>
          <table:table-cell office:value-type="string" calcext:value-type="string">
            <text:p>d</text:p>
          </table:table-cell>
          <table:table-cell office:value-type="string" calcext:value-type="string">
            <text:p>e</text:p>
          </table:table-cell>
          <table:table-cell table:number-columns-repeated="2" office:value-type="string" calcext:value-type="string">
            <text:p>2020-05-28T08:59:00</text:p>
          </table:table-cell>
          <table:table-cell office:value-type="float" office:value="52" calcext:value-type="float">
            <text:p>52</text:p>
          </table:table-cell>
          <table:table-cell office:value-type="float" office:value="0" calcext:value-type="float">
            <text:p>0</text:p>
          </table:table-cell>
          <table:table-cell office:value-type="float" office:value="27.3" calcext:value-type="float">
            <text:p>27.3</text:p>
          </table:table-cell>
          <table:table-cell office:value-type="float" office:value="21" calcext:value-type="float">
            <text:p>21</text:p>
          </table:table-cell>
          <table:table-cell office:value-type="float" office:value="28.3" calcext:value-type="float">
            <text:p>28.3</text:p>
          </table:table-cell>
          <table:table-cell office:value-type="float" office:value="27" calcext:value-type="float">
            <text:p>27</text:p>
          </table:table-cell>
          <table:table-cell table:number-columns-repeated="2" office:value-type="float" office:value="5" calcext:value-type="float">
            <text:p>5</text:p>
          </table:table-cell>
          <table:table-cell office:value-type="string" calcext:value-type="string">
            <text:p>https://img3.leboncoin.fr/ad-large/c8ea8881fbdc1c7e33130760d7971a0e4d04bbcc.jpg, https://img2.leboncoin.fr/ad-large/6cde086eaed358aae4fff839c99b88201d5d5b3e.jpg, https://img0.leboncoin.fr/ad-large/72f0481a5e2af986c1a61f48006a2001244b2a9d.jpg, https://img7.leboncoin.fr/ad-large/f21f2c7c4ee6886669c02fe8d7d33231d76098e0.jpg, https://img7.leboncoin.fr/ad-large/a2ee98575e54fe6593b5a4d0e53aaa9b8c527371.jpg, https://img5.leboncoin.fr/ad-large/2ee5520aee1415b89b8d3887fd4c98a813942839.jpg, https://img1.leboncoin.fr/ad-large/e694f581e96824b87988a5f0d1b7a93dc59750f4.jpg, https://img3.leboncoin.fr/ad-large/c8ea8881fbdc1c7e33130760d7971a0e4d04bbcc.jpg, https://img2.leboncoin.fr/ad-large/6cde086eaed358aae4fff839c99b88201d5d5b3e.jpg, https://img0.leboncoin.fr/ad-large/72f0481a5e2af986c1a61f48006a2001244b2a9d.jpg, https://img7.leboncoin.fr/ad-large/f21f2c7c4ee6886669c02fe8d7d33231d76098e0.jpg, https://img7.leboncoin.fr/ad-large/a2ee98575e54fe6593b5a4d0e53aaa9b8c527371.jpg, https://img5.leboncoin.fr/ad-large/2ee5520aee1415b89b8d3887fd4c98a813942839.jpg, https://img1.leboncoin.fr/ad-large/e694f581e96824b87988a5f0d1b7a93dc59750f4.jpg, https://img3.leboncoin.fr/ad-large/c8ea8881fbdc1c7e33130760d7971a0e4d04bbcc.jpg</text:p>
          </table:table-cell>
          <table:table-cell office:value-type="string" calcext:value-type="string">
            <text:p>price: &lt;i &gt;640&lt;/i&gt; €&lt;br /&gt;indoor area: &lt;i &gt;78&lt;/i&gt; m²&lt;br /&gt;outdoor area: &lt;i &gt;78&lt;/i&gt; m²&lt;br /&gt;rooms: &lt;i &gt;4&lt;/i&gt; &lt;br /&gt;floors: &lt;i &gt;&lt;/i&gt; &lt;br /&gt;energy grade: &lt;i &gt;d&lt;/i&gt; &lt;br /&gt;value: &lt;i &gt;5&lt;/i&gt; / 10&lt;br /&gt;leverage: &lt;i &gt;5&lt;/i&gt; / 10&lt;br /&gt;age: &lt;i &gt;5&lt;/i&gt; days&lt;br /&gt;url: &lt;a href="https://www.leboncoin.fr/locations/1767852267.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674148311.htm/</text:p>
          </table:table-cell>
          <table:table-cell office:value-type="string" calcext:value-type="string">
            <text:p>drouville f5 bis 110m2</text:p>
          </table:table-cell>
          <table:table-cell office:value-type="string" calcext:value-type="string">
            <text:p>Maison</text:p>
          </table:table-cell>
          <table:table-cell office:value-type="string" calcext:value-type="string">
            <text:p>loue maison f5 bis 110m2 a drouville rdc : cuisine + salon + sam + salle de bain + wc separes 1er etage : 3 chambres + 1 palier + 1 dressing chauffage individuel au fuel garage + grenier + jardin non attenant (a 100 metres environ de la maison) loyer : 630 + 15 charges (entretien de chaudiere) tel: 07.81.13.29.22</text:p>
          </table:table-cell>
          <table:table-cell office:value-type="string" calcext:value-type="string">
            <text:p>drouville</text:p>
          </table:table-cell>
          <table:table-cell office:value-type="float" office:value="54370" calcext:value-type="float">
            <text:p>54370</text:p>
          </table:table-cell>
          <table:table-cell office:value-type="float" office:value="48.6442916" calcext:value-type="float">
            <text:p>48.6442916</text:p>
          </table:table-cell>
          <table:table-cell office:value-type="float" office:value="6.4389834" calcext:value-type="float">
            <text:p>6.4389834</text:p>
          </table:table-cell>
          <table:table-cell table:number-columns-repeated="2" office:value-type="float" office:value="645" calcext:value-type="float">
            <text:p>645</text:p>
          </table:table-cell>
          <table:table-cell office:value-type="float" office:value="5.86363636363636" calcext:value-type="float">
            <text:p>5.86363636363636</text:p>
          </table:table-cell>
          <table:table-cell office:value-type="float" office:value="5" calcext:value-type="float">
            <text:p>5</text:p>
          </table:table-cell>
          <table:table-cell office:value-type="float" office:value="110" calcext:value-type="float">
            <text:p>110</text:p>
          </table:table-cell>
          <table:table-cell table:number-columns-repeated="4"/>
          <table:table-cell table:number-columns-repeated="2" office:value-type="string" calcext:value-type="string">
            <text:p>2020-05-28T10:09:00</text:p>
          </table:table-cell>
          <table:table-cell office:value-type="float" office:value="52" calcext:value-type="float">
            <text:p>52</text:p>
          </table:table-cell>
          <table:table-cell office:value-type="float" office:value="0" calcext:value-type="float">
            <text:p>0</text:p>
          </table:table-cell>
          <table:table-cell office:value-type="float" office:value="35.8" calcext:value-type="float">
            <text:p>35.8</text:p>
          </table:table-cell>
          <table:table-cell office:value-type="float" office:value="35" calcext:value-type="float">
            <text:p>35</text:p>
          </table:table-cell>
          <table:table-cell office:value-type="float" office:value="73.9" calcext:value-type="float">
            <text:p>73.9</text:p>
          </table:table-cell>
          <table:table-cell office:value-type="float" office:value="60" calcext:value-type="float">
            <text:p>60</text:p>
          </table:table-cell>
          <table:table-cell table:number-columns-repeated="2" office:value-type="float" office:value="5" calcext:value-type="float">
            <text:p>5</text:p>
          </table:table-cell>
          <table:table-cell/>
          <table:table-cell office:value-type="string" calcext:value-type="string">
            <text:p>price: &lt;i &gt;645&lt;/i&gt; €&lt;br /&gt;indoor area: &lt;i &gt;110&lt;/i&gt; m²&lt;br /&gt;outdoor area: &lt;i &gt;110&lt;/i&gt; m²&lt;br /&gt;rooms: &lt;i &gt;5&lt;/i&gt; &lt;br /&gt;floors: &lt;i &gt;&lt;/i&gt; &lt;br /&gt;energy grade: &lt;i &gt;&lt;/i&gt; &lt;br /&gt;value: &lt;i &gt;5&lt;/i&gt; / 10&lt;br /&gt;leverage: &lt;i &gt;5&lt;/i&gt; / 10&lt;br /&gt;age: &lt;i &gt;5&lt;/i&gt; days&lt;br /&gt;url: &lt;a href="https://www.leboncoin.fr/locations/1674148311.htm/"&gt;leboncoin.fr&lt;/a&gt; &lt;br /&gt;</text:p>
          </table:table-cell>
          <table:table-cell office:value-type="string" calcext:value-type="string">
            <text:p>https://www.leboncoin.fr/profil/b8451725-ea12-4e60-94bc-81fd2e91a971/offres</text:p>
          </table:table-cell>
        </table:table-row>
        <table:table-row table:style-name="ro1">
          <table:table-cell office:value-type="string" calcext:value-type="string">
            <text:p>https://www.leboncoin.fr/locations/1790962905.htm/</text:p>
          </table:table-cell>
          <table:table-cell office:value-type="string" calcext:value-type="string">
            <text:p>f3</text:p>
          </table:table-cell>
          <table:table-cell office:value-type="string" calcext:value-type="string">
            <text:p>Appartement</text:p>
          </table:table-cell>
          <table:table-cell office:value-type="string" calcext:value-type="string">
            <text:p>baisse de prix bonjour particulier loue f3 a foug 54570 dans rue calme 70 metres carres 2 chambres salle de bain wc separes double vitrage une cave pas de cours ni de jardin ni de garage une place de parking devant maison chauffage individuel gaz prix mensuel a la location 300 € charges comprises pour plus d'infos ou visite contacter uniquement par telephone au 03 83 24 06 77 ou au 06 69 56 09 27 ne repond pas aux mails ni sms uniquement par telephone possibilite de vente prix 26000 € merci de respecter l'annonce</text:p>
          </table:table-cell>
          <table:table-cell office:value-type="string" calcext:value-type="string">
            <text:p>foug</text:p>
          </table:table-cell>
          <table:table-cell office:value-type="float" office:value="54570" calcext:value-type="float">
            <text:p>54570</text:p>
          </table:table-cell>
          <table:table-cell office:value-type="float" office:value="48.6846355" calcext:value-type="float">
            <text:p>48.6846355</text:p>
          </table:table-cell>
          <table:table-cell office:value-type="float" office:value="5.7866205" calcext:value-type="float">
            <text:p>5.7866205</text:p>
          </table:table-cell>
          <table:table-cell table:number-columns-repeated="2" office:value-type="float" office:value="300" calcext:value-type="float">
            <text:p>300</text:p>
          </table:table-cell>
          <table:table-cell office:value-type="float" office:value="4.28571428571429" calcext:value-type="float">
            <text:p>4.28571428571429</text:p>
          </table:table-cell>
          <table:table-cell office:value-type="float" office:value="4" calcext:value-type="float">
            <text:p>4</text:p>
          </table:table-cell>
          <table:table-cell office:value-type="float" office:value="70" calcext:value-type="float">
            <text:p>70</text:p>
          </table:table-cell>
          <table:table-cell table:number-columns-repeated="2"/>
          <table:table-cell office:value-type="string" calcext:value-type="string">
            <text:p>b</text:p>
          </table:table-cell>
          <table:table-cell office:value-type="string" calcext:value-type="string">
            <text:p>c</text:p>
          </table:table-cell>
          <table:table-cell table:number-columns-repeated="2" office:value-type="string" calcext:value-type="string">
            <text:p>2020-06-01T12:56:00</text:p>
          </table:table-cell>
          <table:table-cell office:value-type="float" office:value="48" calcext:value-type="float">
            <text:p>48</text:p>
          </table:table-cell>
          <table:table-cell office:value-type="float" office:value="0" calcext:value-type="float">
            <text:p>0</text:p>
          </table:table-cell>
          <table:table-cell office:value-type="float" office:value="32.8" calcext:value-type="float">
            <text:p>32.8</text:p>
          </table:table-cell>
          <table:table-cell office:value-type="float" office:value="30" calcext:value-type="float">
            <text:p>30</text:p>
          </table:table-cell>
          <table:table-cell office:value-type="float" office:value="81.9" calcext:value-type="float">
            <text:p>81.9</text:p>
          </table:table-cell>
          <table:table-cell office:value-type="float" office:value="58" calcext:value-type="float">
            <text:p>58</text:p>
          </table:table-cell>
          <table:table-cell table:number-columns-repeated="2" office:value-type="float" office:value="5" calcext:value-type="float">
            <text:p>5</text:p>
          </table:table-cell>
          <table:table-cell office:value-type="string" calcext:value-type="string">
            <text:p>https://img3.leboncoin.fr/ad-large/14980eccd925948a43ef78a8157b57d23a22fc15.jpg, https://img7.leboncoin.fr/ad-large/0cc4defd4e0772cff3d2d420c221091fb7e5d824.jpg, https://img5.leboncoin.fr/ad-large/058cadb8ae20812f4c4332dc44750110d5d9cd1b.jpg, https://img3.leboncoin.fr/ad-large/14980eccd925948a43ef78a8157b57d23a22fc15.jpg, https://img7.leboncoin.fr/ad-large/0cc4defd4e0772cff3d2d420c221091fb7e5d824.jpg, https://img5.leboncoin.fr/ad-large/058cadb8ae20812f4c4332dc44750110d5d9cd1b.jpg, https://img3.leboncoin.fr/ad-large/14980eccd925948a43ef78a8157b57d23a22fc15.jpg</text:p>
          </table:table-cell>
          <table:table-cell office:value-type="string" calcext:value-type="string">
            <text:p>price: &lt;i &gt;300&lt;/i&gt; €&lt;br /&gt;indoor area: &lt;i &gt;70&lt;/i&gt; m²&lt;br /&gt;outdoor area: &lt;i &gt;70&lt;/i&gt; m²&lt;br /&gt;rooms: &lt;i &gt;4&lt;/i&gt; &lt;br /&gt;floors: &lt;i &gt;&lt;/i&gt; &lt;br /&gt;energy grade: &lt;i &gt;b&lt;/i&gt; &lt;br /&gt;value: &lt;i &gt;5&lt;/i&gt; / 10&lt;br /&gt;leverage: &lt;i &gt;5&lt;/i&gt; / 10&lt;br /&gt;age: &lt;i &gt;5&lt;/i&gt; days&lt;br /&gt;url: &lt;a href="https://www.leboncoin.fr/locations/1790962905.htm/"&gt;leboncoin.fr&lt;/a&gt; &lt;br /&gt;</text:p>
          </table:table-cell>
          <table:table-cell office:value-type="string" calcext:value-type="string">
            <text:p>https://www.leboncoin.fr/profil/b02ea2aa-d324-4374-9a4e-dfdef302f676/offres</text:p>
          </table:table-cell>
        </table:table-row>
        <table:table-row table:style-name="ro1">
          <table:table-cell office:value-type="string" calcext:value-type="string">
            <text:p>https://www.leboncoin.fr/locations/1698802999.htm/</text:p>
          </table:table-cell>
          <table:table-cell office:value-type="string" calcext:value-type="string">
            <text:p>appartement 2 pieces 54 m2</text:p>
          </table:table-cell>
          <table:table-cell office:value-type="string" calcext:value-type="string">
            <text:p>Appartement</text:p>
          </table:table-cell>
          <table:table-cell office:value-type="string" calcext:value-type="string">
            <text:p>appartement briey 2 piece(s) 54 m2 charmant appartement au rez-de-chaussee d'une residence a proximite du plan d'eau et de commerces, avec place de stationnement en exterieur et sejour ouvert sur jardin. il comprend une entree avec placard, une chambre, une cuisine ouverte sur sejour, une salle d'eau avec douche et wc separes. chauffage individuel au gaz. attention, logement situe en zone inondable : un architecte a ete mandate par le proprietaire pour realiser un batardeau cote jardin afin d'eviter toute eventuelle rentree d'eau. reference annonce : g00161980 honoraires a la charge du locataire : 265 € ttc dont 95 € pour l'etat des lieux depot de garantie : 530 € montant des charges : 80 € / mois</text:p>
          </table:table-cell>
          <table:table-cell office:value-type="string" calcext:value-type="string">
            <text:p>briey</text:p>
          </table:table-cell>
          <table:table-cell office:value-type="float" office:value="54150" calcext:value-type="float">
            <text:p>54150</text:p>
          </table:table-cell>
          <table:table-cell office:value-type="float" office:value="49.2583938" calcext:value-type="float">
            <text:p>49.2583938</text:p>
          </table:table-cell>
          <table:table-cell office:value-type="float" office:value="5.96607933875943" calcext:value-type="float">
            <text:p>5.96607933875943</text:p>
          </table:table-cell>
          <table:table-cell table:number-columns-repeated="2" office:value-type="float" office:value="610" calcext:value-type="float">
            <text:p>610</text:p>
          </table:table-cell>
          <table:table-cell office:value-type="float" office:value="11.2962962962963" calcext:value-type="float">
            <text:p>11.2962962962963</text:p>
          </table:table-cell>
          <table:table-cell office:value-type="float" office:value="2" calcext:value-type="float">
            <text:p>2</text:p>
          </table:table-cell>
          <table:table-cell office:value-type="float" office:value="54" calcext:value-type="float">
            <text:p>54</text:p>
          </table:table-cell>
          <table:table-cell table:number-columns-repeated="2"/>
          <table:table-cell office:value-type="string" calcext:value-type="string">
            <text:p>c</text:p>
          </table:table-cell>
          <table:table-cell office:value-type="string" calcext:value-type="string">
            <text:p>d</text:p>
          </table:table-cell>
          <table:table-cell table:number-columns-repeated="2" office:value-type="string" calcext:value-type="string">
            <text:p>2020-06-02T10:06:00</text:p>
          </table:table-cell>
          <table:table-cell office:value-type="float" office:value="47" calcext:value-type="float">
            <text:p>47</text:p>
          </table:table-cell>
          <table:table-cell office:value-type="float" office:value="0" calcext:value-type="float">
            <text:p>0</text:p>
          </table:table-cell>
          <table:table-cell office:value-type="float" office:value="88.1" calcext:value-type="float">
            <text:p>88.1</text:p>
          </table:table-cell>
          <table:table-cell office:value-type="float" office:value="62" calcext:value-type="float">
            <text:p>62</text:p>
          </table:table-cell>
          <table:table-cell office:value-type="float" office:value="39.5" calcext:value-type="float">
            <text:p>39.5</text:p>
          </table:table-cell>
          <table:table-cell office:value-type="float" office:value="36" calcext:value-type="float">
            <text:p>36</text:p>
          </table:table-cell>
          <table:table-cell table:number-columns-repeated="2" office:value-type="float" office:value="5" calcext:value-type="float">
            <text:p>5</text:p>
          </table:table-cell>
          <table:table-cell office:value-type="string" calcext:value-type="string">
            <text:p>https://img0.leboncoin.fr/ad-large/3fe1025813f3515bc8a88f3a97b694437d5e1fd1.jpg, https://img0.leboncoin.fr/ad-large/e5e1f0cd4d6f74b2931142bdfbf9abbc14a56a91.jpg, https://img1.leboncoin.fr/ad-large/7666c01e1a188d6f24b80d1e3b746cda28bfb8b9.jpg, https://img1.leboncoin.fr/ad-large/e5418b5258f969103b1ef2c6d23525956621287f.jpg, https://img3.leboncoin.fr/ad-large/92be954a62f5e5cc8acdcb58e6432e5d3172c9bb.jpg, https://img7.leboncoin.fr/ad-large/7fb52f7b7ba880cc50871f8ca56de01e5f9f7a3f.jpg, https://img5.leboncoin.fr/ad-large/51bf81f3aa30a6fa8d717ad066210b3601822b96.jpg, https://img7.leboncoin.fr/ad-large/0847a66fdc126272c42c622366fe3c6652733e28.jpg, https://img7.leboncoin.fr/ad-large/bb3aa00b3f9507fe760597646ab02dcd5f227c8c.jpg, https://img0.leboncoin.fr/ad-large/3fe1025813f3515bc8a88f3a97b694437d5e1fd1.jpg, https://img0.leboncoin.fr/ad-large/e5e1f0cd4d6f74b2931142bdfbf9abbc14a56a91.jpg, https://img1.leboncoin.fr/ad-large/7666c01e1a188d6f24b80d1e3b746cda28bfb8b9.jpg, https://img1.leboncoin.fr/ad-large/e5418b5258f969103b1ef2c6d23525956621287f.jpg, https://img3.leboncoin.fr/ad-large/92be954a62f5e5cc8acdcb58e6432e5d3172c9bb.jpg, https://img7.leboncoin.fr/ad-large/7fb52f7b7ba880cc50871f8ca56de01e5f9f7a3f.jpg, https://img5.leboncoin.fr/ad-large/51bf81f3aa30a6fa8d717ad066210b3601822b96.jpg, https://img7.leboncoin.fr/ad-large/0847a66fdc126272c42c622366fe3c6652733e28.jpg, https://img7.leboncoin.fr/ad-large/bb3aa00b3f9507fe760597646ab02dcd5f227c8c.jpg, https://img0.leboncoin.fr/ad-large/3fe1025813f3515bc8a88f3a97b694437d5e1fd1.jpg</text:p>
          </table:table-cell>
          <table:table-cell office:value-type="string" calcext:value-type="string">
            <text:p>price: &lt;i &gt;610&lt;/i&gt; €&lt;br /&gt;indoor area: &lt;i &gt;54&lt;/i&gt; m²&lt;br /&gt;outdoor area: &lt;i &gt;54&lt;/i&gt; m²&lt;br /&gt;rooms: &lt;i &gt;2&lt;/i&gt; &lt;br /&gt;floors: &lt;i &gt;&lt;/i&gt; &lt;br /&gt;energy grade: &lt;i &gt;c&lt;/i&gt; &lt;br /&gt;value: &lt;i &gt;5&lt;/i&gt; / 10&lt;br /&gt;leverage: &lt;i &gt;5&lt;/i&gt; / 10&lt;br /&gt;age: &lt;i &gt;5&lt;/i&gt; days&lt;br /&gt;url: &lt;a href="https://www.leboncoin.fr/locations/1698802999.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695375982.htm/</text:p>
          </table:table-cell>
          <table:table-cell office:value-type="string" calcext:value-type="string">
            <text:p>appartement 3 pieces 58 m2</text:p>
          </table:table-cell>
          <table:table-cell office:value-type="string" calcext:value-type="string">
            <text:p>Appartement</text:p>
          </table:table-cell>
          <table:table-cell office:value-type="string" calcext:value-type="string">
            <text:p>3 pieces - 58m2 - proche centre ville au 1er etage d'une petite copropriete, cet appartement de 3 pieces est situe rue victor prouve dans une rue calme au centre de nancy. quartier tres bien desservi par les transports en communs (ligne tram 1 accessible a pied). il comprend une entree avec placard, sejour, cuisine separee avec une petite salle a manger attenante, une chambre, salle de bains, wc separes et une cave. la copropriete possede un jardin collectif. chauffage individuel au gaz. reference annonce : 2415 honoraires a la charge du locataire : 425 € ttc dont 115 € pour l'etat des lieux depot de garantie : 500 € montant des charges : 45 € / mois</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545" calcext:value-type="float">
            <text:p>545</text:p>
          </table:table-cell>
          <table:table-cell office:value-type="float" office:value="9.39655172413793" calcext:value-type="float">
            <text:p>9.39655172413793</text:p>
          </table:table-cell>
          <table:table-cell office:value-type="float" office:value="3" calcext:value-type="float">
            <text:p>3</text:p>
          </table:table-cell>
          <table:table-cell office:value-type="float" office:value="58" calcext:value-type="float">
            <text:p>58</text:p>
          </table:table-cell>
          <table:table-cell table:number-columns-repeated="2"/>
          <table:table-cell office:value-type="string" calcext:value-type="string">
            <text:p>d</text:p>
          </table:table-cell>
          <table:table-cell office:value-type="string" calcext:value-type="string">
            <text:p>e</text:p>
          </table:table-cell>
          <table:table-cell table:number-columns-repeated="2" office:value-type="string" calcext:value-type="string">
            <text:p>2020-06-03T13:10:00</text:p>
          </table:table-cell>
          <table:table-cell office:value-type="float" office:value="46" calcext:value-type="float">
            <text:p>46</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3.leboncoin.fr/ad-large/32d6e31c2a91b16c00a50a4c47b32c5d22c2dfeb.jpg, https://img3.leboncoin.fr/ad-large/cf35dcce04c1bd9506300ef32440c36757acd3a2.jpg, https://img0.leboncoin.fr/ad-large/4bf8ce617c4db2004e016ef274b56d3d8b92c1d8.jpg, https://img1.leboncoin.fr/ad-large/eb6be376d197a142e525569ec788d158dafa4a5f.jpg, https://img5.leboncoin.fr/ad-large/f978806af6cabe2c7eec99fef17c466808d93e14.jpg, https://img1.leboncoin.fr/ad-large/8ea0b1a461ab8c019f2afdb59c19da0482b55c80.jpg, https://img3.leboncoin.fr/ad-large/d2f62970c5aeae340c40f709d08321cd9e037f49.jpg, https://img3.leboncoin.fr/ad-large/32d6e31c2a91b16c00a50a4c47b32c5d22c2dfeb.jpg, https://img3.leboncoin.fr/ad-large/cf35dcce04c1bd9506300ef32440c36757acd3a2.jpg, https://img0.leboncoin.fr/ad-large/4bf8ce617c4db2004e016ef274b56d3d8b92c1d8.jpg, https://img1.leboncoin.fr/ad-large/eb6be376d197a142e525569ec788d158dafa4a5f.jpg, https://img5.leboncoin.fr/ad-large/f978806af6cabe2c7eec99fef17c466808d93e14.jpg, https://img1.leboncoin.fr/ad-large/8ea0b1a461ab8c019f2afdb59c19da0482b55c80.jpg, https://img3.leboncoin.fr/ad-large/d2f62970c5aeae340c40f709d08321cd9e037f49.jpg, https://img3.leboncoin.fr/ad-large/32d6e31c2a91b16c00a50a4c47b32c5d22c2dfeb.jpg</text:p>
          </table:table-cell>
          <table:table-cell office:value-type="string" calcext:value-type="string">
            <text:p>price: &lt;i &gt;545&lt;/i&gt; €&lt;br /&gt;indoor area: &lt;i &gt;58&lt;/i&gt; m²&lt;br /&gt;outdoor area: &lt;i &gt;58&lt;/i&gt; m²&lt;br /&gt;rooms: &lt;i &gt;3&lt;/i&gt; &lt;br /&gt;floors: &lt;i &gt;&lt;/i&gt; &lt;br /&gt;energy grade: &lt;i &gt;d&lt;/i&gt; &lt;br /&gt;value: &lt;i &gt;5&lt;/i&gt; / 10&lt;br /&gt;leverage: &lt;i &gt;5&lt;/i&gt; / 10&lt;br /&gt;age: &lt;i &gt;5&lt;/i&gt; days&lt;br /&gt;url: &lt;a href="https://www.leboncoin.fr/locations/1695375982.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792223053.htm/</text:p>
          </table:table-cell>
          <table:table-cell office:value-type="string" calcext:value-type="string">
            <text:p>location appartement toul</text:p>
          </table:table-cell>
          <table:table-cell office:value-type="string" calcext:value-type="string">
            <text:p>Appartement</text:p>
          </table:table-cell>
          <table:table-cell office:value-type="string" calcext:value-type="string">
            <text:p>toul quartier calme particulier loue appt 3 pieces renoves, cuisine equipee ,salle de bain, cellier, cave, garage et jardin, chauffage central gaz individuel tel: 06 60 86 90 63</text:p>
          </table:table-cell>
          <table:table-cell office:value-type="string" calcext:value-type="string">
            <text:p>toul</text:p>
          </table:table-cell>
          <table:table-cell office:value-type="float" office:value="54200" calcext:value-type="float">
            <text:p>54200</text:p>
          </table:table-cell>
          <table:table-cell office:value-type="float" office:value="48.6762624" calcext:value-type="float">
            <text:p>48.6762624</text:p>
          </table:table-cell>
          <table:table-cell office:value-type="float" office:value="5.8941759" calcext:value-type="float">
            <text:p>5.8941759</text:p>
          </table:table-cell>
          <table:table-cell table:number-columns-repeated="2" office:value-type="float" office:value="610" calcext:value-type="float">
            <text:p>610</text:p>
          </table:table-cell>
          <table:table-cell office:value-type="float" office:value="9.38461538461539" calcext:value-type="float">
            <text:p>9.38461538461539</text:p>
          </table:table-cell>
          <table:table-cell office:value-type="float" office:value="3" calcext:value-type="float">
            <text:p>3</text:p>
          </table:table-cell>
          <table:table-cell office:value-type="float" office:value="65" calcext:value-type="float">
            <text:p>65</text:p>
          </table:table-cell>
          <table:table-cell table:number-columns-repeated="4"/>
          <table:table-cell table:number-columns-repeated="2" office:value-type="string" calcext:value-type="string">
            <text:p>2020-06-03T15:31:00</text:p>
          </table:table-cell>
          <table:table-cell office:value-type="float" office:value="46" calcext:value-type="float">
            <text:p>46</text:p>
          </table:table-cell>
          <table:table-cell office:value-type="float" office:value="0" calcext:value-type="float">
            <text:p>0</text:p>
          </table:table-cell>
          <table:table-cell office:value-type="float" office:value="22.5" calcext:value-type="float">
            <text:p>22.5</text:p>
          </table:table-cell>
          <table:table-cell office:value-type="float" office:value="24" calcext:value-type="float">
            <text:p>24</text:p>
          </table:table-cell>
          <table:table-cell office:value-type="float" office:value="71.6" calcext:value-type="float">
            <text:p>71.6</text:p>
          </table:table-cell>
          <table:table-cell office:value-type="float" office:value="52" calcext:value-type="float">
            <text:p>52</text:p>
          </table:table-cell>
          <table:table-cell table:number-columns-repeated="2" office:value-type="float" office:value="5" calcext:value-type="float">
            <text:p>5</text:p>
          </table:table-cell>
          <table:table-cell office:value-type="string" calcext:value-type="string">
            <text:p>https://img7.leboncoin.fr/ad-large/f89bb34c0b6d1e986e1b435eafe39e5a4b8b17c0.jpg, https://img1.leboncoin.fr/ad-large/a97f67f416b277af6415561ae0208031ea56c01b.jpg, https://img5.leboncoin.fr/ad-large/49494d6a36674073f5f1d8a7c57684ffa2bf2024.jpg, https://img7.leboncoin.fr/ad-large/f89bb34c0b6d1e986e1b435eafe39e5a4b8b17c0.jpg, https://img1.leboncoin.fr/ad-large/a97f67f416b277af6415561ae0208031ea56c01b.jpg, https://img5.leboncoin.fr/ad-large/49494d6a36674073f5f1d8a7c57684ffa2bf2024.jpg, https://img7.leboncoin.fr/ad-large/f89bb34c0b6d1e986e1b435eafe39e5a4b8b17c0.jpg</text:p>
          </table:table-cell>
          <table:table-cell office:value-type="string" calcext:value-type="string">
            <text:p>price: &lt;i &gt;610&lt;/i&gt; €&lt;br /&gt;indoor area: &lt;i &gt;65&lt;/i&gt; m²&lt;br /&gt;outdoor area: &lt;i &gt;65&lt;/i&gt; m²&lt;br /&gt;rooms: &lt;i &gt;3&lt;/i&gt; &lt;br /&gt;floors: &lt;i &gt;&lt;/i&gt; &lt;br /&gt;energy grade: &lt;i &gt;&lt;/i&gt; &lt;br /&gt;value: &lt;i &gt;5&lt;/i&gt; / 10&lt;br /&gt;leverage: &lt;i &gt;5&lt;/i&gt; / 10&lt;br /&gt;age: &lt;i &gt;5&lt;/i&gt; days&lt;br /&gt;url: &lt;a href="https://www.leboncoin.fr/locations/1792223053.htm/"&gt;leboncoin.fr&lt;/a&gt; &lt;br /&gt;</text:p>
          </table:table-cell>
          <table:table-cell office:value-type="string" calcext:value-type="string">
            <text:p>https://www.leboncoin.fr/profil/f1d9b04f-7dc7-489a-8ac6-007f8c4bb320/offres</text:p>
          </table:table-cell>
        </table:table-row>
        <table:table-row table:style-name="ro1">
          <table:table-cell office:value-type="string" calcext:value-type="string">
            <text:p>https://www.leboncoin.fr/locations/1807692830.htm/</text:p>
          </table:table-cell>
          <table:table-cell office:value-type="string" calcext:value-type="string">
            <text:p>appartement 2 pieces 50 m2</text:p>
          </table:table-cell>
          <table:table-cell office:value-type="string" calcext:value-type="string">
            <text:p>Appartement</text:p>
          </table:table-cell>
          <table:table-cell office:value-type="string" calcext:value-type="string">
            <text:p>a louer - fillieres - a 20 minutes de la frontiere du luxembourg - situation au calme appartement type f2 de 50 m2 au 1er etage avec entree individuelle comprenant : cuisine amenagee ouverte sur sejour, 1 chambre, salle de bains avec baignoire et wc. chauffage individuel electrique au sol. disponible au 7 septembre cour et jardin en commun possibilite assurance habitation a partir de 11.37 euros /mois loyer : 510 euros ttc par mois charges comprises dont 25 euros de provisions sur charges avec regularisation annuelle. depot de garantie : 485 euros ttc honoraires charge locataire : 510 euros ttc dont 150 euros ttc pour l'etat des lieux contact : 03.82.25.20.96 - / aurelie.gregoire@quadral.fr constituez votre dossier de location sur notre site : *** preparez les pieces indispensables a la constitution de votre dossier a savoir : piece d'identite, contrat de travail, avis d'imposition, 3 derniers bulletins de salaire, dernieres quittances de loyer. reference annonce : 11037363 honoraires a la charge du locataire : 510 € ttc dont 150 € pour l'etat des lieux depot de garantie : 485 € montant des charges : 25 € / mois modalite de recuperation des charges locatives : provision avec regularisation annuelle</text:p>
          </table:table-cell>
          <table:table-cell office:value-type="string" calcext:value-type="string">
            <text:p>fillieres</text:p>
          </table:table-cell>
          <table:table-cell office:value-type="float" office:value="54560" calcext:value-type="float">
            <text:p>54560</text:p>
          </table:table-cell>
          <table:table-cell office:value-type="float" office:value="49.4039" calcext:value-type="float">
            <text:p>49.4039</text:p>
          </table:table-cell>
          <table:table-cell office:value-type="float" office:value="5.844" calcext:value-type="float">
            <text:p>5.844</text:p>
          </table:table-cell>
          <table:table-cell table:number-columns-repeated="2" office:value-type="float" office:value="510" calcext:value-type="float">
            <text:p>510</text:p>
          </table:table-cell>
          <table:table-cell office:value-type="float" office:value="10.2" calcext:value-type="float">
            <text:p>10.2</text:p>
          </table:table-cell>
          <table:table-cell office:value-type="float" office:value="2" calcext:value-type="float">
            <text:p>2</text:p>
          </table:table-cell>
          <table:table-cell office:value-type="float" office:value="50" calcext:value-type="float">
            <text:p>50</text:p>
          </table:table-cell>
          <table:table-cell table:number-columns-repeated="2"/>
          <table:table-cell office:value-type="string" calcext:value-type="string">
            <text:p>d</text:p>
          </table:table-cell>
          <table:table-cell office:value-type="string" calcext:value-type="string">
            <text:p>c</text:p>
          </table:table-cell>
          <table:table-cell table:number-columns-repeated="2" office:value-type="string" calcext:value-type="string">
            <text:p>2020-06-30T10:56:00</text:p>
          </table:table-cell>
          <table:table-cell office:value-type="float" office:value="19" calcext:value-type="float">
            <text:p>19</text:p>
          </table:table-cell>
          <table:table-cell office:value-type="float" office:value="0" calcext:value-type="float">
            <text:p>0</text:p>
          </table:table-cell>
          <table:table-cell office:value-type="float" office:value="103.9" calcext:value-type="float">
            <text:p>103.9</text:p>
          </table:table-cell>
          <table:table-cell office:value-type="float" office:value="68" calcext:value-type="float">
            <text:p>68</text:p>
          </table:table-cell>
          <table:table-cell office:value-type="float" office:value="55.3" calcext:value-type="float">
            <text:p>55.3</text:p>
          </table:table-cell>
          <table:table-cell office:value-type="float" office:value="42" calcext:value-type="float">
            <text:p>42</text:p>
          </table:table-cell>
          <table:table-cell table:number-columns-repeated="2" office:value-type="float" office:value="5" calcext:value-type="float">
            <text:p>5</text:p>
          </table:table-cell>
          <table:table-cell office:value-type="string" calcext:value-type="string">
            <text:p>https://img0.leboncoin.fr/ad-large/a954e3ecc41a02f195bc7f63ecc3fcaa060680b3.jpg, https://img2.leboncoin.fr/ad-large/a86b6f358f281071e9dd6717ee359465d3c692c4.jpg, https://img4.leboncoin.fr/ad-large/2a28d15bdf319903328bc9b0b55e2fa1ba1394f6.jpg, https://img2.leboncoin.fr/ad-large/e60d4595842a27ba75fdf97ebe35fd358c72b8e5.jpg, https://img2.leboncoin.fr/ad-large/f8187e03ee48dd7636a363740f5b35560dca9046.jpg, https://img6.leboncoin.fr/ad-large/0b7a7cb7004f30aff354cfd9cb053eb4c138ac79.jpg, https://img3.leboncoin.fr/ad-large/c2cf8e767b327e0a53f6e68e360f119ced406593.jpg, https://img5.leboncoin.fr/ad-large/61ae162e27ab5e74bfe793c4f0371f89007fddf6.jpg, https://img0.leboncoin.fr/ad-large/feadf43787975c1e7999842e20cbfc08df1d1703.jpg, https://img0.leboncoin.fr/ad-large/a954e3ecc41a02f195bc7f63ecc3fcaa060680b3.jpg, https://img2.leboncoin.fr/ad-large/a86b6f358f281071e9dd6717ee359465d3c692c4.jpg, https://img4.leboncoin.fr/ad-large/2a28d15bdf319903328bc9b0b55e2fa1ba1394f6.jpg, https://img2.leboncoin.fr/ad-large/e60d4595842a27ba75fdf97ebe35fd358c72b8e5.jpg, https://img2.leboncoin.fr/ad-large/f8187e03ee48dd7636a363740f5b35560dca9046.jpg, https://img6.leboncoin.fr/ad-large/0b7a7cb7004f30aff354cfd9cb053eb4c138ac79.jpg, https://img3.leboncoin.fr/ad-large/c2cf8e767b327e0a53f6e68e360f119ced406593.jpg, https://img5.leboncoin.fr/ad-large/61ae162e27ab5e74bfe793c4f0371f89007fddf6.jpg, https://img0.leboncoin.fr/ad-large/feadf43787975c1e7999842e20cbfc08df1d1703.jpg, https://img0.leboncoin.fr/ad-large/a954e3ecc41a02f195bc7f63ecc3fcaa060680b3.jpg</text:p>
          </table:table-cell>
          <table:table-cell office:value-type="string" calcext:value-type="string">
            <text:p>price: &lt;i &gt;510&lt;/i&gt; €&lt;br /&gt;indoor area: &lt;i &gt;50&lt;/i&gt; m²&lt;br /&gt;outdoor area: &lt;i &gt;50&lt;/i&gt; m²&lt;br /&gt;rooms: &lt;i &gt;2&lt;/i&gt; &lt;br /&gt;floors: &lt;i &gt;&lt;/i&gt; &lt;br /&gt;energy grade: &lt;i &gt;d&lt;/i&gt; &lt;br /&gt;value: &lt;i &gt;5&lt;/i&gt; / 10&lt;br /&gt;leverage: &lt;i &gt;5&lt;/i&gt; / 10&lt;br /&gt;age: &lt;i &gt;5&lt;/i&gt; days&lt;br /&gt;url: &lt;a href="https://www.leboncoin.fr/locations/1807692830.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07781070.htm/</text:p>
          </table:table-cell>
          <table:table-cell office:value-type="string" calcext:value-type="string">
            <text:p>loue f3</text:p>
          </table:table-cell>
          <table:table-cell office:value-type="string" calcext:value-type="string">
            <text:p>Appartement</text:p>
          </table:table-cell>
          <table:table-cell office:value-type="string" calcext:value-type="string">
            <text:p>f3 a ludres au 2eme etage, dans un immeuble calme de 2 etages. appartement comprenant une cuisine de 8m2, un salon de 16m2. deux chambres de 13 m2 et 15m2. une salle de bain et d'un debarras. possibilite de garer un 2 roues dans l'immeuble et possibilite de se garer facilement dans la rue. l'immeuble comprend un jardin commun. loyer 535 eueros charges comprises.</text:p>
          </table:table-cell>
          <table:table-cell office:value-type="string" calcext:value-type="string">
            <text:p>ludres</text:p>
          </table:table-cell>
          <table:table-cell office:value-type="float" office:value="54710" calcext:value-type="float">
            <text:p>54710</text:p>
          </table:table-cell>
          <table:table-cell office:value-type="float" office:value="48.6217058" calcext:value-type="float">
            <text:p>48.6217058</text:p>
          </table:table-cell>
          <table:table-cell office:value-type="float" office:value="6.1609279" calcext:value-type="float">
            <text:p>6.1609279</text:p>
          </table:table-cell>
          <table:table-cell table:number-columns-repeated="2" office:value-type="float" office:value="535" calcext:value-type="float">
            <text:p>535</text:p>
          </table:table-cell>
          <table:table-cell office:value-type="float" office:value="9.72727272727273" calcext:value-type="float">
            <text:p>9.72727272727273</text:p>
          </table:table-cell>
          <table:table-cell office:value-type="float" office:value="3" calcext:value-type="float">
            <text:p>3</text:p>
          </table:table-cell>
          <table:table-cell office:value-type="float" office:value="55" calcext:value-type="float">
            <text:p>55</text:p>
          </table:table-cell>
          <table:table-cell table:number-columns-repeated="4"/>
          <table:table-cell table:number-columns-repeated="2" office:value-type="string" calcext:value-type="string">
            <text:p>2020-06-30T19:20:00</text:p>
          </table:table-cell>
          <table:table-cell office:value-type="float" office:value="18" calcext:value-type="float">
            <text:p>18</text:p>
          </table:table-cell>
          <table:table-cell office:value-type="float" office:value="0" calcext:value-type="float">
            <text:p>0</text:p>
          </table:table-cell>
          <table:table-cell office:value-type="float" office:value="17.6" calcext:value-type="float">
            <text:p>17.6</text:p>
          </table:table-cell>
          <table:table-cell office:value-type="float" office:value="20" calcext:value-type="float">
            <text:p>20</text:p>
          </table:table-cell>
          <table:table-cell office:value-type="float" office:value="66.9" calcext:value-type="float">
            <text:p>66.9</text:p>
          </table:table-cell>
          <table:table-cell office:value-type="float" office:value="48" calcext:value-type="float">
            <text:p>48</text:p>
          </table:table-cell>
          <table:table-cell table:number-columns-repeated="2" office:value-type="float" office:value="5" calcext:value-type="float">
            <text:p>5</text:p>
          </table:table-cell>
          <table:table-cell office:value-type="string" calcext:value-type="string">
            <text:p>https://img2.leboncoin.fr/ad-large/250475d9555a9735fcddb03a8636fd6e9d2d0489.jpg, https://img2.leboncoin.fr/ad-large/3de7b2d803f1fd3aa47ec55f7121fa44f1aa9a30.jpg, https://img7.leboncoin.fr/ad-large/ac4b1f7d2e1299b50cef6a8846832ee6ebe97472.jpg, https://img2.leboncoin.fr/ad-large/250475d9555a9735fcddb03a8636fd6e9d2d0489.jpg, https://img2.leboncoin.fr/ad-large/3de7b2d803f1fd3aa47ec55f7121fa44f1aa9a30.jpg, https://img7.leboncoin.fr/ad-large/ac4b1f7d2e1299b50cef6a8846832ee6ebe97472.jpg, https://img2.leboncoin.fr/ad-large/250475d9555a9735fcddb03a8636fd6e9d2d0489.jpg</text:p>
          </table:table-cell>
          <table:table-cell office:value-type="string" calcext:value-type="string">
            <text:p>price: &lt;i &gt;535&lt;/i&gt; €&lt;br /&gt;indoor area: &lt;i &gt;55&lt;/i&gt; m²&lt;br /&gt;outdoor area: &lt;i &gt;55&lt;/i&gt; m²&lt;br /&gt;rooms: &lt;i &gt;3&lt;/i&gt; &lt;br /&gt;floors: &lt;i &gt;&lt;/i&gt; &lt;br /&gt;energy grade: &lt;i &gt;&lt;/i&gt; &lt;br /&gt;value: &lt;i &gt;5&lt;/i&gt; / 10&lt;br /&gt;leverage: &lt;i &gt;5&lt;/i&gt; / 10&lt;br /&gt;age: &lt;i &gt;5&lt;/i&gt; days&lt;br /&gt;url: &lt;a href="https://www.leboncoin.fr/locations/1807781070.htm/"&gt;leboncoin.fr&lt;/a&gt; &lt;br /&gt;</text:p>
          </table:table-cell>
          <table:table-cell office:value-type="string" calcext:value-type="string">
            <text:p>https://www.leboncoin.fr/profil/ee4c95a2-7378-47f7-b4db-d3c91d55f825/offres</text:p>
          </table:table-cell>
        </table:table-row>
        <table:table-row table:style-name="ro1">
          <table:table-cell office:value-type="string" calcext:value-type="string">
            <text:p>https://www.leboncoin.fr/locations/1807791378.htm/</text:p>
          </table:table-cell>
          <table:table-cell office:value-type="string" calcext:value-type="string">
            <text:p>loue studio t2</text:p>
          </table:table-cell>
          <table:table-cell office:value-type="string" calcext:value-type="string">
            <text:p>Appartement</text:p>
          </table:table-cell>
          <table:table-cell office:value-type="string" calcext:value-type="string">
            <text:p>loue beau t2 renove situe rue raymond poincare a bouxieres aux dames. secteur calme proche autoroute a31 et zones commerciales (frouard, zone industrielle de champigneulles) cuisine equipee avec four plaque hotte, salle de bain fonctionnelle, une belle chambre radiateurs neufs et climatisation disponible. une cave est mise a disposition et aussi un grand jardin collectif libre le 1er aout 2020 cdt,</text:p>
          </table:table-cell>
          <table:table-cell office:value-type="string" calcext:value-type="string">
            <text:p>bouxieres-aux-dames</text:p>
          </table:table-cell>
          <table:table-cell office:value-type="float" office:value="54136" calcext:value-type="float">
            <text:p>54136</text:p>
          </table:table-cell>
          <table:table-cell office:value-type="float" office:value="48.7511972" calcext:value-type="float">
            <text:p>48.7511972</text:p>
          </table:table-cell>
          <table:table-cell office:value-type="float" office:value="6.1638113" calcext:value-type="float">
            <text:p>6.1638113</text:p>
          </table:table-cell>
          <table:table-cell table:number-columns-repeated="2" office:value-type="float" office:value="470" calcext:value-type="float">
            <text:p>470</text:p>
          </table:table-cell>
          <table:table-cell office:value-type="float" office:value="9.4" calcext:value-type="float">
            <text:p>9.4</text:p>
          </table:table-cell>
          <table:table-cell office:value-type="float" office:value="2" calcext:value-type="float">
            <text:p>2</text:p>
          </table:table-cell>
          <table:table-cell office:value-type="float" office:value="50" calcext:value-type="float">
            <text:p>50</text:p>
          </table:table-cell>
          <table:table-cell table:number-columns-repeated="4"/>
          <table:table-cell table:number-columns-repeated="2" office:value-type="string" calcext:value-type="string">
            <text:p>2020-06-30T19:40:00</text:p>
          </table:table-cell>
          <table:table-cell office:value-type="float" office:value="18" calcext:value-type="float">
            <text:p>18</text:p>
          </table:table-cell>
          <table:table-cell office:value-type="float" office:value="0" calcext:value-type="float">
            <text:p>0</text:p>
          </table:table-cell>
          <table:table-cell office:value-type="float" office:value="7.4" calcext:value-type="float">
            <text:p>7.4</text:p>
          </table:table-cell>
          <table:table-cell office:value-type="float" office:value="8" calcext:value-type="float">
            <text:p>8</text:p>
          </table:table-cell>
          <table:table-cell office:value-type="float" office:value="45.5" calcext:value-type="float">
            <text:p>45.5</text:p>
          </table:table-cell>
          <table:table-cell office:value-type="float" office:value="34" calcext:value-type="float">
            <text:p>34</text:p>
          </table:table-cell>
          <table:table-cell table:number-columns-repeated="2" office:value-type="float" office:value="5" calcext:value-type="float">
            <text:p>5</text:p>
          </table:table-cell>
          <table:table-cell office:value-type="string" calcext:value-type="string">
            <text:p>https://img0.leboncoin.fr/ad-large/f18cac1b60c509a9970bb6488a29e13f948a03bd.jpg, https://img1.leboncoin.fr/ad-large/499cf949a5507133d36bf0d2837727f97aa48201.jpg, https://img7.leboncoin.fr/ad-large/fb0513ae944b5cce1aa80f3197392aa00580ed69.jpg, https://img0.leboncoin.fr/ad-large/f18cac1b60c509a9970bb6488a29e13f948a03bd.jpg, https://img1.leboncoin.fr/ad-large/499cf949a5507133d36bf0d2837727f97aa48201.jpg, https://img7.leboncoin.fr/ad-large/fb0513ae944b5cce1aa80f3197392aa00580ed69.jpg, https://img0.leboncoin.fr/ad-large/f18cac1b60c509a9970bb6488a29e13f948a03bd.jpg</text:p>
          </table:table-cell>
          <table:table-cell office:value-type="string" calcext:value-type="string">
            <text:p>price: &lt;i &gt;470&lt;/i&gt; €&lt;br /&gt;indoor area: &lt;i &gt;50&lt;/i&gt; m²&lt;br /&gt;outdoor area: &lt;i &gt;50&lt;/i&gt; m²&lt;br /&gt;rooms: &lt;i &gt;2&lt;/i&gt; &lt;br /&gt;floors: &lt;i &gt;&lt;/i&gt; &lt;br /&gt;energy grade: &lt;i &gt;&lt;/i&gt; &lt;br /&gt;value: &lt;i &gt;5&lt;/i&gt; / 10&lt;br /&gt;leverage: &lt;i &gt;5&lt;/i&gt; / 10&lt;br /&gt;age: &lt;i &gt;5&lt;/i&gt; days&lt;br /&gt;url: &lt;a href="https://www.leboncoin.fr/locations/1807791378.htm/"&gt;leboncoin.fr&lt;/a&gt; &lt;br /&gt;</text:p>
          </table:table-cell>
          <table:table-cell office:value-type="string" calcext:value-type="string">
            <text:p>https://www.leboncoin.fr/profil/179e092c-7630-4f91-870f-516687830e64/offres</text:p>
          </table:table-cell>
        </table:table-row>
        <table:table-row table:style-name="ro1">
          <table:table-cell office:value-type="string" calcext:value-type="string">
            <text:p>https://www.leboncoin.fr/locations/1807996765.htm/</text:p>
          </table:table-cell>
          <table:table-cell office:value-type="string" calcext:value-type="string">
            <text:p>appartement 2 pieces 50 m2</text:p>
          </table:table-cell>
          <table:table-cell office:value-type="string" calcext:value-type="string">
            <text:p>Appartement</text:p>
          </table:table-cell>
          <table:table-cell office:value-type="string" calcext:value-type="string">
            <text:p>artem 2 pieces 50.0 m2 proche des transports et des commerces quartier residentiel, dans petite copropriete de standing,appartement neuf cuisine equipee,parking,cave,et jardin entree,cuisine equipee,salon sejour 1 chambre,salle de bains,wc,placard assurance multirisques privilege *: 10.85 € / mois *services facultatifs, voir conditions en agences reference annonce : 1543067 honoraires a la charge du locataire : 550 € ttc dont 150 € pour l'etat des lieux depot de garantie : 610 € montant des charges : 40 € / mois modalite de recuperation des charges locatives : provision avec regularisation annuelle</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650" calcext:value-type="float">
            <text:p>650</text:p>
          </table:table-cell>
          <table:table-cell office:value-type="float" office:value="13" calcext:value-type="float">
            <text:p>13</text:p>
          </table:table-cell>
          <table:table-cell office:value-type="float" office:value="2" calcext:value-type="float">
            <text:p>2</text:p>
          </table:table-cell>
          <table:table-cell office:value-type="float" office:value="50" calcext:value-type="float">
            <text:p>50</text:p>
          </table:table-cell>
          <table:table-cell table:number-columns-repeated="4"/>
          <table:table-cell table:number-columns-repeated="2" office:value-type="string" calcext:value-type="string">
            <text:p>2020-07-01T09:04:00</text:p>
          </table:table-cell>
          <table:table-cell office:value-type="float" office:value="18" calcext:value-type="float">
            <text:p>18</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0.leboncoin.fr/ad-large/43385712c86e6ab31f578b1d6ca8980ef461cea3.jpg, https://img1.leboncoin.fr/ad-large/0b1fee237b80a3c85bfbf1b275708a07f0577176.jpg, https://img3.leboncoin.fr/ad-large/ce356daa9fa6001d4ed1b4a6c6f3ff33e37d93c2.jpg, https://img4.leboncoin.fr/ad-large/75063cf153d623474f16582a3a3842c5229e177a.jpg, https://img6.leboncoin.fr/ad-large/7c20e7ba7df2d3826ea5bc2bdb5dcf2c2aafaafb.jpg, https://img0.leboncoin.fr/ad-large/43385712c86e6ab31f578b1d6ca8980ef461cea3.jpg, https://img1.leboncoin.fr/ad-large/0b1fee237b80a3c85bfbf1b275708a07f0577176.jpg, https://img3.leboncoin.fr/ad-large/ce356daa9fa6001d4ed1b4a6c6f3ff33e37d93c2.jpg, https://img4.leboncoin.fr/ad-large/75063cf153d623474f16582a3a3842c5229e177a.jpg, https://img6.leboncoin.fr/ad-large/7c20e7ba7df2d3826ea5bc2bdb5dcf2c2aafaafb.jpg, https://img0.leboncoin.fr/ad-large/43385712c86e6ab31f578b1d6ca8980ef461cea3.jpg</text:p>
          </table:table-cell>
          <table:table-cell office:value-type="string" calcext:value-type="string">
            <text:p>price: &lt;i &gt;650&lt;/i&gt; €&lt;br /&gt;indoor area: &lt;i &gt;50&lt;/i&gt; m²&lt;br /&gt;outdoor area: &lt;i &gt;50&lt;/i&gt; m²&lt;br /&gt;rooms: &lt;i &gt;2&lt;/i&gt; &lt;br /&gt;floors: &lt;i &gt;&lt;/i&gt; &lt;br /&gt;energy grade: &lt;i &gt;&lt;/i&gt; &lt;br /&gt;value: &lt;i &gt;5&lt;/i&gt; / 10&lt;br /&gt;leverage: &lt;i &gt;5&lt;/i&gt; / 10&lt;br /&gt;age: &lt;i &gt;5&lt;/i&gt; days&lt;br /&gt;url: &lt;a href="https://www.leboncoin.fr/locations/1807996765.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08100990.htm/</text:p>
          </table:table-cell>
          <table:table-cell office:value-type="string" calcext:value-type="string">
            <text:p>appartement 3 pieces 42 m2</text:p>
          </table:table-cell>
          <table:table-cell office:value-type="string" calcext:value-type="string">
            <text:p>Appartement</text:p>
          </table:table-cell>
          <table:table-cell office:value-type="string" calcext:value-type="string">
            <text:p>i g - 36 boulevard emile zola - disponible le 02/10/2020 - entree, sejour, cuisine, 2 chambres dont une mansardee, salle d'eau, wc ds salle d'eau, cave (4), sechoir et jardins communs, eau chaude individuelle, chauffage individuel gaz, classe energie e reference annonce : 1935 honoraires a la charge du locataire : 430 € ttc dont 126 € pour l'etat des lieux depot de garantie : 430 € montant des charges : 69 € / mois modalite de recuperation des charges locatives : provision avec regularisation annuelle</text:p>
          </table:table-cell>
          <table:table-cell office:value-type="string" calcext:value-type="string">
            <text:p>laxou</text:p>
          </table:table-cell>
          <table:table-cell office:value-type="float" office:value="54520" calcext:value-type="float">
            <text:p>54520</text:p>
          </table:table-cell>
          <table:table-cell office:value-type="float" office:value="48.6848709" calcext:value-type="float">
            <text:p>48.6848709</text:p>
          </table:table-cell>
          <table:table-cell office:value-type="float" office:value="6.1522232" calcext:value-type="float">
            <text:p>6.1522232</text:p>
          </table:table-cell>
          <table:table-cell table:number-columns-repeated="2" office:value-type="float" office:value="499" calcext:value-type="float">
            <text:p>499</text:p>
          </table:table-cell>
          <table:table-cell office:value-type="float" office:value="11.8809523809524" calcext:value-type="float">
            <text:p>11.8809523809524</text:p>
          </table:table-cell>
          <table:table-cell office:value-type="float" office:value="3" calcext:value-type="float">
            <text:p>3</text:p>
          </table:table-cell>
          <table:table-cell office:value-type="float" office:value="42" calcext:value-type="float">
            <text:p>42</text:p>
          </table:table-cell>
          <table:table-cell table:number-columns-repeated="4"/>
          <table:table-cell table:number-columns-repeated="2" office:value-type="string" calcext:value-type="string">
            <text:p>2020-07-01T12:08:00</text:p>
          </table:table-cell>
          <table:table-cell office:value-type="float" office:value="18" calcext:value-type="float">
            <text:p>18</text:p>
          </table:table-cell>
          <table:table-cell office:value-type="float" office:value="0" calcext:value-type="float">
            <text:p>0</text:p>
          </table:table-cell>
          <table:table-cell office:value-type="float" office:value="3.7" calcext:value-type="float">
            <text:p>3.7</text:p>
          </table:table-cell>
          <table:table-cell office:value-type="float" office:value="10" calcext:value-type="float">
            <text:p>10</text:p>
          </table:table-cell>
          <table:table-cell office:value-type="float" office:value="56.5" calcext:value-type="float">
            <text:p>56.5</text:p>
          </table:table-cell>
          <table:table-cell office:value-type="float" office:value="43" calcext:value-type="float">
            <text:p>43</text:p>
          </table:table-cell>
          <table:table-cell table:number-columns-repeated="2" office:value-type="float" office:value="5" calcext:value-type="float">
            <text:p>5</text:p>
          </table:table-cell>
          <table:table-cell office:value-type="string" calcext:value-type="string">
            <text:p>https://img5.leboncoin.fr/ad-large/aa5e380a95da47fd26d7f04bedf190c0367310a8.jpg, https://img2.leboncoin.fr/ad-large/8f3c1512f0ee514b989fde34e1536a67ca8a2348.jpg, https://img6.leboncoin.fr/ad-large/1125f6fd36f97bde686dc0cf1549d4fc7a09bb59.jpg, https://img0.leboncoin.fr/ad-large/a33055f13fda61c4964ed3f54c473410f846e595.jpg, https://img5.leboncoin.fr/ad-large/5435497e5ee8b472c00e6d80b447f68bf873e1e3.jpg, https://img0.leboncoin.fr/ad-large/24d9423b824cb30a711eea9b413889ab63a3df5c.jpg, https://img4.leboncoin.fr/ad-large/9814b8f424ff4d5c7290c5e80969c70ccba5367b.jpg, https://img5.leboncoin.fr/ad-large/aa5e380a95da47fd26d7f04bedf190c0367310a8.jpg, https://img2.leboncoin.fr/ad-large/8f3c1512f0ee514b989fde34e1536a67ca8a2348.jpg, https://img6.leboncoin.fr/ad-large/1125f6fd36f97bde686dc0cf1549d4fc7a09bb59.jpg, https://img0.leboncoin.fr/ad-large/a33055f13fda61c4964ed3f54c473410f846e595.jpg, https://img5.leboncoin.fr/ad-large/5435497e5ee8b472c00e6d80b447f68bf873e1e3.jpg, https://img0.leboncoin.fr/ad-large/24d9423b824cb30a711eea9b413889ab63a3df5c.jpg, https://img4.leboncoin.fr/ad-large/9814b8f424ff4d5c7290c5e80969c70ccba5367b.jpg, https://img5.leboncoin.fr/ad-large/aa5e380a95da47fd26d7f04bedf190c0367310a8.jpg</text:p>
          </table:table-cell>
          <table:table-cell office:value-type="string" calcext:value-type="string">
            <text:p>price: &lt;i &gt;499&lt;/i&gt; €&lt;br /&gt;indoor area: &lt;i &gt;42&lt;/i&gt; m²&lt;br /&gt;outdoor area: &lt;i &gt;42&lt;/i&gt; m²&lt;br /&gt;rooms: &lt;i &gt;3&lt;/i&gt; &lt;br /&gt;floors: &lt;i &gt;&lt;/i&gt; &lt;br /&gt;energy grade: &lt;i &gt;&lt;/i&gt; &lt;br /&gt;value: &lt;i &gt;5&lt;/i&gt; / 10&lt;br /&gt;leverage: &lt;i &gt;5&lt;/i&gt; / 10&lt;br /&gt;age: &lt;i &gt;5&lt;/i&gt; days&lt;br /&gt;url: &lt;a href="https://www.leboncoin.fr/locations/1808100990.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08888220.htm/</text:p>
          </table:table-cell>
          <table:table-cell office:value-type="string" calcext:value-type="string">
            <text:p>appartement 2 pieces 46 m2</text:p>
          </table:table-cell>
          <table:table-cell office:value-type="string" calcext:value-type="string">
            <text:p>Appartement</text:p>
          </table:table-cell>
          <table:table-cell office:value-type="string" calcext:value-type="string">
            <text:p>t2 fac de lettres le cabinet benedic vous propose a la location ce joli t2 compose d'une cuisine equipe (four, plaque vitroceramique, hotte, meuble haut, meuble bas), d'un spacieux salon-sejour de plus de 25m2, d'une une chambre, d'une salle d'eau avec wc ainsi qu'un grand jardin expose sud-ouest !! contactez-nous pour le decouvrir ! reference annonce : paris-rdc honoraires a la charge du locataire : 510 € ttc dont 139 € pour l'etat des lieux depot de garantie : 540 € montant des charges : 40 € / mois</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580" calcext:value-type="float">
            <text:p>580</text:p>
          </table:table-cell>
          <table:table-cell office:value-type="float" office:value="12.6086956521739" calcext:value-type="float">
            <text:p>12.6086956521739</text:p>
          </table:table-cell>
          <table:table-cell office:value-type="float" office:value="2" calcext:value-type="float">
            <text:p>2</text:p>
          </table:table-cell>
          <table:table-cell office:value-type="float" office:value="46" calcext:value-type="float">
            <text:p>46</text:p>
          </table:table-cell>
          <table:table-cell table:number-columns-repeated="4"/>
          <table:table-cell table:number-columns-repeated="2" office:value-type="string" calcext:value-type="string">
            <text:p>2020-07-02T11:04:00</text:p>
          </table:table-cell>
          <table:table-cell office:value-type="float" office:value="17" calcext:value-type="float">
            <text:p>17</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4.leboncoin.fr/ad-large/a009cbdccc9a8c7b06a16d0e83c3a9c5b74d103c.jpg, https://img0.leboncoin.fr/ad-large/e4aaaf66d3038c2d23300411708299b410dec67e.jpg, https://img3.leboncoin.fr/ad-large/042ed1808ebf489e32ff71d669122ca3b262623d.jpg, https://img1.leboncoin.fr/ad-large/67aad62f7810e618dcc6df77d3e03d0bac0c36cc.jpg, https://img2.leboncoin.fr/ad-large/1d360e3f4c91b9828add3df94f596e5c4584ab6d.jpg, https://img0.leboncoin.fr/ad-large/2e0c490b1d13c59d8573ae12928f1788757bec2c.jpg, https://img6.leboncoin.fr/ad-large/71564c6c30996d4e8128ba0079b4c1bbcbf3e8fa.jpg, https://img5.leboncoin.fr/ad-large/412de6e9c2a1760e5fa439e4f2ff38eb542649ab.jpg, https://img1.leboncoin.fr/ad-large/6b16aff4e31a8a21ab09685280c5a7ceb70adf00.jpg, https://img4.leboncoin.fr/ad-large/a009cbdccc9a8c7b06a16d0e83c3a9c5b74d103c.jpg, https://img0.leboncoin.fr/ad-large/e4aaaf66d3038c2d23300411708299b410dec67e.jpg, https://img3.leboncoin.fr/ad-large/042ed1808ebf489e32ff71d669122ca3b262623d.jpg, https://img1.leboncoin.fr/ad-large/67aad62f7810e618dcc6df77d3e03d0bac0c36cc.jpg, https://img2.leboncoin.fr/ad-large/1d360e3f4c91b9828add3df94f596e5c4584ab6d.jpg, https://img0.leboncoin.fr/ad-large/2e0c490b1d13c59d8573ae12928f1788757bec2c.jpg, https://img6.leboncoin.fr/ad-large/71564c6c30996d4e8128ba0079b4c1bbcbf3e8fa.jpg, https://img5.leboncoin.fr/ad-large/412de6e9c2a1760e5fa439e4f2ff38eb542649ab.jpg, https://img1.leboncoin.fr/ad-large/6b16aff4e31a8a21ab09685280c5a7ceb70adf00.jpg, https://img4.leboncoin.fr/ad-large/a009cbdccc9a8c7b06a16d0e83c3a9c5b74d103c.jpg</text:p>
          </table:table-cell>
          <table:table-cell office:value-type="string" calcext:value-type="string">
            <text:p>price: &lt;i &gt;580&lt;/i&gt; €&lt;br /&gt;indoor area: &lt;i &gt;46&lt;/i&gt; m²&lt;br /&gt;outdoor area: &lt;i &gt;46&lt;/i&gt; m²&lt;br /&gt;rooms: &lt;i &gt;2&lt;/i&gt; &lt;br /&gt;floors: &lt;i &gt;&lt;/i&gt; &lt;br /&gt;energy grade: &lt;i &gt;&lt;/i&gt; &lt;br /&gt;value: &lt;i &gt;5&lt;/i&gt; / 10&lt;br /&gt;leverage: &lt;i &gt;5&lt;/i&gt; / 10&lt;br /&gt;age: &lt;i &gt;5&lt;/i&gt; days&lt;br /&gt;url: &lt;a href="https://www.leboncoin.fr/locations/1808888220.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09012959.htm/</text:p>
          </table:table-cell>
          <table:table-cell office:value-type="string" calcext:value-type="string">
            <text:p>appartement 2 pieces 59 m2</text:p>
          </table:table-cell>
          <table:table-cell office:value-type="string" calcext:value-type="string">
            <text:p>Appartement</text:p>
          </table:table-cell>
          <table:table-cell office:value-type="string" calcext:value-type="string">
            <text:p>pagny sur moselle 2 pieces 59,58 m2 face a la gare et proche centre ville, dans un immeuble au calme, vaste appartement, avec jardin collectif comprenant : cuisine, sejour, une chambre, salle de bains et wc reference annonce : 1644050 honoraires a la charge du locataire : 432 € ttc dont 132 € pour l'etat des lieux depot de garantie : 432 € montant des charges : 53 € / mois modalite de recuperation des charges locatives : provision avec regularisation annuelle</text:p>
          </table:table-cell>
          <table:table-cell office:value-type="string" calcext:value-type="string">
            <text:p>pagny-sur-moselle</text:p>
          </table:table-cell>
          <table:table-cell office:value-type="float" office:value="54530" calcext:value-type="float">
            <text:p>54530</text:p>
          </table:table-cell>
          <table:table-cell office:value-type="float" office:value="48.9837551" calcext:value-type="float">
            <text:p>48.9837551</text:p>
          </table:table-cell>
          <table:table-cell office:value-type="float" office:value="6.0197497" calcext:value-type="float">
            <text:p>6.0197497</text:p>
          </table:table-cell>
          <table:table-cell table:number-columns-repeated="2" office:value-type="float" office:value="485" calcext:value-type="float">
            <text:p>485</text:p>
          </table:table-cell>
          <table:table-cell office:value-type="float" office:value="8.22033898305085" calcext:value-type="float">
            <text:p>8.22033898305085</text:p>
          </table:table-cell>
          <table:table-cell office:value-type="float" office:value="2" calcext:value-type="float">
            <text:p>2</text:p>
          </table:table-cell>
          <table:table-cell office:value-type="float" office:value="59" calcext:value-type="float">
            <text:p>59</text:p>
          </table:table-cell>
          <table:table-cell table:number-columns-repeated="2"/>
          <table:table-cell office:value-type="string" calcext:value-type="string">
            <text:p>e</text:p>
          </table:table-cell>
          <table:table-cell office:value-type="string" calcext:value-type="string">
            <text:p>f</text:p>
          </table:table-cell>
          <table:table-cell table:number-columns-repeated="2" office:value-type="string" calcext:value-type="string">
            <text:p>2020-07-03T08:32:00</text:p>
          </table:table-cell>
          <table:table-cell office:value-type="float" office:value="16" calcext:value-type="float">
            <text:p>16</text:p>
          </table:table-cell>
          <table:table-cell office:value-type="float" office:value="0" calcext:value-type="float">
            <text:p>0</text:p>
          </table:table-cell>
          <table:table-cell office:value-type="float" office:value="38.1" calcext:value-type="float">
            <text:p>38.1</text:p>
          </table:table-cell>
          <table:table-cell office:value-type="float" office:value="33" calcext:value-type="float">
            <text:p>33</text:p>
          </table:table-cell>
          <table:table-cell office:value-type="float" office:value="20" calcext:value-type="float">
            <text:p>20</text:p>
          </table:table-cell>
          <table:table-cell office:value-type="float" office:value="25" calcext:value-type="float">
            <text:p>25</text:p>
          </table:table-cell>
          <table:table-cell table:number-columns-repeated="2" office:value-type="float" office:value="5" calcext:value-type="float">
            <text:p>5</text:p>
          </table:table-cell>
          <table:table-cell office:value-type="string" calcext:value-type="string">
            <text:p>https://img7.leboncoin.fr/ad-large/de683016fdf8739ed22180fdb3d26eb8ae4b01e9.jpg, https://img2.leboncoin.fr/ad-large/6c376720ef10320579a98f44834d4612dba4c9c8.jpg, https://img4.leboncoin.fr/ad-large/0724d99b49a109ee0a8fdc5bd630b2ae2c0c3ad9.jpg, https://img1.leboncoin.fr/ad-large/dfe6c279fdc0ffe1fde9cbbc59911e48341d46c7.jpg, https://img1.leboncoin.fr/ad-large/2b2d2ad73946650f5fa8c45d2121039f40a1ab95.jpg, https://img7.leboncoin.fr/ad-large/de683016fdf8739ed22180fdb3d26eb8ae4b01e9.jpg, https://img2.leboncoin.fr/ad-large/6c376720ef10320579a98f44834d4612dba4c9c8.jpg, https://img4.leboncoin.fr/ad-large/0724d99b49a109ee0a8fdc5bd630b2ae2c0c3ad9.jpg, https://img1.leboncoin.fr/ad-large/dfe6c279fdc0ffe1fde9cbbc59911e48341d46c7.jpg, https://img1.leboncoin.fr/ad-large/2b2d2ad73946650f5fa8c45d2121039f40a1ab95.jpg, https://img7.leboncoin.fr/ad-large/de683016fdf8739ed22180fdb3d26eb8ae4b01e9.jpg</text:p>
          </table:table-cell>
          <table:table-cell office:value-type="string" calcext:value-type="string">
            <text:p>price: &lt;i &gt;485&lt;/i&gt; €&lt;br /&gt;indoor area: &lt;i &gt;59&lt;/i&gt; m²&lt;br /&gt;outdoor area: &lt;i &gt;59&lt;/i&gt; m²&lt;br /&gt;rooms: &lt;i &gt;2&lt;/i&gt; &lt;br /&gt;floors: &lt;i &gt;&lt;/i&gt; &lt;br /&gt;energy grade: &lt;i &gt;e&lt;/i&gt; &lt;br /&gt;value: &lt;i &gt;5&lt;/i&gt; / 10&lt;br /&gt;leverage: &lt;i &gt;5&lt;/i&gt; / 10&lt;br /&gt;age: &lt;i &gt;5&lt;/i&gt; days&lt;br /&gt;url: &lt;a href="https://www.leboncoin.fr/locations/1809012959.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769415279.htm/</text:p>
          </table:table-cell>
          <table:table-cell office:value-type="string" calcext:value-type="string">
            <text:p>appartement 4 pieces 90 m2</text:p>
          </table:table-cell>
          <table:table-cell office:value-type="string" calcext:value-type="string">
            <text:p>Appartement</text:p>
          </table:table-cell>
          <table:table-cell office:value-type="string" calcext:value-type="string">
            <text:p>location appartement domgermain beau f4 a domgermain spacieux f4 de 90m2 situe au 1er etage comprenant un grand sejour, une cuisine, une buanderie, une salle de bain, wc, 3 chambres. garage et jardin collectif.chauffage individuel au gaz.loyer : 647€charges : 45€ (eau, taxe d'ordures menageres, electricite des communs, fosse septique) depot de garantie : 647€frais d'agence reduits : 450€gerance touloise. reference annonce : adb5859 honoraires a la charge du locataire : 450 € ttc montant des charges : 45 € / mois</text:p>
          </table:table-cell>
          <table:table-cell office:value-type="string" calcext:value-type="string">
            <text:p>domgermain</text:p>
          </table:table-cell>
          <table:table-cell office:value-type="float" office:value="54119" calcext:value-type="float">
            <text:p>54119</text:p>
          </table:table-cell>
          <table:table-cell office:value-type="float" office:value="48.642538" calcext:value-type="float">
            <text:p>48.642538</text:p>
          </table:table-cell>
          <table:table-cell office:value-type="float" office:value="5.8249564" calcext:value-type="float">
            <text:p>5.8249564</text:p>
          </table:table-cell>
          <table:table-cell table:number-columns-repeated="2" office:value-type="float" office:value="692" calcext:value-type="float">
            <text:p>692</text:p>
          </table:table-cell>
          <table:table-cell office:value-type="float" office:value="7.68888888888889" calcext:value-type="float">
            <text:p>7.68888888888889</text:p>
          </table:table-cell>
          <table:table-cell office:value-type="float" office:value="4" calcext:value-type="float">
            <text:p>4</text:p>
          </table:table-cell>
          <table:table-cell office:value-type="float" office:value="90" calcext:value-type="float">
            <text:p>90</text:p>
          </table:table-cell>
          <table:table-cell table:number-columns-repeated="4"/>
          <table:table-cell table:number-columns-repeated="2" office:value-type="string" calcext:value-type="string">
            <text:p>2020-07-03T12:28:00</text:p>
          </table:table-cell>
          <table:table-cell office:value-type="float" office:value="16" calcext:value-type="float">
            <text:p>16</text:p>
          </table:table-cell>
          <table:table-cell office:value-type="float" office:value="0" calcext:value-type="float">
            <text:p>0</text:p>
          </table:table-cell>
          <table:table-cell office:value-type="float" office:value="29.5" calcext:value-type="float">
            <text:p>29.5</text:p>
          </table:table-cell>
          <table:table-cell office:value-type="float" office:value="28" calcext:value-type="float">
            <text:p>28</text:p>
          </table:table-cell>
          <table:table-cell office:value-type="float" office:value="78.7" calcext:value-type="float">
            <text:p>78.7</text:p>
          </table:table-cell>
          <table:table-cell office:value-type="float" office:value="56" calcext:value-type="float">
            <text:p>56</text:p>
          </table:table-cell>
          <table:table-cell table:number-columns-repeated="2" office:value-type="float" office:value="5" calcext:value-type="float">
            <text:p>5</text:p>
          </table:table-cell>
          <table:table-cell office:value-type="string" calcext:value-type="string">
            <text:p>https://img0.leboncoin.fr/ad-large/fc2499510813dec1f9f818fdd4aaefc79d958177.jpg, https://img3.leboncoin.fr/ad-large/d874dbc2d39121e581f6c59233d6f1d3376e4451.jpg, https://img4.leboncoin.fr/ad-large/d48c9c2fdc8708975557fbc300cac3a0051ac54d.jpg, https://img2.leboncoin.fr/ad-large/5b3547691d5746e1d0efa3d866c50419d7f0b6eb.jpg, https://img6.leboncoin.fr/ad-large/717eae9d7778b0b228b6ab6f74917700f0d7f3ce.jpg, https://img0.leboncoin.fr/ad-large/fc2499510813dec1f9f818fdd4aaefc79d958177.jpg, https://img3.leboncoin.fr/ad-large/d874dbc2d39121e581f6c59233d6f1d3376e4451.jpg, https://img4.leboncoin.fr/ad-large/d48c9c2fdc8708975557fbc300cac3a0051ac54d.jpg, https://img2.leboncoin.fr/ad-large/5b3547691d5746e1d0efa3d866c50419d7f0b6eb.jpg, https://img6.leboncoin.fr/ad-large/717eae9d7778b0b228b6ab6f74917700f0d7f3ce.jpg, https://img0.leboncoin.fr/ad-large/fc2499510813dec1f9f818fdd4aaefc79d958177.jpg</text:p>
          </table:table-cell>
          <table:table-cell office:value-type="string" calcext:value-type="string">
            <text:p>price: &lt;i &gt;692&lt;/i&gt; €&lt;br /&gt;indoor area: &lt;i &gt;90&lt;/i&gt; m²&lt;br /&gt;outdoor area: &lt;i &gt;90&lt;/i&gt; m²&lt;br /&gt;rooms: &lt;i &gt;4&lt;/i&gt; &lt;br /&gt;floors: &lt;i &gt;&lt;/i&gt; &lt;br /&gt;energy grade: &lt;i &gt;&lt;/i&gt; &lt;br /&gt;value: &lt;i &gt;5&lt;/i&gt; / 10&lt;br /&gt;leverage: &lt;i &gt;5&lt;/i&gt; / 10&lt;br /&gt;age: &lt;i &gt;5&lt;/i&gt; days&lt;br /&gt;url: &lt;a href="https://www.leboncoin.fr/locations/1769415279.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781945514.htm/</text:p>
          </table:table-cell>
          <table:table-cell office:value-type="string" calcext:value-type="string">
            <text:p>appartement 2 pieces 45 m2</text:p>
          </table:table-cell>
          <table:table-cell office:value-type="string" calcext:value-type="string">
            <text:p>Appartement</text:p>
          </table:table-cell>
          <table:table-cell office:value-type="string" calcext:value-type="string">
            <text:p>f2 renove - polyclinique - tram - st max f2 renove au 2eme et dernier etage d'un immeuble securise et bien tenu, idealement situe a proximite de la polyclinique et du tram : entree - couloir cuisine neuve equipee - four, hotte, plaques de cuisson - grand sejour lumineux d'environs 20m2 - parquet - chambre sur l'arriere - vue sur jardin salle d'eau neuve - douche, meuble vasque, wc - cave libre reference annonce : 018al honoraires a la charge du locataire : 495 € ttc depot de garantie : 560 € montant des charges : 40 € / mois</text:p>
          </table:table-cell>
          <table:table-cell office:value-type="string" calcext:value-type="string">
            <text:p>essey-les-nancy</text:p>
          </table:table-cell>
          <table:table-cell office:value-type="float" office:value="54270" calcext:value-type="float">
            <text:p>54270</text:p>
          </table:table-cell>
          <table:table-cell office:value-type="float" office:value="48.7053172" calcext:value-type="float">
            <text:p>48.7053172</text:p>
          </table:table-cell>
          <table:table-cell office:value-type="float" office:value="6.2220764" calcext:value-type="float">
            <text:p>6.2220764</text:p>
          </table:table-cell>
          <table:table-cell table:number-columns-repeated="2" office:value-type="float" office:value="600" calcext:value-type="float">
            <text:p>600</text:p>
          </table:table-cell>
          <table:table-cell office:value-type="float" office:value="13.3333333333333" calcext:value-type="float">
            <text:p>13.3333333333333</text:p>
          </table:table-cell>
          <table:table-cell office:value-type="float" office:value="2" calcext:value-type="float">
            <text:p>2</text:p>
          </table:table-cell>
          <table:table-cell office:value-type="float" office:value="45" calcext:value-type="float">
            <text:p>45</text:p>
          </table:table-cell>
          <table:table-cell table:number-columns-repeated="4"/>
          <table:table-cell table:number-columns-repeated="2" office:value-type="string" calcext:value-type="string">
            <text:p>2020-07-10T12:15:00</text:p>
          </table:table-cell>
          <table:table-cell office:value-type="float" office:value="9" calcext:value-type="float">
            <text:p>9</text:p>
          </table:table-cell>
          <table:table-cell office:value-type="float" office:value="0" calcext:value-type="float">
            <text:p>0</text:p>
          </table:table-cell>
          <table:table-cell office:value-type="float" office:value="5.9" calcext:value-type="float">
            <text:p>5.9</text:p>
          </table:table-cell>
          <table:table-cell office:value-type="float" office:value="16" calcext:value-type="float">
            <text:p>16</text:p>
          </table:table-cell>
          <table:table-cell office:value-type="float" office:value="55.7" calcext:value-type="float">
            <text:p>55.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0.leboncoin.fr/ad-large/e8b427479a7351037b30738d4df1bb71dfb5ef69.jpg, https://img5.leboncoin.fr/ad-large/47898fb6e62695437705dc34c80175873cd55379.jpg, https://img5.leboncoin.fr/ad-large/d07fbea34da63087697c1fea6f0ab3208a989f64.jpg, https://img3.leboncoin.fr/ad-large/a09ac5f6a286c3880a8a87ba314de7a62178555f.jpg, https://img1.leboncoin.fr/ad-large/22621bd5e50fc5f90cc1aa0d21261ce600e26339.jpg, https://img0.leboncoin.fr/ad-large/eaa8780a5ec949e286e7a44411242b09fc233be5.jpg, https://img0.leboncoin.fr/ad-large/e8b427479a7351037b30738d4df1bb71dfb5ef69.jpg, https://img5.leboncoin.fr/ad-large/47898fb6e62695437705dc34c80175873cd55379.jpg, https://img5.leboncoin.fr/ad-large/d07fbea34da63087697c1fea6f0ab3208a989f64.jpg, https://img3.leboncoin.fr/ad-large/a09ac5f6a286c3880a8a87ba314de7a62178555f.jpg, https://img1.leboncoin.fr/ad-large/22621bd5e50fc5f90cc1aa0d21261ce600e26339.jpg, https://img0.leboncoin.fr/ad-large/eaa8780a5ec949e286e7a44411242b09fc233be5.jpg, https://img0.leboncoin.fr/ad-large/e8b427479a7351037b30738d4df1bb71dfb5ef69.jpg</text:p>
          </table:table-cell>
          <table:table-cell office:value-type="string" calcext:value-type="string">
            <text:p>price: &lt;i &gt;600&lt;/i&gt; €&lt;br /&gt;indoor area: &lt;i &gt;45&lt;/i&gt; m²&lt;br /&gt;outdoor area: &lt;i &gt;45&lt;/i&gt; m²&lt;br /&gt;rooms: &lt;i &gt;2&lt;/i&gt; &lt;br /&gt;floors: &lt;i &gt;&lt;/i&gt; &lt;br /&gt;energy grade: &lt;i &gt;&lt;/i&gt; &lt;br /&gt;value: &lt;i &gt;5&lt;/i&gt; / 10&lt;br /&gt;leverage: &lt;i &gt;5&lt;/i&gt; / 10&lt;br /&gt;age: &lt;i &gt;5&lt;/i&gt; days&lt;br /&gt;url: &lt;a href="https://www.leboncoin.fr/locations/1781945514.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2861347.htm/</text:p>
          </table:table-cell>
          <table:table-cell office:value-type="string" calcext:value-type="string">
            <text:p>nancy particulier loue f3 lumineux</text:p>
          </table:table-cell>
          <table:table-cell office:value-type="string" calcext:value-type="string">
            <text:p>Appartement</text:p>
          </table:table-cell>
          <table:table-cell office:value-type="string" calcext:value-type="string">
            <text:p>particulier loue f 3, au 1 er etage d'un petit immeuble calme, 50 m2. avenue general leclerc nancy. bien desservi; arret tram exelmans; faculte de sciences, campus. appartement lumineux constitue de : - 1 grande chambre avec placards et vue sur jardin. - 1 petite chambre. - 1 piece de vie avec porte fenetre et petit balcon ( plafond sculpte, cheminee decorative en marbre ) - 1 cuisine avec elements sans electromenagers, vue sur jardin. beau parquet chene dans toute les pieces. - 1 petite salle de bain + wc independant. - cave + jardin. chauffage individuel electrique, grandes fenetres, double vitrage pvc. loyer 550 + charges 20 euros ( minuterie + ordures menageres + location compteur d'eau principal ) prendre contact avec le proprietaire au : 06/20/18/99/73.</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570" calcext:value-type="float">
            <text:p>570</text:p>
          </table:table-cell>
          <table:table-cell office:value-type="float" office:value="11.4" calcext:value-type="float">
            <text:p>11.4</text:p>
          </table:table-cell>
          <table:table-cell office:value-type="float" office:value="3" calcext:value-type="float">
            <text:p>3</text:p>
          </table:table-cell>
          <table:table-cell office:value-type="float" office:value="50" calcext:value-type="float">
            <text:p>50</text:p>
          </table:table-cell>
          <table:table-cell table:number-columns-repeated="4"/>
          <table:table-cell table:number-columns-repeated="2" office:value-type="string" calcext:value-type="string">
            <text:p>2020-07-10T16:49:00</text:p>
          </table:table-cell>
          <table:table-cell office:value-type="float" office:value="9" calcext:value-type="float">
            <text:p>9</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6.leboncoin.fr/ad-large/2f03ece02cd8ffb305488097dbbf2a6420fc4340.jpg, https://img5.leboncoin.fr/ad-large/aa6f785f63fce3e2ba6bb72fcb85f12649fdbc4b.jpg, https://img1.leboncoin.fr/ad-large/80408c26bb64f6a21be01909b17db11ecbbe0794.jpg, https://img6.leboncoin.fr/ad-large/2f03ece02cd8ffb305488097dbbf2a6420fc4340.jpg, https://img5.leboncoin.fr/ad-large/aa6f785f63fce3e2ba6bb72fcb85f12649fdbc4b.jpg, https://img1.leboncoin.fr/ad-large/80408c26bb64f6a21be01909b17db11ecbbe0794.jpg, https://img6.leboncoin.fr/ad-large/2f03ece02cd8ffb305488097dbbf2a6420fc4340.jpg</text:p>
          </table:table-cell>
          <table:table-cell office:value-type="string" calcext:value-type="string">
            <text:p>price: &lt;i &gt;570&lt;/i&gt; €&lt;br /&gt;indoor area: &lt;i &gt;50&lt;/i&gt; m²&lt;br /&gt;outdoor area: &lt;i &gt;50&lt;/i&gt; m²&lt;br /&gt;rooms: &lt;i &gt;3&lt;/i&gt; &lt;br /&gt;floors: &lt;i &gt;&lt;/i&gt; &lt;br /&gt;energy grade: &lt;i &gt;&lt;/i&gt; &lt;br /&gt;value: &lt;i &gt;5&lt;/i&gt; / 10&lt;br /&gt;leverage: &lt;i &gt;5&lt;/i&gt; / 10&lt;br /&gt;age: &lt;i &gt;5&lt;/i&gt; days&lt;br /&gt;url: &lt;a href="https://www.leboncoin.fr/locations/1812861347.htm/"&gt;leboncoin.fr&lt;/a&gt; &lt;br /&gt;</text:p>
          </table:table-cell>
          <table:table-cell office:value-type="string" calcext:value-type="string">
            <text:p>https://www.leboncoin.fr/profil/ff3add52-b6da-42c3-9f34-f35d74bbc031/offres</text:p>
          </table:table-cell>
        </table:table-row>
        <table:table-row table:style-name="ro1">
          <table:table-cell office:value-type="string" calcext:value-type="string">
            <text:p>https://www.leboncoin.fr/locations/1813020120.htm/</text:p>
          </table:table-cell>
          <table:table-cell office:value-type="string" calcext:value-type="string">
            <text:p>appartement 3 pieces 62 m2</text:p>
          </table:table-cell>
          <table:table-cell office:value-type="string" calcext:value-type="string">
            <text:p>Appartement</text:p>
          </table:table-cell>
          <table:table-cell office:value-type="string" calcext:value-type="string">
            <text:p>t3 terrasse - rue de saurupt - nancy rue de saurupt : residence les jardins de saurupt - situe dans un quartier calme et residentiel, proche hopital central ++ dans residence recente, tres calme sur l'arriere ++ entree avec placards, cuisine separee et salon donnat sur grande terrasse de 35m2 , 2 chambres, salle de bains, wc - cave, parking souterrain - chauffage individuel electrique reference annonce : 4279 honoraires a la charge du locataire : 370 € ttc dont 186 € pour l'etat des lieux depot de garantie : 572 € montant des charges : 100 € / mois modalite de recuperation des charges locatives : provision avec regularisation annuelle</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655" calcext:value-type="float">
            <text:p>655</text:p>
          </table:table-cell>
          <table:table-cell office:value-type="float" office:value="10.5645161290323" calcext:value-type="float">
            <text:p>10.5645161290323</text:p>
          </table:table-cell>
          <table:table-cell office:value-type="float" office:value="3" calcext:value-type="float">
            <text:p>3</text:p>
          </table:table-cell>
          <table:table-cell office:value-type="float" office:value="62" calcext:value-type="float">
            <text:p>62</text:p>
          </table:table-cell>
          <table:table-cell table:number-columns-repeated="2"/>
          <table:table-cell office:value-type="string" calcext:value-type="string">
            <text:p>e</text:p>
          </table:table-cell>
          <table:table-cell office:value-type="string" calcext:value-type="string">
            <text:p>c</text:p>
          </table:table-cell>
          <table:table-cell table:number-columns-repeated="2" office:value-type="string" calcext:value-type="string">
            <text:p>2020-07-10T21:24:00</text:p>
          </table:table-cell>
          <table:table-cell office:value-type="float" office:value="8" calcext:value-type="float">
            <text:p>8</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7.leboncoin.fr/ad-large/6d1de1b72b6bf0357406afc366ba592b80dfbdaa.jpg, https://img4.leboncoin.fr/ad-large/3efde29d7245749f66c4dd083056aa29218901cb.jpg, https://img4.leboncoin.fr/ad-large/a7f415e5399aef8e8985308f80266e82321d8918.jpg, https://img0.leboncoin.fr/ad-large/3fd25754e15418a59bf0dfce330f52001225459b.jpg, https://img6.leboncoin.fr/ad-large/f05ef0d2ceb838ca99b4e145e6122cd57316203b.jpg, https://img0.leboncoin.fr/ad-large/0b701e90777a3d1dfafd625679d1dfb3bf76803a.jpg, https://img1.leboncoin.fr/ad-large/66568ee423cfeb8d3f92509acde5b8707072cd08.jpg, https://img3.leboncoin.fr/ad-large/77dba90338c4867ccff895fee5f4d0005c3778f2.jpg, https://img7.leboncoin.fr/ad-large/6d1de1b72b6bf0357406afc366ba592b80dfbdaa.jpg, https://img4.leboncoin.fr/ad-large/3efde29d7245749f66c4dd083056aa29218901cb.jpg, https://img4.leboncoin.fr/ad-large/a7f415e5399aef8e8985308f80266e82321d8918.jpg, https://img0.leboncoin.fr/ad-large/3fd25754e15418a59bf0dfce330f52001225459b.jpg, https://img6.leboncoin.fr/ad-large/f05ef0d2ceb838ca99b4e145e6122cd57316203b.jpg, https://img0.leboncoin.fr/ad-large/0b701e90777a3d1dfafd625679d1dfb3bf76803a.jpg, https://img1.leboncoin.fr/ad-large/66568ee423cfeb8d3f92509acde5b8707072cd08.jpg, https://img3.leboncoin.fr/ad-large/77dba90338c4867ccff895fee5f4d0005c3778f2.jpg, https://img7.leboncoin.fr/ad-large/6d1de1b72b6bf0357406afc366ba592b80dfbdaa.jpg</text:p>
          </table:table-cell>
          <table:table-cell office:value-type="string" calcext:value-type="string">
            <text:p>price: &lt;i &gt;655&lt;/i&gt; €&lt;br /&gt;indoor area: &lt;i &gt;62&lt;/i&gt; m²&lt;br /&gt;outdoor area: &lt;i &gt;62&lt;/i&gt; m²&lt;br /&gt;rooms: &lt;i &gt;3&lt;/i&gt; &lt;br /&gt;floors: &lt;i &gt;&lt;/i&gt; &lt;br /&gt;energy grade: &lt;i &gt;e&lt;/i&gt; &lt;br /&gt;value: &lt;i &gt;5&lt;/i&gt; / 10&lt;br /&gt;leverage: &lt;i &gt;5&lt;/i&gt; / 10&lt;br /&gt;age: &lt;i &gt;5&lt;/i&gt; days&lt;br /&gt;url: &lt;a href="https://www.leboncoin.fr/locations/1813020120.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769342908.htm/</text:p>
          </table:table-cell>
          <table:table-cell office:value-type="string" calcext:value-type="string">
            <text:p>f5 de 80 m2 roville devant bayon</text:p>
          </table:table-cell>
          <table:table-cell office:value-type="string" calcext:value-type="string">
            <text:p>Appartement</text:p>
          </table:table-cell>
          <table:table-cell office:value-type="string" calcext:value-type="string">
            <text:p>appart f5 de 80 m2 au premier etage dans une maison de trois appartements avec balcon compose de une cuisine semi equipee ouverte une piece salon salle a manger une salle d’eau double plus deux vasques un wc separe trois chambres un garage un espace jardin a partager 54290 roville devant bayon disponible de suite</text:p>
          </table:table-cell>
          <table:table-cell office:value-type="string" calcext:value-type="string">
            <text:p>roville-devant-bayon</text:p>
          </table:table-cell>
          <table:table-cell office:value-type="float" office:value="54290" calcext:value-type="float">
            <text:p>54290</text:p>
          </table:table-cell>
          <table:table-cell office:value-type="float" office:value="48.466365" calcext:value-type="float">
            <text:p>48.466365</text:p>
          </table:table-cell>
          <table:table-cell office:value-type="float" office:value="6.2920365" calcext:value-type="float">
            <text:p>6.2920365</text:p>
          </table:table-cell>
          <table:table-cell table:number-columns-repeated="2" office:value-type="float" office:value="700" calcext:value-type="float">
            <text:p>700</text:p>
          </table:table-cell>
          <table:table-cell office:value-type="float" office:value="8.75" calcext:value-type="float">
            <text:p>8.75</text:p>
          </table:table-cell>
          <table:table-cell office:value-type="float" office:value="5" calcext:value-type="float">
            <text:p>5</text:p>
          </table:table-cell>
          <table:table-cell office:value-type="float" office:value="80" calcext:value-type="float">
            <text:p>80</text:p>
          </table:table-cell>
          <table:table-cell table:number-columns-repeated="2"/>
          <table:table-cell office:value-type="string" calcext:value-type="string">
            <text:p>c</text:p>
          </table:table-cell>
          <table:table-cell office:value-type="string" calcext:value-type="string">
            <text:p>a</text:p>
          </table:table-cell>
          <table:table-cell table:number-columns-repeated="2" office:value-type="string" calcext:value-type="string">
            <text:p>2020-07-11T08:58:00</text:p>
          </table:table-cell>
          <table:table-cell office:value-type="float" office:value="8" calcext:value-type="float">
            <text:p>8</text:p>
          </table:table-cell>
          <table:table-cell office:value-type="float" office:value="0" calcext:value-type="float">
            <text:p>0</text:p>
          </table:table-cell>
          <table:table-cell office:value-type="float" office:value="39.2" calcext:value-type="float">
            <text:p>39.2</text:p>
          </table:table-cell>
          <table:table-cell office:value-type="float" office:value="34" calcext:value-type="float">
            <text:p>34</text:p>
          </table:table-cell>
          <table:table-cell office:value-type="float" office:value="88.5" calcext:value-type="float">
            <text:p>88.5</text:p>
          </table:table-cell>
          <table:table-cell office:value-type="float" office:value="62" calcext:value-type="float">
            <text:p>62</text:p>
          </table:table-cell>
          <table:table-cell table:number-columns-repeated="2" office:value-type="float" office:value="5" calcext:value-type="float">
            <text:p>5</text:p>
          </table:table-cell>
          <table:table-cell office:value-type="string" calcext:value-type="string">
            <text:p>https://img1.leboncoin.fr/ad-large/a26652fd5cfb07250456eaf7f9b9b9e6376161d8.jpg, https://img2.leboncoin.fr/ad-large/4a587f264d3ad6bce7a97d715b164da394552372.jpg, https://img5.leboncoin.fr/ad-large/6c48dd9187f8f1e7fc132e4fdb600807f1de19a9.jpg, https://img5.leboncoin.fr/ad-large/a69fa96c55f2c9cfeb6b0a7f9ef18b845489f4fe.jpg, https://img5.leboncoin.fr/ad-large/fd9b5a29ca2b57304004709baf5ae7a4ef78cc58.jpg, https://img2.leboncoin.fr/ad-large/2aec2d5bb603dabdcb24bf4df60588b422379227.jpg, https://img4.leboncoin.fr/ad-large/f14d0b4b29b9b5040a8f48a3f55109c6226ecd43.jpg, https://img2.leboncoin.fr/ad-large/57beea1b517b8fefbc9afe1088294a94be6c719d.jpg, https://img1.leboncoin.fr/ad-large/cd962449f530c6227f2012c0608c9cd9e3a0eefb.jpg, https://img1.leboncoin.fr/ad-large/a26652fd5cfb07250456eaf7f9b9b9e6376161d8.jpg, https://img2.leboncoin.fr/ad-large/4a587f264d3ad6bce7a97d715b164da394552372.jpg, https://img5.leboncoin.fr/ad-large/6c48dd9187f8f1e7fc132e4fdb600807f1de19a9.jpg, https://img5.leboncoin.fr/ad-large/a69fa96c55f2c9cfeb6b0a7f9ef18b845489f4fe.jpg, https://img5.leboncoin.fr/ad-large/fd9b5a29ca2b57304004709baf5ae7a4ef78cc58.jpg, https://img2.leboncoin.fr/ad-large/2aec2d5bb603dabdcb24bf4df60588b422379227.jpg, https://img4.leboncoin.fr/ad-large/f14d0b4b29b9b5040a8f48a3f55109c6226ecd43.jpg, https://img2.leboncoin.fr/ad-large/57beea1b517b8fefbc9afe1088294a94be6c719d.jpg, https://img1.leboncoin.fr/ad-large/cd962449f530c6227f2012c0608c9cd9e3a0eefb.jpg, https://img1.leboncoin.fr/ad-large/a26652fd5cfb07250456eaf7f9b9b9e6376161d8.jpg</text:p>
          </table:table-cell>
          <table:table-cell office:value-type="string" calcext:value-type="string">
            <text:p>price: &lt;i &gt;700&lt;/i&gt; €&lt;br /&gt;indoor area: &lt;i &gt;80&lt;/i&gt; m²&lt;br /&gt;outdoor area: &lt;i &gt;80&lt;/i&gt; m²&lt;br /&gt;rooms: &lt;i &gt;5&lt;/i&gt; &lt;br /&gt;floors: &lt;i &gt;&lt;/i&gt; &lt;br /&gt;energy grade: &lt;i &gt;c&lt;/i&gt; &lt;br /&gt;value: &lt;i &gt;5&lt;/i&gt; / 10&lt;br /&gt;leverage: &lt;i &gt;5&lt;/i&gt; / 10&lt;br /&gt;age: &lt;i &gt;5&lt;/i&gt; days&lt;br /&gt;url: &lt;a href="https://www.leboncoin.fr/locations/1769342908.htm/"&gt;leboncoin.fr&lt;/a&gt; &lt;br /&gt;</text:p>
          </table:table-cell>
          <table:table-cell office:value-type="string" calcext:value-type="string">
            <text:p>https://www.leboncoin.fr/profil/3a4d4a95-dfe8-4a74-88c7-9ff5b76ffdf1/offres</text:p>
          </table:table-cell>
        </table:table-row>
        <table:table-row table:style-name="ro1">
          <table:table-cell office:value-type="string" calcext:value-type="string">
            <text:p>https://www.leboncoin.fr/locations/1813117585.htm/</text:p>
          </table:table-cell>
          <table:table-cell office:value-type="string" calcext:value-type="string">
            <text:p>appartement 2 pieces 46 m2</text:p>
          </table:table-cell>
          <table:table-cell office:value-type="string" calcext:value-type="string">
            <text:p>Appartement</text:p>
          </table:table-cell>
          <table:table-cell office:value-type="string" calcext:value-type="string">
            <text:p>f2 a louer proche fac de science 96 rue du moitrier a villers-les-nancy, residence les jardins du roy, un appartement en rez-de-chaussee sureleve comprenant une entree, un sejour, une cuisine equipee (plaques de cuisson, hotte, four, refrigerateur), une chambre, une salle de bains avec baignoire, un wc separe, une place de parking souterrain. double vitrage, chauffage individuel electrique, cumulus. immeuble soumis au regime de la copropriete. regularisation annuelle. depot de garantie : 500 €. honoraires : 500 € dont 139,44 € pour etat des lieux. reference annonce : 4031 honoraires a la charge du locataire : 500 € ttc montant des charges : 60 € / mois modalite de recuperation des charges locatives : provision avec regularisation annuelle</text:p>
          </table:table-cell>
          <table:table-cell office:value-type="string" calcext:value-type="string">
            <text:p>villers-les-nancy</text:p>
          </table:table-cell>
          <table:table-cell office:value-type="float" office:value="54600" calcext:value-type="float">
            <text:p>54600</text:p>
          </table:table-cell>
          <table:table-cell office:value-type="float" office:value="48.6731344" calcext:value-type="float">
            <text:p>48.6731344</text:p>
          </table:table-cell>
          <table:table-cell office:value-type="float" office:value="6.1536378" calcext:value-type="float">
            <text:p>6.1536378</text:p>
          </table:table-cell>
          <table:table-cell table:number-columns-repeated="2" office:value-type="float" office:value="560" calcext:value-type="float">
            <text:p>560</text:p>
          </table:table-cell>
          <table:table-cell office:value-type="float" office:value="12.1739130434783" calcext:value-type="float">
            <text:p>12.1739130434783</text:p>
          </table:table-cell>
          <table:table-cell office:value-type="float" office:value="2" calcext:value-type="float">
            <text:p>2</text:p>
          </table:table-cell>
          <table:table-cell office:value-type="float" office:value="46" calcext:value-type="float">
            <text:p>46</text:p>
          </table:table-cell>
          <table:table-cell table:number-columns-repeated="2"/>
          <table:table-cell office:value-type="string" calcext:value-type="string">
            <text:p>f</text:p>
          </table:table-cell>
          <table:table-cell office:value-type="string" calcext:value-type="string">
            <text:p>c</text:p>
          </table:table-cell>
          <table:table-cell table:number-columns-repeated="2" office:value-type="string" calcext:value-type="string">
            <text:p>2020-07-11T09:31:00</text:p>
          </table:table-cell>
          <table:table-cell office:value-type="float" office:value="8" calcext:value-type="float">
            <text:p>8</text:p>
          </table:table-cell>
          <table:table-cell office:value-type="float" office:value="0" calcext:value-type="float">
            <text:p>0</text:p>
          </table:table-cell>
          <table:table-cell office:value-type="float" office:value="6.8" calcext:value-type="float">
            <text:p>6.8</text:p>
          </table:table-cell>
          <table:table-cell office:value-type="float" office:value="12" calcext:value-type="float">
            <text:p>12</text:p>
          </table:table-cell>
          <table:table-cell office:value-type="float" office:value="56.6" calcext:value-type="float">
            <text:p>56.6</text:p>
          </table:table-cell>
          <table:table-cell office:value-type="float" office:value="41" calcext:value-type="float">
            <text:p>41</text:p>
          </table:table-cell>
          <table:table-cell table:number-columns-repeated="2" office:value-type="float" office:value="5" calcext:value-type="float">
            <text:p>5</text:p>
          </table:table-cell>
          <table:table-cell office:value-type="string" calcext:value-type="string">
            <text:p>https://img6.leboncoin.fr/ad-large/47ea53b1b0e8f1bc2acb01d8d0c3001d73f66f10.jpg, https://img1.leboncoin.fr/ad-large/3c9d56bd50dbbbf0700e06690f122ae75dddd829.jpg, https://img1.leboncoin.fr/ad-large/b24641b10755daf6f294d2f54df77f9f1eaabeed.jpg, https://img4.leboncoin.fr/ad-large/209ab0c3bc570c1aadc8ec604cccc7b1e26e4e2c.jpg, https://img3.leboncoin.fr/ad-large/4511dba3f8a6e40f16590bbfb4bd41a7e7146d9c.jpg, https://img6.leboncoin.fr/ad-large/47ea53b1b0e8f1bc2acb01d8d0c3001d73f66f10.jpg, https://img1.leboncoin.fr/ad-large/3c9d56bd50dbbbf0700e06690f122ae75dddd829.jpg, https://img1.leboncoin.fr/ad-large/b24641b10755daf6f294d2f54df77f9f1eaabeed.jpg, https://img4.leboncoin.fr/ad-large/209ab0c3bc570c1aadc8ec604cccc7b1e26e4e2c.jpg, https://img3.leboncoin.fr/ad-large/4511dba3f8a6e40f16590bbfb4bd41a7e7146d9c.jpg, https://img6.leboncoin.fr/ad-large/47ea53b1b0e8f1bc2acb01d8d0c3001d73f66f10.jpg</text:p>
          </table:table-cell>
          <table:table-cell office:value-type="string" calcext:value-type="string">
            <text:p>price: &lt;i &gt;560&lt;/i&gt; €&lt;br /&gt;indoor area: &lt;i &gt;46&lt;/i&gt; m²&lt;br /&gt;outdoor area: &lt;i &gt;46&lt;/i&gt; m²&lt;br /&gt;rooms: &lt;i &gt;2&lt;/i&gt; &lt;br /&gt;floors: &lt;i &gt;&lt;/i&gt; &lt;br /&gt;energy grade: &lt;i &gt;f&lt;/i&gt; &lt;br /&gt;value: &lt;i &gt;5&lt;/i&gt; / 10&lt;br /&gt;leverage: &lt;i &gt;5&lt;/i&gt; / 10&lt;br /&gt;age: &lt;i &gt;5&lt;/i&gt; days&lt;br /&gt;url: &lt;a href="https://www.leboncoin.fr/locations/1813117585.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3255786.htm/</text:p>
          </table:table-cell>
          <table:table-cell office:value-type="string" calcext:value-type="string">
            <text:p>loue f3</text:p>
          </table:table-cell>
          <table:table-cell office:value-type="string" calcext:value-type="string">
            <text:p>Appartement</text:p>
          </table:table-cell>
          <table:table-cell office:value-type="string" calcext:value-type="string">
            <text:p>bonjour loue appartement f3 tres lumineux , renove , cuisine neuve ( lave - vaisselle , four , plaque induction ) , salle de bain , toilette , 3 grandes pieces et un coin rangement chauffage : gaz de ville eau et taxe d’assainissement comprises dans les charges parking jardin commun tres bel immeuble situe au centre de blamont proche de toutes commodites charges comprises</text:p>
          </table:table-cell>
          <table:table-cell office:value-type="string" calcext:value-type="string">
            <text:p>blamont</text:p>
          </table:table-cell>
          <table:table-cell office:value-type="float" office:value="54450" calcext:value-type="float">
            <text:p>54450</text:p>
          </table:table-cell>
          <table:table-cell office:value-type="float" office:value="48.5912734" calcext:value-type="float">
            <text:p>48.5912734</text:p>
          </table:table-cell>
          <table:table-cell office:value-type="float" office:value="6.8435322" calcext:value-type="float">
            <text:p>6.8435322</text:p>
          </table:table-cell>
          <table:table-cell table:number-columns-repeated="2" office:value-type="float" office:value="550" calcext:value-type="float">
            <text:p>550</text:p>
          </table:table-cell>
          <table:table-cell office:value-type="float" office:value="5.78947368421053" calcext:value-type="float">
            <text:p>5.78947368421053</text:p>
          </table:table-cell>
          <table:table-cell office:value-type="float" office:value="3" calcext:value-type="float">
            <text:p>3</text:p>
          </table:table-cell>
          <table:table-cell office:value-type="float" office:value="95" calcext:value-type="float">
            <text:p>95</text:p>
          </table:table-cell>
          <table:table-cell table:number-columns-repeated="4"/>
          <table:table-cell table:number-columns-repeated="2" office:value-type="string" calcext:value-type="string">
            <text:p>2020-07-11T13:52:00</text:p>
          </table:table-cell>
          <table:table-cell office:value-type="float" office:value="8" calcext:value-type="float">
            <text:p>8</text:p>
          </table:table-cell>
          <table:table-cell office:value-type="float" office:value="0" calcext:value-type="float">
            <text:p>0</text:p>
          </table:table-cell>
          <table:table-cell office:value-type="float" office:value="69.7" calcext:value-type="float">
            <text:p>69.7</text:p>
          </table:table-cell>
          <table:table-cell office:value-type="float" office:value="49" calcext:value-type="float">
            <text:p>49</text:p>
          </table:table-cell>
          <table:table-cell office:value-type="float" office:value="119" calcext:value-type="float">
            <text:p>119</text:p>
          </table:table-cell>
          <table:table-cell office:value-type="float" office:value="78" calcext:value-type="float">
            <text:p>78</text:p>
          </table:table-cell>
          <table:table-cell table:number-columns-repeated="2" office:value-type="float" office:value="5" calcext:value-type="float">
            <text:p>5</text:p>
          </table:table-cell>
          <table:table-cell office:value-type="string" calcext:value-type="string">
            <text:p>https://img3.leboncoin.fr/ad-large/bafed41ed53a49d2fd222438420d05a9051dc82f.jpg, https://img7.leboncoin.fr/ad-large/bf2423198d806af2b0d1e693d4af3816907d2413.jpg, https://img0.leboncoin.fr/ad-large/55002675b30af47abf6d5440a03bbfae35a21983.jpg, https://img3.leboncoin.fr/ad-large/bafed41ed53a49d2fd222438420d05a9051dc82f.jpg, https://img7.leboncoin.fr/ad-large/bf2423198d806af2b0d1e693d4af3816907d2413.jpg, https://img0.leboncoin.fr/ad-large/55002675b30af47abf6d5440a03bbfae35a21983.jpg, https://img3.leboncoin.fr/ad-large/bafed41ed53a49d2fd222438420d05a9051dc82f.jpg</text:p>
          </table:table-cell>
          <table:table-cell office:value-type="string" calcext:value-type="string">
            <text:p>price: &lt;i &gt;550&lt;/i&gt; €&lt;br /&gt;indoor area: &lt;i &gt;95&lt;/i&gt; m²&lt;br /&gt;outdoor area: &lt;i &gt;95&lt;/i&gt; m²&lt;br /&gt;rooms: &lt;i &gt;3&lt;/i&gt; &lt;br /&gt;floors: &lt;i &gt;&lt;/i&gt; &lt;br /&gt;energy grade: &lt;i &gt;&lt;/i&gt; &lt;br /&gt;value: &lt;i &gt;5&lt;/i&gt; / 10&lt;br /&gt;leverage: &lt;i &gt;5&lt;/i&gt; / 10&lt;br /&gt;age: &lt;i &gt;5&lt;/i&gt; days&lt;br /&gt;url: &lt;a href="https://www.leboncoin.fr/locations/1813255786.htm/"&gt;leboncoin.fr&lt;/a&gt; &lt;br /&gt;</text:p>
          </table:table-cell>
          <table:table-cell office:value-type="string" calcext:value-type="string">
            <text:p>https://www.leboncoin.fr/profil/b6224c25-a0f6-4f61-91b8-42173a0074f7/offres</text:p>
          </table:table-cell>
        </table:table-row>
        <table:table-row table:style-name="ro1">
          <table:table-cell office:value-type="string" calcext:value-type="string">
            <text:p>https://www.leboncoin.fr/locations/1813328640.htm/</text:p>
          </table:table-cell>
          <table:table-cell office:value-type="string" calcext:value-type="string">
            <text:p>f3 - 70 m2 a maxeville – libre au 1er octobre</text:p>
          </table:table-cell>
          <table:table-cell office:value-type="string" calcext:value-type="string">
            <text:p>Appartement</text:p>
          </table:table-cell>
          <table:table-cell office:value-type="string" calcext:value-type="string">
            <text:p>secteur vieux village - appartement f3 de 70 m2 situe au second etage d’une maison individuelle. grand salon-sejour, 2 chambres, cuisine equipee (plaque induction-four-lave vaisselle), salle de bain avec douche et wc, petite piece pour rangements. chauffage individuel au gaz. l’appartement est lumineux, plancher pin massif, vue sur jardin (non accessible), acces fibre optique. une place de parking dans cour fermee et un garage a velos (9 m2) sont a disposition. arrets lignes de bus n°13-32-10sub a 300 metres. charges : 50 euros (communs, entretien chaudiere, eau). libre au 1er octobre 2020.</text:p>
          </table:table-cell>
          <table:table-cell office:value-type="string" calcext:value-type="string">
            <text:p>maxeville</text:p>
          </table:table-cell>
          <table:table-cell office:value-type="float" office:value="54320" calcext:value-type="float">
            <text:p>54320</text:p>
          </table:table-cell>
          <table:table-cell office:value-type="float" office:value="48.7119046" calcext:value-type="float">
            <text:p>48.7119046</text:p>
          </table:table-cell>
          <table:table-cell office:value-type="float" office:value="6.1641314" calcext:value-type="float">
            <text:p>6.1641314</text:p>
          </table:table-cell>
          <table:table-cell table:number-columns-repeated="2" office:value-type="float" office:value="700" calcext:value-type="float">
            <text:p>700</text:p>
          </table:table-cell>
          <table:table-cell office:value-type="float" office:value="10" calcext:value-type="float">
            <text:p>10</text:p>
          </table:table-cell>
          <table:table-cell office:value-type="float" office:value="4" calcext:value-type="float">
            <text:p>4</text:p>
          </table:table-cell>
          <table:table-cell office:value-type="float" office:value="70" calcext:value-type="float">
            <text:p>70</text:p>
          </table:table-cell>
          <table:table-cell table:number-columns-repeated="2"/>
          <table:table-cell office:value-type="string" calcext:value-type="string">
            <text:p>e</text:p>
          </table:table-cell>
          <table:table-cell office:value-type="string" calcext:value-type="string">
            <text:p>f</text:p>
          </table:table-cell>
          <table:table-cell table:number-columns-repeated="2" office:value-type="string" calcext:value-type="string">
            <text:p>2020-07-11T16:00:00</text:p>
          </table:table-cell>
          <table:table-cell office:value-type="float" office:value="8" calcext:value-type="float">
            <text:p>8</text:p>
          </table:table-cell>
          <table:table-cell office:value-type="float" office:value="0" calcext:value-type="float">
            <text:p>0</text:p>
          </table:table-cell>
          <table:table-cell office:value-type="float" office:value="1.2" calcext:value-type="float">
            <text:p>1.2</text:p>
          </table:table-cell>
          <table:table-cell office:value-type="float" office:value="4" calcext:value-type="float">
            <text:p>4</text:p>
          </table:table-cell>
          <table:table-cell office:value-type="float" office:value="50.5" calcext:value-type="float">
            <text:p>50.5</text:p>
          </table:table-cell>
          <table:table-cell office:value-type="float" office:value="39" calcext:value-type="float">
            <text:p>39</text:p>
          </table:table-cell>
          <table:table-cell table:number-columns-repeated="2" office:value-type="float" office:value="5" calcext:value-type="float">
            <text:p>5</text:p>
          </table:table-cell>
          <table:table-cell office:value-type="string" calcext:value-type="string">
            <text:p>https://img7.leboncoin.fr/ad-large/cfad02f7abcbb9a8befacf4cd5fd5dbbd67f4035.jpg, https://img5.leboncoin.fr/ad-large/ffdc186078365eb0e7c694fd3774d4ea1f3e69c1.jpg, https://img6.leboncoin.fr/ad-large/8c0f65247ade78e68ded673a691499e5c0f55676.jpg, https://img7.leboncoin.fr/ad-large/cfad02f7abcbb9a8befacf4cd5fd5dbbd67f4035.jpg, https://img5.leboncoin.fr/ad-large/ffdc186078365eb0e7c694fd3774d4ea1f3e69c1.jpg, https://img6.leboncoin.fr/ad-large/8c0f65247ade78e68ded673a691499e5c0f55676.jpg, https://img7.leboncoin.fr/ad-large/cfad02f7abcbb9a8befacf4cd5fd5dbbd67f4035.jpg</text:p>
          </table:table-cell>
          <table:table-cell office:value-type="string" calcext:value-type="string">
            <text:p>price: &lt;i &gt;700&lt;/i&gt; €&lt;br /&gt;indoor area: &lt;i &gt;70&lt;/i&gt; m²&lt;br /&gt;outdoor area: &lt;i &gt;70&lt;/i&gt; m²&lt;br /&gt;rooms: &lt;i &gt;4&lt;/i&gt; &lt;br /&gt;floors: &lt;i &gt;&lt;/i&gt; &lt;br /&gt;energy grade: &lt;i &gt;e&lt;/i&gt; &lt;br /&gt;value: &lt;i &gt;5&lt;/i&gt; / 10&lt;br /&gt;leverage: &lt;i &gt;5&lt;/i&gt; / 10&lt;br /&gt;age: &lt;i &gt;5&lt;/i&gt; days&lt;br /&gt;url: &lt;a href="https://www.leboncoin.fr/locations/1813328640.htm/"&gt;leboncoin.fr&lt;/a&gt; &lt;br /&gt;</text:p>
          </table:table-cell>
          <table:table-cell office:value-type="string" calcext:value-type="string">
            <text:p>https://www.leboncoin.fr/profil/185381fb-56ab-4a94-ad3f-c99d1f11df82/offres</text:p>
          </table:table-cell>
        </table:table-row>
        <table:table-row table:style-name="ro1">
          <table:table-cell office:value-type="string" calcext:value-type="string">
            <text:p>https://www.leboncoin.fr/locations/1813613969.htm/</text:p>
          </table:table-cell>
          <table:table-cell office:value-type="string" calcext:value-type="string">
            <text:p>f3 renove, cave, jardin, proche gare poss garage</text:p>
          </table:table-cell>
          <table:table-cell office:value-type="string" calcext:value-type="string">
            <text:p>Appartement</text:p>
          </table:table-cell>
          <table:table-cell office:value-type="string" calcext:value-type="string">
            <text:p>a louer f3 renove en avril 2020 electricite , parquet, cuisine entierement neuve equipee de four, plaque vitro et hotte, cumulus neuf surface environ 70 m2 au 1er etage d' une maison individuelle jardin collectif , clos et arbore l'appartement se compose d'un salon sejour de 18m2, d'une cuisine 16m2, d'un degagement 6m2, d'un wc independant avec fenetre, d'une salle de bain 5m2 avec baignoire, d'un coin dressing ou bureau 4m2, de 2 chambres 9 et 14m2, d'une cave 15m2 acces de plain pied depuis la rue compteur electrique et d'eau individuels appartement disponible le 8 septembre loyer 580 euros + 20 euros de charge possibilite garage individuel, sol betonne, + 60 € direct proprietaire, pas de frais d'agence</text:p>
          </table:table-cell>
          <table:table-cell office:value-type="string" calcext:value-type="string">
            <text:p>damelevieres</text:p>
          </table:table-cell>
          <table:table-cell office:value-type="float" office:value="54360" calcext:value-type="float">
            <text:p>54360</text:p>
          </table:table-cell>
          <table:table-cell office:value-type="float" office:value="48.557112" calcext:value-type="float">
            <text:p>48.557112</text:p>
          </table:table-cell>
          <table:table-cell office:value-type="float" office:value="6.3871266" calcext:value-type="float">
            <text:p>6.3871266</text:p>
          </table:table-cell>
          <table:table-cell table:number-columns-repeated="2" office:value-type="float" office:value="600" calcext:value-type="float">
            <text:p>600</text:p>
          </table:table-cell>
          <table:table-cell office:value-type="float" office:value="8.57142857142857" calcext:value-type="float">
            <text:p>8.57142857142857</text:p>
          </table:table-cell>
          <table:table-cell office:value-type="float" office:value="3" calcext:value-type="float">
            <text:p>3</text:p>
          </table:table-cell>
          <table:table-cell office:value-type="float" office:value="70" calcext:value-type="float">
            <text:p>70</text:p>
          </table:table-cell>
          <table:table-cell table:number-columns-repeated="4"/>
          <table:table-cell table:number-columns-repeated="2" office:value-type="string" calcext:value-type="string">
            <text:p>2020-07-12T10:51:00</text:p>
          </table:table-cell>
          <table:table-cell office:value-type="float" office:value="7" calcext:value-type="float">
            <text:p>7</text:p>
          </table:table-cell>
          <table:table-cell office:value-type="float" office:value="0" calcext:value-type="float">
            <text:p>0</text:p>
          </table:table-cell>
          <table:table-cell office:value-type="float" office:value="35.5" calcext:value-type="float">
            <text:p>35.5</text:p>
          </table:table-cell>
          <table:table-cell office:value-type="float" office:value="30" calcext:value-type="float">
            <text:p>30</text:p>
          </table:table-cell>
          <table:table-cell office:value-type="float" office:value="84.8" calcext:value-type="float">
            <text:p>84.8</text:p>
          </table:table-cell>
          <table:table-cell office:value-type="float" office:value="58" calcext:value-type="float">
            <text:p>58</text:p>
          </table:table-cell>
          <table:table-cell table:number-columns-repeated="2" office:value-type="float" office:value="5" calcext:value-type="float">
            <text:p>5</text:p>
          </table:table-cell>
          <table:table-cell office:value-type="string" calcext:value-type="string">
            <text:p>https://img7.leboncoin.fr/ad-large/0ec75e426d2ec27eb056349426896bdfefc8e5c6.jpg, https://img2.leboncoin.fr/ad-large/7e6383c8381e765e3033903c42608c963a035621.jpg, https://img4.leboncoin.fr/ad-large/5d96ba793f3457643fe1da6fbbefbf6290027287.jpg, https://img7.leboncoin.fr/ad-large/0ec75e426d2ec27eb056349426896bdfefc8e5c6.jpg, https://img2.leboncoin.fr/ad-large/7e6383c8381e765e3033903c42608c963a035621.jpg, https://img4.leboncoin.fr/ad-large/5d96ba793f3457643fe1da6fbbefbf6290027287.jpg, https://img7.leboncoin.fr/ad-large/0ec75e426d2ec27eb056349426896bdfefc8e5c6.jpg</text:p>
          </table:table-cell>
          <table:table-cell office:value-type="string" calcext:value-type="string">
            <text:p>price: &lt;i &gt;600&lt;/i&gt; €&lt;br /&gt;indoor area: &lt;i &gt;70&lt;/i&gt; m²&lt;br /&gt;outdoor area: &lt;i &gt;70&lt;/i&gt; m²&lt;br /&gt;rooms: &lt;i &gt;3&lt;/i&gt; &lt;br /&gt;floors: &lt;i &gt;&lt;/i&gt; &lt;br /&gt;energy grade: &lt;i &gt;&lt;/i&gt; &lt;br /&gt;value: &lt;i &gt;5&lt;/i&gt; / 10&lt;br /&gt;leverage: &lt;i &gt;5&lt;/i&gt; / 10&lt;br /&gt;age: &lt;i &gt;5&lt;/i&gt; days&lt;br /&gt;url: &lt;a href="https://www.leboncoin.fr/locations/1813613969.htm/"&gt;leboncoin.fr&lt;/a&gt; &lt;br /&gt;</text:p>
          </table:table-cell>
          <table:table-cell office:value-type="string" calcext:value-type="string">
            <text:p>https://www.leboncoin.fr/profil/d87720ca-4965-431b-8c49-df69922414aa/offres</text:p>
          </table:table-cell>
        </table:table-row>
        <table:table-row table:style-name="ro1">
          <table:table-cell office:value-type="string" calcext:value-type="string">
            <text:p>https://www.leboncoin.fr/locations/1758298657.htm/</text:p>
          </table:table-cell>
          <table:table-cell office:value-type="string" calcext:value-type="string">
            <text:p>luneville f4</text:p>
          </table:table-cell>
          <table:table-cell office:value-type="string" calcext:value-type="string">
            <text:p>Appartement</text:p>
          </table:table-cell>
          <table:table-cell office:value-type="string" calcext:value-type="string">
            <text:p>loue dans un petit immeuble du meme proprietaire au 1er etage un f4 de 75 m2 refait a neuf, jamais loue. 2 chambres, bureau, salle de bains, isolation renforcee murs sol et plafond, fenetres pvc, parquet, chauffage electrique haut de gamme (double), cuisine integree avec four, plaque, hotte. placards. jardin clos. proche gare et st pierre fourrier. les charges (electricite des communs et eau) sont comprises dans le loyer.</text:p>
          </table:table-cell>
          <table:table-cell office:value-type="string" calcext:value-type="string">
            <text:p>luneville</text:p>
          </table:table-cell>
          <table:table-cell office:value-type="float" office:value="54300" calcext:value-type="float">
            <text:p>54300</text:p>
          </table:table-cell>
          <table:table-cell office:value-type="float" office:value="48.5916164" calcext:value-type="float">
            <text:p>48.5916164</text:p>
          </table:table-cell>
          <table:table-cell office:value-type="float" office:value="6.4919563" calcext:value-type="float">
            <text:p>6.4919563</text:p>
          </table:table-cell>
          <table:table-cell table:number-columns-repeated="2" office:value-type="float" office:value="680" calcext:value-type="float">
            <text:p>680</text:p>
          </table:table-cell>
          <table:table-cell office:value-type="float" office:value="9.06666666666667" calcext:value-type="float">
            <text:p>9.06666666666667</text:p>
          </table:table-cell>
          <table:table-cell office:value-type="float" office:value="5" calcext:value-type="float">
            <text:p>5</text:p>
          </table:table-cell>
          <table:table-cell office:value-type="float" office:value="75" calcext:value-type="float">
            <text:p>75</text:p>
          </table:table-cell>
          <table:table-cell table:number-columns-repeated="4"/>
          <table:table-cell table:number-columns-repeated="2" office:value-type="string" calcext:value-type="string">
            <text:p>2020-07-12T19:14:00</text:p>
          </table:table-cell>
          <table:table-cell office:value-type="float" office:value="6" calcext:value-type="float">
            <text:p>6</text:p>
          </table:table-cell>
          <table:table-cell office:value-type="float" office:value="0" calcext:value-type="float">
            <text:p>0</text:p>
          </table:table-cell>
          <table:table-cell office:value-type="float" office:value="42" calcext:value-type="float">
            <text:p>42</text:p>
          </table:table-cell>
          <table:table-cell office:value-type="float" office:value="37" calcext:value-type="float">
            <text:p>37</text:p>
          </table:table-cell>
          <table:table-cell office:value-type="float" office:value="91.3" calcext:value-type="float">
            <text:p>91.3</text:p>
          </table:table-cell>
          <table:table-cell office:value-type="float" office:value="65" calcext:value-type="float">
            <text:p>65</text:p>
          </table:table-cell>
          <table:table-cell table:number-columns-repeated="2" office:value-type="float" office:value="5" calcext:value-type="float">
            <text:p>5</text:p>
          </table:table-cell>
          <table:table-cell office:value-type="string" calcext:value-type="string">
            <text:p>https://img0.leboncoin.fr/ad-large/e00248d7b3aeb2d2633a6461d07c550df7547da5.jpg, https://img2.leboncoin.fr/ad-large/702d9ef42e46853a795ca8c94d4e9ad3aac38327.jpg, https://img2.leboncoin.fr/ad-large/412fb34dd110bbbdae42e9f71661294f629950fd.jpg, https://img0.leboncoin.fr/ad-large/e00248d7b3aeb2d2633a6461d07c550df7547da5.jpg, https://img2.leboncoin.fr/ad-large/702d9ef42e46853a795ca8c94d4e9ad3aac38327.jpg, https://img2.leboncoin.fr/ad-large/412fb34dd110bbbdae42e9f71661294f629950fd.jpg, https://img0.leboncoin.fr/ad-large/e00248d7b3aeb2d2633a6461d07c550df7547da5.jpg</text:p>
          </table:table-cell>
          <table:table-cell office:value-type="string" calcext:value-type="string">
            <text:p>price: &lt;i &gt;680&lt;/i&gt; €&lt;br /&gt;indoor area: &lt;i &gt;75&lt;/i&gt; m²&lt;br /&gt;outdoor area: &lt;i &gt;75&lt;/i&gt; m²&lt;br /&gt;rooms: &lt;i &gt;5&lt;/i&gt; &lt;br /&gt;floors: &lt;i &gt;&lt;/i&gt; &lt;br /&gt;energy grade: &lt;i &gt;&lt;/i&gt; &lt;br /&gt;value: &lt;i &gt;5&lt;/i&gt; / 10&lt;br /&gt;leverage: &lt;i &gt;5&lt;/i&gt; / 10&lt;br /&gt;age: &lt;i &gt;5&lt;/i&gt; days&lt;br /&gt;url: &lt;a href="https://www.leboncoin.fr/locations/1758298657.htm/"&gt;leboncoin.fr&lt;/a&gt; &lt;br /&gt;</text:p>
          </table:table-cell>
          <table:table-cell office:value-type="string" calcext:value-type="string">
            <text:p>https://www.leboncoin.fr/profil/88a3d249-e1a1-4f78-bc53-b600cf36c795/offres</text:p>
          </table:table-cell>
        </table:table-row>
        <table:table-row table:style-name="ro1">
          <table:table-cell office:value-type="string" calcext:value-type="string">
            <text:p>https://www.leboncoin.fr/locations/1815509413.htm/</text:p>
          </table:table-cell>
          <table:table-cell office:value-type="string" calcext:value-type="string">
            <text:p>chaligny loue bel f2 avec jardin</text:p>
          </table:table-cell>
          <table:table-cell office:value-type="string" calcext:value-type="string">
            <text:p>Appartement</text:p>
          </table:table-cell>
          <table:table-cell office:value-type="string" calcext:value-type="string">
            <text:p>dans petite maison en second corps de batiment, jardin commun. proche commodites (bus, commerces). belle vue sur la vallee, double vitrage, isolation, petit parking proche. chauffage gaz individuel. libre. loyer : 390 € + 30 € charges.</text:p>
          </table:table-cell>
          <table:table-cell office:value-type="string" calcext:value-type="string">
            <text:p>chaligny</text:p>
          </table:table-cell>
          <table:table-cell office:value-type="float" office:value="54230" calcext:value-type="float">
            <text:p>54230</text:p>
          </table:table-cell>
          <table:table-cell office:value-type="float" office:value="48.6256516" calcext:value-type="float">
            <text:p>48.6256516</text:p>
          </table:table-cell>
          <table:table-cell office:value-type="float" office:value="6.0803932" calcext:value-type="float">
            <text:p>6.0803932</text:p>
          </table:table-cell>
          <table:table-cell table:number-columns-repeated="2" office:value-type="float" office:value="420" calcext:value-type="float">
            <text:p>420</text:p>
          </table:table-cell>
          <table:table-cell office:value-type="float" office:value="8.07692307692308" calcext:value-type="float">
            <text:p>8.07692307692308</text:p>
          </table:table-cell>
          <table:table-cell office:value-type="float" office:value="2" calcext:value-type="float">
            <text:p>2</text:p>
          </table:table-cell>
          <table:table-cell office:value-type="float" office:value="52" calcext:value-type="float">
            <text:p>52</text:p>
          </table:table-cell>
          <table:table-cell table:number-columns-repeated="2"/>
          <table:table-cell table:number-columns-repeated="2" office:value-type="string" calcext:value-type="string">
            <text:p>e</text:p>
          </table:table-cell>
          <table:table-cell table:number-columns-repeated="2" office:value-type="string" calcext:value-type="string">
            <text:p>2020-07-15T20:16:00</text:p>
          </table:table-cell>
          <table:table-cell office:value-type="float" office:value="3" calcext:value-type="float">
            <text:p>3</text:p>
          </table:table-cell>
          <table:table-cell office:value-type="float" office:value="0" calcext:value-type="float">
            <text:p>0</text:p>
          </table:table-cell>
          <table:table-cell office:value-type="float" office:value="18.4" calcext:value-type="float">
            <text:p>18.4</text:p>
          </table:table-cell>
          <table:table-cell office:value-type="float" office:value="25" calcext:value-type="float">
            <text:p>25</text:p>
          </table:table-cell>
          <table:table-cell office:value-type="float" office:value="67.7" calcext:value-type="float">
            <text:p>67.7</text:p>
          </table:table-cell>
          <table:table-cell office:value-type="float" office:value="54" calcext:value-type="float">
            <text:p>54</text:p>
          </table:table-cell>
          <table:table-cell table:number-columns-repeated="2" office:value-type="float" office:value="5" calcext:value-type="float">
            <text:p>5</text:p>
          </table:table-cell>
          <table:table-cell office:value-type="string" calcext:value-type="string">
            <text:p>https://img4.leboncoin.fr/ad-large/451dfd9f525993b095a0e61a624cad31a2e9883f.jpg, https://img0.leboncoin.fr/ad-large/e25a6610bbf1c3f3c3cb822e14e0263acc1667f2.jpg, https://img7.leboncoin.fr/ad-large/74d859538b9a4193d7e1d7e5be5a3141f89ec215.jpg, https://img4.leboncoin.fr/ad-large/451dfd9f525993b095a0e61a624cad31a2e9883f.jpg, https://img0.leboncoin.fr/ad-large/e25a6610bbf1c3f3c3cb822e14e0263acc1667f2.jpg, https://img7.leboncoin.fr/ad-large/74d859538b9a4193d7e1d7e5be5a3141f89ec215.jpg, https://img4.leboncoin.fr/ad-large/451dfd9f525993b095a0e61a624cad31a2e9883f.jpg</text:p>
          </table:table-cell>
          <table:table-cell office:value-type="string" calcext:value-type="string">
            <text:p>price: &lt;i &gt;420&lt;/i&gt; €&lt;br /&gt;indoor area: &lt;i &gt;52&lt;/i&gt; m²&lt;br /&gt;outdoor area: &lt;i &gt;52&lt;/i&gt; m²&lt;br /&gt;rooms: &lt;i &gt;2&lt;/i&gt; &lt;br /&gt;floors: &lt;i &gt;&lt;/i&gt; &lt;br /&gt;energy grade: &lt;i &gt;e&lt;/i&gt; &lt;br /&gt;value: &lt;i &gt;5&lt;/i&gt; / 10&lt;br /&gt;leverage: &lt;i &gt;5&lt;/i&gt; / 10&lt;br /&gt;age: &lt;i &gt;5&lt;/i&gt; days&lt;br /&gt;url: &lt;a href="https://www.leboncoin.fr/locations/1815509413.htm/"&gt;leboncoin.fr&lt;/a&gt; &lt;br /&gt;</text:p>
          </table:table-cell>
          <table:table-cell office:value-type="string" calcext:value-type="string">
            <text:p>https://www.leboncoin.fr/profil/1449cbc7-5590-43eb-bb40-86fd6b6563c6/offres</text:p>
          </table:table-cell>
        </table:table-row>
        <table:table-row table:style-name="ro1">
          <table:table-cell office:value-type="string" calcext:value-type="string">
            <text:p>https://www.leboncoin.fr/locations/1815513582.htm/</text:p>
          </table:table-cell>
          <table:table-cell office:value-type="string" calcext:value-type="string">
            <text:p>pompey loue bel f2</text:p>
          </table:table-cell>
          <table:table-cell office:value-type="string" calcext:value-type="string">
            <text:p>Appartement</text:p>
          </table:table-cell>
          <table:table-cell office:value-type="string" calcext:value-type="string">
            <text:p>dans petit immeuble bien situe, belle vue moselle ou jardins, pas de vis-a-vis, renove, beaux parquets chene, double vitrage, interphone, chauffage individuel gaz. libre. loyer : 450 € + 30 € charges</text:p>
          </table:table-cell>
          <table:table-cell office:value-type="string" calcext:value-type="string">
            <text:p>pompey</text:p>
          </table:table-cell>
          <table:table-cell office:value-type="float" office:value="54340" calcext:value-type="float">
            <text:p>54340</text:p>
          </table:table-cell>
          <table:table-cell office:value-type="float" office:value="48.7658301" calcext:value-type="float">
            <text:p>48.7658301</text:p>
          </table:table-cell>
          <table:table-cell office:value-type="float" office:value="6.1229922" calcext:value-type="float">
            <text:p>6.1229922</text:p>
          </table:table-cell>
          <table:table-cell table:number-columns-repeated="2" office:value-type="float" office:value="480" calcext:value-type="float">
            <text:p>480</text:p>
          </table:table-cell>
          <table:table-cell office:value-type="float" office:value="9.23076923076923" calcext:value-type="float">
            <text:p>9.23076923076923</text:p>
          </table:table-cell>
          <table:table-cell office:value-type="float" office:value="2" calcext:value-type="float">
            <text:p>2</text:p>
          </table:table-cell>
          <table:table-cell office:value-type="float" office:value="52" calcext:value-type="float">
            <text:p>52</text:p>
          </table:table-cell>
          <table:table-cell table:number-columns-repeated="2"/>
          <table:table-cell table:number-columns-repeated="2" office:value-type="string" calcext:value-type="string">
            <text:p>e</text:p>
          </table:table-cell>
          <table:table-cell table:number-columns-repeated="2" office:value-type="string" calcext:value-type="string">
            <text:p>2020-07-15T20:25:00</text:p>
          </table:table-cell>
          <table:table-cell office:value-type="float" office:value="3" calcext:value-type="float">
            <text:p>3</text:p>
          </table:table-cell>
          <table:table-cell office:value-type="float" office:value="0" calcext:value-type="float">
            <text:p>0</text:p>
          </table:table-cell>
          <table:table-cell office:value-type="float" office:value="8.8" calcext:value-type="float">
            <text:p>8.8</text:p>
          </table:table-cell>
          <table:table-cell office:value-type="float" office:value="12" calcext:value-type="float">
            <text:p>12</text:p>
          </table:table-cell>
          <table:table-cell office:value-type="float" office:value="44.5" calcext:value-type="float">
            <text:p>44.5</text:p>
          </table:table-cell>
          <table:table-cell office:value-type="float" office:value="35" calcext:value-type="float">
            <text:p>35</text:p>
          </table:table-cell>
          <table:table-cell table:number-columns-repeated="2" office:value-type="float" office:value="5" calcext:value-type="float">
            <text:p>5</text:p>
          </table:table-cell>
          <table:table-cell office:value-type="string" calcext:value-type="string">
            <text:p>https://img5.leboncoin.fr/ad-large/79dc39d301e817152940ae1822c231e0f50b558c.jpg, https://img5.leboncoin.fr/ad-large/62118087df174ad8271c32229494720f20192341.jpg, https://img1.leboncoin.fr/ad-large/9ea40589aa0c45ff2cf3589d3b21405ab3c16476.jpg, https://img5.leboncoin.fr/ad-large/79dc39d301e817152940ae1822c231e0f50b558c.jpg, https://img5.leboncoin.fr/ad-large/62118087df174ad8271c32229494720f20192341.jpg, https://img1.leboncoin.fr/ad-large/9ea40589aa0c45ff2cf3589d3b21405ab3c16476.jpg, https://img5.leboncoin.fr/ad-large/79dc39d301e817152940ae1822c231e0f50b558c.jpg</text:p>
          </table:table-cell>
          <table:table-cell office:value-type="string" calcext:value-type="string">
            <text:p>price: &lt;i &gt;480&lt;/i&gt; €&lt;br /&gt;indoor area: &lt;i &gt;52&lt;/i&gt; m²&lt;br /&gt;outdoor area: &lt;i &gt;52&lt;/i&gt; m²&lt;br /&gt;rooms: &lt;i &gt;2&lt;/i&gt; &lt;br /&gt;floors: &lt;i &gt;&lt;/i&gt; &lt;br /&gt;energy grade: &lt;i &gt;e&lt;/i&gt; &lt;br /&gt;value: &lt;i &gt;5&lt;/i&gt; / 10&lt;br /&gt;leverage: &lt;i &gt;5&lt;/i&gt; / 10&lt;br /&gt;age: &lt;i &gt;5&lt;/i&gt; days&lt;br /&gt;url: &lt;a href="https://www.leboncoin.fr/locations/1815513582.htm/"&gt;leboncoin.fr&lt;/a&gt; &lt;br /&gt;</text:p>
          </table:table-cell>
          <table:table-cell office:value-type="string" calcext:value-type="string">
            <text:p>https://www.leboncoin.fr/profil/1449cbc7-5590-43eb-bb40-86fd6b6563c6/offres</text:p>
          </table:table-cell>
        </table:table-row>
        <table:table-row table:style-name="ro1">
          <table:table-cell office:value-type="string" calcext:value-type="string">
            <text:p>https://www.leboncoin.fr/locations/1815529317.htm/</text:p>
          </table:table-cell>
          <table:table-cell office:value-type="string" calcext:value-type="string">
            <text:p>pompey loue tres bel f2</text:p>
          </table:table-cell>
          <table:table-cell office:value-type="string" calcext:value-type="string">
            <text:p>Appartement</text:p>
          </table:table-cell>
          <table:table-cell office:value-type="string" calcext:value-type="string">
            <text:p>dans petit immeuble bien situe, belle vue moselle ou jardins, pas de vis-a-vis, cuisine equipee, tres belle salle de bain, wc separe, parquet flottant, double vitrage, interphone, chauffage individuel gaz. libre 18/8/2020. loyer : 530 € + 30 € charges</text:p>
          </table:table-cell>
          <table:table-cell office:value-type="string" calcext:value-type="string">
            <text:p>pompey</text:p>
          </table:table-cell>
          <table:table-cell office:value-type="float" office:value="54340" calcext:value-type="float">
            <text:p>54340</text:p>
          </table:table-cell>
          <table:table-cell office:value-type="float" office:value="48.7658301" calcext:value-type="float">
            <text:p>48.7658301</text:p>
          </table:table-cell>
          <table:table-cell office:value-type="float" office:value="6.1229922" calcext:value-type="float">
            <text:p>6.1229922</text:p>
          </table:table-cell>
          <table:table-cell table:number-columns-repeated="2" office:value-type="float" office:value="560" calcext:value-type="float">
            <text:p>560</text:p>
          </table:table-cell>
          <table:table-cell office:value-type="float" office:value="10.7692307692308" calcext:value-type="float">
            <text:p>10.7692307692308</text:p>
          </table:table-cell>
          <table:table-cell office:value-type="float" office:value="2" calcext:value-type="float">
            <text:p>2</text:p>
          </table:table-cell>
          <table:table-cell office:value-type="float" office:value="52" calcext:value-type="float">
            <text:p>52</text:p>
          </table:table-cell>
          <table:table-cell table:number-columns-repeated="2"/>
          <table:table-cell table:number-columns-repeated="2" office:value-type="string" calcext:value-type="string">
            <text:p>e</text:p>
          </table:table-cell>
          <table:table-cell table:number-columns-repeated="2" office:value-type="string" calcext:value-type="string">
            <text:p>2020-07-15T20:58:00</text:p>
          </table:table-cell>
          <table:table-cell office:value-type="float" office:value="3" calcext:value-type="float">
            <text:p>3</text:p>
          </table:table-cell>
          <table:table-cell office:value-type="float" office:value="0" calcext:value-type="float">
            <text:p>0</text:p>
          </table:table-cell>
          <table:table-cell office:value-type="float" office:value="8.8" calcext:value-type="float">
            <text:p>8.8</text:p>
          </table:table-cell>
          <table:table-cell office:value-type="float" office:value="12" calcext:value-type="float">
            <text:p>12</text:p>
          </table:table-cell>
          <table:table-cell office:value-type="float" office:value="44.5" calcext:value-type="float">
            <text:p>44.5</text:p>
          </table:table-cell>
          <table:table-cell office:value-type="float" office:value="35" calcext:value-type="float">
            <text:p>35</text:p>
          </table:table-cell>
          <table:table-cell table:number-columns-repeated="2" office:value-type="float" office:value="5" calcext:value-type="float">
            <text:p>5</text:p>
          </table:table-cell>
          <table:table-cell office:value-type="string" calcext:value-type="string">
            <text:p>https://img7.leboncoin.fr/ad-large/c3397d031500ff13856c0bba481f057d94aa299a.jpg, https://img2.leboncoin.fr/ad-large/1a4faf41ea8c6e3ab0bc24915553607281ed3403.jpg, https://img5.leboncoin.fr/ad-large/40daa5492ae77abaf39cd475be8e8064e4ec9e99.jpg, https://img7.leboncoin.fr/ad-large/c3397d031500ff13856c0bba481f057d94aa299a.jpg, https://img2.leboncoin.fr/ad-large/1a4faf41ea8c6e3ab0bc24915553607281ed3403.jpg, https://img5.leboncoin.fr/ad-large/40daa5492ae77abaf39cd475be8e8064e4ec9e99.jpg, https://img7.leboncoin.fr/ad-large/c3397d031500ff13856c0bba481f057d94aa299a.jpg</text:p>
          </table:table-cell>
          <table:table-cell office:value-type="string" calcext:value-type="string">
            <text:p>price: &lt;i &gt;560&lt;/i&gt; €&lt;br /&gt;indoor area: &lt;i &gt;52&lt;/i&gt; m²&lt;br /&gt;outdoor area: &lt;i &gt;52&lt;/i&gt; m²&lt;br /&gt;rooms: &lt;i &gt;2&lt;/i&gt; &lt;br /&gt;floors: &lt;i &gt;&lt;/i&gt; &lt;br /&gt;energy grade: &lt;i &gt;e&lt;/i&gt; &lt;br /&gt;value: &lt;i &gt;5&lt;/i&gt; / 10&lt;br /&gt;leverage: &lt;i &gt;5&lt;/i&gt; / 10&lt;br /&gt;age: &lt;i &gt;5&lt;/i&gt; days&lt;br /&gt;url: &lt;a href="https://www.leboncoin.fr/locations/1815529317.htm/"&gt;leboncoin.fr&lt;/a&gt; &lt;br /&gt;</text:p>
          </table:table-cell>
          <table:table-cell office:value-type="string" calcext:value-type="string">
            <text:p>https://www.leboncoin.fr/profil/1449cbc7-5590-43eb-bb40-86fd6b6563c6/offres</text:p>
          </table:table-cell>
        </table:table-row>
        <table:table-row table:style-name="ro1">
          <table:table-cell office:value-type="string" calcext:value-type="string">
            <text:p>https://www.leboncoin.fr/locations/1781891937.htm/</text:p>
          </table:table-cell>
          <table:table-cell office:value-type="string" calcext:value-type="string">
            <text:p>loue maison a 26 km de longuyon</text:p>
          </table:table-cell>
          <table:table-cell office:value-type="string" calcext:value-type="string">
            <text:p>Maison</text:p>
          </table:table-cell>
          <table:table-cell office:value-type="string" calcext:value-type="string">
            <text:p>loue maison f4 dans petit village a 26 km de longuyon cote ouest 3 chambres maison bien entretenue,aux normes en matiere electrique et de chauffage isolation correcte chauffage par poele a bois+radiateurs electriques pas de jardin,une place de parking 440 euros+20 euros de charges possibilite de louer une grange en plus pour 60 euros de plus libre bientot logement gere par une agence il peut etre demande un garant en fonction des situations 0644278291</text:p>
          </table:table-cell>
          <table:table-cell office:value-type="string" calcext:value-type="string">
            <text:p>longuyon</text:p>
          </table:table-cell>
          <table:table-cell office:value-type="float" office:value="54260" calcext:value-type="float">
            <text:p>54260</text:p>
          </table:table-cell>
          <table:table-cell office:value-type="float" office:value="49.4461066" calcext:value-type="float">
            <text:p>49.4461066</text:p>
          </table:table-cell>
          <table:table-cell office:value-type="float" office:value="5.600732" calcext:value-type="float">
            <text:p>5.600732</text:p>
          </table:table-cell>
          <table:table-cell table:number-columns-repeated="2" office:value-type="float" office:value="460" calcext:value-type="float">
            <text:p>460</text:p>
          </table:table-cell>
          <table:table-cell office:value-type="float" office:value="4.22018348623853" calcext:value-type="float">
            <text:p>4.22018348623853</text:p>
          </table:table-cell>
          <table:table-cell office:value-type="float" office:value="4" calcext:value-type="float">
            <text:p>4</text:p>
          </table:table-cell>
          <table:table-cell office:value-type="float" office:value="109" calcext:value-type="float">
            <text:p>109</text:p>
          </table:table-cell>
          <table:table-cell table:number-columns-repeated="4"/>
          <table:table-cell table:number-columns-repeated="2" office:value-type="string" calcext:value-type="string">
            <text:p>2020-07-15T23:05:00</text:p>
          </table:table-cell>
          <table:table-cell office:value-type="float" office:value="3" calcext:value-type="float">
            <text:p>3</text:p>
          </table:table-cell>
          <table:table-cell office:value-type="float" office:value="0" calcext:value-type="float">
            <text:p>0</text:p>
          </table:table-cell>
          <table:table-cell office:value-type="float" office:value="132.5" calcext:value-type="float">
            <text:p>132.5</text:p>
          </table:table-cell>
          <table:table-cell office:value-type="float" office:value="88" calcext:value-type="float">
            <text:p>88</text:p>
          </table:table-cell>
          <table:table-cell office:value-type="float" office:value="83.9" calcext:value-type="float">
            <text:p>83.9</text:p>
          </table:table-cell>
          <table:table-cell office:value-type="float" office:value="62" calcext:value-type="float">
            <text:p>62</text:p>
          </table:table-cell>
          <table:table-cell table:number-columns-repeated="2" office:value-type="float" office:value="5" calcext:value-type="float">
            <text:p>5</text:p>
          </table:table-cell>
          <table:table-cell office:value-type="string" calcext:value-type="string">
            <text:p>https://img4.leboncoin.fr/ad-large/65e9113c9e459771fbdb5c1b7940304365ca458a.jpg, https://img2.leboncoin.fr/ad-large/d1f6da71a31a887506a8a444fe5710709eaf9628.jpg, https://img6.leboncoin.fr/ad-large/098b9aec9f3071661a1d2ed5b48e633c6bed32a5.jpg, https://img4.leboncoin.fr/ad-large/65e9113c9e459771fbdb5c1b7940304365ca458a.jpg, https://img2.leboncoin.fr/ad-large/d1f6da71a31a887506a8a444fe5710709eaf9628.jpg, https://img6.leboncoin.fr/ad-large/098b9aec9f3071661a1d2ed5b48e633c6bed32a5.jpg, https://img4.leboncoin.fr/ad-large/65e9113c9e459771fbdb5c1b7940304365ca458a.jpg</text:p>
          </table:table-cell>
          <table:table-cell office:value-type="string" calcext:value-type="string">
            <text:p>price: &lt;i &gt;460&lt;/i&gt; €&lt;br /&gt;indoor area: &lt;i &gt;109&lt;/i&gt; m²&lt;br /&gt;outdoor area: &lt;i &gt;109&lt;/i&gt; m²&lt;br /&gt;rooms: &lt;i &gt;4&lt;/i&gt; &lt;br /&gt;floors: &lt;i &gt;&lt;/i&gt; &lt;br /&gt;energy grade: &lt;i &gt;&lt;/i&gt; &lt;br /&gt;value: &lt;i &gt;5&lt;/i&gt; / 10&lt;br /&gt;leverage: &lt;i &gt;5&lt;/i&gt; / 10&lt;br /&gt;age: &lt;i &gt;5&lt;/i&gt; days&lt;br /&gt;url: &lt;a href="https://www.leboncoin.fr/locations/1781891937.htm/"&gt;leboncoin.fr&lt;/a&gt; &lt;br /&gt;</text:p>
          </table:table-cell>
          <table:table-cell office:value-type="string" calcext:value-type="string">
            <text:p>https://www.leboncoin.fr/profil/b6a0dc6d-f402-41fd-baa5-6cb608b1ab54/offres</text:p>
          </table:table-cell>
        </table:table-row>
        <table:table-row table:style-name="ro1">
          <table:table-cell office:value-type="string" calcext:value-type="string">
            <text:p>https://www.leboncoin.fr/locations/1815827683.htm/</text:p>
          </table:table-cell>
          <table:table-cell office:value-type="string" calcext:value-type="string">
            <text:p>f3bis nancy centre</text:p>
          </table:table-cell>
          <table:table-cell office:value-type="string" calcext:value-type="string">
            <text:p>Appartement</text:p>
          </table:table-cell>
          <table:table-cell office:value-type="string" calcext:value-type="string">
            <text:p>nancy centre quartier jean jaures particulier loue f3 bis de caractere 73m2 au premier etage d'une petite copropriete. appartement lumineux et traversant : entree - cuisine avec debarras - 3 pieces plus piece dressing ou petit bureau - salle de bain neuve - chauffage individuel au gaz - parquet - double vitrage et volets roulants - balcon tres bon etat cave - jardin en copropriete 50m du tram - proche tous commerces loyer 670€ plus charges 30€ libre</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700" calcext:value-type="float">
            <text:p>700</text:p>
          </table:table-cell>
          <table:table-cell office:value-type="float" office:value="17.0731707317073" calcext:value-type="float">
            <text:p>17.0731707317073</text:p>
          </table:table-cell>
          <table:table-cell office:value-type="float" office:value="2" calcext:value-type="float">
            <text:p>2</text:p>
          </table:table-cell>
          <table:table-cell office:value-type="float" office:value="41" calcext:value-type="float">
            <text:p>41</text:p>
          </table:table-cell>
          <table:table-cell table:number-columns-repeated="2"/>
          <table:table-cell office:value-type="string" calcext:value-type="string">
            <text:p>d</text:p>
          </table:table-cell>
          <table:table-cell office:value-type="string" calcext:value-type="string">
            <text:p>e</text:p>
          </table:table-cell>
          <table:table-cell table:number-columns-repeated="2" office:value-type="string" calcext:value-type="string">
            <text:p>2020-07-16T14:57:00</text:p>
          </table:table-cell>
          <table:table-cell office:value-type="float" office:value="3" calcext:value-type="float">
            <text:p>3</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6.leboncoin.fr/ad-large/c1b23988254b311388fbfd4530e9a5717cf33db5.jpg, https://img1.leboncoin.fr/ad-large/a64778e43ca491cbf4a57986879908048ca7ebde.jpg, https://img3.leboncoin.fr/ad-large/55a314af1c4de0a8abb32868d341bddc2add6c53.jpg, https://img6.leboncoin.fr/ad-large/c1b23988254b311388fbfd4530e9a5717cf33db5.jpg, https://img1.leboncoin.fr/ad-large/a64778e43ca491cbf4a57986879908048ca7ebde.jpg, https://img3.leboncoin.fr/ad-large/55a314af1c4de0a8abb32868d341bddc2add6c53.jpg, https://img6.leboncoin.fr/ad-large/c1b23988254b311388fbfd4530e9a5717cf33db5.jpg</text:p>
          </table:table-cell>
          <table:table-cell office:value-type="string" calcext:value-type="string">
            <text:p>price: &lt;i &gt;700&lt;/i&gt; €&lt;br /&gt;indoor area: &lt;i &gt;41&lt;/i&gt; m²&lt;br /&gt;outdoor area: &lt;i &gt;41&lt;/i&gt; m²&lt;br /&gt;rooms: &lt;i &gt;2&lt;/i&gt; &lt;br /&gt;floors: &lt;i &gt;&lt;/i&gt; &lt;br /&gt;energy grade: &lt;i &gt;d&lt;/i&gt; &lt;br /&gt;value: &lt;i &gt;5&lt;/i&gt; / 10&lt;br /&gt;leverage: &lt;i &gt;5&lt;/i&gt; / 10&lt;br /&gt;age: &lt;i &gt;5&lt;/i&gt; days&lt;br /&gt;url: &lt;a href="https://www.leboncoin.fr/locations/1815827683.htm/"&gt;leboncoin.fr&lt;/a&gt; &lt;br /&gt;</text:p>
          </table:table-cell>
          <table:table-cell office:value-type="string" calcext:value-type="string">
            <text:p>https://www.leboncoin.fr/profil/f3b238ef-351d-49ee-886a-b6e3a37a6da9/offres</text:p>
          </table:table-cell>
        </table:table-row>
        <table:table-row table:style-name="ro1">
          <table:table-cell office:value-type="string" calcext:value-type="string">
            <text:p>https://www.leboncoin.fr/locations/1815220913.htm/</text:p>
          </table:table-cell>
          <table:table-cell office:value-type="string" calcext:value-type="string">
            <text:p>maison 2 chambres - garage - 6 km de toul-</text:p>
          </table:table-cell>
          <table:table-cell office:value-type="string" calcext:value-type="string">
            <text:p>Maison</text:p>
          </table:table-cell>
          <table:table-cell office:value-type="string" calcext:value-type="string">
            <text:p>premier contact par mail pour l’entretien prealable a la visite, laissez-moi votre tel description : maison t3 - foug - (6 km de toul) environ 70 m2, avec garage, cellier et grenier rez de chaussee : grand sejour-cuisine, sas d’entree, salle d’eau, wc. rez-de-chaussee carrele. etage : 2 grandes chambres, et acces au grenier garage cellier grenier cc au gaz de ville double vitrage proche de la voie rapide, toutes ecoles et services sur place. dpe : d (ges : e) tous services a proximite pas de jardin libre fin juillet pas de frais d'agence loyer 489,60 + charges 20 premier contact par mail pour l’entretien prealable a la visite, laissez moi votre tel</text:p>
          </table:table-cell>
          <table:table-cell office:value-type="string" calcext:value-type="string">
            <text:p>foug</text:p>
          </table:table-cell>
          <table:table-cell office:value-type="float" office:value="54570" calcext:value-type="float">
            <text:p>54570</text:p>
          </table:table-cell>
          <table:table-cell office:value-type="float" office:value="48.6846355" calcext:value-type="float">
            <text:p>48.6846355</text:p>
          </table:table-cell>
          <table:table-cell office:value-type="float" office:value="5.7866205" calcext:value-type="float">
            <text:p>5.7866205</text:p>
          </table:table-cell>
          <table:table-cell table:number-columns-repeated="2" office:value-type="float" office:value="489" calcext:value-type="float">
            <text:p>489</text:p>
          </table:table-cell>
          <table:table-cell office:value-type="float" office:value="6.98571428571429" calcext:value-type="float">
            <text:p>6.98571428571429</text:p>
          </table:table-cell>
          <table:table-cell office:value-type="float" office:value="3" calcext:value-type="float">
            <text:p>3</text:p>
          </table:table-cell>
          <table:table-cell office:value-type="float" office:value="70" calcext:value-type="float">
            <text:p>70</text:p>
          </table:table-cell>
          <table:table-cell table:number-columns-repeated="2"/>
          <table:table-cell office:value-type="string" calcext:value-type="string">
            <text:p>d</text:p>
          </table:table-cell>
          <table:table-cell office:value-type="string" calcext:value-type="string">
            <text:p>e</text:p>
          </table:table-cell>
          <table:table-cell table:number-columns-repeated="2" office:value-type="string" calcext:value-type="string">
            <text:p>2020-07-16T19:10:00</text:p>
          </table:table-cell>
          <table:table-cell office:value-type="float" office:value="2" calcext:value-type="float">
            <text:p>2</text:p>
          </table:table-cell>
          <table:table-cell office:value-type="float" office:value="0" calcext:value-type="float">
            <text:p>0</text:p>
          </table:table-cell>
          <table:table-cell office:value-type="float" office:value="32.8" calcext:value-type="float">
            <text:p>32.8</text:p>
          </table:table-cell>
          <table:table-cell office:value-type="float" office:value="30" calcext:value-type="float">
            <text:p>30</text:p>
          </table:table-cell>
          <table:table-cell office:value-type="float" office:value="81.9" calcext:value-type="float">
            <text:p>81.9</text:p>
          </table:table-cell>
          <table:table-cell office:value-type="float" office:value="58" calcext:value-type="float">
            <text:p>58</text:p>
          </table:table-cell>
          <table:table-cell table:number-columns-repeated="2" office:value-type="float" office:value="5" calcext:value-type="float">
            <text:p>5</text:p>
          </table:table-cell>
          <table:table-cell office:value-type="string" calcext:value-type="string">
            <text:p>https://img3.leboncoin.fr/ad-large/8e82d0a47c35fd0070feea15844696f79036a1c0.jpg, https://img7.leboncoin.fr/ad-large/c51ab99c121454825226621298846ac17dd3b464.jpg, https://img5.leboncoin.fr/ad-large/952c132d55dd7174ba7d87a825d5dde689c84bc1.jpg, https://img3.leboncoin.fr/ad-large/8e82d0a47c35fd0070feea15844696f79036a1c0.jpg, https://img7.leboncoin.fr/ad-large/c51ab99c121454825226621298846ac17dd3b464.jpg, https://img5.leboncoin.fr/ad-large/952c132d55dd7174ba7d87a825d5dde689c84bc1.jpg, https://img3.leboncoin.fr/ad-large/8e82d0a47c35fd0070feea15844696f79036a1c0.jpg</text:p>
          </table:table-cell>
          <table:table-cell office:value-type="string" calcext:value-type="string">
            <text:p>price: &lt;i &gt;489&lt;/i&gt; €&lt;br /&gt;indoor area: &lt;i &gt;70&lt;/i&gt; m²&lt;br /&gt;outdoor area: &lt;i &gt;70&lt;/i&gt; m²&lt;br /&gt;rooms: &lt;i &gt;3&lt;/i&gt; &lt;br /&gt;floors: &lt;i &gt;&lt;/i&gt; &lt;br /&gt;energy grade: &lt;i &gt;d&lt;/i&gt; &lt;br /&gt;value: &lt;i &gt;5&lt;/i&gt; / 10&lt;br /&gt;leverage: &lt;i &gt;5&lt;/i&gt; / 10&lt;br /&gt;age: &lt;i &gt;5&lt;/i&gt; days&lt;br /&gt;url: &lt;a href="https://www.leboncoin.fr/locations/1815220913.htm/"&gt;leboncoin.fr&lt;/a&gt; &lt;br /&gt;</text:p>
          </table:table-cell>
          <table:table-cell office:value-type="string" calcext:value-type="string">
            <text:p>https://www.leboncoin.fr/profil/8b6a2324-d13c-4bc8-91ec-d6685dd7f95c/offres</text:p>
          </table:table-cell>
        </table:table-row>
        <table:table-row table:style-name="ro1">
          <table:table-cell office:value-type="string" calcext:value-type="string">
            <text:p>https://www.leboncoin.fr/locations/1816153168.htm/</text:p>
          </table:table-cell>
          <table:table-cell office:value-type="string" calcext:value-type="string">
            <text:p>appartement 3 pieces 50 m2</text:p>
          </table:table-cell>
          <table:table-cell office:value-type="string" calcext:value-type="string">
            <text:p>Appartement</text:p>
          </table:table-cell>
          <table:table-cell office:value-type="string" calcext:value-type="string">
            <text:p>haussonville 3 pieces 50.0 m2 tres bel immeuble entierement renove au calme isolation refaite beaucoup de charme avec jardin en acces direct et comprenant entree, cuisine, sejour, 2 chambres, salle de bains, wc. assurance multirisques privilege *: 15.22 € / mois *services facultatifs, voir conditions en agences reference annonce : 1648060 honoraires a la charge du locataire : 200 € ttc dont 50 € pour l'etat des lieux depot de garantie : 630 € montant des charges : 25 € / mois modalite de recuperation des charges locatives : provision avec regularisation annuelle</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655" calcext:value-type="float">
            <text:p>655</text:p>
          </table:table-cell>
          <table:table-cell office:value-type="float" office:value="13.1" calcext:value-type="float">
            <text:p>13.1</text:p>
          </table:table-cell>
          <table:table-cell office:value-type="float" office:value="3" calcext:value-type="float">
            <text:p>3</text:p>
          </table:table-cell>
          <table:table-cell office:value-type="float" office:value="50" calcext:value-type="float">
            <text:p>50</text:p>
          </table:table-cell>
          <table:table-cell table:number-columns-repeated="2"/>
          <table:table-cell table:number-columns-repeated="2" office:value-type="string" calcext:value-type="string">
            <text:p>g</text:p>
          </table:table-cell>
          <table:table-cell table:number-columns-repeated="2" office:value-type="string" calcext:value-type="string">
            <text:p>2020-07-17T09:28:00</text:p>
          </table:table-cell>
          <table:table-cell office:value-type="float" office:value="2" calcext:value-type="float">
            <text:p>2</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7.leboncoin.fr/ad-large/5530b375cd0cae7f694dc7716294569e00daf12c.jpg, https://img4.leboncoin.fr/ad-large/d1ee0d2b06d43e6ddb4514ca742a1e9d679374cb.jpg, https://img7.leboncoin.fr/ad-large/5530b375cd0cae7f694dc7716294569e00daf12c.jpg, https://img4.leboncoin.fr/ad-large/d1ee0d2b06d43e6ddb4514ca742a1e9d679374cb.jpg, https://img7.leboncoin.fr/ad-large/5530b375cd0cae7f694dc7716294569e00daf12c.jpg</text:p>
          </table:table-cell>
          <table:table-cell office:value-type="string" calcext:value-type="string">
            <text:p>price: &lt;i &gt;655&lt;/i&gt; €&lt;br /&gt;indoor area: &lt;i &gt;50&lt;/i&gt; m²&lt;br /&gt;outdoor area: &lt;i &gt;50&lt;/i&gt; m²&lt;br /&gt;rooms: &lt;i &gt;3&lt;/i&gt; &lt;br /&gt;floors: &lt;i &gt;&lt;/i&gt; &lt;br /&gt;energy grade: &lt;i &gt;g&lt;/i&gt; &lt;br /&gt;value: &lt;i &gt;5&lt;/i&gt; / 10&lt;br /&gt;leverage: &lt;i &gt;5&lt;/i&gt; / 10&lt;br /&gt;age: &lt;i &gt;5&lt;/i&gt; days&lt;br /&gt;url: &lt;a href="https://www.leboncoin.fr/locations/1816153168.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723385029.htm/</text:p>
          </table:table-cell>
          <table:table-cell office:value-type="string" calcext:value-type="string">
            <text:p>duplex 2 pieces 40 m2</text:p>
          </table:table-cell>
          <table:table-cell office:value-type="string" calcext:value-type="string">
            <text:p>Appartement</text:p>
          </table:table-cell>
          <table:table-cell office:value-type="string" calcext:value-type="string">
            <text:p>laxou a louer, au cœur de laxou village, charmant f2 de 40m2 en duplex situe dans un petit immeuble en rez-de-jardin (jardin commun) situe rue paul bert. venez decourvir ce bien compose d'une entree donnant sur un salon/sejour, une chambre, une salle d'eau, un wc. sans frais d'agence loyer: 480€ + 30€ de charges contact: loic viard tel: 06.58.07.18.00 mail: lviard@bienloger.com retrouvez plus d'annonces en tapant "foncima" dans l'onglet rechercher. reference annonce : 63373</text:p>
          </table:table-cell>
          <table:table-cell office:value-type="string" calcext:value-type="string">
            <text:p>laxou</text:p>
          </table:table-cell>
          <table:table-cell office:value-type="float" office:value="54520" calcext:value-type="float">
            <text:p>54520</text:p>
          </table:table-cell>
          <table:table-cell office:value-type="float" office:value="48.6848709" calcext:value-type="float">
            <text:p>48.6848709</text:p>
          </table:table-cell>
          <table:table-cell office:value-type="float" office:value="6.1522232" calcext:value-type="float">
            <text:p>6.1522232</text:p>
          </table:table-cell>
          <table:table-cell table:number-columns-repeated="2" office:value-type="float" office:value="520" calcext:value-type="float">
            <text:p>520</text:p>
          </table:table-cell>
          <table:table-cell office:value-type="float" office:value="13" calcext:value-type="float">
            <text:p>13</text:p>
          </table:table-cell>
          <table:table-cell office:value-type="float" office:value="2" calcext:value-type="float">
            <text:p>2</text:p>
          </table:table-cell>
          <table:table-cell office:value-type="float" office:value="40" calcext:value-type="float">
            <text:p>40</text:p>
          </table:table-cell>
          <table:table-cell table:number-columns-repeated="2"/>
          <table:table-cell office:value-type="string" calcext:value-type="string">
            <text:p>g</text:p>
          </table:table-cell>
          <table:table-cell office:value-type="string" calcext:value-type="string">
            <text:p>e</text:p>
          </table:table-cell>
          <table:table-cell table:number-columns-repeated="2" office:value-type="string" calcext:value-type="string">
            <text:p>2020-07-17T12:10:00</text:p>
          </table:table-cell>
          <table:table-cell office:value-type="float" office:value="2" calcext:value-type="float">
            <text:p>2</text:p>
          </table:table-cell>
          <table:table-cell office:value-type="float" office:value="0" calcext:value-type="float">
            <text:p>0</text:p>
          </table:table-cell>
          <table:table-cell office:value-type="float" office:value="3.7" calcext:value-type="float">
            <text:p>3.7</text:p>
          </table:table-cell>
          <table:table-cell office:value-type="float" office:value="10" calcext:value-type="float">
            <text:p>10</text:p>
          </table:table-cell>
          <table:table-cell office:value-type="float" office:value="56.5" calcext:value-type="float">
            <text:p>56.5</text:p>
          </table:table-cell>
          <table:table-cell office:value-type="float" office:value="43" calcext:value-type="float">
            <text:p>43</text:p>
          </table:table-cell>
          <table:table-cell table:number-columns-repeated="2" office:value-type="float" office:value="5" calcext:value-type="float">
            <text:p>5</text:p>
          </table:table-cell>
          <table:table-cell office:value-type="string" calcext:value-type="string">
            <text:p>https://img0.leboncoin.fr/ad-large/7405a7589ef984268359d128615d727cbeb3f7af.jpg, https://img4.leboncoin.fr/ad-large/df780273cf5ade40662c8d7a954030fdcc57e458.jpg, https://img0.leboncoin.fr/ad-large/7e8e70f5e2699f19c1678836f2a78967ded19197.jpg, https://img7.leboncoin.fr/ad-large/6354dd5955220427538ffdf9d1050311d0232818.jpg, https://img5.leboncoin.fr/ad-large/21c54605add8e3d369af7c34ac9260328046456f.jpg, https://img6.leboncoin.fr/ad-large/52911eb77317bea5227d3e20a3be7672f5fa5fae.jpg, https://img0.leboncoin.fr/ad-large/7405a7589ef984268359d128615d727cbeb3f7af.jpg, https://img4.leboncoin.fr/ad-large/df780273cf5ade40662c8d7a954030fdcc57e458.jpg, https://img0.leboncoin.fr/ad-large/7e8e70f5e2699f19c1678836f2a78967ded19197.jpg, https://img7.leboncoin.fr/ad-large/6354dd5955220427538ffdf9d1050311d0232818.jpg, https://img5.leboncoin.fr/ad-large/21c54605add8e3d369af7c34ac9260328046456f.jpg, https://img6.leboncoin.fr/ad-large/52911eb77317bea5227d3e20a3be7672f5fa5fae.jpg, https://img0.leboncoin.fr/ad-large/7405a7589ef984268359d128615d727cbeb3f7af.jpg</text:p>
          </table:table-cell>
          <table:table-cell office:value-type="string" calcext:value-type="string">
            <text:p>price: &lt;i &gt;520&lt;/i&gt; €&lt;br /&gt;indoor area: &lt;i &gt;40&lt;/i&gt; m²&lt;br /&gt;outdoor area: &lt;i &gt;40&lt;/i&gt; m²&lt;br /&gt;rooms: &lt;i &gt;2&lt;/i&gt; &lt;br /&gt;floors: &lt;i &gt;&lt;/i&gt; &lt;br /&gt;energy grade: &lt;i &gt;g&lt;/i&gt; &lt;br /&gt;value: &lt;i &gt;5&lt;/i&gt; / 10&lt;br /&gt;leverage: &lt;i &gt;5&lt;/i&gt; / 10&lt;br /&gt;age: &lt;i &gt;5&lt;/i&gt; days&lt;br /&gt;url: &lt;a href="https://www.leboncoin.fr/locations/1723385029.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744720049.htm/</text:p>
          </table:table-cell>
          <table:table-cell office:value-type="string" calcext:value-type="string">
            <text:p>f3 mercy-le-bas</text:p>
          </table:table-cell>
          <table:table-cell office:value-type="string" calcext:value-type="string">
            <text:p>Appartement</text:p>
          </table:table-cell>
          <table:table-cell office:value-type="string" calcext:value-type="string">
            <text:p>bien lire l'annonce appartement f3 neuf dans maison jumelee au 1er etage a mercy-le-bas une chambre un salon une salle a manger une cuisine salle de bain avec douche cave jardin double vitrage chauffage individuel fioul avec production d'eau chaude appartement au calme pas de voisin sur le meme palier entree securisee par commande electrique pas serieux s'abstenir charge 25€, entretien chaudiere, electricite commun, ordure menagere, etc ) premier contact par mail</text:p>
          </table:table-cell>
          <table:table-cell office:value-type="string" calcext:value-type="string">
            <text:p>mercy-le-bas</text:p>
          </table:table-cell>
          <table:table-cell office:value-type="float" office:value="54960" calcext:value-type="float">
            <text:p>54960</text:p>
          </table:table-cell>
          <table:table-cell office:value-type="float" office:value="49.3901142" calcext:value-type="float">
            <text:p>49.3901142</text:p>
          </table:table-cell>
          <table:table-cell office:value-type="float" office:value="5.7578871" calcext:value-type="float">
            <text:p>5.7578871</text:p>
          </table:table-cell>
          <table:table-cell table:number-columns-repeated="2" office:value-type="float" office:value="485" calcext:value-type="float">
            <text:p>485</text:p>
          </table:table-cell>
          <table:table-cell office:value-type="float" office:value="8.08333333333333" calcext:value-type="float">
            <text:p>8.08333333333333</text:p>
          </table:table-cell>
          <table:table-cell office:value-type="float" office:value="4" calcext:value-type="float">
            <text:p>4</text:p>
          </table:table-cell>
          <table:table-cell office:value-type="float" office:value="60" calcext:value-type="float">
            <text:p>60</text:p>
          </table:table-cell>
          <table:table-cell table:number-columns-repeated="4"/>
          <table:table-cell table:number-columns-repeated="2" office:value-type="string" calcext:value-type="string">
            <text:p>2020-06-03T21:42:00</text:p>
          </table:table-cell>
          <table:table-cell office:value-type="float" office:value="45" calcext:value-type="float">
            <text:p>45</text:p>
          </table:table-cell>
          <table:table-cell office:value-type="float" office:value="0" calcext:value-type="float">
            <text:p>0</text:p>
          </table:table-cell>
          <table:table-cell office:value-type="float" office:value="108.9" calcext:value-type="float">
            <text:p>108.9</text:p>
          </table:table-cell>
          <table:table-cell office:value-type="float" office:value="76" calcext:value-type="float">
            <text:p>76</text:p>
          </table:table-cell>
          <table:table-cell office:value-type="float" office:value="60.3" calcext:value-type="float">
            <text:p>60.3</text:p>
          </table:table-cell>
          <table:table-cell office:value-type="float" office:value="50" calcext:value-type="float">
            <text:p>50</text:p>
          </table:table-cell>
          <table:table-cell table:number-columns-repeated="2" office:value-type="float" office:value="5" calcext:value-type="float">
            <text:p>5</text:p>
          </table:table-cell>
          <table:table-cell office:value-type="string" calcext:value-type="string">
            <text:p>https://img1.leboncoin.fr/ad-large/193bcfded636bc0e6141c13f29c51beb87958ff3.jpg, https://img2.leboncoin.fr/ad-large/456f93da9c90a931587484ed5b2b2e59e524ca0e.jpg, https://img7.leboncoin.fr/ad-large/3b78aa943a920e3996578450c0ace5d83ba10b63.jpg, https://img1.leboncoin.fr/ad-large/193bcfded636bc0e6141c13f29c51beb87958ff3.jpg, https://img2.leboncoin.fr/ad-large/456f93da9c90a931587484ed5b2b2e59e524ca0e.jpg, https://img7.leboncoin.fr/ad-large/3b78aa943a920e3996578450c0ace5d83ba10b63.jpg, https://img1.leboncoin.fr/ad-large/193bcfded636bc0e6141c13f29c51beb87958ff3.jpg</text:p>
          </table:table-cell>
          <table:table-cell office:value-type="string" calcext:value-type="string">
            <text:p>price: &lt;i &gt;485&lt;/i&gt; €&lt;br /&gt;indoor area: &lt;i &gt;60&lt;/i&gt; m²&lt;br /&gt;outdoor area: &lt;i &gt;60&lt;/i&gt; m²&lt;br /&gt;rooms: &lt;i &gt;4&lt;/i&gt; &lt;br /&gt;floors: &lt;i &gt;&lt;/i&gt; &lt;br /&gt;energy grade: &lt;i &gt;&lt;/i&gt; &lt;br /&gt;value: &lt;i &gt;5&lt;/i&gt; / 10&lt;br /&gt;leverage: &lt;i &gt;5&lt;/i&gt; / 10&lt;br /&gt;age: &lt;i &gt;5&lt;/i&gt; days&lt;br /&gt;url: &lt;a href="https://www.leboncoin.fr/locations/1744720049.htm/"&gt;leboncoin.fr&lt;/a&gt; &lt;br /&gt;</text:p>
          </table:table-cell>
          <table:table-cell office:value-type="string" calcext:value-type="string">
            <text:p>https://www.leboncoin.fr/profil/c7b7e878-0e3d-4847-a4a3-e42fba33b609/offres</text:p>
          </table:table-cell>
        </table:table-row>
        <table:table-row table:style-name="ro1">
          <table:table-cell office:value-type="string" calcext:value-type="string">
            <text:p>https://www.leboncoin.fr/locations/1809289283.htm/</text:p>
          </table:table-cell>
          <table:table-cell office:value-type="string" calcext:value-type="string">
            <text:p>appartement 3 pieces 64 m2</text:p>
          </table:table-cell>
          <table:table-cell office:value-type="string" calcext:value-type="string">
            <text:p>Appartement</text:p>
          </table:table-cell>
          <table:table-cell office:value-type="string" calcext:value-type="string">
            <text:p>dans une residence calme a jarny, decouvrez ce bel appartement entierement renove de type f3 comprenant une cuisine equipee (four, plaque de cuisson, hotte), un sejour, 2 chambres, une salle de bains et un wc. un jardin commun est mis a disposition des locataires. cet appartement est disponible de suite reference annonce : 31355342 honoraires a la charge du locataire : 320 € ttc dont 128 € pour l'etat des lieux montant des charges : 25 € / mois modalite de recuperation des charges locatives : provision avec regularisation annuelle</text:p>
          </table:table-cell>
          <table:table-cell office:value-type="string" calcext:value-type="string">
            <text:p>jarny</text:p>
          </table:table-cell>
          <table:table-cell office:value-type="float" office:value="54800" calcext:value-type="float">
            <text:p>54800</text:p>
          </table:table-cell>
          <table:table-cell office:value-type="float" office:value="49.1569586" calcext:value-type="float">
            <text:p>49.1569586</text:p>
          </table:table-cell>
          <table:table-cell office:value-type="float" office:value="5.8821708" calcext:value-type="float">
            <text:p>5.8821708</text:p>
          </table:table-cell>
          <table:table-cell table:number-columns-repeated="2" office:value-type="float" office:value="525" calcext:value-type="float">
            <text:p>525</text:p>
          </table:table-cell>
          <table:table-cell office:value-type="float" office:value="8.203125" calcext:value-type="float">
            <text:p>8.203125</text:p>
          </table:table-cell>
          <table:table-cell office:value-type="float" office:value="3" calcext:value-type="float">
            <text:p>3</text:p>
          </table:table-cell>
          <table:table-cell office:value-type="float" office:value="64" calcext:value-type="float">
            <text:p>64</text:p>
          </table:table-cell>
          <table:table-cell table:number-columns-repeated="2"/>
          <table:table-cell office:value-type="string" calcext:value-type="string">
            <text:p>e</text:p>
          </table:table-cell>
          <table:table-cell office:value-type="string" calcext:value-type="string">
            <text:p>f</text:p>
          </table:table-cell>
          <table:table-cell table:number-columns-repeated="2" office:value-type="string" calcext:value-type="string">
            <text:p>2020-07-03T14:46:00</text:p>
          </table:table-cell>
          <table:table-cell office:value-type="float" office:value="16" calcext:value-type="float">
            <text:p>16</text:p>
          </table:table-cell>
          <table:table-cell office:value-type="float" office:value="0" calcext:value-type="float">
            <text:p>0</text:p>
          </table:table-cell>
          <table:table-cell office:value-type="float" office:value="69.1" calcext:value-type="float">
            <text:p>69.1</text:p>
          </table:table-cell>
          <table:table-cell office:value-type="float" office:value="51" calcext:value-type="float">
            <text:p>51</text:p>
          </table:table-cell>
          <table:table-cell office:value-type="float" office:value="24.9" calcext:value-type="float">
            <text:p>24.9</text:p>
          </table:table-cell>
          <table:table-cell office:value-type="float" office:value="28" calcext:value-type="float">
            <text:p>28</text:p>
          </table:table-cell>
          <table:table-cell table:number-columns-repeated="2" office:value-type="float" office:value="5" calcext:value-type="float">
            <text:p>5</text:p>
          </table:table-cell>
          <table:table-cell office:value-type="string" calcext:value-type="string">
            <text:p>https://img7.leboncoin.fr/ad-large/3c471185ed6ad64833602cf2fceb34540b1ffd1d.jpg, https://img7.leboncoin.fr/ad-large/6521b8cd6930b0d44bbf897c2590852b7802888a.jpg, https://img3.leboncoin.fr/ad-large/82af3233b001ea76fd5f278209a30a2262361e89.jpg, https://img2.leboncoin.fr/ad-large/ce4c7f65c73714818714be41b5b9d2d6eece6795.jpg, https://img4.leboncoin.fr/ad-large/f76029d30d5e304ec32435e685453d05a59cf948.jpg, https://img7.leboncoin.fr/ad-large/3c471185ed6ad64833602cf2fceb34540b1ffd1d.jpg, https://img7.leboncoin.fr/ad-large/6521b8cd6930b0d44bbf897c2590852b7802888a.jpg, https://img3.leboncoin.fr/ad-large/82af3233b001ea76fd5f278209a30a2262361e89.jpg, https://img2.leboncoin.fr/ad-large/ce4c7f65c73714818714be41b5b9d2d6eece6795.jpg, https://img4.leboncoin.fr/ad-large/f76029d30d5e304ec32435e685453d05a59cf948.jpg, https://img7.leboncoin.fr/ad-large/3c471185ed6ad64833602cf2fceb34540b1ffd1d.jpg</text:p>
          </table:table-cell>
          <table:table-cell office:value-type="string" calcext:value-type="string">
            <text:p>price: &lt;i &gt;525&lt;/i&gt; €&lt;br /&gt;indoor area: &lt;i &gt;64&lt;/i&gt; m²&lt;br /&gt;outdoor area: &lt;i &gt;64&lt;/i&gt; m²&lt;br /&gt;rooms: &lt;i &gt;3&lt;/i&gt; &lt;br /&gt;floors: &lt;i &gt;&lt;/i&gt; &lt;br /&gt;energy grade: &lt;i &gt;e&lt;/i&gt; &lt;br /&gt;value: &lt;i &gt;5&lt;/i&gt; / 10&lt;br /&gt;leverage: &lt;i &gt;5&lt;/i&gt; / 10&lt;br /&gt;age: &lt;i &gt;5&lt;/i&gt; days&lt;br /&gt;url: &lt;a href="https://www.leboncoin.fr/locations/1809289283.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09416932.htm/</text:p>
          </table:table-cell>
          <table:table-cell office:value-type="string" calcext:value-type="string">
            <text:p>appartement 3 pieces 57 m2</text:p>
          </table:table-cell>
          <table:table-cell office:value-type="string" calcext:value-type="string">
            <text:p>Appartement</text:p>
          </table:table-cell>
          <table:table-cell office:value-type="string" calcext:value-type="string">
            <text:p>location appartement toul a louer f3 de 57m2 au 1er etage d'un petit collectif, dans le quartier saint evre a toul beau f3 de 57m2 au 1er etage d'un petit collectif, dans le quartier saint evre a toul, comprenant un salon, une cuisine, deux chambres, une salle de bain avec une baignoire et un wc. garage et jardin. chauffage individuel au gaz. proche des commerces. loyer : 492€charges : 40€ (eau, taxe d'ordures menageres et entretien de chaudiere) depot de garantie : 492€frais d'agence reduits : 330€gerance touloise. reference annonce : adb6230 honoraires a la charge du locataire : 330 € ttc montant des charges : 40 € / mois</text:p>
          </table:table-cell>
          <table:table-cell office:value-type="string" calcext:value-type="string">
            <text:p>toul</text:p>
          </table:table-cell>
          <table:table-cell office:value-type="float" office:value="54200" calcext:value-type="float">
            <text:p>54200</text:p>
          </table:table-cell>
          <table:table-cell office:value-type="float" office:value="48.6762624" calcext:value-type="float">
            <text:p>48.6762624</text:p>
          </table:table-cell>
          <table:table-cell office:value-type="float" office:value="5.8941759" calcext:value-type="float">
            <text:p>5.8941759</text:p>
          </table:table-cell>
          <table:table-cell table:number-columns-repeated="2" office:value-type="float" office:value="532" calcext:value-type="float">
            <text:p>532</text:p>
          </table:table-cell>
          <table:table-cell office:value-type="float" office:value="9.33333333333333" calcext:value-type="float">
            <text:p>9.33333333333333</text:p>
          </table:table-cell>
          <table:table-cell office:value-type="float" office:value="3" calcext:value-type="float">
            <text:p>3</text:p>
          </table:table-cell>
          <table:table-cell office:value-type="float" office:value="57" calcext:value-type="float">
            <text:p>57</text:p>
          </table:table-cell>
          <table:table-cell table:number-columns-repeated="4"/>
          <table:table-cell table:number-columns-repeated="2" office:value-type="string" calcext:value-type="string">
            <text:p>2020-07-03T18:53:00</text:p>
          </table:table-cell>
          <table:table-cell office:value-type="float" office:value="15" calcext:value-type="float">
            <text:p>15</text:p>
          </table:table-cell>
          <table:table-cell office:value-type="float" office:value="0" calcext:value-type="float">
            <text:p>0</text:p>
          </table:table-cell>
          <table:table-cell office:value-type="float" office:value="22.5" calcext:value-type="float">
            <text:p>22.5</text:p>
          </table:table-cell>
          <table:table-cell office:value-type="float" office:value="24" calcext:value-type="float">
            <text:p>24</text:p>
          </table:table-cell>
          <table:table-cell office:value-type="float" office:value="71.6" calcext:value-type="float">
            <text:p>71.6</text:p>
          </table:table-cell>
          <table:table-cell office:value-type="float" office:value="52" calcext:value-type="float">
            <text:p>52</text:p>
          </table:table-cell>
          <table:table-cell table:number-columns-repeated="2" office:value-type="float" office:value="5" calcext:value-type="float">
            <text:p>5</text:p>
          </table:table-cell>
          <table:table-cell office:value-type="string" calcext:value-type="string">
            <text:p>https://img6.leboncoin.fr/ad-large/cf8a01941d4f2bc29cabaa64b0470aedb4cc2b17.jpg, https://img1.leboncoin.fr/ad-large/1cc9d3db145906f29dbb0266747cb341b3216454.jpg, https://img4.leboncoin.fr/ad-large/80d9793dc0bedb3e9b29a5725186f3701a747755.jpg, https://img1.leboncoin.fr/ad-large/681ed5f18c66feed50cc19f620fc6dc0037d3dde.jpg, https://img2.leboncoin.fr/ad-large/ace314f0abf341b6e52aa4cf9bcbbf976577784a.jpg, https://img6.leboncoin.fr/ad-large/cf8a01941d4f2bc29cabaa64b0470aedb4cc2b17.jpg, https://img1.leboncoin.fr/ad-large/1cc9d3db145906f29dbb0266747cb341b3216454.jpg, https://img4.leboncoin.fr/ad-large/80d9793dc0bedb3e9b29a5725186f3701a747755.jpg, https://img1.leboncoin.fr/ad-large/681ed5f18c66feed50cc19f620fc6dc0037d3dde.jpg, https://img2.leboncoin.fr/ad-large/ace314f0abf341b6e52aa4cf9bcbbf976577784a.jpg, https://img6.leboncoin.fr/ad-large/cf8a01941d4f2bc29cabaa64b0470aedb4cc2b17.jpg</text:p>
          </table:table-cell>
          <table:table-cell office:value-type="string" calcext:value-type="string">
            <text:p>price: &lt;i &gt;532&lt;/i&gt; €&lt;br /&gt;indoor area: &lt;i &gt;57&lt;/i&gt; m²&lt;br /&gt;outdoor area: &lt;i &gt;57&lt;/i&gt; m²&lt;br /&gt;rooms: &lt;i &gt;3&lt;/i&gt; &lt;br /&gt;floors: &lt;i &gt;&lt;/i&gt; &lt;br /&gt;energy grade: &lt;i &gt;&lt;/i&gt; &lt;br /&gt;value: &lt;i &gt;5&lt;/i&gt; / 10&lt;br /&gt;leverage: &lt;i &gt;5&lt;/i&gt; / 10&lt;br /&gt;age: &lt;i &gt;5&lt;/i&gt; days&lt;br /&gt;url: &lt;a href="https://www.leboncoin.fr/locations/1809416932.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09324824.htm/</text:p>
          </table:table-cell>
          <table:table-cell office:value-type="string" calcext:value-type="string">
            <text:p>appartement 2 pieces 44 m2</text:p>
          </table:table-cell>
          <table:table-cell office:value-type="string" calcext:value-type="string">
            <text:p>Appartement</text:p>
          </table:table-cell>
          <table:table-cell office:value-type="string" calcext:value-type="string">
            <text:p>bel appartement de type f2 situe a nancy, au 1er etage avec balcon. entree avec placard de rangement, sejour donnant sur balcon, une cuisine independante, 1 chambre, salle de bains avec baignoire. bon etat general. residence recente securisee avec espaces verts. quartier jardins d'eau: kinepolis, commerces, a deux pas du centre ville, tram a proximite, ecole deurarchitecture, eeigm ensgsi. parking privatif en sous-sol, cave. retrouvez sur le site ***, tous les services de leurimmobilier a nancy (location, gestion locative, syndic de copropriete, vente, promotion ) et partout en lorraine).pour visiter ce studio, contactez-nous au 03.83.15.68.68 ou par email : icr54-nancy@rizzon.com reference annonce : 1506 honoraires a la charge du locataire : 492 € ttc dont 134 € pour l'etat des lieux depot de garantie : 503 € montant des charges : 58 € / mois</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562" calcext:value-type="float">
            <text:p>562</text:p>
          </table:table-cell>
          <table:table-cell office:value-type="float" office:value="12.7727272727273" calcext:value-type="float">
            <text:p>12.7727272727273</text:p>
          </table:table-cell>
          <table:table-cell office:value-type="float" office:value="2" calcext:value-type="float">
            <text:p>2</text:p>
          </table:table-cell>
          <table:table-cell office:value-type="float" office:value="44" calcext:value-type="float">
            <text:p>44</text:p>
          </table:table-cell>
          <table:table-cell table:number-columns-repeated="2"/>
          <table:table-cell office:value-type="string" calcext:value-type="string">
            <text:p>d</text:p>
          </table:table-cell>
          <table:table-cell office:value-type="string" calcext:value-type="string">
            <text:p>e</text:p>
          </table:table-cell>
          <table:table-cell table:number-columns-repeated="2" office:value-type="string" calcext:value-type="string">
            <text:p>2020-07-03T19:53:00</text:p>
          </table:table-cell>
          <table:table-cell office:value-type="float" office:value="15" calcext:value-type="float">
            <text:p>15</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0.leboncoin.fr/ad-large/cf5810b02fe7653a4bdcbfff37cca5474a607cf9.jpg, https://img1.leboncoin.fr/ad-large/69e8fd33c7b421aceedc223b32adbf4afae5a922.jpg, https://img7.leboncoin.fr/ad-large/cc455c35b5a5cafe42e755b04d501e5878449888.jpg, https://img5.leboncoin.fr/ad-large/bf03c663633326396b3aeb27acea678a536610ab.jpg, https://img7.leboncoin.fr/ad-large/7f4bdeeb90b53ae158c05a0abecc459e321e1506.jpg, https://img6.leboncoin.fr/ad-large/1c1b4bb9eca9f872aff44a6677ea899e71d661ae.jpg, https://img0.leboncoin.fr/ad-large/cf5810b02fe7653a4bdcbfff37cca5474a607cf9.jpg, https://img1.leboncoin.fr/ad-large/69e8fd33c7b421aceedc223b32adbf4afae5a922.jpg, https://img7.leboncoin.fr/ad-large/cc455c35b5a5cafe42e755b04d501e5878449888.jpg, https://img5.leboncoin.fr/ad-large/bf03c663633326396b3aeb27acea678a536610ab.jpg, https://img7.leboncoin.fr/ad-large/7f4bdeeb90b53ae158c05a0abecc459e321e1506.jpg, https://img6.leboncoin.fr/ad-large/1c1b4bb9eca9f872aff44a6677ea899e71d661ae.jpg, https://img0.leboncoin.fr/ad-large/cf5810b02fe7653a4bdcbfff37cca5474a607cf9.jpg</text:p>
          </table:table-cell>
          <table:table-cell office:value-type="string" calcext:value-type="string">
            <text:p>price: &lt;i &gt;562&lt;/i&gt; €&lt;br /&gt;indoor area: &lt;i &gt;44&lt;/i&gt; m²&lt;br /&gt;outdoor area: &lt;i &gt;44&lt;/i&gt; m²&lt;br /&gt;rooms: &lt;i &gt;2&lt;/i&gt; &lt;br /&gt;floors: &lt;i &gt;&lt;/i&gt; &lt;br /&gt;energy grade: &lt;i &gt;d&lt;/i&gt; &lt;br /&gt;value: &lt;i &gt;5&lt;/i&gt; / 10&lt;br /&gt;leverage: &lt;i &gt;5&lt;/i&gt; / 10&lt;br /&gt;age: &lt;i &gt;5&lt;/i&gt; days&lt;br /&gt;url: &lt;a href="https://www.leboncoin.fr/locations/1809324824.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09438670.htm/</text:p>
          </table:table-cell>
          <table:table-cell office:value-type="string" calcext:value-type="string">
            <text:p>appartement 2 pieces 44 m2</text:p>
          </table:table-cell>
          <table:table-cell office:value-type="string" calcext:value-type="string">
            <text:p>Appartement</text:p>
          </table:table-cell>
          <table:table-cell office:value-type="string" calcext:value-type="string">
            <text:p>valleroy : proche des commerces et de sainte marie aux chenes, venez decouvrir ce charmant deux pieces en rez-de-chaussee comprenant une entree avec placards, une cuisine, un salon lumineux, une chambre, une salle d'eau, un wc separe. le petit plus de cet appartement, c'est une belle terrasse avec un jardin. cet appartement se libere 29 septembre 2020. votre reference 4868 est visible chez century 21 agence du plateau. achats, ventes, locations et gestion d'appartements et de maisons. reference annonce : 4868 honoraires a la charge du locataire : 370 € ttc dont 155 € pour l'etat des lieux depot de garantie : 370 € montant des charges : 44 € / mois modalite de recuperation des charges locatives : provision avec regularisation annuelle</text:p>
          </table:table-cell>
          <table:table-cell office:value-type="string" calcext:value-type="string">
            <text:p>valleroy</text:p>
          </table:table-cell>
          <table:table-cell office:value-type="float" office:value="54910" calcext:value-type="float">
            <text:p>54910</text:p>
          </table:table-cell>
          <table:table-cell office:value-type="float" office:value="49.2096137" calcext:value-type="float">
            <text:p>49.2096137</text:p>
          </table:table-cell>
          <table:table-cell office:value-type="float" office:value="5.9352826" calcext:value-type="float">
            <text:p>5.9352826</text:p>
          </table:table-cell>
          <table:table-cell table:number-columns-repeated="2" office:value-type="float" office:value="414" calcext:value-type="float">
            <text:p>414</text:p>
          </table:table-cell>
          <table:table-cell office:value-type="float" office:value="9.40909090909091" calcext:value-type="float">
            <text:p>9.40909090909091</text:p>
          </table:table-cell>
          <table:table-cell office:value-type="float" office:value="2" calcext:value-type="float">
            <text:p>2</text:p>
          </table:table-cell>
          <table:table-cell office:value-type="float" office:value="44" calcext:value-type="float">
            <text:p>44</text:p>
          </table:table-cell>
          <table:table-cell table:number-columns-repeated="2"/>
          <table:table-cell office:value-type="string" calcext:value-type="string">
            <text:p>f</text:p>
          </table:table-cell>
          <table:table-cell office:value-type="string" calcext:value-type="string">
            <text:p>d</text:p>
          </table:table-cell>
          <table:table-cell table:number-columns-repeated="2" office:value-type="string" calcext:value-type="string">
            <text:p>2020-07-03T20:03:00</text:p>
          </table:table-cell>
          <table:table-cell office:value-type="float" office:value="15" calcext:value-type="float">
            <text:p>15</text:p>
          </table:table-cell>
          <table:table-cell office:value-type="float" office:value="0" calcext:value-type="float">
            <text:p>0</text:p>
          </table:table-cell>
          <table:table-cell office:value-type="float" office:value="83.2" calcext:value-type="float">
            <text:p>83.2</text:p>
          </table:table-cell>
          <table:table-cell office:value-type="float" office:value="56" calcext:value-type="float">
            <text:p>56</text:p>
          </table:table-cell>
          <table:table-cell office:value-type="float" office:value="34.6" calcext:value-type="float">
            <text:p>34.6</text:p>
          </table:table-cell>
          <table:table-cell office:value-type="float" office:value="30" calcext:value-type="float">
            <text:p>30</text:p>
          </table:table-cell>
          <table:table-cell table:number-columns-repeated="2" office:value-type="float" office:value="5" calcext:value-type="float">
            <text:p>5</text:p>
          </table:table-cell>
          <table:table-cell office:value-type="string" calcext:value-type="string">
            <text:p>https://img5.leboncoin.fr/ad-large/8cb2eecdaa98ce1662852cd1e0604a5fc673dd6a.jpg, https://img0.leboncoin.fr/ad-large/cd84ba0400f80b275ac3851544829c84f58f63da.jpg, https://img6.leboncoin.fr/ad-large/23b3cd617828d41867e32b2138f20ab97c386a97.jpg, https://img0.leboncoin.fr/ad-large/17f6c95130b13747395d0c47beff7c9322b81778.jpg, https://img4.leboncoin.fr/ad-large/0cdf8a4b80b29dad117707cb32dbcab1982f6669.jpg, https://img5.leboncoin.fr/ad-large/2412bf5d727a6cb20eb650477008ee5e599685d6.jpg, https://img3.leboncoin.fr/ad-large/825ddd798908ab3cc93c985bf4fed1294eaaed51.jpg, https://img1.leboncoin.fr/ad-large/aebf4a8bf0241c4a3793b896f2405c05c597dcb6.jpg, https://img3.leboncoin.fr/ad-large/c47e314f24c2dc18bb58613400d82d6b1fba266e.jpg, https://img4.leboncoin.fr/ad-large/902e1aa701f8e29de92d230ea2b4522a0a97e160.jpg, https://img5.leboncoin.fr/ad-large/8cb2eecdaa98ce1662852cd1e0604a5fc673dd6a.jpg, https://img0.leboncoin.fr/ad-large/cd84ba0400f80b275ac3851544829c84f58f63da.jpg, https://img6.leboncoin.fr/ad-large/23b3cd617828d41867e32b2138f20ab97c386a97.jpg, https://img0.leboncoin.fr/ad-large/17f6c95130b13747395d0c47beff7c9322b81778.jpg, https://img4.leboncoin.fr/ad-large/0cdf8a4b80b29dad117707cb32dbcab1982f6669.jpg, https://img5.leboncoin.fr/ad-large/2412bf5d727a6cb20eb650477008ee5e599685d6.jpg, https://img3.leboncoin.fr/ad-large/825ddd798908ab3cc93c985bf4fed1294eaaed51.jpg, https://img1.leboncoin.fr/ad-large/aebf4a8bf0241c4a3793b896f2405c05c597dcb6.jpg, https://img3.leboncoin.fr/ad-large/c47e314f24c2dc18bb58613400d82d6b1fba266e.jpg, https://img4.leboncoin.fr/ad-large/902e1aa701f8e29de92d230ea2b4522a0a97e160.jpg, https://img5.leboncoin.fr/ad-large/8cb2eecdaa98ce1662852cd1e0604a5fc673dd6a.jpg</text:p>
          </table:table-cell>
          <table:table-cell office:value-type="string" calcext:value-type="string">
            <text:p>price: &lt;i &gt;414&lt;/i&gt; €&lt;br /&gt;indoor area: &lt;i &gt;44&lt;/i&gt; m²&lt;br /&gt;outdoor area: &lt;i &gt;44&lt;/i&gt; m²&lt;br /&gt;rooms: &lt;i &gt;2&lt;/i&gt; &lt;br /&gt;floors: &lt;i &gt;&lt;/i&gt; &lt;br /&gt;energy grade: &lt;i &gt;f&lt;/i&gt; &lt;br /&gt;value: &lt;i &gt;5&lt;/i&gt; / 10&lt;br /&gt;leverage: &lt;i &gt;5&lt;/i&gt; / 10&lt;br /&gt;age: &lt;i &gt;5&lt;/i&gt; days&lt;br /&gt;url: &lt;a href="https://www.leboncoin.fr/locations/1809438670.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795254714.htm/</text:p>
          </table:table-cell>
          <table:table-cell office:value-type="string" calcext:value-type="string">
            <text:p>location f4 a luneville</text:p>
          </table:table-cell>
          <table:table-cell office:value-type="string" calcext:value-type="string">
            <text:p>Appartement</text:p>
          </table:table-cell>
          <table:table-cell office:value-type="string" calcext:value-type="string">
            <text:p>nous louons un f4 a luneville. l'appartement se situe a l'avenue de la liberation sur un axe principal de la commune face au happy cash, proche des commerces alimentaires (norma, aldi), du conforama et a 15 minutes a pied de cora. l'appartement est compose d'un grand salon de 30 m2 avec un balcon proposant une vue sur la cite cecile, de 3 chambres de 10 m2 chacun, d'une cuisine integree, d'une salle de bain avec une douche italienne, une toilettes avec un lavabo et un couloir avec un placard. il y a egalement un jardin devant et derriere avec des arbres et des fleurs. il est egalement possible de recolter des legumes (voir avec le proprietaire). le loyer mensuel est de 560 euros hors charges. la charge s'eleve a 40 euros par mois comprenant l'eau et l'electricite des communs. vous pouvez nous appeler au 07 83 54 91 08 pour avoir plus d'informations et si vous le souhaitez de visiter l'appartement. merci de nous appeler, nous ne repondrons pas aux sms et mails</text:p>
          </table:table-cell>
          <table:table-cell office:value-type="string" calcext:value-type="string">
            <text:p>luneville</text:p>
          </table:table-cell>
          <table:table-cell office:value-type="float" office:value="54300" calcext:value-type="float">
            <text:p>54300</text:p>
          </table:table-cell>
          <table:table-cell office:value-type="float" office:value="48.5916164" calcext:value-type="float">
            <text:p>48.5916164</text:p>
          </table:table-cell>
          <table:table-cell office:value-type="float" office:value="6.4919563" calcext:value-type="float">
            <text:p>6.4919563</text:p>
          </table:table-cell>
          <table:table-cell table:number-columns-repeated="2" office:value-type="float" office:value="600" calcext:value-type="float">
            <text:p>600</text:p>
          </table:table-cell>
          <table:table-cell office:value-type="float" office:value="6" calcext:value-type="float">
            <text:p>6</text:p>
          </table:table-cell>
          <table:table-cell office:value-type="float" office:value="5" calcext:value-type="float">
            <text:p>5</text:p>
          </table:table-cell>
          <table:table-cell office:value-type="float" office:value="100" calcext:value-type="float">
            <text:p>100</text:p>
          </table:table-cell>
          <table:table-cell table:number-columns-repeated="4"/>
          <table:table-cell table:number-columns-repeated="2" office:value-type="string" calcext:value-type="string">
            <text:p>2020-07-03T21:49:00</text:p>
          </table:table-cell>
          <table:table-cell office:value-type="float" office:value="15" calcext:value-type="float">
            <text:p>15</text:p>
          </table:table-cell>
          <table:table-cell office:value-type="float" office:value="0" calcext:value-type="float">
            <text:p>0</text:p>
          </table:table-cell>
          <table:table-cell office:value-type="float" office:value="42" calcext:value-type="float">
            <text:p>42</text:p>
          </table:table-cell>
          <table:table-cell office:value-type="float" office:value="37" calcext:value-type="float">
            <text:p>37</text:p>
          </table:table-cell>
          <table:table-cell office:value-type="float" office:value="91.3" calcext:value-type="float">
            <text:p>91.3</text:p>
          </table:table-cell>
          <table:table-cell office:value-type="float" office:value="65" calcext:value-type="float">
            <text:p>65</text:p>
          </table:table-cell>
          <table:table-cell table:number-columns-repeated="2" office:value-type="float" office:value="5" calcext:value-type="float">
            <text:p>5</text:p>
          </table:table-cell>
          <table:table-cell office:value-type="string" calcext:value-type="string">
            <text:p>https://img2.leboncoin.fr/ad-large/483909dbb990d63660b3ca2ad5336cec7d051258.jpg, https://img7.leboncoin.fr/ad-large/97ef0a67ceb315cf00e9b9546d5efa302dcc1bb0.jpg, https://img6.leboncoin.fr/ad-large/8087febe62f159319aada99e8eebb5fdde78ed89.jpg, https://img7.leboncoin.fr/ad-large/5389b8558d741faaa0e5d4fdd1c07a5aaa1307b2.jpg, https://img2.leboncoin.fr/ad-large/db1fee8d599e2976c4d9a2d98f6470cf3d2aef87.jpg, https://img7.leboncoin.fr/ad-large/657b42d8c89f591c30bf627cba895d22b17eb53c.jpg, https://img1.leboncoin.fr/ad-large/8f8c04b564d605f9250d808a2b4d8b16960026e0.jpg, https://img2.leboncoin.fr/ad-large/483909dbb990d63660b3ca2ad5336cec7d051258.jpg, https://img7.leboncoin.fr/ad-large/97ef0a67ceb315cf00e9b9546d5efa302dcc1bb0.jpg, https://img6.leboncoin.fr/ad-large/8087febe62f159319aada99e8eebb5fdde78ed89.jpg, https://img7.leboncoin.fr/ad-large/5389b8558d741faaa0e5d4fdd1c07a5aaa1307b2.jpg, https://img2.leboncoin.fr/ad-large/db1fee8d599e2976c4d9a2d98f6470cf3d2aef87.jpg, https://img7.leboncoin.fr/ad-large/657b42d8c89f591c30bf627cba895d22b17eb53c.jpg, https://img1.leboncoin.fr/ad-large/8f8c04b564d605f9250d808a2b4d8b16960026e0.jpg, https://img2.leboncoin.fr/ad-large/483909dbb990d63660b3ca2ad5336cec7d051258.jpg</text:p>
          </table:table-cell>
          <table:table-cell office:value-type="string" calcext:value-type="string">
            <text:p>price: &lt;i &gt;600&lt;/i&gt; €&lt;br /&gt;indoor area: &lt;i &gt;100&lt;/i&gt; m²&lt;br /&gt;outdoor area: &lt;i &gt;100&lt;/i&gt; m²&lt;br /&gt;rooms: &lt;i &gt;5&lt;/i&gt; &lt;br /&gt;floors: &lt;i &gt;&lt;/i&gt; &lt;br /&gt;energy grade: &lt;i &gt;&lt;/i&gt; &lt;br /&gt;value: &lt;i &gt;5&lt;/i&gt; / 10&lt;br /&gt;leverage: &lt;i &gt;5&lt;/i&gt; / 10&lt;br /&gt;age: &lt;i &gt;5&lt;/i&gt; days&lt;br /&gt;url: &lt;a href="https://www.leboncoin.fr/locations/1795254714.htm/"&gt;leboncoin.fr&lt;/a&gt; &lt;br /&gt;</text:p>
          </table:table-cell>
          <table:table-cell office:value-type="string" calcext:value-type="string">
            <text:p>https://www.leboncoin.fr/profil/e78ead0d-46b7-4703-aaf8-8533acc58453/offres</text:p>
          </table:table-cell>
        </table:table-row>
        <table:table-row table:style-name="ro1">
          <table:table-cell office:value-type="string" calcext:value-type="string">
            <text:p>https://www.leboncoin.fr/locations/1809677094.htm/</text:p>
          </table:table-cell>
          <table:table-cell office:value-type="string" calcext:value-type="string">
            <text:p>luneville loue f3 avec jardin</text:p>
          </table:table-cell>
          <table:table-cell office:value-type="string" calcext:value-type="string">
            <text:p>Appartement</text:p>
          </table:table-cell>
          <table:table-cell office:value-type="string" calcext:value-type="string">
            <text:p>situe au 34, rue des benedictins a luneville. proche ensemble scolaire pierre et fourier, face a la gare de luneville. loue appartement de 84m2 dans une petite copropriete calme de 3 logements. compose de 2 chambres, un salon, une cuisine equipee (four, plaque et hotte), sdb, wc, cave. fenetre double vitrage. chauffage individuel au gaz. loyer 530 euros et 30 euros de charges.</text:p>
          </table:table-cell>
          <table:table-cell office:value-type="string" calcext:value-type="string">
            <text:p>luneville</text:p>
          </table:table-cell>
          <table:table-cell office:value-type="float" office:value="54300" calcext:value-type="float">
            <text:p>54300</text:p>
          </table:table-cell>
          <table:table-cell office:value-type="float" office:value="48.5916164" calcext:value-type="float">
            <text:p>48.5916164</text:p>
          </table:table-cell>
          <table:table-cell office:value-type="float" office:value="6.4919563" calcext:value-type="float">
            <text:p>6.4919563</text:p>
          </table:table-cell>
          <table:table-cell table:number-columns-repeated="2" office:value-type="float" office:value="560" calcext:value-type="float">
            <text:p>560</text:p>
          </table:table-cell>
          <table:table-cell office:value-type="float" office:value="6.51162790697674" calcext:value-type="float">
            <text:p>6.51162790697674</text:p>
          </table:table-cell>
          <table:table-cell office:value-type="float" office:value="3" calcext:value-type="float">
            <text:p>3</text:p>
          </table:table-cell>
          <table:table-cell office:value-type="float" office:value="86" calcext:value-type="float">
            <text:p>86</text:p>
          </table:table-cell>
          <table:table-cell table:number-columns-repeated="4"/>
          <table:table-cell table:number-columns-repeated="2" office:value-type="string" calcext:value-type="string">
            <text:p>2020-07-04T14:44:00</text:p>
          </table:table-cell>
          <table:table-cell office:value-type="float" office:value="15" calcext:value-type="float">
            <text:p>15</text:p>
          </table:table-cell>
          <table:table-cell office:value-type="float" office:value="0" calcext:value-type="float">
            <text:p>0</text:p>
          </table:table-cell>
          <table:table-cell office:value-type="float" office:value="42" calcext:value-type="float">
            <text:p>42</text:p>
          </table:table-cell>
          <table:table-cell office:value-type="float" office:value="37" calcext:value-type="float">
            <text:p>37</text:p>
          </table:table-cell>
          <table:table-cell office:value-type="float" office:value="91.3" calcext:value-type="float">
            <text:p>91.3</text:p>
          </table:table-cell>
          <table:table-cell office:value-type="float" office:value="65" calcext:value-type="float">
            <text:p>65</text:p>
          </table:table-cell>
          <table:table-cell table:number-columns-repeated="2" office:value-type="float" office:value="5" calcext:value-type="float">
            <text:p>5</text:p>
          </table:table-cell>
          <table:table-cell office:value-type="string" calcext:value-type="string">
            <text:p>https://img6.leboncoin.fr/ad-large/2806ada66adf163147837504dcbf06dc00299650.jpg, https://img5.leboncoin.fr/ad-large/5ce16f4ea59379a254b70123be60320f347335c4.jpg, https://img5.leboncoin.fr/ad-large/55d0a0b7251c8bdcf3819ce4df0eedee4b47dd2b.jpg, https://img6.leboncoin.fr/ad-large/2806ada66adf163147837504dcbf06dc00299650.jpg, https://img5.leboncoin.fr/ad-large/5ce16f4ea59379a254b70123be60320f347335c4.jpg, https://img5.leboncoin.fr/ad-large/55d0a0b7251c8bdcf3819ce4df0eedee4b47dd2b.jpg, https://img6.leboncoin.fr/ad-large/2806ada66adf163147837504dcbf06dc00299650.jpg</text:p>
          </table:table-cell>
          <table:table-cell office:value-type="string" calcext:value-type="string">
            <text:p>price: &lt;i &gt;560&lt;/i&gt; €&lt;br /&gt;indoor area: &lt;i &gt;86&lt;/i&gt; m²&lt;br /&gt;outdoor area: &lt;i &gt;86&lt;/i&gt; m²&lt;br /&gt;rooms: &lt;i &gt;3&lt;/i&gt; &lt;br /&gt;floors: &lt;i &gt;&lt;/i&gt; &lt;br /&gt;energy grade: &lt;i &gt;&lt;/i&gt; &lt;br /&gt;value: &lt;i &gt;5&lt;/i&gt; / 10&lt;br /&gt;leverage: &lt;i &gt;5&lt;/i&gt; / 10&lt;br /&gt;age: &lt;i &gt;5&lt;/i&gt; days&lt;br /&gt;url: &lt;a href="https://www.leboncoin.fr/locations/1809677094.htm/"&gt;leboncoin.fr&lt;/a&gt; &lt;br /&gt;</text:p>
          </table:table-cell>
          <table:table-cell office:value-type="string" calcext:value-type="string">
            <text:p>https://www.leboncoin.fr/profil/e1bc4c51-7659-419f-a1df-89ec24dd5417/offres</text:p>
          </table:table-cell>
        </table:table-row>
        <table:table-row table:style-name="ro1">
          <table:table-cell office:value-type="string" calcext:value-type="string">
            <text:p>https://www.leboncoin.fr/locations/1809866119.htm/</text:p>
          </table:table-cell>
          <table:table-cell office:value-type="string" calcext:value-type="string">
            <text:p>duplex 2/3 chambres</text:p>
          </table:table-cell>
          <table:table-cell office:value-type="string" calcext:value-type="string">
            <text:p>Appartement</text:p>
          </table:table-cell>
          <table:table-cell office:value-type="string" calcext:value-type="string">
            <text:p>a louer duplex de 95m2 entretenu disposant de : au rez-de-chaussee : -cuisine equipee -salon/sejour -1 chambre -1 salle de bains avec baignoire a l’etage : -1 grande mezzanine (chambre ou bureau) -1 grande chambre l’appartement dispose en plus d’une cave et d’un emplacement de parking privatif. un jardin commun est a disposition a l’arriere de l’immeuble. chauffage gaz double vitrage pvc avec volets roulants loyer : 500€/mois charges : 33€/mois (ordures, electricite communs et entretien chaudiere compris)</text:p>
          </table:table-cell>
          <table:table-cell office:value-type="string" calcext:value-type="string">
            <text:p>auboue</text:p>
          </table:table-cell>
          <table:table-cell office:value-type="float" office:value="54580" calcext:value-type="float">
            <text:p>54580</text:p>
          </table:table-cell>
          <table:table-cell office:value-type="float" office:value="49.2128736" calcext:value-type="float">
            <text:p>49.2128736</text:p>
          </table:table-cell>
          <table:table-cell office:value-type="float" office:value="5.9750234" calcext:value-type="float">
            <text:p>5.9750234</text:p>
          </table:table-cell>
          <table:table-cell table:number-columns-repeated="2" office:value-type="float" office:value="533" calcext:value-type="float">
            <text:p>533</text:p>
          </table:table-cell>
          <table:table-cell office:value-type="float" office:value="5.61052631578947" calcext:value-type="float">
            <text:p>5.61052631578947</text:p>
          </table:table-cell>
          <table:table-cell office:value-type="float" office:value="4" calcext:value-type="float">
            <text:p>4</text:p>
          </table:table-cell>
          <table:table-cell office:value-type="float" office:value="95" calcext:value-type="float">
            <text:p>95</text:p>
          </table:table-cell>
          <table:table-cell table:number-columns-repeated="2"/>
          <table:table-cell office:value-type="string" calcext:value-type="string">
            <text:p>c</text:p>
          </table:table-cell>
          <table:table-cell office:value-type="string" calcext:value-type="string">
            <text:p>d</text:p>
          </table:table-cell>
          <table:table-cell table:number-columns-repeated="2" office:value-type="string" calcext:value-type="string">
            <text:p>2020-07-04T19:50:00</text:p>
          </table:table-cell>
          <table:table-cell office:value-type="float" office:value="14" calcext:value-type="float">
            <text:p>14</text:p>
          </table:table-cell>
          <table:table-cell office:value-type="float" office:value="0" calcext:value-type="float">
            <text:p>0</text:p>
          </table:table-cell>
          <table:table-cell office:value-type="float" office:value="80.3" calcext:value-type="float">
            <text:p>80.3</text:p>
          </table:table-cell>
          <table:table-cell office:value-type="float" office:value="52" calcext:value-type="float">
            <text:p>52</text:p>
          </table:table-cell>
          <table:table-cell office:value-type="float" office:value="31.7" calcext:value-type="float">
            <text:p>31.7</text:p>
          </table:table-cell>
          <table:table-cell office:value-type="float" office:value="26" calcext:value-type="float">
            <text:p>26</text:p>
          </table:table-cell>
          <table:table-cell table:number-columns-repeated="2" office:value-type="float" office:value="5" calcext:value-type="float">
            <text:p>5</text:p>
          </table:table-cell>
          <table:table-cell office:value-type="string" calcext:value-type="string">
            <text:p>https://img5.leboncoin.fr/ad-large/f3b3c564e9ee7413ad80dac288f2fbf6cf13d2ae.jpg, https://img7.leboncoin.fr/ad-large/a33dac7a1a2f80b1d993d59a06b597e481192c49.jpg, https://img0.leboncoin.fr/ad-large/6b3e0a1a8513f04812156f4208619f96d9b963ed.jpg, https://img5.leboncoin.fr/ad-large/f3b3c564e9ee7413ad80dac288f2fbf6cf13d2ae.jpg, https://img7.leboncoin.fr/ad-large/a33dac7a1a2f80b1d993d59a06b597e481192c49.jpg, https://img0.leboncoin.fr/ad-large/6b3e0a1a8513f04812156f4208619f96d9b963ed.jpg, https://img5.leboncoin.fr/ad-large/f3b3c564e9ee7413ad80dac288f2fbf6cf13d2ae.jpg</text:p>
          </table:table-cell>
          <table:table-cell office:value-type="string" calcext:value-type="string">
            <text:p>price: &lt;i &gt;533&lt;/i&gt; €&lt;br /&gt;indoor area: &lt;i &gt;95&lt;/i&gt; m²&lt;br /&gt;outdoor area: &lt;i &gt;95&lt;/i&gt; m²&lt;br /&gt;rooms: &lt;i &gt;4&lt;/i&gt; &lt;br /&gt;floors: &lt;i &gt;&lt;/i&gt; &lt;br /&gt;energy grade: &lt;i &gt;c&lt;/i&gt; &lt;br /&gt;value: &lt;i &gt;5&lt;/i&gt; / 10&lt;br /&gt;leverage: &lt;i &gt;5&lt;/i&gt; / 10&lt;br /&gt;age: &lt;i &gt;5&lt;/i&gt; days&lt;br /&gt;url: &lt;a href="https://www.leboncoin.fr/locations/1809866119.htm/"&gt;leboncoin.fr&lt;/a&gt; &lt;br /&gt;</text:p>
          </table:table-cell>
          <table:table-cell office:value-type="string" calcext:value-type="string">
            <text:p>https://www.leboncoin.fr/profil/347703de-7a41-4c82-a52f-b3f5ca4b40f6/offres</text:p>
          </table:table-cell>
        </table:table-row>
        <table:table-row table:style-name="ro1">
          <table:table-cell office:value-type="string" calcext:value-type="string">
            <text:p>https://www.leboncoin.fr/locations/1813978614.htm/</text:p>
          </table:table-cell>
          <table:table-cell office:value-type="string" calcext:value-type="string">
            <text:p>f2</text:p>
          </table:table-cell>
          <table:table-cell office:value-type="string" calcext:value-type="string">
            <text:p>Appartement</text:p>
          </table:table-cell>
          <table:table-cell office:value-type="string" calcext:value-type="string">
            <text:p>loue f2 neuf situe 105 rue jean jaures a marbache proche acces autoroute a 31 /ecole/pharmacie compose d'une cuisine equipee plaque +four 1 salle de bains moderne 1 grand salon 1 chambre avec placard et terrasse vue sur jardin exterieur 1 grande cave 1 parcelle de pelouse privative libre de suite</text:p>
          </table:table-cell>
          <table:table-cell office:value-type="string" calcext:value-type="string">
            <text:p>marbache</text:p>
          </table:table-cell>
          <table:table-cell office:value-type="float" office:value="54820" calcext:value-type="float">
            <text:p>54820</text:p>
          </table:table-cell>
          <table:table-cell office:value-type="float" office:value="48.7967416" calcext:value-type="float">
            <text:p>48.7967416</text:p>
          </table:table-cell>
          <table:table-cell office:value-type="float" office:value="6.0996071" calcext:value-type="float">
            <text:p>6.0996071</text:p>
          </table:table-cell>
          <table:table-cell table:number-columns-repeated="2" office:value-type="float" office:value="650" calcext:value-type="float">
            <text:p>650</text:p>
          </table:table-cell>
          <table:table-cell office:value-type="float" office:value="11.8181818181818" calcext:value-type="float">
            <text:p>11.8181818181818</text:p>
          </table:table-cell>
          <table:table-cell office:value-type="float" office:value="3" calcext:value-type="float">
            <text:p>3</text:p>
          </table:table-cell>
          <table:table-cell office:value-type="float" office:value="55" calcext:value-type="float">
            <text:p>55</text:p>
          </table:table-cell>
          <table:table-cell table:number-columns-repeated="2"/>
          <table:table-cell table:number-columns-repeated="2" office:value-type="string" calcext:value-type="string">
            <text:p>c</text:p>
          </table:table-cell>
          <table:table-cell table:number-columns-repeated="2" office:value-type="string" calcext:value-type="string">
            <text:p>2020-07-12T21:35:00</text:p>
          </table:table-cell>
          <table:table-cell office:value-type="float" office:value="6" calcext:value-type="float">
            <text:p>6</text:p>
          </table:table-cell>
          <table:table-cell office:value-type="float" office:value="0" calcext:value-type="float">
            <text:p>0</text:p>
          </table:table-cell>
          <table:table-cell office:value-type="float" office:value="18.1" calcext:value-type="float">
            <text:p>18.1</text:p>
          </table:table-cell>
          <table:table-cell office:value-type="float" office:value="14" calcext:value-type="float">
            <text:p>14</text:p>
          </table:table-cell>
          <table:table-cell office:value-type="float" office:value="38.8" calcext:value-type="float">
            <text:p>38.8</text:p>
          </table:table-cell>
          <table:table-cell office:value-type="float" office:value="30" calcext:value-type="float">
            <text:p>30</text:p>
          </table:table-cell>
          <table:table-cell table:number-columns-repeated="2" office:value-type="float" office:value="5" calcext:value-type="float">
            <text:p>5</text:p>
          </table:table-cell>
          <table:table-cell office:value-type="string" calcext:value-type="string">
            <text:p>https://img3.leboncoin.fr/ad-large/f73e1ac3e5d1d9a2597dfe9f73885f693aabf796.jpg, https://img2.leboncoin.fr/ad-large/7a692ba86fa08075775fb242451ff2a081533645.jpg, https://img4.leboncoin.fr/ad-large/289a0d2123512d0ebde87ac2aa115ea24667ac68.jpg, https://img3.leboncoin.fr/ad-large/f73e1ac3e5d1d9a2597dfe9f73885f693aabf796.jpg, https://img2.leboncoin.fr/ad-large/7a692ba86fa08075775fb242451ff2a081533645.jpg, https://img4.leboncoin.fr/ad-large/289a0d2123512d0ebde87ac2aa115ea24667ac68.jpg, https://img3.leboncoin.fr/ad-large/f73e1ac3e5d1d9a2597dfe9f73885f693aabf796.jpg</text:p>
          </table:table-cell>
          <table:table-cell office:value-type="string" calcext:value-type="string">
            <text:p>price: &lt;i &gt;650&lt;/i&gt; €&lt;br /&gt;indoor area: &lt;i &gt;55&lt;/i&gt; m²&lt;br /&gt;outdoor area: &lt;i &gt;55&lt;/i&gt; m²&lt;br /&gt;rooms: &lt;i &gt;3&lt;/i&gt; &lt;br /&gt;floors: &lt;i &gt;&lt;/i&gt; &lt;br /&gt;energy grade: &lt;i &gt;c&lt;/i&gt; &lt;br /&gt;value: &lt;i &gt;5&lt;/i&gt; / 10&lt;br /&gt;leverage: &lt;i &gt;5&lt;/i&gt; / 10&lt;br /&gt;age: &lt;i &gt;5&lt;/i&gt; days&lt;br /&gt;url: &lt;a href="https://www.leboncoin.fr/locations/1813978614.htm/"&gt;leboncoin.fr&lt;/a&gt; &lt;br /&gt;</text:p>
          </table:table-cell>
          <table:table-cell office:value-type="string" calcext:value-type="string">
            <text:p>https://www.leboncoin.fr/profil/4bc5958a-91fc-46f4-b951-20ee3fc3af52/offres</text:p>
          </table:table-cell>
        </table:table-row>
        <table:table-row table:style-name="ro1">
          <table:table-cell office:value-type="string" calcext:value-type="string">
            <text:p>https://www.leboncoin.fr/locations/1814069590.htm/</text:p>
          </table:table-cell>
          <table:table-cell office:value-type="string" calcext:value-type="string">
            <text:p>f4 135 m2 vitrimont</text:p>
          </table:table-cell>
          <table:table-cell office:value-type="string" calcext:value-type="string">
            <text:p>Maison</text:p>
          </table:table-cell>
          <table:table-cell office:value-type="string" calcext:value-type="string">
            <text:p>maison f4 3 chambres situee a vitrimont proche luneville et dombasle acces autoroute nancy tout proche nancy sud 15 minutes. la maison est une maison de village mitoyenne composee au rdc d une grande piece a vivre avec acces sur un garage . au 1 etage grand salon sejour 1 chambres et wc salle de bain. au 2 etage 2 chambres a velux .chauffage electrique pas de jardin ni d exterieur . dispo debut septembre . loyer 590 hors charge .les charge sont l eau donc adapte en fonction du nombre de personne pour exemple 4 personnes 65 euros de charges . tel 06-27-37-36-86 .</text:p>
          </table:table-cell>
          <table:table-cell office:value-type="string" calcext:value-type="string">
            <text:p>vitrimont</text:p>
          </table:table-cell>
          <table:table-cell office:value-type="float" office:value="54300" calcext:value-type="float">
            <text:p>54300</text:p>
          </table:table-cell>
          <table:table-cell office:value-type="float" office:value="48.6015161" calcext:value-type="float">
            <text:p>48.6015161</text:p>
          </table:table-cell>
          <table:table-cell office:value-type="float" office:value="6.4401224" calcext:value-type="float">
            <text:p>6.4401224</text:p>
          </table:table-cell>
          <table:table-cell table:number-columns-repeated="2" office:value-type="float" office:value="590" calcext:value-type="float">
            <text:p>590</text:p>
          </table:table-cell>
          <table:table-cell office:value-type="float" office:value="4.37037037037037" calcext:value-type="float">
            <text:p>4.37037037037037</text:p>
          </table:table-cell>
          <table:table-cell office:value-type="float" office:value="4" calcext:value-type="float">
            <text:p>4</text:p>
          </table:table-cell>
          <table:table-cell office:value-type="float" office:value="135" calcext:value-type="float">
            <text:p>135</text:p>
          </table:table-cell>
          <table:table-cell table:number-columns-repeated="2"/>
          <table:table-cell table:number-columns-repeated="2" office:value-type="string" calcext:value-type="string">
            <text:p>d</text:p>
          </table:table-cell>
          <table:table-cell table:number-columns-repeated="2" office:value-type="string" calcext:value-type="string">
            <text:p>2020-07-13T09:02:00</text:p>
          </table:table-cell>
          <table:table-cell office:value-type="float" office:value="6" calcext:value-type="float">
            <text:p>6</text:p>
          </table:table-cell>
          <table:table-cell office:value-type="float" office:value="0" calcext:value-type="float">
            <text:p>0</text:p>
          </table:table-cell>
          <table:table-cell office:value-type="float" office:value="35.6" calcext:value-type="float">
            <text:p>35.6</text:p>
          </table:table-cell>
          <table:table-cell office:value-type="float" office:value="32" calcext:value-type="float">
            <text:p>32</text:p>
          </table:table-cell>
          <table:table-cell office:value-type="float" office:value="84.9" calcext:value-type="float">
            <text:p>84.9</text:p>
          </table:table-cell>
          <table:table-cell office:value-type="float" office:value="60" calcext:value-type="float">
            <text:p>60</text:p>
          </table:table-cell>
          <table:table-cell table:number-columns-repeated="2" office:value-type="float" office:value="5" calcext:value-type="float">
            <text:p>5</text:p>
          </table:table-cell>
          <table:table-cell/>
          <table:table-cell office:value-type="string" calcext:value-type="string">
            <text:p>price: &lt;i &gt;590&lt;/i&gt; €&lt;br /&gt;indoor area: &lt;i &gt;135&lt;/i&gt; m²&lt;br /&gt;outdoor area: &lt;i &gt;135&lt;/i&gt; m²&lt;br /&gt;rooms: &lt;i &gt;4&lt;/i&gt; &lt;br /&gt;floors: &lt;i &gt;&lt;/i&gt; &lt;br /&gt;energy grade: &lt;i &gt;d&lt;/i&gt; &lt;br /&gt;value: &lt;i &gt;5&lt;/i&gt; / 10&lt;br /&gt;leverage: &lt;i &gt;5&lt;/i&gt; / 10&lt;br /&gt;age: &lt;i &gt;5&lt;/i&gt; days&lt;br /&gt;url: &lt;a href="https://www.leboncoin.fr/locations/1814069590.htm/"&gt;leboncoin.fr&lt;/a&gt; &lt;br /&gt;</text:p>
          </table:table-cell>
          <table:table-cell office:value-type="string" calcext:value-type="string">
            <text:p>https://www.leboncoin.fr/profil/de213209-48b4-4a63-b388-716623183129/offres</text:p>
          </table:table-cell>
        </table:table-row>
        <table:table-row table:style-name="ro1">
          <table:table-cell office:value-type="string" calcext:value-type="string">
            <text:p>https://www.leboncoin.fr/locations/1814099207.htm/</text:p>
          </table:table-cell>
          <table:table-cell office:value-type="string" calcext:value-type="string">
            <text:p>location f3 proche artem</text:p>
          </table:table-cell>
          <table:table-cell office:value-type="string" calcext:value-type="string">
            <text:p>Appartement</text:p>
          </table:table-cell>
          <table:table-cell office:value-type="string" calcext:value-type="string">
            <text:p>au 2eme etage d’un petit immeuble de 3 appartements; appartement traversant et lumineux, avec une belle vue sur nancy cote jardins. surface : 57 m2 carrez bonne repartition avec : - entree centrale - sejour - 2 chambres - salle de bain avec baignoire - cuisine - cave au rdc parquet au sol dans les pieces de vie. double vitrage. a proximite : artem, commerces, supermarche, ecole, parc, etc. accessibilite : proche du tramway et face a un arret de bus direct depuis la gare de nancy places de stationnement gratuites dans la rue disponible au 1er septembre 2020 colocation acceptee bail meuble loyer mensuel total : 590€ dont 40€ de provisions pour charges (eau, electricite des communs, taxes ordures menageres, entretien chaudiere)</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590" calcext:value-type="float">
            <text:p>590</text:p>
          </table:table-cell>
          <table:table-cell office:value-type="float" office:value="10.3508771929825" calcext:value-type="float">
            <text:p>10.3508771929825</text:p>
          </table:table-cell>
          <table:table-cell office:value-type="float" office:value="3" calcext:value-type="float">
            <text:p>3</text:p>
          </table:table-cell>
          <table:table-cell office:value-type="float" office:value="57" calcext:value-type="float">
            <text:p>57</text:p>
          </table:table-cell>
          <table:table-cell table:number-columns-repeated="2"/>
          <table:table-cell office:value-type="string" calcext:value-type="string">
            <text:p>c</text:p>
          </table:table-cell>
          <table:table-cell office:value-type="string" calcext:value-type="string">
            <text:p>d</text:p>
          </table:table-cell>
          <table:table-cell table:number-columns-repeated="2" office:value-type="string" calcext:value-type="string">
            <text:p>2020-07-13T10:28:00</text:p>
          </table:table-cell>
          <table:table-cell office:value-type="float" office:value="6" calcext:value-type="float">
            <text:p>6</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3.leboncoin.fr/ad-large/95e2f29ff66a057d55a5aafa0eb61ca3f7e481a8.jpg, https://img1.leboncoin.fr/ad-large/3855184a1ad11c2f734746adc21af54e23d9b53a.jpg, https://img4.leboncoin.fr/ad-large/2ddad94ce8be7118779f33776447a520d41938aa.jpg, https://img3.leboncoin.fr/ad-large/95e2f29ff66a057d55a5aafa0eb61ca3f7e481a8.jpg, https://img1.leboncoin.fr/ad-large/3855184a1ad11c2f734746adc21af54e23d9b53a.jpg, https://img4.leboncoin.fr/ad-large/2ddad94ce8be7118779f33776447a520d41938aa.jpg, https://img3.leboncoin.fr/ad-large/95e2f29ff66a057d55a5aafa0eb61ca3f7e481a8.jpg</text:p>
          </table:table-cell>
          <table:table-cell office:value-type="string" calcext:value-type="string">
            <text:p>price: &lt;i &gt;590&lt;/i&gt; €&lt;br /&gt;indoor area: &lt;i &gt;57&lt;/i&gt; m²&lt;br /&gt;outdoor area: &lt;i &gt;57&lt;/i&gt; m²&lt;br /&gt;rooms: &lt;i &gt;3&lt;/i&gt; &lt;br /&gt;floors: &lt;i &gt;&lt;/i&gt; &lt;br /&gt;energy grade: &lt;i &gt;c&lt;/i&gt; &lt;br /&gt;value: &lt;i &gt;5&lt;/i&gt; / 10&lt;br /&gt;leverage: &lt;i &gt;5&lt;/i&gt; / 10&lt;br /&gt;age: &lt;i &gt;5&lt;/i&gt; days&lt;br /&gt;url: &lt;a href="https://www.leboncoin.fr/locations/1814099207.htm/"&gt;leboncoin.fr&lt;/a&gt; &lt;br /&gt;</text:p>
          </table:table-cell>
          <table:table-cell office:value-type="string" calcext:value-type="string">
            <text:p>https://www.leboncoin.fr/profil/f728dd27-b62d-44d4-b3e5-d3219883ef6d/offres</text:p>
          </table:table-cell>
        </table:table-row>
        <table:table-row table:style-name="ro1">
          <table:table-cell office:value-type="string" calcext:value-type="string">
            <text:p>https://www.leboncoin.fr/locations/1814399708.htm/</text:p>
          </table:table-cell>
          <table:table-cell office:value-type="string" calcext:value-type="string">
            <text:p>appartement 4 pieces 101 m2</text:p>
          </table:table-cell>
          <table:table-cell office:value-type="string" calcext:value-type="string">
            <text:p>Appartement</text:p>
          </table:table-cell>
          <table:table-cell office:value-type="string" calcext:value-type="string">
            <text:p>luneville f4 - grand jardin collectif a luneville, avec logia luneville location, appartement de type f4 d'env 100m2, l'interieur est compose d'une entree, espace cuisine equipee, un salon/sejourn, une salle d'eau et 3 chambres. l'appartement se trouve au 2e et dernier niveau. le double vitrage garantit la tranquillite des occupants. terrain collectif loyer 660eur charges 30eur (eau, electricite des communs, entretien de la chaudiere) caution 660eur fa 712.80eur (possibilite de regler en 4 fois) reference annonce : 17_23av2eme honoraires a la charge du locataire : 712 € ttc depot de garantie : 660 € montant des charges : 30 € / mois modalite de recuperation des charges locatives : provision avec regularisation annuelle</text:p>
          </table:table-cell>
          <table:table-cell office:value-type="string" calcext:value-type="string">
            <text:p>luneville</text:p>
          </table:table-cell>
          <table:table-cell office:value-type="float" office:value="54300" calcext:value-type="float">
            <text:p>54300</text:p>
          </table:table-cell>
          <table:table-cell office:value-type="float" office:value="48.5916164" calcext:value-type="float">
            <text:p>48.5916164</text:p>
          </table:table-cell>
          <table:table-cell office:value-type="float" office:value="6.4919563" calcext:value-type="float">
            <text:p>6.4919563</text:p>
          </table:table-cell>
          <table:table-cell table:number-columns-repeated="2" office:value-type="float" office:value="690" calcext:value-type="float">
            <text:p>690</text:p>
          </table:table-cell>
          <table:table-cell office:value-type="float" office:value="6.83168316831683" calcext:value-type="float">
            <text:p>6.83168316831683</text:p>
          </table:table-cell>
          <table:table-cell office:value-type="float" office:value="4" calcext:value-type="float">
            <text:p>4</text:p>
          </table:table-cell>
          <table:table-cell office:value-type="float" office:value="101" calcext:value-type="float">
            <text:p>101</text:p>
          </table:table-cell>
          <table:table-cell table:number-columns-repeated="4"/>
          <table:table-cell table:number-columns-repeated="2" office:value-type="string" calcext:value-type="string">
            <text:p>2020-07-13T11:27:00</text:p>
          </table:table-cell>
          <table:table-cell office:value-type="float" office:value="6" calcext:value-type="float">
            <text:p>6</text:p>
          </table:table-cell>
          <table:table-cell office:value-type="float" office:value="0" calcext:value-type="float">
            <text:p>0</text:p>
          </table:table-cell>
          <table:table-cell office:value-type="float" office:value="42" calcext:value-type="float">
            <text:p>42</text:p>
          </table:table-cell>
          <table:table-cell office:value-type="float" office:value="37" calcext:value-type="float">
            <text:p>37</text:p>
          </table:table-cell>
          <table:table-cell office:value-type="float" office:value="91.3" calcext:value-type="float">
            <text:p>91.3</text:p>
          </table:table-cell>
          <table:table-cell office:value-type="float" office:value="65" calcext:value-type="float">
            <text:p>65</text:p>
          </table:table-cell>
          <table:table-cell table:number-columns-repeated="2" office:value-type="float" office:value="5" calcext:value-type="float">
            <text:p>5</text:p>
          </table:table-cell>
          <table:table-cell office:value-type="string" calcext:value-type="string">
            <text:p>https://img5.leboncoin.fr/ad-large/4799115760db2b606962d124e127b0c75dc54fc5.jpg, https://img3.leboncoin.fr/ad-large/701a18a070a6931199b78ddfbefc3e4278b151e8.jpg, https://img4.leboncoin.fr/ad-large/427162ae50e46a95bbb312c73b59d8ce3df9e873.jpg, https://img0.leboncoin.fr/ad-large/b5bba4e9aea40b23393554b963c2b274e4307ce7.jpg, https://img5.leboncoin.fr/ad-large/bda5124ff78d432b2339f1eedf2fbd31923b377b.jpg, https://img1.leboncoin.fr/ad-large/f2edaaf2abdd220632932b7e8a4aecfd73f4b18e.jpg, https://img4.leboncoin.fr/ad-large/f7ef0b49c1b7fbabcac95e48bd442be31382ac4d.jpg, https://img5.leboncoin.fr/ad-large/5639e83239e0a47b5513f5305b69c9ccc439f9d1.jpg, https://img2.leboncoin.fr/ad-large/77f3a1819815ab32b82ee1499dd86f2b3299444d.jpg, https://img4.leboncoin.fr/ad-large/123b8308ecd62162e739051061c23ce0ba22708c.jpg, https://img5.leboncoin.fr/ad-large/4799115760db2b606962d124e127b0c75dc54fc5.jpg, https://img3.leboncoin.fr/ad-large/701a18a070a6931199b78ddfbefc3e4278b151e8.jpg, https://img4.leboncoin.fr/ad-large/427162ae50e46a95bbb312c73b59d8ce3df9e873.jpg, https://img0.leboncoin.fr/ad-large/b5bba4e9aea40b23393554b963c2b274e4307ce7.jpg, https://img5.leboncoin.fr/ad-large/bda5124ff78d432b2339f1eedf2fbd31923b377b.jpg, https://img1.leboncoin.fr/ad-large/f2edaaf2abdd220632932b7e8a4aecfd73f4b18e.jpg, https://img4.leboncoin.fr/ad-large/f7ef0b49c1b7fbabcac95e48bd442be31382ac4d.jpg, https://img5.leboncoin.fr/ad-large/5639e83239e0a47b5513f5305b69c9ccc439f9d1.jpg, https://img2.leboncoin.fr/ad-large/77f3a1819815ab32b82ee1499dd86f2b3299444d.jpg, https://img4.leboncoin.fr/ad-large/123b8308ecd62162e739051061c23ce0ba22708c.jpg, https://img5.leboncoin.fr/ad-large/4799115760db2b606962d124e127b0c75dc54fc5.jpg</text:p>
          </table:table-cell>
          <table:table-cell office:value-type="string" calcext:value-type="string">
            <text:p>price: &lt;i &gt;690&lt;/i&gt; €&lt;br /&gt;indoor area: &lt;i &gt;101&lt;/i&gt; m²&lt;br /&gt;outdoor area: &lt;i &gt;101&lt;/i&gt; m²&lt;br /&gt;rooms: &lt;i &gt;4&lt;/i&gt; &lt;br /&gt;floors: &lt;i &gt;&lt;/i&gt; &lt;br /&gt;energy grade: &lt;i &gt;&lt;/i&gt; &lt;br /&gt;value: &lt;i &gt;5&lt;/i&gt; / 10&lt;br /&gt;leverage: &lt;i &gt;5&lt;/i&gt; / 10&lt;br /&gt;age: &lt;i &gt;5&lt;/i&gt; days&lt;br /&gt;url: &lt;a href="https://www.leboncoin.fr/locations/1814399708.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4141024.htm/</text:p>
          </table:table-cell>
          <table:table-cell office:value-type="string" calcext:value-type="string">
            <text:p>f3 58 m2 essey avec jardin</text:p>
          </table:table-cell>
          <table:table-cell office:value-type="string" calcext:value-type="string">
            <text:p>Appartement</text:p>
          </table:table-cell>
          <table:table-cell office:value-type="string" calcext:value-type="string">
            <text:p>proche de nancy, appartement f3 de 58 m2 au rdc avec jardin privatif d'une petite copropriete calme situee au 28 avenue foch 54270 essey-les-nancy f3 comprenant une entree, une cuisine, un sejour, deux chambres, une salle d’eau, un wc proche ligne du tram loyer: 595 € + charges: 55 € soit 650 € par mois garant exige tel: 06.07.78.93.14</text:p>
          </table:table-cell>
          <table:table-cell office:value-type="string" calcext:value-type="string">
            <text:p>essey-les-nancy</text:p>
          </table:table-cell>
          <table:table-cell office:value-type="float" office:value="54270" calcext:value-type="float">
            <text:p>54270</text:p>
          </table:table-cell>
          <table:table-cell office:value-type="float" office:value="48.7053172" calcext:value-type="float">
            <text:p>48.7053172</text:p>
          </table:table-cell>
          <table:table-cell office:value-type="float" office:value="6.2220764" calcext:value-type="float">
            <text:p>6.2220764</text:p>
          </table:table-cell>
          <table:table-cell table:number-columns-repeated="2" office:value-type="float" office:value="650" calcext:value-type="float">
            <text:p>650</text:p>
          </table:table-cell>
          <table:table-cell office:value-type="float" office:value="11.2068965517241" calcext:value-type="float">
            <text:p>11.2068965517241</text:p>
          </table:table-cell>
          <table:table-cell office:value-type="float" office:value="3" calcext:value-type="float">
            <text:p>3</text:p>
          </table:table-cell>
          <table:table-cell office:value-type="float" office:value="58" calcext:value-type="float">
            <text:p>58</text:p>
          </table:table-cell>
          <table:table-cell table:number-columns-repeated="2"/>
          <table:table-cell table:number-columns-repeated="2" office:value-type="string" calcext:value-type="string">
            <text:p>d</text:p>
          </table:table-cell>
          <table:table-cell table:number-columns-repeated="2" office:value-type="string" calcext:value-type="string">
            <text:p>2020-07-13T11:40:00</text:p>
          </table:table-cell>
          <table:table-cell office:value-type="float" office:value="6" calcext:value-type="float">
            <text:p>6</text:p>
          </table:table-cell>
          <table:table-cell office:value-type="float" office:value="0" calcext:value-type="float">
            <text:p>0</text:p>
          </table:table-cell>
          <table:table-cell office:value-type="float" office:value="5.9" calcext:value-type="float">
            <text:p>5.9</text:p>
          </table:table-cell>
          <table:table-cell office:value-type="float" office:value="16" calcext:value-type="float">
            <text:p>16</text:p>
          </table:table-cell>
          <table:table-cell office:value-type="float" office:value="55.7" calcext:value-type="float">
            <text:p>55.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5.leboncoin.fr/ad-large/09298cfbb91c6954bd8166ecb53098b2212c0a66.jpg, https://img3.leboncoin.fr/ad-large/89bb1b5d507893113bb33474bdc183d309c93c16.jpg, https://img5.leboncoin.fr/ad-large/50160c46545eb614eb8b05712a7ac1795d7f53cd.jpg, https://img5.leboncoin.fr/ad-large/09298cfbb91c6954bd8166ecb53098b2212c0a66.jpg, https://img3.leboncoin.fr/ad-large/89bb1b5d507893113bb33474bdc183d309c93c16.jpg, https://img5.leboncoin.fr/ad-large/50160c46545eb614eb8b05712a7ac1795d7f53cd.jpg, https://img5.leboncoin.fr/ad-large/09298cfbb91c6954bd8166ecb53098b2212c0a66.jpg</text:p>
          </table:table-cell>
          <table:table-cell office:value-type="string" calcext:value-type="string">
            <text:p>price: &lt;i &gt;650&lt;/i&gt; €&lt;br /&gt;indoor area: &lt;i &gt;58&lt;/i&gt; m²&lt;br /&gt;outdoor area: &lt;i &gt;58&lt;/i&gt; m²&lt;br /&gt;rooms: &lt;i &gt;3&lt;/i&gt; &lt;br /&gt;floors: &lt;i &gt;&lt;/i&gt; &lt;br /&gt;energy grade: &lt;i &gt;d&lt;/i&gt; &lt;br /&gt;value: &lt;i &gt;5&lt;/i&gt; / 10&lt;br /&gt;leverage: &lt;i &gt;5&lt;/i&gt; / 10&lt;br /&gt;age: &lt;i &gt;5&lt;/i&gt; days&lt;br /&gt;url: &lt;a href="https://www.leboncoin.fr/locations/1814141024.htm/"&gt;leboncoin.fr&lt;/a&gt; &lt;br /&gt;</text:p>
          </table:table-cell>
          <table:table-cell office:value-type="string" calcext:value-type="string">
            <text:p>https://www.leboncoin.fr/profil/f4e22a74-c557-4f2d-be95-bbeffd0c93b7/offres</text:p>
          </table:table-cell>
        </table:table-row>
        <table:table-row table:style-name="ro1">
          <table:table-cell office:value-type="string" calcext:value-type="string">
            <text:p>https://www.leboncoin.fr/locations/1813620186.htm/</text:p>
          </table:table-cell>
          <table:table-cell office:value-type="string" calcext:value-type="string">
            <text:p>a louer charmante maison de campagne type f3</text:p>
          </table:table-cell>
          <table:table-cell office:value-type="string" calcext:value-type="string">
            <text:p>Maison</text:p>
          </table:table-cell>
          <table:table-cell office:value-type="string" calcext:value-type="string">
            <text:p>charmante maison de campagne au calme et sans vis a vis, se composant comme suit : 1 cuisine 1 grand salon - salle a manger 2 grandes chambres 1 bureau 1 salle de bain 1 garage 1 jardin arbore et ensoleille chauffage electrique + cheminee loyer 700€ hors charges justificatifs des ressources exiges : contrat de travail, 3 derniers bulletins de salaire... libre le 08/10/2020 situee a 10 kms de virton (belgique), 30 kms de rodange (gdl) je suis joignable tous les jours de la semaine apres 16h et le week-end au numero suivant : 00352/671.888.908</text:p>
          </table:table-cell>
          <table:table-cell office:value-type="string" calcext:value-type="string">
            <text:p>allondrelle-la-malmaison</text:p>
          </table:table-cell>
          <table:table-cell office:value-type="float" office:value="54260" calcext:value-type="float">
            <text:p>54260</text:p>
          </table:table-cell>
          <table:table-cell office:value-type="float" office:value="49.5107263" calcext:value-type="float">
            <text:p>49.5107263</text:p>
          </table:table-cell>
          <table:table-cell office:value-type="float" office:value="5.5638451" calcext:value-type="float">
            <text:p>5.5638451</text:p>
          </table:table-cell>
          <table:table-cell table:number-columns-repeated="2" office:value-type="float" office:value="700" calcext:value-type="float">
            <text:p>700</text:p>
          </table:table-cell>
          <table:table-cell office:value-type="float" office:value="7" calcext:value-type="float">
            <text:p>7</text:p>
          </table:table-cell>
          <table:table-cell office:value-type="float" office:value="5" calcext:value-type="float">
            <text:p>5</text:p>
          </table:table-cell>
          <table:table-cell office:value-type="float" office:value="100" calcext:value-type="float">
            <text:p>100</text:p>
          </table:table-cell>
          <table:table-cell table:number-columns-repeated="4"/>
          <table:table-cell table:number-columns-repeated="2" office:value-type="string" calcext:value-type="string">
            <text:p>2020-07-13T16:24:00</text:p>
          </table:table-cell>
          <table:table-cell office:value-type="float" office:value="6" calcext:value-type="float">
            <text:p>6</text:p>
          </table:table-cell>
          <table:table-cell office:value-type="float" office:value="0" calcext:value-type="float">
            <text:p>0</text:p>
          </table:table-cell>
          <table:table-cell office:value-type="float" office:value="130.3" calcext:value-type="float">
            <text:p>130.3</text:p>
          </table:table-cell>
          <table:table-cell office:value-type="float" office:value="87" calcext:value-type="float">
            <text:p>87</text:p>
          </table:table-cell>
          <table:table-cell office:value-type="float" office:value="81.7" calcext:value-type="float">
            <text:p>81.7</text:p>
          </table:table-cell>
          <table:table-cell office:value-type="float" office:value="61" calcext:value-type="float">
            <text:p>61</text:p>
          </table:table-cell>
          <table:table-cell table:number-columns-repeated="2" office:value-type="float" office:value="5" calcext:value-type="float">
            <text:p>5</text:p>
          </table:table-cell>
          <table:table-cell office:value-type="string" calcext:value-type="string">
            <text:p>https://img7.leboncoin.fr/ad-large/29226cc23e5b8127ef1e568749821720b75d64dd.jpg, https://img6.leboncoin.fr/ad-large/cf7947d521fe0259651adb8e4d694fc1b5a66b61.jpg, https://img1.leboncoin.fr/ad-large/c27f10956a26aa7e056b2ec92a1e899e2600694f.jpg, https://img7.leboncoin.fr/ad-large/29226cc23e5b8127ef1e568749821720b75d64dd.jpg, https://img6.leboncoin.fr/ad-large/cf7947d521fe0259651adb8e4d694fc1b5a66b61.jpg, https://img1.leboncoin.fr/ad-large/c27f10956a26aa7e056b2ec92a1e899e2600694f.jpg, https://img7.leboncoin.fr/ad-large/29226cc23e5b8127ef1e568749821720b75d64dd.jpg</text:p>
          </table:table-cell>
          <table:table-cell office:value-type="string" calcext:value-type="string">
            <text:p>price: &lt;i &gt;700&lt;/i&gt; €&lt;br /&gt;indoor area: &lt;i &gt;100&lt;/i&gt; m²&lt;br /&gt;outdoor area: &lt;i &gt;100&lt;/i&gt; m²&lt;br /&gt;rooms: &lt;i &gt;5&lt;/i&gt; &lt;br /&gt;floors: &lt;i &gt;&lt;/i&gt; &lt;br /&gt;energy grade: &lt;i &gt;&lt;/i&gt; &lt;br /&gt;value: &lt;i &gt;5&lt;/i&gt; / 10&lt;br /&gt;leverage: &lt;i &gt;5&lt;/i&gt; / 10&lt;br /&gt;age: &lt;i &gt;5&lt;/i&gt; days&lt;br /&gt;url: &lt;a href="https://www.leboncoin.fr/locations/1813620186.htm/"&gt;leboncoin.fr&lt;/a&gt; &lt;br /&gt;</text:p>
          </table:table-cell>
          <table:table-cell office:value-type="string" calcext:value-type="string">
            <text:p>https://www.leboncoin.fr/profil/02c27488-b7a3-4fbf-ba60-37aa47ed4728/offres</text:p>
          </table:table-cell>
        </table:table-row>
        <table:table-row table:style-name="ro1">
          <table:table-cell office:value-type="string" calcext:value-type="string">
            <text:p>https://www.leboncoin.fr/locations/1814312953.htm/</text:p>
          </table:table-cell>
          <table:table-cell office:value-type="string" calcext:value-type="string">
            <text:p>beau f2 a louer</text:p>
          </table:table-cell>
          <table:table-cell office:value-type="string" calcext:value-type="string">
            <text:p>Appartement</text:p>
          </table:table-cell>
          <table:table-cell office:value-type="string" calcext:value-type="string">
            <text:p>bel appartement de type f2 a louer secteur artem et a proximite du tram. l' appartement, d'une surface de 48 m2, est situe au 3 eme etage, cote jardin, d'une residence avec ascenseur. il est loue avec un emplacement de stationnement au sous-sol et une cave. il est compose d'un salon sejour, un coin cuisine, une chambre, une salle de bain, un petit balcon et les toilettes sont separees. loyer : 460€. charges : 75€</text:p>
          </table:table-cell>
          <table:table-cell office:value-type="string" calcext:value-type="string">
            <text:p>nancy haussonville/blandan/donop</text:p>
          </table:table-cell>
          <table:table-cell office:value-type="float" office:value="54000" calcext:value-type="float">
            <text:p>54000</text:p>
          </table:table-cell>
          <table:table-cell office:value-type="float" office:value="48.6765454" calcext:value-type="float">
            <text:p>48.6765454</text:p>
          </table:table-cell>
          <table:table-cell office:value-type="float" office:value="6.173258" calcext:value-type="float">
            <text:p>6.173258</text:p>
          </table:table-cell>
          <table:table-cell table:number-columns-repeated="2" office:value-type="float" office:value="535" calcext:value-type="float">
            <text:p>535</text:p>
          </table:table-cell>
          <table:table-cell office:value-type="float" office:value="11.1458333333333" calcext:value-type="float">
            <text:p>11.1458333333333</text:p>
          </table:table-cell>
          <table:table-cell office:value-type="float" office:value="2" calcext:value-type="float">
            <text:p>2</text:p>
          </table:table-cell>
          <table:table-cell office:value-type="float" office:value="48" calcext:value-type="float">
            <text:p>48</text:p>
          </table:table-cell>
          <table:table-cell table:number-columns-repeated="2"/>
          <table:table-cell office:value-type="string" calcext:value-type="string">
            <text:p>d</text:p>
          </table:table-cell>
          <table:table-cell office:value-type="string" calcext:value-type="string">
            <text:p>e</text:p>
          </table:table-cell>
          <table:table-cell table:number-columns-repeated="2" office:value-type="string" calcext:value-type="string">
            <text:p>2020-07-13T16:30:00</text:p>
          </table:table-cell>
          <table:table-cell office:value-type="float" office:value="6" calcext:value-type="float">
            <text:p>6</text:p>
          </table:table-cell>
          <table:table-cell office:value-type="float" office:value="0" calcext:value-type="float">
            <text:p>0</text:p>
          </table:table-cell>
          <table:table-cell office:value-type="float" office:value="3.8" calcext:value-type="float">
            <text:p>3.8</text:p>
          </table:table-cell>
          <table:table-cell office:value-type="float" office:value="12" calcext:value-type="float">
            <text:p>12</text:p>
          </table:table-cell>
          <table:table-cell office:value-type="float" office:value="54.5" calcext:value-type="float">
            <text:p>54.5</text:p>
          </table:table-cell>
          <table:table-cell office:value-type="float" office:value="47" calcext:value-type="float">
            <text:p>47</text:p>
          </table:table-cell>
          <table:table-cell table:number-columns-repeated="2" office:value-type="float" office:value="5" calcext:value-type="float">
            <text:p>5</text:p>
          </table:table-cell>
          <table:table-cell office:value-type="string" calcext:value-type="string">
            <text:p>https://img0.leboncoin.fr/ad-large/3a395e944b7a699a8c54a6e52f23222a69ce416f.jpg, https://img3.leboncoin.fr/ad-large/bfa716df3c081af99747bfd657748bb83cdce144.jpg, https://img6.leboncoin.fr/ad-large/1e10266469825d4ecbf8a97a58fc19035bce409e.jpg, https://img0.leboncoin.fr/ad-large/3a395e944b7a699a8c54a6e52f23222a69ce416f.jpg, https://img3.leboncoin.fr/ad-large/bfa716df3c081af99747bfd657748bb83cdce144.jpg, https://img6.leboncoin.fr/ad-large/1e10266469825d4ecbf8a97a58fc19035bce409e.jpg, https://img0.leboncoin.fr/ad-large/3a395e944b7a699a8c54a6e52f23222a69ce416f.jpg</text:p>
          </table:table-cell>
          <table:table-cell office:value-type="string" calcext:value-type="string">
            <text:p>price: &lt;i &gt;535&lt;/i&gt; €&lt;br /&gt;indoor area: &lt;i &gt;48&lt;/i&gt; m²&lt;br /&gt;outdoor area: &lt;i &gt;48&lt;/i&gt; m²&lt;br /&gt;rooms: &lt;i &gt;2&lt;/i&gt; &lt;br /&gt;floors: &lt;i &gt;&lt;/i&gt; &lt;br /&gt;energy grade: &lt;i &gt;d&lt;/i&gt; &lt;br /&gt;value: &lt;i &gt;5&lt;/i&gt; / 10&lt;br /&gt;leverage: &lt;i &gt;5&lt;/i&gt; / 10&lt;br /&gt;age: &lt;i &gt;5&lt;/i&gt; days&lt;br /&gt;url: &lt;a href="https://www.leboncoin.fr/locations/1814312953.htm/"&gt;leboncoin.fr&lt;/a&gt; &lt;br /&gt;</text:p>
          </table:table-cell>
          <table:table-cell office:value-type="string" calcext:value-type="string">
            <text:p>https://www.leboncoin.fr/profil/7a72a994-6f22-4eb2-9105-679627497e06/offres</text:p>
          </table:table-cell>
        </table:table-row>
        <table:table-row table:style-name="ro1">
          <table:table-cell office:value-type="string" calcext:value-type="string">
            <text:p>https://www.leboncoin.fr/locations/1816337217.htm/</text:p>
          </table:table-cell>
          <table:table-cell office:value-type="string" calcext:value-type="string">
            <text:p>appartement f2</text:p>
          </table:table-cell>
          <table:table-cell office:value-type="string" calcext:value-type="string">
            <text:p>Appartement</text:p>
          </table:table-cell>
          <table:table-cell office:value-type="string" calcext:value-type="string">
            <text:p>f2, 41m2 situe a marbache appartement situe au rez-de-chaussee dans une copropriete de 4 appartements, compose d’une entree, une cuisine ouverte sur salon-sejour, salle de douche avec meuble de salle de bain seche- serviette et wc, une chambre. cet appartement possede egalement une cave et un petit jardin. chauffage electrique bain d’huile, fenetres pvc (changees debut d’annee 2020) montant du loyer 390e + 40e charges mensuelles (eau, electricite des communs, ordures menageres) — libre a compter du 1er juillet 2020 — contact uniquement par telephone</text:p>
          </table:table-cell>
          <table:table-cell office:value-type="string" calcext:value-type="string">
            <text:p>marbache</text:p>
          </table:table-cell>
          <table:table-cell office:value-type="float" office:value="54820" calcext:value-type="float">
            <text:p>54820</text:p>
          </table:table-cell>
          <table:table-cell office:value-type="float" office:value="48.7967416" calcext:value-type="float">
            <text:p>48.7967416</text:p>
          </table:table-cell>
          <table:table-cell office:value-type="float" office:value="6.0996071" calcext:value-type="float">
            <text:p>6.0996071</text:p>
          </table:table-cell>
          <table:table-cell table:number-columns-repeated="2" office:value-type="float" office:value="430" calcext:value-type="float">
            <text:p>430</text:p>
          </table:table-cell>
          <table:table-cell office:value-type="float" office:value="10.4878048780488" calcext:value-type="float">
            <text:p>10.4878048780488</text:p>
          </table:table-cell>
          <table:table-cell office:value-type="float" office:value="2" calcext:value-type="float">
            <text:p>2</text:p>
          </table:table-cell>
          <table:table-cell office:value-type="float" office:value="41" calcext:value-type="float">
            <text:p>41</text:p>
          </table:table-cell>
          <table:table-cell table:number-columns-repeated="4"/>
          <table:table-cell table:number-columns-repeated="2" office:value-type="string" calcext:value-type="string">
            <text:p>2020-07-17T15:42:00</text:p>
          </table:table-cell>
          <table:table-cell office:value-type="float" office:value="2" calcext:value-type="float">
            <text:p>2</text:p>
          </table:table-cell>
          <table:table-cell office:value-type="float" office:value="0" calcext:value-type="float">
            <text:p>0</text:p>
          </table:table-cell>
          <table:table-cell office:value-type="float" office:value="18.1" calcext:value-type="float">
            <text:p>18.1</text:p>
          </table:table-cell>
          <table:table-cell office:value-type="float" office:value="14" calcext:value-type="float">
            <text:p>14</text:p>
          </table:table-cell>
          <table:table-cell office:value-type="float" office:value="38.8" calcext:value-type="float">
            <text:p>38.8</text:p>
          </table:table-cell>
          <table:table-cell office:value-type="float" office:value="30" calcext:value-type="float">
            <text:p>30</text:p>
          </table:table-cell>
          <table:table-cell table:number-columns-repeated="2" office:value-type="float" office:value="5" calcext:value-type="float">
            <text:p>5</text:p>
          </table:table-cell>
          <table:table-cell office:value-type="string" calcext:value-type="string">
            <text:p>https://img4.leboncoin.fr/ad-large/646a7e87e409d07c8a70f73a3578474b59b75eea.jpg, https://img3.leboncoin.fr/ad-large/2d952d1e3066a2b5e16ed9113d7385baeb9942f8.jpg, https://img0.leboncoin.fr/ad-large/070d02623cdcb14d7402174fbc7fafa0b8df3c21.jpg, https://img4.leboncoin.fr/ad-large/646a7e87e409d07c8a70f73a3578474b59b75eea.jpg, https://img3.leboncoin.fr/ad-large/2d952d1e3066a2b5e16ed9113d7385baeb9942f8.jpg, https://img0.leboncoin.fr/ad-large/070d02623cdcb14d7402174fbc7fafa0b8df3c21.jpg, https://img4.leboncoin.fr/ad-large/646a7e87e409d07c8a70f73a3578474b59b75eea.jpg</text:p>
          </table:table-cell>
          <table:table-cell office:value-type="string" calcext:value-type="string">
            <text:p>price: &lt;i &gt;430&lt;/i&gt; €&lt;br /&gt;indoor area: &lt;i &gt;41&lt;/i&gt; m²&lt;br /&gt;outdoor area: &lt;i &gt;41&lt;/i&gt; m²&lt;br /&gt;rooms: &lt;i &gt;2&lt;/i&gt; &lt;br /&gt;floors: &lt;i &gt;&lt;/i&gt; &lt;br /&gt;energy grade: &lt;i &gt;&lt;/i&gt; &lt;br /&gt;value: &lt;i &gt;5&lt;/i&gt; / 10&lt;br /&gt;leverage: &lt;i &gt;5&lt;/i&gt; / 10&lt;br /&gt;age: &lt;i &gt;5&lt;/i&gt; days&lt;br /&gt;url: &lt;a href="https://www.leboncoin.fr/locations/1816337217.htm/"&gt;leboncoin.fr&lt;/a&gt; &lt;br /&gt;</text:p>
          </table:table-cell>
          <table:table-cell office:value-type="string" calcext:value-type="string">
            <text:p>https://www.leboncoin.fr/profil/5bb0c7f2-7799-419b-8aa2-04c4069858a8/offres</text:p>
          </table:table-cell>
        </table:table-row>
        <table:table-row table:style-name="ro1">
          <table:table-cell office:value-type="string" calcext:value-type="string">
            <text:p>https://www.leboncoin.fr/locations/1816367651.htm/</text:p>
          </table:table-cell>
          <table:table-cell office:value-type="string" calcext:value-type="string">
            <text:p>f2 saint max avec jardin</text:p>
          </table:table-cell>
          <table:table-cell office:value-type="string" calcext:value-type="string">
            <text:p>Appartement</text:p>
          </table:table-cell>
          <table:table-cell office:value-type="string" calcext:value-type="string">
            <text:p>un appartement situe en rez-de-jardin comprenant piece principale avec cuisine ouverte amenagee, piece borgne, mezzanine, salle de bain avec wc. jardin privatif et une cave. surface : 50 m2 loyer : 500 € charges comprises soit : 470 + 30 provisions sur charges avec regularisation annuelle honoraires : visites, constitution du dossier, redaction bail : 320 € ttc edl : 150 € ttc depot de garantie : 470 €</text:p>
          </table:table-cell>
          <table:table-cell office:value-type="string" calcext:value-type="string">
            <text:p>saint-max</text:p>
          </table:table-cell>
          <table:table-cell office:value-type="float" office:value="54130" calcext:value-type="float">
            <text:p>54130</text:p>
          </table:table-cell>
          <table:table-cell office:value-type="float" office:value="48.7005548" calcext:value-type="float">
            <text:p>48.7005548</text:p>
          </table:table-cell>
          <table:table-cell office:value-type="float" office:value="6.2074377" calcext:value-type="float">
            <text:p>6.2074377</text:p>
          </table:table-cell>
          <table:table-cell table:number-columns-repeated="2" office:value-type="float" office:value="470" calcext:value-type="float">
            <text:p>470</text:p>
          </table:table-cell>
          <table:table-cell office:value-type="float" office:value="9.4" calcext:value-type="float">
            <text:p>9.4</text:p>
          </table:table-cell>
          <table:table-cell office:value-type="float" office:value="2" calcext:value-type="float">
            <text:p>2</text:p>
          </table:table-cell>
          <table:table-cell office:value-type="float" office:value="50" calcext:value-type="float">
            <text:p>50</text:p>
          </table:table-cell>
          <table:table-cell table:number-columns-repeated="4"/>
          <table:table-cell table:number-columns-repeated="2" office:value-type="string" calcext:value-type="string">
            <text:p>2020-07-17T16:37:00</text:p>
          </table:table-cell>
          <table:table-cell office:value-type="float" office:value="2" calcext:value-type="float">
            <text:p>2</text:p>
          </table:table-cell>
          <table:table-cell office:value-type="float" office:value="0" calcext:value-type="float">
            <text:p>0</text:p>
          </table:table-cell>
          <table:table-cell office:value-type="float" office:value="4.8" calcext:value-type="float">
            <text:p>4.8</text:p>
          </table:table-cell>
          <table:table-cell office:value-type="float" office:value="11" calcext:value-type="float">
            <text:p>11</text:p>
          </table:table-cell>
          <table:table-cell office:value-type="float" office:value="53.1" calcext:value-type="float">
            <text:p>53.1</text:p>
          </table:table-cell>
          <table:table-cell office:value-type="float" office:value="44" calcext:value-type="float">
            <text:p>44</text:p>
          </table:table-cell>
          <table:table-cell table:number-columns-repeated="2" office:value-type="float" office:value="5" calcext:value-type="float">
            <text:p>5</text:p>
          </table:table-cell>
          <table:table-cell office:value-type="string" calcext:value-type="string">
            <text:p>https://img0.leboncoin.fr/ad-large/dd03913c4ecac4df96663eabe1e50c2c8b6c0e61.jpg, https://img4.leboncoin.fr/ad-large/825430e7b9c76725d8640614ef509d33989c7270.jpg, https://img4.leboncoin.fr/ad-large/1c6554bfba01f8cc283e346d1969758a77689b5a.jpg, https://img6.leboncoin.fr/ad-large/7fc03c7a93e327aaf6e9a3b35a15c638b3e38a02.jpg, https://img3.leboncoin.fr/ad-large/e96ab7319439600f5e1b16c334bdbc91d8ca44c0.jpg, https://img0.leboncoin.fr/ad-large/dd03913c4ecac4df96663eabe1e50c2c8b6c0e61.jpg, https://img4.leboncoin.fr/ad-large/825430e7b9c76725d8640614ef509d33989c7270.jpg, https://img4.leboncoin.fr/ad-large/1c6554bfba01f8cc283e346d1969758a77689b5a.jpg, https://img6.leboncoin.fr/ad-large/7fc03c7a93e327aaf6e9a3b35a15c638b3e38a02.jpg, https://img3.leboncoin.fr/ad-large/e96ab7319439600f5e1b16c334bdbc91d8ca44c0.jpg, https://img0.leboncoin.fr/ad-large/dd03913c4ecac4df96663eabe1e50c2c8b6c0e61.jpg</text:p>
          </table:table-cell>
          <table:table-cell office:value-type="string" calcext:value-type="string">
            <text:p>price: &lt;i &gt;470&lt;/i&gt; €&lt;br /&gt;indoor area: &lt;i &gt;50&lt;/i&gt; m²&lt;br /&gt;outdoor area: &lt;i &gt;50&lt;/i&gt; m²&lt;br /&gt;rooms: &lt;i &gt;2&lt;/i&gt; &lt;br /&gt;floors: &lt;i &gt;&lt;/i&gt; &lt;br /&gt;energy grade: &lt;i &gt;&lt;/i&gt; &lt;br /&gt;value: &lt;i &gt;5&lt;/i&gt; / 10&lt;br /&gt;leverage: &lt;i &gt;5&lt;/i&gt; / 10&lt;br /&gt;age: &lt;i &gt;5&lt;/i&gt; days&lt;br /&gt;url: &lt;a href="https://www.leboncoin.fr/locations/1816367651.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05425592.htm/</text:p>
          </table:table-cell>
          <table:table-cell office:value-type="string" calcext:value-type="string">
            <text:p>appartement t2 bis - 60m2 - secteur artem</text:p>
          </table:table-cell>
          <table:table-cell office:value-type="string" calcext:value-type="string">
            <text:p>Appartement</text:p>
          </table:table-cell>
          <table:table-cell office:value-type="string" calcext:value-type="string">
            <text:p>rue marsal a nancy secteur artem-thermal-parc ste marie disponible de suite bel appartement ancien tres lumineux (traversant et sans vis-a-vis) de 58m2 au 1er etage d'une petite copropriete propre et calme de 1950 a faibles charges. 2 pieces principales - salon-sejour (peut eventuellement etre separe sommairement par un paravent pour faire deux pieces) avec deux portes fenetres donnant sur deux balconnets - chambre parquet ancien en chene cuisine equipee (sauf lave-vaisselle) avec de nombreux rangements salon-sejour et chambres orientes sud grande salle de bain tres fonctionnelle toilettes separes pas de jardin ni de cave volets roulants manuels dans salon-sejour et chambre. double vitrage dans tout l'appartement stationnement aise dans la rue, tram a 2 minutes a pied, commerces et marche a 2 minutes a pied. hauts plafonds, chauffage au gaz, fibre optique dans le logement. sans ascenseur. depot de garantie de un mois de loyer hors charges. loyer : 610€ (600€ si emmenagement avant le 31 juillet) charges : 40€ mensuel (provisions pour charges soumis a regularisation annuelle) agences et personnes pas serieuses s'abstenir.</text:p>
          </table:table-cell>
          <table:table-cell office:value-type="string" calcext:value-type="string">
            <text:p>nancy</text:p>
          </table:table-cell>
          <table:table-cell office:value-type="float" office:value="54000" calcext:value-type="float">
            <text:p>54000</text:p>
          </table:table-cell>
          <table:table-cell office:value-type="float" office:value="48.6937223" calcext:value-type="float">
            <text:p>48.6937223</text:p>
          </table:table-cell>
          <table:table-cell office:value-type="float" office:value="6.1834097" calcext:value-type="float">
            <text:p>6.1834097</text:p>
          </table:table-cell>
          <table:table-cell table:number-columns-repeated="2" office:value-type="float" office:value="650" calcext:value-type="float">
            <text:p>650</text:p>
          </table:table-cell>
          <table:table-cell office:value-type="float" office:value="11.2068965517241" calcext:value-type="float">
            <text:p>11.2068965517241</text:p>
          </table:table-cell>
          <table:table-cell office:value-type="float" office:value="2" calcext:value-type="float">
            <text:p>2</text:p>
          </table:table-cell>
          <table:table-cell office:value-type="float" office:value="58" calcext:value-type="float">
            <text:p>58</text:p>
          </table:table-cell>
          <table:table-cell table:number-columns-repeated="4"/>
          <table:table-cell table:number-columns-repeated="2" office:value-type="string" calcext:value-type="string">
            <text:p>2020-07-17T16:51:00</text:p>
          </table:table-cell>
          <table:table-cell office:value-type="float" office:value="2" calcext:value-type="float">
            <text:p>2</text:p>
          </table:table-cell>
          <table:table-cell office:value-type="float" office:value="0" calcext:value-type="float">
            <text:p>0</text:p>
          </table:table-cell>
          <table:table-cell office:value-type="float" office:value="4.2" calcext:value-type="float">
            <text:p>4.2</text:p>
          </table:table-cell>
          <table:table-cell office:value-type="float" office:value="12" calcext:value-type="float">
            <text:p>12</text:p>
          </table:table-cell>
          <table:table-cell office:value-type="float" office:value="53.7" calcext:value-type="float">
            <text:p>53.7</text:p>
          </table:table-cell>
          <table:table-cell office:value-type="float" office:value="45" calcext:value-type="float">
            <text:p>45</text:p>
          </table:table-cell>
          <table:table-cell table:number-columns-repeated="2" office:value-type="float" office:value="5" calcext:value-type="float">
            <text:p>5</text:p>
          </table:table-cell>
          <table:table-cell office:value-type="string" calcext:value-type="string">
            <text:p>https://img6.leboncoin.fr/ad-large/08aa2d34d9975fbbd87b33a850e652e64417cb34.jpg, https://img6.leboncoin.fr/ad-large/5b6e81ae4834dbbaf0a304dfff43a86eded26125.jpg, https://img1.leboncoin.fr/ad-large/0a1ed0ad9ab9574a70785adf2804ba7bac5b12a4.jpg, https://img2.leboncoin.fr/ad-large/14208eb48df1b63d095eb4da71d317d703dc6f4b.jpg, https://img4.leboncoin.fr/ad-large/f6a792e9cb681798cebf0af7ba491f900a701f4f.jpg, https://img2.leboncoin.fr/ad-large/03a2974ed1861420dbcf0787bee8c1ff494d3586.jpg, https://img3.leboncoin.fr/ad-large/e5a127cbd57eb0e73e551539766790f298d560a2.jpg, https://img1.leboncoin.fr/ad-large/4a3310761f01db306a9db34cfac291f1c38412c7.jpg, https://img1.leboncoin.fr/ad-large/adbec9756f1c9cc8aaa46ccedc09fc6fd2f65f90.jpg, https://img2.leboncoin.fr/ad-large/2872dd7e3ab67a3f7b5654dede9355e52a7dedf1.jpg, https://img6.leboncoin.fr/ad-large/08aa2d34d9975fbbd87b33a850e652e64417cb34.jpg, https://img6.leboncoin.fr/ad-large/5b6e81ae4834dbbaf0a304dfff43a86eded26125.jpg, https://img1.leboncoin.fr/ad-large/0a1ed0ad9ab9574a70785adf2804ba7bac5b12a4.jpg, https://img2.leboncoin.fr/ad-large/14208eb48df1b63d095eb4da71d317d703dc6f4b.jpg, https://img4.leboncoin.fr/ad-large/f6a792e9cb681798cebf0af7ba491f900a701f4f.jpg, https://img2.leboncoin.fr/ad-large/03a2974ed1861420dbcf0787bee8c1ff494d3586.jpg, https://img3.leboncoin.fr/ad-large/e5a127cbd57eb0e73e551539766790f298d560a2.jpg, https://img1.leboncoin.fr/ad-large/4a3310761f01db306a9db34cfac291f1c38412c7.jpg, https://img1.leboncoin.fr/ad-large/adbec9756f1c9cc8aaa46ccedc09fc6fd2f65f90.jpg, https://img2.leboncoin.fr/ad-large/2872dd7e3ab67a3f7b5654dede9355e52a7dedf1.jpg, https://img6.leboncoin.fr/ad-large/08aa2d34d9975fbbd87b33a850e652e64417cb34.jpg</text:p>
          </table:table-cell>
          <table:table-cell office:value-type="string" calcext:value-type="string">
            <text:p>price: &lt;i &gt;650&lt;/i&gt; €&lt;br /&gt;indoor area: &lt;i &gt;58&lt;/i&gt; m²&lt;br /&gt;outdoor area: &lt;i &gt;58&lt;/i&gt; m²&lt;br /&gt;rooms: &lt;i &gt;2&lt;/i&gt; &lt;br /&gt;floors: &lt;i &gt;&lt;/i&gt; &lt;br /&gt;energy grade: &lt;i &gt;&lt;/i&gt; &lt;br /&gt;value: &lt;i &gt;5&lt;/i&gt; / 10&lt;br /&gt;leverage: &lt;i &gt;5&lt;/i&gt; / 10&lt;br /&gt;age: &lt;i &gt;5&lt;/i&gt; days&lt;br /&gt;url: &lt;a href="https://www.leboncoin.fr/locations/1805425592.htm/"&gt;leboncoin.fr&lt;/a&gt; &lt;br /&gt;</text:p>
          </table:table-cell>
          <table:table-cell office:value-type="string" calcext:value-type="string">
            <text:p>https://www.leboncoin.fr/profil/1bc3a6ef-f148-44d0-8394-3bfbd7d08a28/offres</text:p>
          </table:table-cell>
        </table:table-row>
        <table:table-row table:style-name="ro1">
          <table:table-cell office:value-type="string" calcext:value-type="string">
            <text:p>https://www.leboncoin.fr/locations/1783362285.htm/</text:p>
          </table:table-cell>
          <table:table-cell office:value-type="string" calcext:value-type="string">
            <text:p>f1 libre</text:p>
          </table:table-cell>
          <table:table-cell office:value-type="string" calcext:value-type="string">
            <text:p>Appartement</text:p>
          </table:table-cell>
          <table:table-cell office:value-type="string" calcext:value-type="string">
            <text:p>appartement tres clarteu au 1er etage d'un immeuble de 5 appartements dont 2 au rch f1 bis compose d'une grande piece avec partie cuisine et partie salon ou sam 1 grande chambre 1salle de bain avec bain et wc 1 hall d'entree chauffage electrique loyer 380 euros charges non comprises pas de jardin mais un parking en bas de l'immeuble libre de suite tel uniquement au 06 79 81 59 44 pour renseignements ou visite</text:p>
          </table:table-cell>
          <table:table-cell office:value-type="string" calcext:value-type="string">
            <text:p>favieres</text:p>
          </table:table-cell>
          <table:table-cell office:value-type="float" office:value="54115" calcext:value-type="float">
            <text:p>54115</text:p>
          </table:table-cell>
          <table:table-cell office:value-type="float" office:value="48.4632" calcext:value-type="float">
            <text:p>48.4632</text:p>
          </table:table-cell>
          <table:table-cell office:value-type="float" office:value="5.9548" calcext:value-type="float">
            <text:p>5.9548</text:p>
          </table:table-cell>
          <table:table-cell table:number-columns-repeated="2" office:value-type="float" office:value="360" calcext:value-type="float">
            <text:p>360</text:p>
          </table:table-cell>
          <table:table-cell office:value-type="float" office:value="7.2" calcext:value-type="float">
            <text:p>7.2</text:p>
          </table:table-cell>
          <table:table-cell office:value-type="float" office:value="3" calcext:value-type="float">
            <text:p>3</text:p>
          </table:table-cell>
          <table:table-cell office:value-type="float" office:value="50" calcext:value-type="float">
            <text:p>50</text:p>
          </table:table-cell>
          <table:table-cell table:number-columns-repeated="2"/>
          <table:table-cell table:number-columns-repeated="2" office:value-type="string" calcext:value-type="string">
            <text:p>a</text:p>
          </table:table-cell>
          <table:table-cell table:number-columns-repeated="2" office:value-type="string" calcext:value-type="string">
            <text:p>2020-07-17T19:34:00</text:p>
          </table:table-cell>
          <table:table-cell office:value-type="float" office:value="1" calcext:value-type="float">
            <text:p>1</text:p>
          </table:table-cell>
          <table:table-cell office:value-type="float" office:value="0" calcext:value-type="float">
            <text:p>0</text:p>
          </table:table-cell>
          <table:table-cell office:value-type="float" office:value="48" calcext:value-type="float">
            <text:p>48</text:p>
          </table:table-cell>
          <table:table-cell office:value-type="float" office:value="41" calcext:value-type="float">
            <text:p>41</text:p>
          </table:table-cell>
          <table:table-cell office:value-type="float" office:value="97.1" calcext:value-type="float">
            <text:p>97.1</text:p>
          </table:table-cell>
          <table:table-cell office:value-type="float" office:value="69" calcext:value-type="float">
            <text:p>69</text:p>
          </table:table-cell>
          <table:table-cell table:number-columns-repeated="2" office:value-type="float" office:value="5" calcext:value-type="float">
            <text:p>5</text:p>
          </table:table-cell>
          <table:table-cell office:value-type="string" calcext:value-type="string">
            <text:p>https://img1.leboncoin.fr/ad-large/8f314ee2000411fed152af2fa5f4a8771f37b842.jpg, https://img5.leboncoin.fr/ad-large/9db4f8ad872cba2d19e0b40b8ed96ff0af3771f3.jpg, https://img3.leboncoin.fr/ad-large/877469e8bb7aafcb093e78cd00a5b678e8fe71be.jpg, https://img1.leboncoin.fr/ad-large/8f314ee2000411fed152af2fa5f4a8771f37b842.jpg, https://img5.leboncoin.fr/ad-large/9db4f8ad872cba2d19e0b40b8ed96ff0af3771f3.jpg, https://img3.leboncoin.fr/ad-large/877469e8bb7aafcb093e78cd00a5b678e8fe71be.jpg, https://img1.leboncoin.fr/ad-large/8f314ee2000411fed152af2fa5f4a8771f37b842.jpg</text:p>
          </table:table-cell>
          <table:table-cell office:value-type="string" calcext:value-type="string">
            <text:p>price: &lt;i &gt;360&lt;/i&gt; €&lt;br /&gt;indoor area: &lt;i &gt;50&lt;/i&gt; m²&lt;br /&gt;outdoor area: &lt;i &gt;50&lt;/i&gt; m²&lt;br /&gt;rooms: &lt;i &gt;3&lt;/i&gt; &lt;br /&gt;floors: &lt;i &gt;&lt;/i&gt; &lt;br /&gt;energy grade: &lt;i &gt;a&lt;/i&gt; &lt;br /&gt;value: &lt;i &gt;5&lt;/i&gt; / 10&lt;br /&gt;leverage: &lt;i &gt;5&lt;/i&gt; / 10&lt;br /&gt;age: &lt;i &gt;5&lt;/i&gt; days&lt;br /&gt;url: &lt;a href="https://www.leboncoin.fr/locations/1783362285.htm/"&gt;leboncoin.fr&lt;/a&gt; &lt;br /&gt;</text:p>
          </table:table-cell>
          <table:table-cell office:value-type="string" calcext:value-type="string">
            <text:p>https://www.leboncoin.fr/profil/b4f4471f-5291-47c2-87f5-5216724d2832/offres</text:p>
          </table:table-cell>
        </table:table-row>
        <table:table-row table:style-name="ro1">
          <table:table-cell office:value-type="string" calcext:value-type="string">
            <text:p>https://www.leboncoin.fr/locations/1734823852.htm/</text:p>
          </table:table-cell>
          <table:table-cell office:value-type="string" calcext:value-type="string">
            <text:p>grande maison de village</text:p>
          </table:table-cell>
          <table:table-cell office:value-type="string" calcext:value-type="string">
            <text:p>Maison</text:p>
          </table:table-cell>
          <table:table-cell office:value-type="string" calcext:value-type="string">
            <text:p>se situe dans un village tranquille a 7 kms de baccarat.possibilite d'un jardin a un centaine de metres. isolation des fenetres et des murs (renovation de 2001).chauffage au fioul.</text:p>
          </table:table-cell>
          <table:table-cell office:value-type="string" calcext:value-type="string">
            <text:p>merviller</text:p>
          </table:table-cell>
          <table:table-cell office:value-type="float" office:value="54120" calcext:value-type="float">
            <text:p>54120</text:p>
          </table:table-cell>
          <table:table-cell office:value-type="float" office:value="48.4813289" calcext:value-type="float">
            <text:p>48.4813289</text:p>
          </table:table-cell>
          <table:table-cell office:value-type="float" office:value="6.7772958" calcext:value-type="float">
            <text:p>6.7772958</text:p>
          </table:table-cell>
          <table:table-cell table:number-columns-repeated="2" office:value-type="float" office:value="600" calcext:value-type="float">
            <text:p>600</text:p>
          </table:table-cell>
          <table:table-cell office:value-type="float" office:value="3" calcext:value-type="float">
            <text:p>3</text:p>
          </table:table-cell>
          <table:table-cell office:value-type="float" office:value="7" calcext:value-type="float">
            <text:p>7</text:p>
          </table:table-cell>
          <table:table-cell office:value-type="float" office:value="200" calcext:value-type="float">
            <text:p>200</text:p>
          </table:table-cell>
          <table:table-cell table:number-columns-repeated="4"/>
          <table:table-cell table:number-columns-repeated="2" office:value-type="string" calcext:value-type="string">
            <text:p>2020-07-18T09:49:00</text:p>
          </table:table-cell>
          <table:table-cell office:value-type="float" office:value="1" calcext:value-type="float">
            <text:p>1</text:p>
          </table:table-cell>
          <table:table-cell office:value-type="float" office:value="0" calcext:value-type="float">
            <text:p>0</text:p>
          </table:table-cell>
          <table:table-cell office:value-type="float" office:value="68.1" calcext:value-type="float">
            <text:p>68.1</text:p>
          </table:table-cell>
          <table:table-cell office:value-type="float" office:value="51" calcext:value-type="float">
            <text:p>51</text:p>
          </table:table-cell>
          <table:table-cell office:value-type="float" office:value="117.4" calcext:value-type="float">
            <text:p>117.4</text:p>
          </table:table-cell>
          <table:table-cell office:value-type="float" office:value="79" calcext:value-type="float">
            <text:p>79</text:p>
          </table:table-cell>
          <table:table-cell table:number-columns-repeated="2" office:value-type="float" office:value="5" calcext:value-type="float">
            <text:p>5</text:p>
          </table:table-cell>
          <table:table-cell/>
          <table:table-cell office:value-type="string" calcext:value-type="string">
            <text:p>price: &lt;i &gt;600&lt;/i&gt; €&lt;br /&gt;indoor area: &lt;i &gt;200&lt;/i&gt; m²&lt;br /&gt;outdoor area: &lt;i &gt;200&lt;/i&gt; m²&lt;br /&gt;rooms: &lt;i &gt;7&lt;/i&gt; &lt;br /&gt;floors: &lt;i &gt;&lt;/i&gt; &lt;br /&gt;energy grade: &lt;i &gt;&lt;/i&gt; &lt;br /&gt;value: &lt;i &gt;5&lt;/i&gt; / 10&lt;br /&gt;leverage: &lt;i &gt;5&lt;/i&gt; / 10&lt;br /&gt;age: &lt;i &gt;5&lt;/i&gt; days&lt;br /&gt;url: &lt;a href="https://www.leboncoin.fr/locations/1734823852.htm/"&gt;leboncoin.fr&lt;/a&gt; &lt;br /&gt;</text:p>
          </table:table-cell>
          <table:table-cell office:value-type="string" calcext:value-type="string">
            <text:p>https://www.leboncoin.fr/profil/8ee84393-32f5-4e65-9b3a-53591c732692/offres</text:p>
          </table:table-cell>
        </table:table-row>
        <table:table-row table:style-name="ro1">
          <table:table-cell office:value-type="string" calcext:value-type="string">
            <text:p>https://www.leboncoin.fr/locations/1817060670.htm/</text:p>
          </table:table-cell>
          <table:table-cell office:value-type="string" calcext:value-type="string">
            <text:p>appartement 3 pieces 70 m2</text:p>
          </table:table-cell>
          <table:table-cell office:value-type="string" calcext:value-type="string">
            <text:p>Appartement</text:p>
          </table:table-cell>
          <table:table-cell office:value-type="string" calcext:value-type="string">
            <text:p>appartement abbeville les conflans 3 piece(s) 70 m2 bel appartement au calme dans petite copropriete comprenant : un grand salon-sejour ouvert sur la cuisine, 1 sdb avec baignoir + douche + wc, 2 chambres et 1 grand jardin. disponible de suite. reference annonce : g00162010 honoraires a la charge du locataire : 350 € ttc dont 100 € pour l'etat des lieux depot de garantie : 650 € montant des charges : 50 € / mois</text:p>
          </table:table-cell>
          <table:table-cell office:value-type="string" calcext:value-type="string">
            <text:p>abbeville-les-conflans</text:p>
          </table:table-cell>
          <table:table-cell office:value-type="float" office:value="54800" calcext:value-type="float">
            <text:p>54800</text:p>
          </table:table-cell>
          <table:table-cell office:value-type="float" office:value="49.1968237" calcext:value-type="float">
            <text:p>49.1968237</text:p>
          </table:table-cell>
          <table:table-cell office:value-type="float" office:value="5.845958" calcext:value-type="float">
            <text:p>5.845958</text:p>
          </table:table-cell>
          <table:table-cell table:number-columns-repeated="2" office:value-type="float" office:value="700" calcext:value-type="float">
            <text:p>700</text:p>
          </table:table-cell>
          <table:table-cell office:value-type="float" office:value="10" calcext:value-type="float">
            <text:p>10</text:p>
          </table:table-cell>
          <table:table-cell office:value-type="float" office:value="3" calcext:value-type="float">
            <text:p>3</text:p>
          </table:table-cell>
          <table:table-cell office:value-type="float" office:value="70" calcext:value-type="float">
            <text:p>70</text:p>
          </table:table-cell>
          <table:table-cell table:number-columns-repeated="2"/>
          <table:table-cell office:value-type="string" calcext:value-type="string">
            <text:p>e</text:p>
          </table:table-cell>
          <table:table-cell office:value-type="string" calcext:value-type="string">
            <text:p>b</text:p>
          </table:table-cell>
          <table:table-cell table:number-columns-repeated="2" office:value-type="string" calcext:value-type="string">
            <text:p>2020-07-18T10:24:00</text:p>
          </table:table-cell>
          <table:table-cell office:value-type="float" office:value="1" calcext:value-type="float">
            <text:p>1</text:p>
          </table:table-cell>
          <table:table-cell office:value-type="float" office:value="0" calcext:value-type="float">
            <text:p>0</text:p>
          </table:table-cell>
          <table:table-cell office:value-type="float" office:value="75.2" calcext:value-type="float">
            <text:p>75.2</text:p>
          </table:table-cell>
          <table:table-cell office:value-type="float" office:value="61" calcext:value-type="float">
            <text:p>61</text:p>
          </table:table-cell>
          <table:table-cell office:value-type="float" office:value="31" calcext:value-type="float">
            <text:p>31</text:p>
          </table:table-cell>
          <table:table-cell office:value-type="float" office:value="37" calcext:value-type="float">
            <text:p>37</text:p>
          </table:table-cell>
          <table:table-cell table:number-columns-repeated="2" office:value-type="float" office:value="5" calcext:value-type="float">
            <text:p>5</text:p>
          </table:table-cell>
          <table:table-cell office:value-type="string" calcext:value-type="string">
            <text:p>https://img1.leboncoin.fr/ad-large/c179f4cf9b62aab0bad752dc09fc163a2b867868.jpg, https://img1.leboncoin.fr/ad-large/4bdb6dd3ae61deda23c87b67c986e826a13f4612.jpg, https://img2.leboncoin.fr/ad-large/9232165e0c266622835c0b35e27816f7a85300a9.jpg, https://img4.leboncoin.fr/ad-large/f009157277fe9ee4525c1b8f0c6dd0a99223315c.jpg, https://img6.leboncoin.fr/ad-large/e26c46209c35f097f7b543ecd0af9cdc326b613c.jpg, https://img4.leboncoin.fr/ad-large/7972d2c690b71df2447fc3aea1d679bcb8748d5c.jpg, https://img6.leboncoin.fr/ad-large/fb13ef0cbb2a0bfc34d871a17ae8bd6ae11e48f9.jpg, https://img1.leboncoin.fr/ad-large/c179f4cf9b62aab0bad752dc09fc163a2b867868.jpg, https://img1.leboncoin.fr/ad-large/4bdb6dd3ae61deda23c87b67c986e826a13f4612.jpg, https://img2.leboncoin.fr/ad-large/9232165e0c266622835c0b35e27816f7a85300a9.jpg, https://img4.leboncoin.fr/ad-large/f009157277fe9ee4525c1b8f0c6dd0a99223315c.jpg, https://img6.leboncoin.fr/ad-large/e26c46209c35f097f7b543ecd0af9cdc326b613c.jpg, https://img4.leboncoin.fr/ad-large/7972d2c690b71df2447fc3aea1d679bcb8748d5c.jpg, https://img6.leboncoin.fr/ad-large/fb13ef0cbb2a0bfc34d871a17ae8bd6ae11e48f9.jpg, https://img1.leboncoin.fr/ad-large/c179f4cf9b62aab0bad752dc09fc163a2b867868.jpg</text:p>
          </table:table-cell>
          <table:table-cell office:value-type="string" calcext:value-type="string">
            <text:p>price: &lt;i &gt;700&lt;/i&gt; €&lt;br /&gt;indoor area: &lt;i &gt;70&lt;/i&gt; m²&lt;br /&gt;outdoor area: &lt;i &gt;70&lt;/i&gt; m²&lt;br /&gt;rooms: &lt;i &gt;3&lt;/i&gt; &lt;br /&gt;floors: &lt;i &gt;&lt;/i&gt; &lt;br /&gt;energy grade: &lt;i &gt;e&lt;/i&gt; &lt;br /&gt;value: &lt;i &gt;5&lt;/i&gt; / 10&lt;br /&gt;leverage: &lt;i &gt;5&lt;/i&gt; / 10&lt;br /&gt;age: &lt;i &gt;5&lt;/i&gt; days&lt;br /&gt;url: &lt;a href="https://www.leboncoin.fr/locations/1817060670.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6700267.htm/</text:p>
          </table:table-cell>
          <table:table-cell office:value-type="string" calcext:value-type="string">
            <text:p>appartement 3 pieces 65 m2</text:p>
          </table:table-cell>
          <table:table-cell office:value-type="string" calcext:value-type="string">
            <text:p>Appartement</text:p>
          </table:table-cell>
          <table:table-cell office:value-type="string" calcext:value-type="string">
            <text:p>sympathique f3 a louer a l'entree de luneville, a proximite du chateau, un sympathique f3 tres lumineux situe au premier etage de l'immeuble composee d'une chambre, d'un salon/ salle a manger ouvert sur une cuisine amenagee, un placard, une salle d'eau avec douche et d'un toilette. une portion de jardin. une place de parking reference annonce : nv171707 honoraires a la charge du locataire : 480 € ttc dont 240 € pour l'etat des lieux montant des charges : 30 € / mois modalite de recuperation des charges locatives : provision avec regularisation annuelle</text:p>
          </table:table-cell>
          <table:table-cell office:value-type="string" calcext:value-type="string">
            <text:p>luneville</text:p>
          </table:table-cell>
          <table:table-cell office:value-type="float" office:value="54300" calcext:value-type="float">
            <text:p>54300</text:p>
          </table:table-cell>
          <table:table-cell office:value-type="float" office:value="48.5916164" calcext:value-type="float">
            <text:p>48.5916164</text:p>
          </table:table-cell>
          <table:table-cell office:value-type="float" office:value="6.4919563" calcext:value-type="float">
            <text:p>6.4919563</text:p>
          </table:table-cell>
          <table:table-cell table:number-columns-repeated="2" office:value-type="float" office:value="480" calcext:value-type="float">
            <text:p>480</text:p>
          </table:table-cell>
          <table:table-cell office:value-type="float" office:value="7.38461538461539" calcext:value-type="float">
            <text:p>7.38461538461539</text:p>
          </table:table-cell>
          <table:table-cell office:value-type="float" office:value="3" calcext:value-type="float">
            <text:p>3</text:p>
          </table:table-cell>
          <table:table-cell office:value-type="float" office:value="65" calcext:value-type="float">
            <text:p>65</text:p>
          </table:table-cell>
          <table:table-cell table:number-columns-repeated="4"/>
          <table:table-cell table:number-columns-repeated="2" office:value-type="string" calcext:value-type="string">
            <text:p>2020-07-18T11:14:00</text:p>
          </table:table-cell>
          <table:table-cell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office:value-type="float" office:value="37" calcext:value-type="float">
            <text:p>37</text:p>
          </table:table-cell>
          <table:table-cell office:value-type="float" office:value="91.3" calcext:value-type="float">
            <text:p>91.3</text:p>
          </table:table-cell>
          <table:table-cell office:value-type="float" office:value="65" calcext:value-type="float">
            <text:p>65</text:p>
          </table:table-cell>
          <table:table-cell table:number-columns-repeated="2" office:value-type="float" office:value="5" calcext:value-type="float">
            <text:p>5</text:p>
          </table:table-cell>
          <table:table-cell office:value-type="string" calcext:value-type="string">
            <text:p>https://img0.leboncoin.fr/ad-large/8e3e16e4bb7b937dea9e78e8de5cefcf22a143ec.jpg, https://img5.leboncoin.fr/ad-large/9dc07f069b52bbb8cd7daf8ec75ae16bde172a04.jpg, https://img6.leboncoin.fr/ad-large/5b047da7d100ba72c0489002972296a6cc35d448.jpg, https://img0.leboncoin.fr/ad-large/47fdfe02432ed779bb28a22d3305bacb69125fc0.jpg, https://img5.leboncoin.fr/ad-large/29ee561134f9dc67a0cda8db1a2d899a5efc33d0.jpg, https://img0.leboncoin.fr/ad-large/8e3e16e4bb7b937dea9e78e8de5cefcf22a143ec.jpg, https://img5.leboncoin.fr/ad-large/9dc07f069b52bbb8cd7daf8ec75ae16bde172a04.jpg, https://img6.leboncoin.fr/ad-large/5b047da7d100ba72c0489002972296a6cc35d448.jpg, https://img0.leboncoin.fr/ad-large/47fdfe02432ed779bb28a22d3305bacb69125fc0.jpg, https://img5.leboncoin.fr/ad-large/29ee561134f9dc67a0cda8db1a2d899a5efc33d0.jpg, https://img0.leboncoin.fr/ad-large/8e3e16e4bb7b937dea9e78e8de5cefcf22a143ec.jpg</text:p>
          </table:table-cell>
          <table:table-cell office:value-type="string" calcext:value-type="string">
            <text:p>price: &lt;i &gt;480&lt;/i&gt; €&lt;br /&gt;indoor area: &lt;i &gt;65&lt;/i&gt; m²&lt;br /&gt;outdoor area: &lt;i &gt;65&lt;/i&gt; m²&lt;br /&gt;rooms: &lt;i &gt;3&lt;/i&gt; &lt;br /&gt;floors: &lt;i &gt;&lt;/i&gt; &lt;br /&gt;energy grade: &lt;i &gt;&lt;/i&gt; &lt;br /&gt;value: &lt;i &gt;5&lt;/i&gt; / 10&lt;br /&gt;leverage: &lt;i &gt;5&lt;/i&gt; / 10&lt;br /&gt;age: &lt;i &gt;5&lt;/i&gt; days&lt;br /&gt;url: &lt;a href="https://www.leboncoin.fr/locations/1816700267.htm/"&gt;leboncoin.fr&lt;/a&gt; &lt;br /&gt;</text:p>
          </table:table-cell>
          <table:table-cell office:value-type="string" calcext:value-type="string">
            <text:p>https://www.leboncoin.fr/</text:p>
          </table:table-cell>
        </table:table-row>
        <table:table-row table:style-name="ro1">
          <table:table-cell office:value-type="string" calcext:value-type="string">
            <text:p>https://www.leboncoin.fr/locations/1816724811.htm/</text:p>
          </table:table-cell>
          <table:table-cell office:value-type="string" calcext:value-type="string">
            <text:p>appartement f3 artem avec jardin libre 1er septembre</text:p>
          </table:table-cell>
          <table:table-cell office:value-type="string" calcext:value-type="string">
            <text:p>Appartement</text:p>
          </table:table-cell>
          <table:table-cell office:value-type="string" calcext:value-type="string">
            <text:p>visite ce lundi 20 juillet a partir de 18h (merci de prendre contact pour fixer un horaire de visite) location ou colocation possible a 500 metres de l'ecole artem, loue appartement f3 dans quartier residentiel avec commerce et toutes commodites en rdc sureleve avec jardin privatif, petite copropriete calme, compose de deux chambres, un sejour avec cuisine integree, une salle de bain avec fenetre, un grand dressing. chauffage electrique, interphone. logement agree a l'aide au logement. convient tres bien a deux colocataires loyer 590€ + charges 30 €: eau, ordures menageres, electricite des communs,+ jardin libre le 1er septembre donc juste pour la rentree scolaire nous organisons une visite ce lundi 20 juillet a partir de 18h. je vous remercie de bien vouloir prendre contact avec moi ou la locataire afin de planifier votre visite. contact pour une visite : proprietaire : 06/13/56/31/46 locataire actuel : 0681303490</text:p>
          </table:table-cell>
          <table:table-cell office:value-type="string" calcext:value-type="string">
            <text:p>vandoeuvre-les-nancy</text:p>
          </table:table-cell>
          <table:table-cell office:value-type="float" office:value="54500" calcext:value-type="float">
            <text:p>54500</text:p>
          </table:table-cell>
          <table:table-cell office:value-type="float" office:value="48.6599676" calcext:value-type="float">
            <text:p>48.6599676</text:p>
          </table:table-cell>
          <table:table-cell office:value-type="float" office:value="6.1724618" calcext:value-type="float">
            <text:p>6.1724618</text:p>
          </table:table-cell>
          <table:table-cell table:number-columns-repeated="2" office:value-type="float" office:value="620" calcext:value-type="float">
            <text:p>620</text:p>
          </table:table-cell>
          <table:table-cell office:value-type="float" office:value="10.6896551724138" calcext:value-type="float">
            <text:p>10.6896551724138</text:p>
          </table:table-cell>
          <table:table-cell office:value-type="float" office:value="3" calcext:value-type="float">
            <text:p>3</text:p>
          </table:table-cell>
          <table:table-cell office:value-type="float" office:value="58" calcext:value-type="float">
            <text:p>58</text:p>
          </table:table-cell>
          <table:table-cell table:number-columns-repeated="2"/>
          <table:table-cell table:number-columns-repeated="2" office:value-type="string" calcext:value-type="string">
            <text:p>d</text:p>
          </table:table-cell>
          <table:table-cell table:number-columns-repeated="2" office:value-type="string" calcext:value-type="string">
            <text:p>2020-07-18T12:18:00</text:p>
          </table:table-cell>
          <table:table-cell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office:value-type="float" office:value="17" calcext:value-type="float">
            <text:p>17</text:p>
          </table:table-cell>
          <table:table-cell office:value-type="float" office:value="58.9" calcext:value-type="float">
            <text:p>58.9</text:p>
          </table:table-cell>
          <table:table-cell office:value-type="float" office:value="47" calcext:value-type="float">
            <text:p>47</text:p>
          </table:table-cell>
          <table:table-cell table:number-columns-repeated="2" office:value-type="float" office:value="5" calcext:value-type="float">
            <text:p>5</text:p>
          </table:table-cell>
          <table:table-cell office:value-type="string" calcext:value-type="string">
            <text:p>https://img6.leboncoin.fr/ad-large/46f390737a7c1506c22335471cbfff33df0f4288.jpg, https://img5.leboncoin.fr/ad-large/c86e39cb763362d289814c2e317640c090775552.jpg, https://img1.leboncoin.fr/ad-large/46dfa5ad69510f31daab876067b98e13881a6152.jpg, https://img6.leboncoin.fr/ad-large/46f390737a7c1506c22335471cbfff33df0f4288.jpg, https://img5.leboncoin.fr/ad-large/c86e39cb763362d289814c2e317640c090775552.jpg, https://img1.leboncoin.fr/ad-large/46dfa5ad69510f31daab876067b98e13881a6152.jpg, https://img6.leboncoin.fr/ad-large/46f390737a7c1506c22335471cbfff33df0f4288.jpg</text:p>
          </table:table-cell>
          <table:table-cell office:value-type="string" calcext:value-type="string">
            <text:p>price: &lt;i &gt;620&lt;/i&gt; €&lt;br /&gt;indoor area: &lt;i &gt;58&lt;/i&gt; m²&lt;br /&gt;outdoor area: &lt;i &gt;58&lt;/i&gt; m²&lt;br /&gt;rooms: &lt;i &gt;3&lt;/i&gt; &lt;br /&gt;floors: &lt;i &gt;&lt;/i&gt; &lt;br /&gt;energy grade: &lt;i &gt;d&lt;/i&gt; &lt;br /&gt;value: &lt;i &gt;5&lt;/i&gt; / 10&lt;br /&gt;leverage: &lt;i &gt;5&lt;/i&gt; / 10&lt;br /&gt;age: &lt;i &gt;5&lt;/i&gt; days&lt;br /&gt;url: &lt;a href="https://www.leboncoin.fr/locations/1816724811.htm/"&gt;leboncoin.fr&lt;/a&gt; &lt;br /&gt;</text:p>
          </table:table-cell>
          <table:table-cell office:value-type="string" calcext:value-type="string">
            <text:p>https://www.leboncoin.fr/profil/3e40c033-6828-422c-81e7-4b23659b043c/offr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20-07-19T19:44:02.268066666</dc:date>
    <meta:editing-duration>PT1H32M51S</meta:editing-duration>
    <meta:editing-cycles>11</meta:editing-cycles>
    <meta:document-statistic meta:table-count="1" meta:cell-count="2720" meta:object-count="0"/>
  </office:meta>
</office:document-meta>
</file>